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6.92mm"/>
    </style:style>
    <style:style style:name="co3" style:family="table-column">
      <style:table-column-properties fo:break-before="auto" style:column-width="13.86mm"/>
    </style:style>
    <style:style style:name="co5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430.87mm" svg:height="197.68mm" svg:x="76.94mm" svg:y="1mm">
            <draw:object draw:notify-on-update-of-ranges="Sheet1.A1:Sheet1.A494 Sheet1.B1:Sheet1.B494 Sheet1.C1:Sheet1.C494 Sheet1.D1:Sheet1.D49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ce2"/>
        <table:table-column table:style-name="co5" table:number-columns-repeated="2" table:default-cell-style-name="ce2"/>
        <table:table-row table:style-name="ro3">
          <table:table-cell table:style-name="ce1" office:value-type="string" calcext:value-type="string">
            <text:p>05:27:33</text:p>
          </table:table-cell>
          <table:table-cell office:value-type="float" office:value="0.0281" calcext:value-type="float">
            <text:p>0.0281</text:p>
          </table:table-cell>
          <table:table-cell office:value-type="float" office:value="0" calcext:value-type="float">
            <text:p>0.0000</text:p>
          </table:table-cell>
          <table:table-cell office:value-type="float" office:value="0.0085" calcext:value-type="float">
            <text:p>0.0085</text:p>
          </table:table-cell>
        </table:table-row>
        <table:table-row table:style-name="ro3">
          <table:table-cell table:style-name="ce1" office:value-type="string" calcext:value-type="string">
            <text:p>05:32:38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281" calcext:value-type="float">
            <text:p>0.0281</text:p>
          </table:table-cell>
        </table:table-row>
        <table:table-row table:style-name="ro3">
          <table:table-cell table:style-name="ce1" office:value-type="string" calcext:value-type="string">
            <text:p>05:34:19</text:p>
          </table:table-cell>
          <table:table-cell office:value-type="float" office:value="0" calcext:value-type="float">
            <text:p>0.0000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0366" calcext:value-type="float">
            <text:p>0.0366</text:p>
          </table:table-cell>
        </table:table-row>
        <table:table-row table:style-name="ro3">
          <table:table-cell table:style-name="ce1" office:value-type="string" calcext:value-type="string">
            <text:p>05:36:01</text:p>
          </table:table-cell>
          <table:table-cell office:value-type="float" office:value="0" calcext:value-type="float">
            <text:p>0.0000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0513" calcext:value-type="float">
            <text:p>0.0513</text:p>
          </table:table-cell>
        </table:table-row>
        <table:table-row table:style-name="ro3">
          <table:table-cell table:style-name="ce1" office:value-type="string" calcext:value-type="string">
            <text:p>05:37:43</text:p>
          </table:table-cell>
          <table:table-cell office:value-type="float" office:value="0" calcext:value-type="float">
            <text:p>0.0000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696" calcext:value-type="float">
            <text:p>0.0696</text:p>
          </table:table-cell>
        </table:table-row>
        <table:table-row table:style-name="ro3">
          <table:table-cell table:style-name="ce1" office:value-type="string" calcext:value-type="string">
            <text:p>05:39:25</text:p>
          </table:table-cell>
          <table:table-cell office:value-type="float" office:value="0" calcext:value-type="float">
            <text:p>0.0000</text:p>
          </table:table-cell>
          <table:table-cell office:value-type="float" office:value="0.0684" calcext:value-type="float">
            <text:p>0.0684</text:p>
          </table:table-cell>
          <table:table-cell office:value-type="float" office:value="0.094" calcext:value-type="float">
            <text:p>0.0940</text:p>
          </table:table-cell>
        </table:table-row>
        <table:table-row table:style-name="ro3">
          <table:table-cell table:style-name="ce1" office:value-type="string" calcext:value-type="string">
            <text:p>05:41:0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1038" calcext:value-type="float">
            <text:p>0.1038</text:p>
          </table:table-cell>
          <table:table-cell office:value-type="float" office:value="0.1282" calcext:value-type="float">
            <text:p>0.1282</text:p>
          </table:table-cell>
        </table:table-row>
        <table:table-row table:style-name="ro3">
          <table:table-cell table:style-name="ce1" office:value-type="string" calcext:value-type="string">
            <text:p>05:42:48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1477" calcext:value-type="float">
            <text:p>0.1477</text:p>
          </table:table-cell>
          <table:table-cell office:value-type="float" office:value="0.1648" calcext:value-type="float">
            <text:p>0.1648</text:p>
          </table:table-cell>
        </table:table-row>
        <table:table-row table:style-name="ro3">
          <table:table-cell table:style-name="ce1" office:value-type="string" calcext:value-type="string">
            <text:p>05:44:30</text:p>
          </table:table-cell>
          <table:table-cell office:value-type="float" office:value="0.1062" calcext:value-type="float">
            <text:p>0.1062</text:p>
          </table:table-cell>
          <table:table-cell office:value-type="float" office:value="0.199" calcext:value-type="float">
            <text:p>0.1990</text:p>
          </table:table-cell>
          <table:table-cell office:value-type="float" office:value="0.2112" calcext:value-type="float">
            <text:p>0.2112</text:p>
          </table:table-cell>
        </table:table-row>
        <table:table-row table:style-name="ro3">
          <table:table-cell table:style-name="ce1" office:value-type="string" calcext:value-type="string">
            <text:p>05:46:12</text:p>
          </table:table-cell>
          <table:table-cell office:value-type="float" office:value="0.0574" calcext:value-type="float">
            <text:p>0.0574</text:p>
          </table:table-cell>
          <table:table-cell office:value-type="float" office:value="0.2943" calcext:value-type="float">
            <text:p>0.2943</text:p>
          </table:table-cell>
          <table:table-cell office:value-type="float" office:value="0.2747" calcext:value-type="float">
            <text:p>0.2747</text:p>
          </table:table-cell>
        </table:table-row>
        <table:table-row table:style-name="ro3">
          <table:table-cell table:style-name="ce1" office:value-type="string" calcext:value-type="string">
            <text:p>05:47:54</text:p>
          </table:table-cell>
          <table:table-cell office:value-type="float" office:value="0.0916" calcext:value-type="float">
            <text:p>0.0916</text:p>
          </table:table-cell>
          <table:table-cell office:value-type="float" office:value="0.3993" calcext:value-type="float">
            <text:p>0.3993</text:p>
          </table:table-cell>
          <table:table-cell office:value-type="float" office:value="0.3553" calcext:value-type="float">
            <text:p>0.3553</text:p>
          </table:table-cell>
        </table:table-row>
        <table:table-row table:style-name="ro3">
          <table:table-cell table:style-name="ce1" office:value-type="string" calcext:value-type="string">
            <text:p>05:49:35</text:p>
          </table:table-cell>
          <table:table-cell office:value-type="float" office:value="0.1355" calcext:value-type="float">
            <text:p>0.1355</text:p>
          </table:table-cell>
          <table:table-cell office:value-type="float" office:value="0.525" calcext:value-type="float">
            <text:p>0.5250</text:p>
          </table:table-cell>
          <table:table-cell office:value-type="float" office:value="0.453" calcext:value-type="float">
            <text:p>0.4530</text:p>
          </table:table-cell>
        </table:table-row>
        <table:table-row table:style-name="ro3">
          <table:table-cell table:style-name="ce1" office:value-type="string" calcext:value-type="string">
            <text:p>05:51:17</text:p>
          </table:table-cell>
          <table:table-cell office:value-type="float" office:value="0.1929" calcext:value-type="float">
            <text:p>0.1929</text:p>
          </table:table-cell>
          <table:table-cell office:value-type="float" office:value="0.674" calcext:value-type="float">
            <text:p>0.6740</text:p>
          </table:table-cell>
          <table:table-cell office:value-type="float" office:value="0.5702" calcext:value-type="float">
            <text:p>0.5702</text:p>
          </table:table-cell>
        </table:table-row>
        <table:table-row table:style-name="ro3">
          <table:table-cell table:style-name="ce1" office:value-type="string" calcext:value-type="string">
            <text:p>05:52:59</text:p>
          </table:table-cell>
          <table:table-cell office:value-type="float" office:value="0.2674" calcext:value-type="float">
            <text:p>0.2674</text:p>
          </table:table-cell>
          <table:table-cell office:value-type="float" office:value="0.8327" calcext:value-type="float">
            <text:p>0.8327</text:p>
          </table:table-cell>
          <table:table-cell office:value-type="float" office:value="0.6984" calcext:value-type="float">
            <text:p>0.6984</text:p>
          </table:table-cell>
        </table:table-row>
        <table:table-row table:style-name="ro3">
          <table:table-cell table:style-name="ce1" office:value-type="string" calcext:value-type="string">
            <text:p>05:54:40</text:p>
          </table:table-cell>
          <table:table-cell office:value-type="float" office:value="0.3529" calcext:value-type="float">
            <text:p>0.3529</text:p>
          </table:table-cell>
          <table:table-cell office:value-type="float" office:value="0.989" calcext:value-type="float">
            <text:p>0.9890</text:p>
          </table:table-cell>
          <table:table-cell office:value-type="float" office:value="0.8303" calcext:value-type="float">
            <text:p>0.8303</text:p>
          </table:table-cell>
        </table:table-row>
        <table:table-row table:style-name="ro3">
          <table:table-cell table:style-name="ce1" office:value-type="string" calcext:value-type="string">
            <text:p>05:56:22</text:p>
          </table:table-cell>
          <table:table-cell office:value-type="float" office:value="0.442" calcext:value-type="float">
            <text:p>0.4420</text:p>
          </table:table-cell>
          <table:table-cell office:value-type="float" office:value="1.127" calcext:value-type="float">
            <text:p>1.1270</text:p>
          </table:table-cell>
          <table:table-cell office:value-type="float" office:value="0.9487" calcext:value-type="float">
            <text:p>0.9487</text:p>
          </table:table-cell>
        </table:table-row>
        <table:table-row table:style-name="ro3">
          <table:table-cell table:style-name="ce1" office:value-type="string" calcext:value-type="string">
            <text:p>05:58:04</text:p>
          </table:table-cell>
          <table:table-cell office:value-type="float" office:value="0.5421" calcext:value-type="float">
            <text:p>0.5421</text:p>
          </table:table-cell>
          <table:table-cell office:value-type="float" office:value="1.2552" calcext:value-type="float">
            <text:p>1.2552</text:p>
          </table:table-cell>
          <table:table-cell office:value-type="float" office:value="1.0574" calcext:value-type="float">
            <text:p>1.0574</text:p>
          </table:table-cell>
        </table:table-row>
        <table:table-row table:style-name="ro3">
          <table:table-cell table:style-name="ce1" office:value-type="string" calcext:value-type="string">
            <text:p>05:59:46</text:p>
          </table:table-cell>
          <table:table-cell office:value-type="float" office:value="0.6557" calcext:value-type="float">
            <text:p>0.6557</text:p>
          </table:table-cell>
          <table:table-cell office:value-type="float" office:value="1.3907" calcext:value-type="float">
            <text:p>1.3907</text:p>
          </table:table-cell>
          <table:table-cell office:value-type="float" office:value="1.1734" calcext:value-type="float">
            <text:p>1.1734</text:p>
          </table:table-cell>
        </table:table-row>
        <table:table-row table:style-name="ro3">
          <table:table-cell table:style-name="ce1" office:value-type="string" calcext:value-type="string">
            <text:p>06:01:27</text:p>
          </table:table-cell>
          <table:table-cell office:value-type="float" office:value="0.7729" calcext:value-type="float">
            <text:p>0.7729</text:p>
          </table:table-cell>
          <table:table-cell office:value-type="float" office:value="1.5067" calcext:value-type="float">
            <text:p>1.5067</text:p>
          </table:table-cell>
          <table:table-cell office:value-type="float" office:value="1.2759" calcext:value-type="float">
            <text:p>1.2759</text:p>
          </table:table-cell>
        </table:table-row>
        <table:table-row table:style-name="ro3">
          <table:table-cell table:style-name="ce1" office:value-type="string" calcext:value-type="string">
            <text:p>06:03:09</text:p>
          </table:table-cell>
          <table:table-cell office:value-type="float" office:value="0.884" calcext:value-type="float">
            <text:p>0.8840</text:p>
          </table:table-cell>
          <table:table-cell office:value-type="float" office:value="1.5995" calcext:value-type="float">
            <text:p>1.5995</text:p>
          </table:table-cell>
          <table:table-cell office:value-type="float" office:value="1.3578" calcext:value-type="float">
            <text:p>1.3578</text:p>
          </table:table-cell>
        </table:table-row>
        <table:table-row table:style-name="ro3">
          <table:table-cell table:style-name="ce1" office:value-type="string" calcext:value-type="string">
            <text:p>06:04:51</text:p>
          </table:table-cell>
          <table:table-cell office:value-type="float" office:value="0.9829" calcext:value-type="float">
            <text:p>0.9829</text:p>
          </table:table-cell>
          <table:table-cell office:value-type="float" office:value="1.663" calcext:value-type="float">
            <text:p>1.6630</text:p>
          </table:table-cell>
          <table:table-cell office:value-type="float" office:value="1.42" calcext:value-type="float">
            <text:p>1.4200</text:p>
          </table:table-cell>
        </table:table-row>
        <table:table-row table:style-name="ro3">
          <table:table-cell table:style-name="ce1" office:value-type="string" calcext:value-type="string">
            <text:p>06:06:33</text:p>
          </table:table-cell>
          <table:table-cell office:value-type="float" office:value="1.0708" calcext:value-type="float">
            <text:p>1.0708</text:p>
          </table:table-cell>
          <table:table-cell office:value-type="float" office:value="1.7228" calcext:value-type="float">
            <text:p>1.7228</text:p>
          </table:table-cell>
          <table:table-cell office:value-type="float" office:value="1.4652" calcext:value-type="float">
            <text:p>1.4652</text:p>
          </table:table-cell>
        </table:table-row>
        <table:table-row table:style-name="ro3">
          <table:table-cell table:style-name="ce1" office:value-type="string" calcext:value-type="string">
            <text:p>06:08:15</text:p>
          </table:table-cell>
          <table:table-cell office:value-type="float" office:value="1.1538" calcext:value-type="float">
            <text:p>1.1538</text:p>
          </table:table-cell>
          <table:table-cell office:value-type="float" office:value="1.7863" calcext:value-type="float">
            <text:p>1.7863</text:p>
          </table:table-cell>
          <table:table-cell office:value-type="float" office:value="1.5092" calcext:value-type="float">
            <text:p>1.5092</text:p>
          </table:table-cell>
        </table:table-row>
        <table:table-row table:style-name="ro3">
          <table:table-cell table:style-name="ce1" office:value-type="string" calcext:value-type="string">
            <text:p>06:09:56</text:p>
          </table:table-cell>
          <table:table-cell office:value-type="float" office:value="1.2357" calcext:value-type="float">
            <text:p>1.2357</text:p>
          </table:table-cell>
          <table:table-cell office:value-type="float" office:value="1.8486" calcext:value-type="float">
            <text:p>1.8486</text:p>
          </table:table-cell>
          <table:table-cell office:value-type="float" office:value="1.5665" calcext:value-type="float">
            <text:p>1.5665</text:p>
          </table:table-cell>
        </table:table-row>
        <table:table-row table:style-name="ro3">
          <table:table-cell table:style-name="ce1" office:value-type="string" calcext:value-type="string">
            <text:p>06:11:38</text:p>
          </table:table-cell>
          <table:table-cell office:value-type="float" office:value="1.3223" calcext:value-type="float">
            <text:p>1.3223</text:p>
          </table:table-cell>
          <table:table-cell office:value-type="float" office:value="1.8999" calcext:value-type="float">
            <text:p>1.8999</text:p>
          </table:table-cell>
          <table:table-cell office:value-type="float" office:value="1.6044" calcext:value-type="float">
            <text:p>1.6044</text:p>
          </table:table-cell>
        </table:table-row>
        <table:table-row table:style-name="ro3">
          <table:table-cell table:style-name="ce1" office:value-type="string" calcext:value-type="string">
            <text:p>06:13:20</text:p>
          </table:table-cell>
          <table:table-cell office:value-type="float" office:value="1.409" calcext:value-type="float">
            <text:p>1.4090</text:p>
          </table:table-cell>
          <table:table-cell office:value-type="float" office:value="1.9548" calcext:value-type="float">
            <text:p>1.9548</text:p>
          </table:table-cell>
          <table:table-cell office:value-type="float" office:value="1.6386" calcext:value-type="float">
            <text:p>1.6386</text:p>
          </table:table-cell>
        </table:table-row>
        <table:table-row table:style-name="ro3">
          <table:table-cell table:style-name="ce1" office:value-type="string" calcext:value-type="string">
            <text:p>06:15:02</text:p>
          </table:table-cell>
          <table:table-cell office:value-type="float" office:value="1.4811" calcext:value-type="float">
            <text:p>1.4811</text:p>
          </table:table-cell>
          <table:table-cell office:value-type="float" office:value="1.9878" calcext:value-type="float">
            <text:p>1.9878</text:p>
          </table:table-cell>
          <table:table-cell office:value-type="float" office:value="1.674" calcext:value-type="float">
            <text:p>1.6740</text:p>
          </table:table-cell>
        </table:table-row>
        <table:table-row table:style-name="ro3">
          <table:table-cell table:style-name="ce1" office:value-type="string" calcext:value-type="string">
            <text:p>06:16:44</text:p>
          </table:table-cell>
          <table:table-cell office:value-type="float" office:value="1.5556" calcext:value-type="float">
            <text:p>1.5556</text:p>
          </table:table-cell>
          <table:table-cell office:value-type="float" office:value="2.0244" calcext:value-type="float">
            <text:p>2.0244</text:p>
          </table:table-cell>
          <table:table-cell office:value-type="float" office:value="1.7082" calcext:value-type="float">
            <text:p>1.7082</text:p>
          </table:table-cell>
        </table:table-row>
        <table:table-row table:style-name="ro3">
          <table:table-cell table:style-name="ce1" office:value-type="string" calcext:value-type="string">
            <text:p>06:18:25</text:p>
          </table:table-cell>
          <table:table-cell office:value-type="float" office:value="1.6337" calcext:value-type="float">
            <text:p>1.6337</text:p>
          </table:table-cell>
          <table:table-cell office:value-type="float" office:value="2.0598" calcext:value-type="float">
            <text:p>2.0598</text:p>
          </table:table-cell>
          <table:table-cell office:value-type="float" office:value="1.7802" calcext:value-type="float">
            <text:p>1.7802</text:p>
          </table:table-cell>
        </table:table-row>
        <table:table-row table:style-name="ro3">
          <table:table-cell table:style-name="ce1" office:value-type="string" calcext:value-type="string">
            <text:p>06:20:09</text:p>
          </table:table-cell>
          <table:table-cell office:value-type="float" office:value="1.6935" calcext:value-type="float">
            <text:p>1.6935</text:p>
          </table:table-cell>
          <table:table-cell office:value-type="float" office:value="2.0965" calcext:value-type="float">
            <text:p>2.0965</text:p>
          </table:table-cell>
          <table:table-cell office:value-type="float" office:value="1.8364" calcext:value-type="float">
            <text:p>1.8364</text:p>
          </table:table-cell>
        </table:table-row>
        <table:table-row table:style-name="ro3">
          <table:table-cell table:style-name="ce1" office:value-type="string" calcext:value-type="string">
            <text:p>06:21:50</text:p>
          </table:table-cell>
          <table:table-cell office:value-type="float" office:value="1.735" calcext:value-type="float">
            <text:p>1.7350</text:p>
          </table:table-cell>
          <table:table-cell office:value-type="float" office:value="2.105" calcext:value-type="float">
            <text:p>2.1050</text:p>
          </table:table-cell>
          <table:table-cell office:value-type="float" office:value="1.8779" calcext:value-type="float">
            <text:p>1.8779</text:p>
          </table:table-cell>
        </table:table-row>
        <table:table-row table:style-name="ro3">
          <table:table-cell table:style-name="ce1" office:value-type="string" calcext:value-type="string">
            <text:p>06:23:32</text:p>
          </table:table-cell>
          <table:table-cell office:value-type="float" office:value="1.7875" calcext:value-type="float">
            <text:p>1.7875</text:p>
          </table:table-cell>
          <table:table-cell office:value-type="float" office:value="2.0049" calcext:value-type="float">
            <text:p>2.0049</text:p>
          </table:table-cell>
          <table:table-cell office:value-type="float" office:value="1.9206" calcext:value-type="float">
            <text:p>1.9206</text:p>
          </table:table-cell>
        </table:table-row>
        <table:table-row table:style-name="ro3">
          <table:table-cell table:style-name="ce1" office:value-type="string" calcext:value-type="string">
            <text:p>06:25:14</text:p>
          </table:table-cell>
          <table:table-cell office:value-type="float" office:value="1.8767" calcext:value-type="float">
            <text:p>1.8767</text:p>
          </table:table-cell>
          <table:table-cell office:value-type="float" office:value="2.0317" calcext:value-type="float">
            <text:p>2.0317</text:p>
          </table:table-cell>
          <table:table-cell office:value-type="float" office:value="1.9841" calcext:value-type="float">
            <text:p>1.9841</text:p>
          </table:table-cell>
        </table:table-row>
        <table:table-row table:style-name="ro3">
          <table:table-cell table:style-name="ce1" office:value-type="string" calcext:value-type="string">
            <text:p>06:26:56</text:p>
          </table:table-cell>
          <table:table-cell office:value-type="float" office:value="1.978" calcext:value-type="float">
            <text:p>1.9780</text:p>
          </table:table-cell>
          <table:table-cell office:value-type="float" office:value="2.1184" calcext:value-type="float">
            <text:p>2.1184</text:p>
          </table:table-cell>
          <table:table-cell office:value-type="float" office:value="2.0659" calcext:value-type="float">
            <text:p>2.0659</text:p>
          </table:table-cell>
        </table:table-row>
        <table:table-row table:style-name="ro3">
          <table:table-cell table:style-name="ce1" office:value-type="string" calcext:value-type="string">
            <text:p>06:28:38</text:p>
          </table:table-cell>
          <table:table-cell office:value-type="float" office:value="2.0769" calcext:value-type="float">
            <text:p>2.0769</text:p>
          </table:table-cell>
          <table:table-cell office:value-type="float" office:value="2.221" calcext:value-type="float">
            <text:p>2.2210</text:p>
          </table:table-cell>
          <table:table-cell office:value-type="float" office:value="2.1685" calcext:value-type="float">
            <text:p>2.1685</text:p>
          </table:table-cell>
        </table:table-row>
        <table:table-row table:style-name="ro3">
          <table:table-cell table:style-name="ce1" office:value-type="string" calcext:value-type="string">
            <text:p>06:30:19</text:p>
          </table:table-cell>
          <table:table-cell office:value-type="float" office:value="2.1258" calcext:value-type="float">
            <text:p>2.1258</text:p>
          </table:table-cell>
          <table:table-cell office:value-type="float" office:value="2.2906" calcext:value-type="float">
            <text:p>2.2906</text:p>
          </table:table-cell>
          <table:table-cell office:value-type="float" office:value="2.2332" calcext:value-type="float">
            <text:p>2.2332</text:p>
          </table:table-cell>
        </table:table-row>
        <table:table-row table:style-name="ro3">
          <table:table-cell table:style-name="ce1" office:value-type="string" calcext:value-type="string">
            <text:p>06:32:01</text:p>
          </table:table-cell>
          <table:table-cell office:value-type="float" office:value="2.1624" calcext:value-type="float">
            <text:p>2.1624</text:p>
          </table:table-cell>
          <table:table-cell office:value-type="float" office:value="2.3297" calcext:value-type="float">
            <text:p>2.3297</text:p>
          </table:table-cell>
          <table:table-cell office:value-type="float" office:value="2.2735" calcext:value-type="float">
            <text:p>2.2735</text:p>
          </table:table-cell>
        </table:table-row>
        <table:table-row table:style-name="ro3">
          <table:table-cell table:style-name="ce1" office:value-type="string" calcext:value-type="string">
            <text:p>06:33:43</text:p>
          </table:table-cell>
          <table:table-cell office:value-type="float" office:value="2.1783" calcext:value-type="float">
            <text:p>2.1783</text:p>
          </table:table-cell>
          <table:table-cell office:value-type="float" office:value="2.3382" calcext:value-type="float">
            <text:p>2.3382</text:p>
          </table:table-cell>
          <table:table-cell office:value-type="float" office:value="2.2808" calcext:value-type="float">
            <text:p>2.2808</text:p>
          </table:table-cell>
        </table:table-row>
        <table:table-row table:style-name="ro3">
          <table:table-cell table:style-name="ce1" office:value-type="string" calcext:value-type="string">
            <text:p>06:35:24</text:p>
          </table:table-cell>
          <table:table-cell office:value-type="float" office:value="2.1587" calcext:value-type="float">
            <text:p>2.1587</text:p>
          </table:table-cell>
          <table:table-cell office:value-type="float" office:value="2.1233" calcext:value-type="float">
            <text:p>2.1233</text:p>
          </table:table-cell>
          <table:table-cell office:value-type="float" office:value="2.2527" calcext:value-type="float">
            <text:p>2.2527</text:p>
          </table:table-cell>
        </table:table-row>
        <table:table-row table:style-name="ro3">
          <table:table-cell table:style-name="ce1" office:value-type="string" calcext:value-type="string">
            <text:p>06:37:06</text:p>
          </table:table-cell>
          <table:table-cell office:value-type="float" office:value="2.1807" calcext:value-type="float">
            <text:p>2.1807</text:p>
          </table:table-cell>
          <table:table-cell office:value-type="float" office:value="2.0208" calcext:value-type="float">
            <text:p>2.0208</text:p>
          </table:table-cell>
          <table:table-cell office:value-type="float" office:value="2.2137" calcext:value-type="float">
            <text:p>2.2137</text:p>
          </table:table-cell>
        </table:table-row>
        <table:table-row table:style-name="ro3">
          <table:table-cell table:style-name="ce1" office:value-type="string" calcext:value-type="string">
            <text:p>06:38:48</text:p>
          </table:table-cell>
          <table:table-cell office:value-type="float" office:value="2.2283" calcext:value-type="float">
            <text:p>2.2283</text:p>
          </table:table-cell>
          <table:table-cell office:value-type="float" office:value="2.0708" calcext:value-type="float">
            <text:p>2.0708</text:p>
          </table:table-cell>
          <table:table-cell office:value-type="float" office:value="2.2503" calcext:value-type="float">
            <text:p>2.2503</text:p>
          </table:table-cell>
        </table:table-row>
        <table:table-row table:style-name="ro3">
          <table:table-cell table:style-name="ce1" office:value-type="string" calcext:value-type="string">
            <text:p>06:40:30</text:p>
          </table:table-cell>
          <table:table-cell office:value-type="float" office:value="2.2576" calcext:value-type="float">
            <text:p>2.2576</text:p>
          </table:table-cell>
          <table:table-cell office:value-type="float" office:value="2.0928" calcext:value-type="float">
            <text:p>2.0928</text:p>
          </table:table-cell>
          <table:table-cell office:value-type="float" office:value="2.2808" calcext:value-type="float">
            <text:p>2.2808</text:p>
          </table:table-cell>
        </table:table-row>
        <table:table-row table:style-name="ro3">
          <table:table-cell table:style-name="ce1" office:value-type="string" calcext:value-type="string">
            <text:p>06:42:12</text:p>
          </table:table-cell>
          <table:table-cell office:value-type="float" office:value="2.2845" calcext:value-type="float">
            <text:p>2.2845</text:p>
          </table:table-cell>
          <table:table-cell office:value-type="float" office:value="2.1001" calcext:value-type="float">
            <text:p>2.1001</text:p>
          </table:table-cell>
          <table:table-cell office:value-type="float" office:value="2.2845" calcext:value-type="float">
            <text:p>2.2845</text:p>
          </table:table-cell>
        </table:table-row>
        <table:table-row table:style-name="ro3">
          <table:table-cell table:style-name="ce1" office:value-type="string" calcext:value-type="string">
            <text:p>06:43:53</text:p>
          </table:table-cell>
          <table:table-cell office:value-type="float" office:value="2.3236" calcext:value-type="float">
            <text:p>2.3236</text:p>
          </table:table-cell>
          <table:table-cell office:value-type="float" office:value="2.1148" calcext:value-type="float">
            <text:p>2.1148</text:p>
          </table:table-cell>
          <table:table-cell office:value-type="float" office:value="2.2405" calcext:value-type="float">
            <text:p>2.2405</text:p>
          </table:table-cell>
        </table:table-row>
        <table:table-row table:style-name="ro3">
          <table:table-cell table:style-name="ce1" office:value-type="string" calcext:value-type="string">
            <text:p>06:45:35</text:p>
          </table:table-cell>
          <table:table-cell office:value-type="float" office:value="2.3358" calcext:value-type="float">
            <text:p>2.3358</text:p>
          </table:table-cell>
          <table:table-cell office:value-type="float" office:value="2.1306" calcext:value-type="float">
            <text:p>2.1306</text:p>
          </table:table-cell>
          <table:table-cell office:value-type="float" office:value="2.2515" calcext:value-type="float">
            <text:p>2.2515</text:p>
          </table:table-cell>
        </table:table-row>
        <table:table-row table:style-name="ro3">
          <table:table-cell table:style-name="ce1" office:value-type="string" calcext:value-type="string">
            <text:p>06:47:17</text:p>
          </table:table-cell>
          <table:table-cell office:value-type="float" office:value="2.3541" calcext:value-type="float">
            <text:p>2.3541</text:p>
          </table:table-cell>
          <table:table-cell office:value-type="float" office:value="2.1331" calcext:value-type="float">
            <text:p>2.1331</text:p>
          </table:table-cell>
          <table:table-cell office:value-type="float" office:value="2.2589" calcext:value-type="float">
            <text:p>2.2589</text:p>
          </table:table-cell>
        </table:table-row>
        <table:table-row table:style-name="ro3">
          <table:table-cell table:style-name="ce1" office:value-type="string" calcext:value-type="string">
            <text:p>06:48:59</text:p>
          </table:table-cell>
          <table:table-cell office:value-type="float" office:value="2.3626" calcext:value-type="float">
            <text:p>2.3626</text:p>
          </table:table-cell>
          <table:table-cell office:value-type="float" office:value="2.1514" calcext:value-type="float">
            <text:p>2.1514</text:p>
          </table:table-cell>
          <table:table-cell office:value-type="float" office:value="2.2821" calcext:value-type="float">
            <text:p>2.2821</text:p>
          </table:table-cell>
        </table:table-row>
        <table:table-row table:style-name="ro3">
          <table:table-cell table:style-name="ce1" office:value-type="string" calcext:value-type="string">
            <text:p>06:50:40</text:p>
          </table:table-cell>
          <table:table-cell office:value-type="float" office:value="2.3468" calcext:value-type="float">
            <text:p>2.3468</text:p>
          </table:table-cell>
          <table:table-cell office:value-type="float" office:value="2.1429" calcext:value-type="float">
            <text:p>2.1429</text:p>
          </table:table-cell>
          <table:table-cell office:value-type="float" office:value="2.2759" calcext:value-type="float">
            <text:p>2.2759</text:p>
          </table:table-cell>
        </table:table-row>
        <table:table-row table:style-name="ro3">
          <table:table-cell table:style-name="ce1" office:value-type="string" calcext:value-type="string">
            <text:p>06:54:04</text:p>
          </table:table-cell>
          <table:table-cell office:value-type="float" office:value="2.3871" calcext:value-type="float">
            <text:p>2.3871</text:p>
          </table:table-cell>
          <table:table-cell office:value-type="float" office:value="1.9402" calcext:value-type="float">
            <text:p>1.9402</text:p>
          </table:table-cell>
          <table:table-cell office:value-type="float" office:value="2.2796" calcext:value-type="float">
            <text:p>2.2796</text:p>
          </table:table-cell>
        </table:table-row>
        <table:table-row table:style-name="ro3">
          <table:table-cell table:style-name="ce1" office:value-type="string" calcext:value-type="string">
            <text:p>06:55:46</text:p>
          </table:table-cell>
          <table:table-cell office:value-type="float" office:value="2.3895" calcext:value-type="float">
            <text:p>2.3895</text:p>
          </table:table-cell>
          <table:table-cell office:value-type="float" office:value="1.9438" calcext:value-type="float">
            <text:p>1.9438</text:p>
          </table:table-cell>
          <table:table-cell office:value-type="float" office:value="2.2869" calcext:value-type="float">
            <text:p>2.2869</text:p>
          </table:table-cell>
        </table:table-row>
        <table:table-row table:style-name="ro3">
          <table:table-cell table:style-name="ce1" office:value-type="string" calcext:value-type="string">
            <text:p>06:57:27</text:p>
          </table:table-cell>
          <table:table-cell office:value-type="float" office:value="2.3895" calcext:value-type="float">
            <text:p>2.3895</text:p>
          </table:table-cell>
          <table:table-cell office:value-type="float" office:value="1.9426" calcext:value-type="float">
            <text:p>1.9426</text:p>
          </table:table-cell>
          <table:table-cell office:value-type="float" office:value="2.2894" calcext:value-type="float">
            <text:p>2.2894</text:p>
          </table:table-cell>
        </table:table-row>
        <table:table-row table:style-name="ro3">
          <table:table-cell table:style-name="ce1" office:value-type="string" calcext:value-type="string">
            <text:p>06:59:09</text:p>
          </table:table-cell>
          <table:table-cell office:value-type="float" office:value="2.3968" calcext:value-type="float">
            <text:p>2.3968</text:p>
          </table:table-cell>
          <table:table-cell office:value-type="float" office:value="1.9524" calcext:value-type="float">
            <text:p>1.9524</text:p>
          </table:table-cell>
          <table:table-cell office:value-type="float" office:value="2.3236" calcext:value-type="float">
            <text:p>2.3236</text:p>
          </table:table-cell>
        </table:table-row>
        <table:table-row table:style-name="ro3">
          <table:table-cell table:style-name="ce1" office:value-type="string" calcext:value-type="string">
            <text:p>07:00:51</text:p>
          </table:table-cell>
          <table:table-cell office:value-type="float" office:value="2.4188" calcext:value-type="float">
            <text:p>2.4188</text:p>
          </table:table-cell>
          <table:table-cell office:value-type="float" office:value="1.9744" calcext:value-type="float">
            <text:p>1.9744</text:p>
          </table:table-cell>
          <table:table-cell office:value-type="float" office:value="2.3407" calcext:value-type="float">
            <text:p>2.3407</text:p>
          </table:table-cell>
        </table:table-row>
        <table:table-row table:style-name="ro3">
          <table:table-cell table:style-name="ce1" office:value-type="string" calcext:value-type="string">
            <text:p>07:02:33</text:p>
          </table:table-cell>
          <table:table-cell office:value-type="float" office:value="2.4261" calcext:value-type="float">
            <text:p>2.4261</text:p>
          </table:table-cell>
          <table:table-cell office:value-type="float" office:value="1.989" calcext:value-type="float">
            <text:p>1.9890</text:p>
          </table:table-cell>
          <table:table-cell office:value-type="float" office:value="2.3578" calcext:value-type="float">
            <text:p>2.3578</text:p>
          </table:table-cell>
        </table:table-row>
        <table:table-row table:style-name="ro3">
          <table:table-cell table:style-name="ce1" office:value-type="string" calcext:value-type="string">
            <text:p>07:04:14</text:p>
          </table:table-cell>
          <table:table-cell office:value-type="float" office:value="2.453" calcext:value-type="float">
            <text:p>2.4530</text:p>
          </table:table-cell>
          <table:table-cell office:value-type="float" office:value="2.0208" calcext:value-type="float">
            <text:p>2.0208</text:p>
          </table:table-cell>
          <table:table-cell office:value-type="float" office:value="2.3846" calcext:value-type="float">
            <text:p>2.3846</text:p>
          </table:table-cell>
        </table:table-row>
        <table:table-row table:style-name="ro3">
          <table:table-cell table:style-name="ce1" office:value-type="string" calcext:value-type="string">
            <text:p>07:05:56</text:p>
          </table:table-cell>
          <table:table-cell office:value-type="float" office:value="2.4664" calcext:value-type="float">
            <text:p>2.4664</text:p>
          </table:table-cell>
          <table:table-cell office:value-type="float" office:value="2.0476" calcext:value-type="float">
            <text:p>2.0476</text:p>
          </table:table-cell>
          <table:table-cell office:value-type="float" office:value="2.4115" calcext:value-type="float">
            <text:p>2.4115</text:p>
          </table:table-cell>
        </table:table-row>
        <table:table-row table:style-name="ro3">
          <table:table-cell table:style-name="ce1" office:value-type="string" calcext:value-type="string">
            <text:p>07:07:38</text:p>
          </table:table-cell>
          <table:table-cell office:value-type="float" office:value="2.4957" calcext:value-type="float">
            <text:p>2.4957</text:p>
          </table:table-cell>
          <table:table-cell office:value-type="float" office:value="2.0781" calcext:value-type="float">
            <text:p>2.0781</text:p>
          </table:table-cell>
          <table:table-cell office:value-type="float" office:value="2.431" calcext:value-type="float">
            <text:p>2.4310</text:p>
          </table:table-cell>
        </table:table-row>
        <table:table-row table:style-name="ro3">
          <table:table-cell table:style-name="ce1" office:value-type="string" calcext:value-type="string">
            <text:p>07:09:19</text:p>
          </table:table-cell>
          <table:table-cell office:value-type="float" office:value="2.5226" calcext:value-type="float">
            <text:p>2.5226</text:p>
          </table:table-cell>
          <table:table-cell office:value-type="float" office:value="2.1026" calcext:value-type="float">
            <text:p>2.1026</text:p>
          </table:table-cell>
          <table:table-cell office:value-type="float" office:value="2.453" calcext:value-type="float">
            <text:p>2.4530</text:p>
          </table:table-cell>
        </table:table-row>
        <table:table-row table:style-name="ro3">
          <table:table-cell table:style-name="ce1" office:value-type="string" calcext:value-type="string">
            <text:p>07:11:01</text:p>
          </table:table-cell>
          <table:table-cell office:value-type="float" office:value="2.5482" calcext:value-type="float">
            <text:p>2.5482</text:p>
          </table:table-cell>
          <table:table-cell office:value-type="float" office:value="2.1306" calcext:value-type="float">
            <text:p>2.1306</text:p>
          </table:table-cell>
          <table:table-cell office:value-type="float" office:value="2.4762" calcext:value-type="float">
            <text:p>2.4762</text:p>
          </table:table-cell>
        </table:table-row>
        <table:table-row table:style-name="ro3">
          <table:table-cell table:style-name="ce1" office:value-type="string" calcext:value-type="string">
            <text:p>07:12:43</text:p>
          </table:table-cell>
          <table:table-cell office:value-type="float" office:value="2.5775" calcext:value-type="float">
            <text:p>2.5775</text:p>
          </table:table-cell>
          <table:table-cell office:value-type="float" office:value="2.1477" calcext:value-type="float">
            <text:p>2.1477</text:p>
          </table:table-cell>
          <table:table-cell office:value-type="float" office:value="2.5067" calcext:value-type="float">
            <text:p>2.5067</text:p>
          </table:table-cell>
        </table:table-row>
        <table:table-row table:style-name="ro3">
          <table:table-cell table:style-name="ce1" office:value-type="string" calcext:value-type="string">
            <text:p>07:14:25</text:p>
          </table:table-cell>
          <table:table-cell office:value-type="float" office:value="2.6056" calcext:value-type="float">
            <text:p>2.6056</text:p>
          </table:table-cell>
          <table:table-cell office:value-type="float" office:value="2.1758" calcext:value-type="float">
            <text:p>2.1758</text:p>
          </table:table-cell>
          <table:table-cell office:value-type="float" office:value="2.5299" calcext:value-type="float">
            <text:p>2.5299</text:p>
          </table:table-cell>
        </table:table-row>
        <table:table-row table:style-name="ro3">
          <table:table-cell table:style-name="ce1" office:value-type="string" calcext:value-type="string">
            <text:p>07:16:06</text:p>
          </table:table-cell>
          <table:table-cell office:value-type="float" office:value="2.6325" calcext:value-type="float">
            <text:p>2.6325</text:p>
          </table:table-cell>
          <table:table-cell office:value-type="float" office:value="2.199" calcext:value-type="float">
            <text:p>2.1990</text:p>
          </table:table-cell>
          <table:table-cell office:value-type="float" office:value="2.5568" calcext:value-type="float">
            <text:p>2.5568</text:p>
          </table:table-cell>
        </table:table-row>
        <table:table-row table:style-name="ro3">
          <table:table-cell table:style-name="ce1" office:value-type="string" calcext:value-type="string">
            <text:p>07:17:48</text:p>
          </table:table-cell>
          <table:table-cell office:value-type="float" office:value="2.6618" calcext:value-type="float">
            <text:p>2.6618</text:p>
          </table:table-cell>
          <table:table-cell office:value-type="float" office:value="2.2271" calcext:value-type="float">
            <text:p>2.2271</text:p>
          </table:table-cell>
          <table:table-cell office:value-type="float" office:value="2.58" calcext:value-type="float">
            <text:p>2.5800</text:p>
          </table:table-cell>
        </table:table-row>
        <table:table-row table:style-name="ro3">
          <table:table-cell table:style-name="ce1" office:value-type="string" calcext:value-type="string">
            <text:p>07:19:30</text:p>
          </table:table-cell>
          <table:table-cell office:value-type="float" office:value="2.6947" calcext:value-type="float">
            <text:p>2.6947</text:p>
          </table:table-cell>
          <table:table-cell office:value-type="float" office:value="2.265" calcext:value-type="float">
            <text:p>2.2650</text:p>
          </table:table-cell>
          <table:table-cell office:value-type="float" office:value="2.6081" calcext:value-type="float">
            <text:p>2.6081</text:p>
          </table:table-cell>
        </table:table-row>
        <table:table-row table:style-name="ro3">
          <table:table-cell table:style-name="ce1" office:value-type="string" calcext:value-type="string">
            <text:p>07:21:12</text:p>
          </table:table-cell>
          <table:table-cell office:value-type="float" office:value="2.7131" calcext:value-type="float">
            <text:p>2.7131</text:p>
          </table:table-cell>
          <table:table-cell office:value-type="float" office:value="2.3028" calcext:value-type="float">
            <text:p>2.3028</text:p>
          </table:table-cell>
          <table:table-cell office:value-type="float" office:value="2.6496" calcext:value-type="float">
            <text:p>2.6496</text:p>
          </table:table-cell>
        </table:table-row>
        <table:table-row table:style-name="ro3">
          <table:table-cell table:style-name="ce1" office:value-type="string" calcext:value-type="string">
            <text:p>07:22:54</text:p>
          </table:table-cell>
          <table:table-cell office:value-type="float" office:value="2.7485" calcext:value-type="float">
            <text:p>2.7485</text:p>
          </table:table-cell>
          <table:table-cell office:value-type="float" office:value="2.3541" calcext:value-type="float">
            <text:p>2.3541</text:p>
          </table:table-cell>
          <table:table-cell office:value-type="float" office:value="2.7094" calcext:value-type="float">
            <text:p>2.7094</text:p>
          </table:table-cell>
        </table:table-row>
        <table:table-row table:style-name="ro3">
          <table:table-cell table:style-name="ce1" office:value-type="string" calcext:value-type="string">
            <text:p>07:26:17</text:p>
          </table:table-cell>
          <table:table-cell office:value-type="float" office:value="2.7875" calcext:value-type="float">
            <text:p>2.7875</text:p>
          </table:table-cell>
          <table:table-cell office:value-type="float" office:value="2.4432" calcext:value-type="float">
            <text:p>2.4432</text:p>
          </table:table-cell>
          <table:table-cell office:value-type="float" office:value="2.801" calcext:value-type="float">
            <text:p>2.8010</text:p>
          </table:table-cell>
        </table:table-row>
        <table:table-row table:style-name="ro3">
          <table:table-cell table:style-name="ce1" office:value-type="string" calcext:value-type="string">
            <text:p>07:27:59</text:p>
          </table:table-cell>
          <table:table-cell office:value-type="float" office:value="2.8059" calcext:value-type="float">
            <text:p>2.8059</text:p>
          </table:table-cell>
          <table:table-cell office:value-type="float" office:value="2.4701" calcext:value-type="float">
            <text:p>2.4701</text:p>
          </table:table-cell>
          <table:table-cell office:value-type="float" office:value="2.8181" calcext:value-type="float">
            <text:p>2.8181</text:p>
          </table:table-cell>
        </table:table-row>
        <table:table-row table:style-name="ro3">
          <table:table-cell table:style-name="ce1" office:value-type="string" calcext:value-type="string">
            <text:p>07:29:41</text:p>
          </table:table-cell>
          <table:table-cell office:value-type="float" office:value="2.8193" calcext:value-type="float">
            <text:p>2.8193</text:p>
          </table:table-cell>
          <table:table-cell office:value-type="float" office:value="2.4762" calcext:value-type="float">
            <text:p>2.4762</text:p>
          </table:table-cell>
          <table:table-cell office:value-type="float" office:value="2.8144" calcext:value-type="float">
            <text:p>2.8144</text:p>
          </table:table-cell>
        </table:table-row>
        <table:table-row table:style-name="ro3">
          <table:table-cell table:style-name="ce1" office:value-type="string" calcext:value-type="string">
            <text:p>07:31:23</text:p>
          </table:table-cell>
          <table:table-cell office:value-type="float" office:value="2.851" calcext:value-type="float">
            <text:p>2.8510</text:p>
          </table:table-cell>
          <table:table-cell office:value-type="float" office:value="2.5018" calcext:value-type="float">
            <text:p>2.5018</text:p>
          </table:table-cell>
          <table:table-cell office:value-type="float" office:value="2.8315" calcext:value-type="float">
            <text:p>2.8315</text:p>
          </table:table-cell>
        </table:table-row>
        <table:table-row table:style-name="ro3">
          <table:table-cell table:style-name="ce1" office:value-type="string" calcext:value-type="string">
            <text:p>07:33:05</text:p>
          </table:table-cell>
          <table:table-cell office:value-type="float" office:value="2.8755" calcext:value-type="float">
            <text:p>2.8755</text:p>
          </table:table-cell>
          <table:table-cell office:value-type="float" office:value="2.5385" calcext:value-type="float">
            <text:p>2.5385</text:p>
          </table:table-cell>
          <table:table-cell office:value-type="float" office:value="2.862" calcext:value-type="float">
            <text:p>2.8620</text:p>
          </table:table-cell>
        </table:table-row>
        <table:table-row table:style-name="ro3">
          <table:table-cell table:style-name="ce1" office:value-type="string" calcext:value-type="string">
            <text:p>07:34:46</text:p>
          </table:table-cell>
          <table:table-cell office:value-type="float" office:value="2.8926" calcext:value-type="float">
            <text:p>2.8926</text:p>
          </table:table-cell>
          <table:table-cell office:value-type="float" office:value="2.5702" calcext:value-type="float">
            <text:p>2.5702</text:p>
          </table:table-cell>
          <table:table-cell office:value-type="float" office:value="2.8913" calcext:value-type="float">
            <text:p>2.8913</text:p>
          </table:table-cell>
        </table:table-row>
        <table:table-row table:style-name="ro3">
          <table:table-cell table:style-name="ce1" office:value-type="string" calcext:value-type="string">
            <text:p>07:36:28</text:p>
          </table:table-cell>
          <table:table-cell office:value-type="float" office:value="2.8962" calcext:value-type="float">
            <text:p>2.8962</text:p>
          </table:table-cell>
          <table:table-cell office:value-type="float" office:value="2.5873" calcext:value-type="float">
            <text:p>2.5873</text:p>
          </table:table-cell>
          <table:table-cell office:value-type="float" office:value="2.917" calcext:value-type="float">
            <text:p>2.9170</text:p>
          </table:table-cell>
        </table:table-row>
        <table:table-row table:style-name="ro3">
          <table:table-cell table:style-name="ce1" office:value-type="string" calcext:value-type="string">
            <text:p>07:38:09</text:p>
          </table:table-cell>
          <table:table-cell office:value-type="float" office:value="2.8999" calcext:value-type="float">
            <text:p>2.8999</text:p>
          </table:table-cell>
          <table:table-cell office:value-type="float" office:value="2.5995" calcext:value-type="float">
            <text:p>2.5995</text:p>
          </table:table-cell>
          <table:table-cell office:value-type="float" office:value="2.9304" calcext:value-type="float">
            <text:p>2.9304</text:p>
          </table:table-cell>
        </table:table-row>
        <table:table-row table:style-name="ro3">
          <table:table-cell table:style-name="ce1" office:value-type="string" calcext:value-type="string">
            <text:p>07:39:51</text:p>
          </table:table-cell>
          <table:table-cell office:value-type="float" office:value="2.9109" calcext:value-type="float">
            <text:p>2.9109</text:p>
          </table:table-cell>
          <table:table-cell office:value-type="float" office:value="2.5983" calcext:value-type="float">
            <text:p>2.5983</text:p>
          </table:table-cell>
          <table:table-cell office:value-type="float" office:value="2.9316" calcext:value-type="float">
            <text:p>2.9316</text:p>
          </table:table-cell>
        </table:table-row>
        <table:table-row table:style-name="ro3">
          <table:table-cell table:style-name="ce1" office:value-type="string" calcext:value-type="string">
            <text:p>07:41:33</text:p>
          </table:table-cell>
          <table:table-cell office:value-type="float" office:value="2.9206" calcext:value-type="float">
            <text:p>2.9206</text:p>
          </table:table-cell>
          <table:table-cell office:value-type="float" office:value="2.6129" calcext:value-type="float">
            <text:p>2.6129</text:p>
          </table:table-cell>
          <table:table-cell office:value-type="float" office:value="2.9499" calcext:value-type="float">
            <text:p>2.9499</text:p>
          </table:table-cell>
        </table:table-row>
        <table:table-row table:style-name="ro3">
          <table:table-cell table:style-name="ce1" office:value-type="string" calcext:value-type="string">
            <text:p>07:43:15</text:p>
          </table:table-cell>
          <table:table-cell office:value-type="float" office:value="2.9341" calcext:value-type="float">
            <text:p>2.9341</text:p>
          </table:table-cell>
          <table:table-cell office:value-type="float" office:value="2.6349" calcext:value-type="float">
            <text:p>2.6349</text:p>
          </table:table-cell>
          <table:table-cell office:value-type="float" office:value="3" calcext:value-type="float">
            <text:p>3.0000</text:p>
          </table:table-cell>
        </table:table-row>
        <table:table-row table:style-name="ro3">
          <table:table-cell table:style-name="ce1" office:value-type="string" calcext:value-type="string">
            <text:p>07:44:56</text:p>
          </table:table-cell>
          <table:table-cell office:value-type="float" office:value="2.9341" calcext:value-type="float">
            <text:p>2.9341</text:p>
          </table:table-cell>
          <table:table-cell office:value-type="float" office:value="2.6422" calcext:value-type="float">
            <text:p>2.6422</text:p>
          </table:table-cell>
          <table:table-cell office:value-type="float" office:value="3.0073" calcext:value-type="float">
            <text:p>3.0073</text:p>
          </table:table-cell>
        </table:table-row>
        <table:table-row table:style-name="ro3">
          <table:table-cell table:style-name="ce1" office:value-type="string" calcext:value-type="string">
            <text:p>07:46:38</text:p>
          </table:table-cell>
          <table:table-cell office:value-type="float" office:value="2.9524" calcext:value-type="float">
            <text:p>2.9524</text:p>
          </table:table-cell>
          <table:table-cell office:value-type="float" office:value="2.6654" calcext:value-type="float">
            <text:p>2.6654</text:p>
          </table:table-cell>
          <table:table-cell office:value-type="float" office:value="3.0305" calcext:value-type="float">
            <text:p>3.0305</text:p>
          </table:table-cell>
        </table:table-row>
        <table:table-row table:style-name="ro3">
          <table:table-cell table:style-name="ce1" office:value-type="string" calcext:value-type="string">
            <text:p>07:48:20</text:p>
          </table:table-cell>
          <table:table-cell office:value-type="float" office:value="2.9695" calcext:value-type="float">
            <text:p>2.9695</text:p>
          </table:table-cell>
          <table:table-cell office:value-type="float" office:value="2.6911" calcext:value-type="float">
            <text:p>2.6911</text:p>
          </table:table-cell>
          <table:table-cell office:value-type="float" office:value="3.0574" calcext:value-type="float">
            <text:p>3.0574</text:p>
          </table:table-cell>
        </table:table-row>
        <table:table-row table:style-name="ro3">
          <table:table-cell table:style-name="ce1" office:value-type="string" calcext:value-type="string">
            <text:p>07:50:02</text:p>
          </table:table-cell>
          <table:table-cell office:value-type="float" office:value="2.978" calcext:value-type="float">
            <text:p>2.9780</text:p>
          </table:table-cell>
          <table:table-cell office:value-type="float" office:value="2.7167" calcext:value-type="float">
            <text:p>2.7167</text:p>
          </table:table-cell>
          <table:table-cell office:value-type="float" office:value="3.0769" calcext:value-type="float">
            <text:p>3.0769</text:p>
          </table:table-cell>
        </table:table-row>
        <table:table-row table:style-name="ro3">
          <table:table-cell table:style-name="ce1" office:value-type="string" calcext:value-type="string">
            <text:p>07:51:43</text:p>
          </table:table-cell>
          <table:table-cell office:value-type="float" office:value="2.9829" calcext:value-type="float">
            <text:p>2.9829</text:p>
          </table:table-cell>
          <table:table-cell office:value-type="float" office:value="2.7277" calcext:value-type="float">
            <text:p>2.7277</text:p>
          </table:table-cell>
          <table:table-cell office:value-type="float" office:value="3.0904" calcext:value-type="float">
            <text:p>3.0904</text:p>
          </table:table-cell>
        </table:table-row>
        <table:table-row table:style-name="ro3">
          <table:table-cell table:style-name="ce1" office:value-type="string" calcext:value-type="string">
            <text:p>07:53:25</text:p>
          </table:table-cell>
          <table:table-cell office:value-type="float" office:value="2.9866" calcext:value-type="float">
            <text:p>2.9866</text:p>
          </table:table-cell>
          <table:table-cell office:value-type="float" office:value="2.7265" calcext:value-type="float">
            <text:p>2.7265</text:p>
          </table:table-cell>
          <table:table-cell office:value-type="float" office:value="3.0867" calcext:value-type="float">
            <text:p>3.0867</text:p>
          </table:table-cell>
        </table:table-row>
        <table:table-row table:style-name="ro3">
          <table:table-cell table:style-name="ce1" office:value-type="string" calcext:value-type="string">
            <text:p>07:55:07</text:p>
          </table:table-cell>
          <table:table-cell office:value-type="float" office:value="2.9915" calcext:value-type="float">
            <text:p>2.9915</text:p>
          </table:table-cell>
          <table:table-cell office:value-type="float" office:value="2.7302" calcext:value-type="float">
            <text:p>2.7302</text:p>
          </table:table-cell>
          <table:table-cell office:value-type="float" office:value="3.0952" calcext:value-type="float">
            <text:p>3.0952</text:p>
          </table:table-cell>
        </table:table-row>
        <table:table-row table:style-name="ro3">
          <table:table-cell table:style-name="ce1" office:value-type="string" calcext:value-type="string">
            <text:p>07:56:49</text:p>
          </table:table-cell>
          <table:table-cell office:value-type="float" office:value="2.989" calcext:value-type="float">
            <text:p>2.9890</text:p>
          </table:table-cell>
          <table:table-cell office:value-type="float" office:value="2.7363" calcext:value-type="float">
            <text:p>2.7363</text:p>
          </table:table-cell>
          <table:table-cell office:value-type="float" office:value="3.0965" calcext:value-type="float">
            <text:p>3.0965</text:p>
          </table:table-cell>
        </table:table-row>
        <table:table-row table:style-name="ro3">
          <table:table-cell table:style-name="ce1" office:value-type="string" calcext:value-type="string">
            <text:p>08:00:12</text:p>
          </table:table-cell>
          <table:table-cell office:value-type="float" office:value="3" calcext:value-type="float">
            <text:p>3.0000</text:p>
          </table:table-cell>
          <table:table-cell office:value-type="float" office:value="2.7497" calcext:value-type="float">
            <text:p>2.7497</text:p>
          </table:table-cell>
          <table:table-cell office:value-type="float" office:value="3.1197" calcext:value-type="float">
            <text:p>3.1197</text:p>
          </table:table-cell>
        </table:table-row>
        <table:table-row table:style-name="ro3">
          <table:table-cell table:style-name="ce1" office:value-type="string" calcext:value-type="string">
            <text:p>08:01:54</text:p>
          </table:table-cell>
          <table:table-cell office:value-type="float" office:value="3.0147" calcext:value-type="float">
            <text:p>3.0147</text:p>
          </table:table-cell>
          <table:table-cell office:value-type="float" office:value="2.7851" calcext:value-type="float">
            <text:p>2.7851</text:p>
          </table:table-cell>
          <table:table-cell office:value-type="float" office:value="3.1538" calcext:value-type="float">
            <text:p>3.1538</text:p>
          </table:table-cell>
        </table:table-row>
        <table:table-row table:style-name="ro3">
          <table:table-cell table:style-name="ce1" office:value-type="string" calcext:value-type="string">
            <text:p>08:03:36</text:p>
          </table:table-cell>
          <table:table-cell office:value-type="float" office:value="3.0134" calcext:value-type="float">
            <text:p>3.0134</text:p>
          </table:table-cell>
          <table:table-cell office:value-type="float" office:value="2.7924" calcext:value-type="float">
            <text:p>2.7924</text:p>
          </table:table-cell>
          <table:table-cell office:value-type="float" office:value="3.16" calcext:value-type="float">
            <text:p>3.1600</text:p>
          </table:table-cell>
        </table:table-row>
        <table:table-row table:style-name="ro3">
          <table:table-cell table:style-name="ce1" office:value-type="string" calcext:value-type="string">
            <text:p>08:05:17</text:p>
          </table:table-cell>
          <table:table-cell office:value-type="float" office:value="3.0208" calcext:value-type="float">
            <text:p>3.0208</text:p>
          </table:table-cell>
          <table:table-cell office:value-type="float" office:value="2.7998" calcext:value-type="float">
            <text:p>2.7998</text:p>
          </table:table-cell>
          <table:table-cell office:value-type="float" office:value="3.1673" calcext:value-type="float">
            <text:p>3.1673</text:p>
          </table:table-cell>
        </table:table-row>
        <table:table-row table:style-name="ro3">
          <table:table-cell table:style-name="ce1" office:value-type="string" calcext:value-type="string">
            <text:p>08:06:59</text:p>
          </table:table-cell>
          <table:table-cell office:value-type="float" office:value="3.0232" calcext:value-type="float">
            <text:p>3.0232</text:p>
          </table:table-cell>
          <table:table-cell office:value-type="float" office:value="2.7973" calcext:value-type="float">
            <text:p>2.7973</text:p>
          </table:table-cell>
          <table:table-cell office:value-type="float" office:value="3.1673" calcext:value-type="float">
            <text:p>3.1673</text:p>
          </table:table-cell>
        </table:table-row>
        <table:table-row table:style-name="ro3">
          <table:table-cell table:style-name="ce1" office:value-type="string" calcext:value-type="string">
            <text:p>08:08:41</text:p>
          </table:table-cell>
          <table:table-cell office:value-type="float" office:value="3.0293" calcext:value-type="float">
            <text:p>3.0293</text:p>
          </table:table-cell>
          <table:table-cell office:value-type="float" office:value="2.8022" calcext:value-type="float">
            <text:p>2.8022</text:p>
          </table:table-cell>
          <table:table-cell office:value-type="float" office:value="3.1722" calcext:value-type="float">
            <text:p>3.1722</text:p>
          </table:table-cell>
        </table:table-row>
        <table:table-row table:style-name="ro3">
          <table:table-cell table:style-name="ce1" office:value-type="string" calcext:value-type="string">
            <text:p>08:10:23</text:p>
          </table:table-cell>
          <table:table-cell office:value-type="float" office:value="3.0195" calcext:value-type="float">
            <text:p>3.0195</text:p>
          </table:table-cell>
          <table:table-cell office:value-type="float" office:value="2.7937" calcext:value-type="float">
            <text:p>2.7937</text:p>
          </table:table-cell>
          <table:table-cell office:value-type="float" office:value="3.1636" calcext:value-type="float">
            <text:p>3.1636</text:p>
          </table:table-cell>
        </table:table-row>
        <table:table-row table:style-name="ro3">
          <table:table-cell table:style-name="ce1" office:value-type="string" calcext:value-type="string">
            <text:p>08:12:04</text:p>
          </table:table-cell>
          <table:table-cell office:value-type="float" office:value="3.0049" calcext:value-type="float">
            <text:p>3.0049</text:p>
          </table:table-cell>
          <table:table-cell office:value-type="float" office:value="2.7888" calcext:value-type="float">
            <text:p>2.7888</text:p>
          </table:table-cell>
          <table:table-cell office:value-type="float" office:value="3.1685" calcext:value-type="float">
            <text:p>3.1685</text:p>
          </table:table-cell>
        </table:table-row>
        <table:table-row table:style-name="ro3">
          <table:table-cell table:style-name="ce1" office:value-type="string" calcext:value-type="string">
            <text:p>08:13:46</text:p>
          </table:table-cell>
          <table:table-cell office:value-type="float" office:value="2.9841" calcext:value-type="float">
            <text:p>2.9841</text:p>
          </table:table-cell>
          <table:table-cell office:value-type="float" office:value="2.779" calcext:value-type="float">
            <text:p>2.7790</text:p>
          </table:table-cell>
          <table:table-cell office:value-type="float" office:value="3.1685" calcext:value-type="float">
            <text:p>3.1685</text:p>
          </table:table-cell>
        </table:table-row>
        <table:table-row table:style-name="ro3">
          <table:table-cell table:style-name="ce1" office:value-type="string" calcext:value-type="string">
            <text:p>08:15:28</text:p>
          </table:table-cell>
          <table:table-cell office:value-type="float" office:value="2.9121" calcext:value-type="float">
            <text:p>2.9121</text:p>
          </table:table-cell>
          <table:table-cell office:value-type="float" office:value="2.7631" calcext:value-type="float">
            <text:p>2.7631</text:p>
          </table:table-cell>
          <table:table-cell office:value-type="float" office:value="3.1697" calcext:value-type="float">
            <text:p>3.1697</text:p>
          </table:table-cell>
        </table:table-row>
        <table:table-row table:style-name="ro3">
          <table:table-cell table:style-name="ce1" office:value-type="string" calcext:value-type="string">
            <text:p>08:17:09</text:p>
          </table:table-cell>
          <table:table-cell office:value-type="float" office:value="2.8901" calcext:value-type="float">
            <text:p>2.8901</text:p>
          </table:table-cell>
          <table:table-cell office:value-type="float" office:value="2.8584" calcext:value-type="float">
            <text:p>2.8584</text:p>
          </table:table-cell>
          <table:table-cell office:value-type="float" office:value="3.4029" calcext:value-type="float">
            <text:p>3.4029</text:p>
          </table:table-cell>
        </table:table-row>
        <table:table-row table:style-name="ro3">
          <table:table-cell table:style-name="ce1" office:value-type="string" calcext:value-type="string">
            <text:p>08:18:51</text:p>
          </table:table-cell>
          <table:table-cell office:value-type="float" office:value="2.8889" calcext:value-type="float">
            <text:p>2.8889</text:p>
          </table:table-cell>
          <table:table-cell office:value-type="float" office:value="2.8462" calcext:value-type="float">
            <text:p>2.8462</text:p>
          </table:table-cell>
          <table:table-cell office:value-type="float" office:value="3.4103" calcext:value-type="float">
            <text:p>3.4103</text:p>
          </table:table-cell>
        </table:table-row>
        <table:table-row table:style-name="ro3">
          <table:table-cell table:style-name="ce1" office:value-type="string" calcext:value-type="string">
            <text:p>08:20:33</text:p>
          </table:table-cell>
          <table:table-cell office:value-type="float" office:value="2.8889" calcext:value-type="float">
            <text:p>2.8889</text:p>
          </table:table-cell>
          <table:table-cell office:value-type="float" office:value="2.7741" calcext:value-type="float">
            <text:p>2.7741</text:p>
          </table:table-cell>
          <table:table-cell office:value-type="float" office:value="3.1929" calcext:value-type="float">
            <text:p>3.1929</text:p>
          </table:table-cell>
        </table:table-row>
        <table:table-row table:style-name="ro3">
          <table:table-cell table:style-name="ce1" office:value-type="string" calcext:value-type="string">
            <text:p>08:22:15</text:p>
          </table:table-cell>
          <table:table-cell office:value-type="float" office:value="2.9011" calcext:value-type="float">
            <text:p>2.9011</text:p>
          </table:table-cell>
          <table:table-cell office:value-type="float" office:value="2.8498" calcext:value-type="float">
            <text:p>2.8498</text:p>
          </table:table-cell>
          <table:table-cell office:value-type="float" office:value="3.3297" calcext:value-type="float">
            <text:p>3.3297</text:p>
          </table:table-cell>
        </table:table-row>
        <table:table-row table:style-name="ro3">
          <table:table-cell table:style-name="ce1" office:value-type="string" calcext:value-type="string">
            <text:p>08:25:38</text:p>
          </table:table-cell>
          <table:table-cell office:value-type="float" office:value="2.9389" calcext:value-type="float">
            <text:p>2.9389</text:p>
          </table:table-cell>
          <table:table-cell office:value-type="float" office:value="2.8913" calcext:value-type="float">
            <text:p>2.8913</text:p>
          </table:table-cell>
          <table:table-cell office:value-type="float" office:value="3.3101" calcext:value-type="float">
            <text:p>3.3101</text:p>
          </table:table-cell>
        </table:table-row>
        <table:table-row table:style-name="ro3">
          <table:table-cell table:style-name="ce1" office:value-type="string" calcext:value-type="string">
            <text:p>08:27:20</text:p>
          </table:table-cell>
          <table:table-cell office:value-type="float" office:value="2.9915" calcext:value-type="float">
            <text:p>2.9915</text:p>
          </table:table-cell>
          <table:table-cell office:value-type="float" office:value="2.9988" calcext:value-type="float">
            <text:p>2.9988</text:p>
          </table:table-cell>
          <table:table-cell office:value-type="float" office:value="3.4383" calcext:value-type="float">
            <text:p>3.4383</text:p>
          </table:table-cell>
        </table:table-row>
        <table:table-row table:style-name="ro3">
          <table:table-cell table:style-name="ce1" office:value-type="string" calcext:value-type="string">
            <text:p>08:29:02</text:p>
          </table:table-cell>
          <table:table-cell office:value-type="float" office:value="3.0061" calcext:value-type="float">
            <text:p>3.0061</text:p>
          </table:table-cell>
          <table:table-cell office:value-type="float" office:value="3.1074" calcext:value-type="float">
            <text:p>3.1074</text:p>
          </table:table-cell>
          <table:table-cell office:value-type="float" office:value="3.475" calcext:value-type="float">
            <text:p>3.4750</text:p>
          </table:table-cell>
        </table:table-row>
        <table:table-row table:style-name="ro3">
          <table:table-cell table:style-name="ce1" office:value-type="string" calcext:value-type="string">
            <text:p>08:30:43</text:p>
          </table:table-cell>
          <table:table-cell office:value-type="float" office:value="3.0354" calcext:value-type="float">
            <text:p>3.0354</text:p>
          </table:table-cell>
          <table:table-cell office:value-type="float" office:value="3.149" calcext:value-type="float">
            <text:p>3.1490</text:p>
          </table:table-cell>
          <table:table-cell office:value-type="float" office:value="3.4945" calcext:value-type="float">
            <text:p>3.4945</text:p>
          </table:table-cell>
        </table:table-row>
        <table:table-row table:style-name="ro3">
          <table:table-cell table:style-name="ce1" office:value-type="string" calcext:value-type="string">
            <text:p>08:32:25</text:p>
          </table:table-cell>
          <table:table-cell office:value-type="float" office:value="3.1136" calcext:value-type="float">
            <text:p>3.1136</text:p>
          </table:table-cell>
          <table:table-cell office:value-type="float" office:value="3.1734" calcext:value-type="float">
            <text:p>3.1734</text:p>
          </table:table-cell>
          <table:table-cell office:value-type="float" office:value="3.475" calcext:value-type="float">
            <text:p>3.4750</text:p>
          </table:table-cell>
        </table:table-row>
        <table:table-row table:style-name="ro3">
          <table:table-cell table:style-name="ce1" office:value-type="string" calcext:value-type="string">
            <text:p>08:34:07</text:p>
          </table:table-cell>
          <table:table-cell office:value-type="float" office:value="3.0488" calcext:value-type="float">
            <text:p>3.0488</text:p>
          </table:table-cell>
          <table:table-cell office:value-type="float" office:value="3.1477" calcext:value-type="float">
            <text:p>3.1477</text:p>
          </table:table-cell>
          <table:table-cell office:value-type="float" office:value="3.4689" calcext:value-type="float">
            <text:p>3.4689</text:p>
          </table:table-cell>
        </table:table-row>
        <table:table-row table:style-name="ro3">
          <table:table-cell table:style-name="ce1" office:value-type="string" calcext:value-type="string">
            <text:p>08:35:49</text:p>
          </table:table-cell>
          <table:table-cell office:value-type="float" office:value="3.0574" calcext:value-type="float">
            <text:p>3.0574</text:p>
          </table:table-cell>
          <table:table-cell office:value-type="float" office:value="3.1538" calcext:value-type="float">
            <text:p>3.1538</text:p>
          </table:table-cell>
          <table:table-cell office:value-type="float" office:value="3.4579" calcext:value-type="float">
            <text:p>3.4579</text:p>
          </table:table-cell>
        </table:table-row>
        <table:table-row table:style-name="ro3">
          <table:table-cell table:style-name="ce1" office:value-type="string" calcext:value-type="string">
            <text:p>08:37:30</text:p>
          </table:table-cell>
          <table:table-cell office:value-type="float" office:value="3.0757" calcext:value-type="float">
            <text:p>3.0757</text:p>
          </table:table-cell>
          <table:table-cell office:value-type="float" office:value="3.1575" calcext:value-type="float">
            <text:p>3.1575</text:p>
          </table:table-cell>
          <table:table-cell office:value-type="float" office:value="3.4603" calcext:value-type="float">
            <text:p>3.4603</text:p>
          </table:table-cell>
        </table:table-row>
        <table:table-row table:style-name="ro3">
          <table:table-cell table:style-name="ce1" office:value-type="string" calcext:value-type="string">
            <text:p>08:39:12</text:p>
          </table:table-cell>
          <table:table-cell office:value-type="float" office:value="3.0855" calcext:value-type="float">
            <text:p>3.0855</text:p>
          </table:table-cell>
          <table:table-cell office:value-type="float" office:value="3.1465" calcext:value-type="float">
            <text:p>3.1465</text:p>
          </table:table-cell>
          <table:table-cell office:value-type="float" office:value="3.4701" calcext:value-type="float">
            <text:p>3.4701</text:p>
          </table:table-cell>
        </table:table-row>
        <table:table-row table:style-name="ro3">
          <table:table-cell table:style-name="ce1" office:value-type="string" calcext:value-type="string">
            <text:p>08:40:54</text:p>
          </table:table-cell>
          <table:table-cell office:value-type="float" office:value="3.094" calcext:value-type="float">
            <text:p>3.0940</text:p>
          </table:table-cell>
          <table:table-cell office:value-type="float" office:value="3.1538" calcext:value-type="float">
            <text:p>3.1538</text:p>
          </table:table-cell>
          <table:table-cell office:value-type="float" office:value="3.4664" calcext:value-type="float">
            <text:p>3.4664</text:p>
          </table:table-cell>
        </table:table-row>
        <table:table-row table:style-name="ro3">
          <table:table-cell table:style-name="ce1" office:value-type="string" calcext:value-type="string">
            <text:p>08:42:36</text:p>
          </table:table-cell>
          <table:table-cell office:value-type="float" office:value="3.0855" calcext:value-type="float">
            <text:p>3.0855</text:p>
          </table:table-cell>
          <table:table-cell office:value-type="float" office:value="3.1294" calcext:value-type="float">
            <text:p>3.1294</text:p>
          </table:table-cell>
          <table:table-cell office:value-type="float" office:value="3.4469" calcext:value-type="float">
            <text:p>3.4469</text:p>
          </table:table-cell>
        </table:table-row>
        <table:table-row table:style-name="ro3">
          <table:table-cell table:style-name="ce1" office:value-type="string" calcext:value-type="string">
            <text:p>08:44:17</text:p>
          </table:table-cell>
          <table:table-cell office:value-type="float" office:value="3.0867" calcext:value-type="float">
            <text:p>3.0867</text:p>
          </table:table-cell>
          <table:table-cell office:value-type="float" office:value="3.1233" calcext:value-type="float">
            <text:p>3.1233</text:p>
          </table:table-cell>
          <table:table-cell office:value-type="float" office:value="3.4298" calcext:value-type="float">
            <text:p>3.4298</text:p>
          </table:table-cell>
        </table:table-row>
        <table:table-row table:style-name="ro3">
          <table:table-cell table:style-name="ce1" office:value-type="string" calcext:value-type="string">
            <text:p>08:45:59</text:p>
          </table:table-cell>
          <table:table-cell office:value-type="float" office:value="3.1099" calcext:value-type="float">
            <text:p>3.1099</text:p>
          </table:table-cell>
          <table:table-cell office:value-type="float" office:value="3.1392" calcext:value-type="float">
            <text:p>3.1392</text:p>
          </table:table-cell>
          <table:table-cell office:value-type="float" office:value="3.453" calcext:value-type="float">
            <text:p>3.4530</text:p>
          </table:table-cell>
        </table:table-row>
        <table:table-row table:style-name="ro3">
          <table:table-cell table:style-name="ce1" office:value-type="string" calcext:value-type="string">
            <text:p>08:47:41</text:p>
          </table:table-cell>
          <table:table-cell office:value-type="float" office:value="3.116" calcext:value-type="float">
            <text:p>3.1160</text:p>
          </table:table-cell>
          <table:table-cell office:value-type="float" office:value="3.1258" calcext:value-type="float">
            <text:p>3.1258</text:p>
          </table:table-cell>
          <table:table-cell office:value-type="float" office:value="3.4286" calcext:value-type="float">
            <text:p>3.4286</text:p>
          </table:table-cell>
        </table:table-row>
        <table:table-row table:style-name="ro3">
          <table:table-cell table:style-name="ce1" office:value-type="string" calcext:value-type="string">
            <text:p>08:49:23</text:p>
          </table:table-cell>
          <table:table-cell office:value-type="float" office:value="3.2344" calcext:value-type="float">
            <text:p>3.2344</text:p>
          </table:table-cell>
          <table:table-cell office:value-type="float" office:value="3.1612" calcext:value-type="float">
            <text:p>3.1612</text:p>
          </table:table-cell>
          <table:table-cell office:value-type="float" office:value="3.4701" calcext:value-type="float">
            <text:p>3.4701</text:p>
          </table:table-cell>
        </table:table-row>
        <table:table-row table:style-name="ro3">
          <table:table-cell table:style-name="ce1" office:value-type="string" calcext:value-type="string">
            <text:p>08:51:04</text:p>
          </table:table-cell>
          <table:table-cell office:value-type="float" office:value="3.199" calcext:value-type="float">
            <text:p>3.1990</text:p>
          </table:table-cell>
          <table:table-cell office:value-type="float" office:value="3.1819" calcext:value-type="float">
            <text:p>3.1819</text:p>
          </table:table-cell>
          <table:table-cell office:value-type="float" office:value="3.4982" calcext:value-type="float">
            <text:p>3.4982</text:p>
          </table:table-cell>
        </table:table-row>
        <table:table-row table:style-name="ro3">
          <table:table-cell table:style-name="ce1" office:value-type="string" calcext:value-type="string">
            <text:p>08:56:10</text:p>
          </table:table-cell>
          <table:table-cell office:value-type="float" office:value="3.21" calcext:value-type="float">
            <text:p>3.2100</text:p>
          </table:table-cell>
          <table:table-cell office:value-type="float" office:value="3.1355" calcext:value-type="float">
            <text:p>3.1355</text:p>
          </table:table-cell>
          <table:table-cell office:value-type="float" office:value="3.464" calcext:value-type="float">
            <text:p>3.4640</text:p>
          </table:table-cell>
        </table:table-row>
        <table:table-row table:style-name="ro3">
          <table:table-cell table:style-name="ce1" office:value-type="string" calcext:value-type="string">
            <text:p>08:57:52</text:p>
          </table:table-cell>
          <table:table-cell office:value-type="float" office:value="3.149" calcext:value-type="float">
            <text:p>3.1490</text:p>
          </table:table-cell>
          <table:table-cell office:value-type="float" office:value="2.917" calcext:value-type="float">
            <text:p>2.9170</text:p>
          </table:table-cell>
          <table:table-cell office:value-type="float" office:value="3.265" calcext:value-type="float">
            <text:p>3.2650</text:p>
          </table:table-cell>
        </table:table-row>
        <table:table-row table:style-name="ro3">
          <table:table-cell table:style-name="ce1" office:value-type="string" calcext:value-type="string">
            <text:p>09:08:02</text:p>
          </table:table-cell>
          <table:table-cell office:value-type="float" office:value="3.2527" calcext:value-type="float">
            <text:p>3.2527</text:p>
          </table:table-cell>
          <table:table-cell office:value-type="float" office:value="3.1917" calcext:value-type="float">
            <text:p>3.1917</text:p>
          </table:table-cell>
          <table:table-cell office:value-type="float" office:value="3.5336" calcext:value-type="float">
            <text:p>3.5336</text:p>
          </table:table-cell>
        </table:table-row>
        <table:table-row table:style-name="ro3">
          <table:table-cell table:style-name="ce1" office:value-type="string" calcext:value-type="string">
            <text:p>09:09:44</text:p>
          </table:table-cell>
          <table:table-cell office:value-type="float" office:value="3.2479" calcext:value-type="float">
            <text:p>3.2479</text:p>
          </table:table-cell>
          <table:table-cell office:value-type="float" office:value="3.1783" calcext:value-type="float">
            <text:p>3.1783</text:p>
          </table:table-cell>
          <table:table-cell office:value-type="float" office:value="3.4982" calcext:value-type="float">
            <text:p>3.4982</text:p>
          </table:table-cell>
        </table:table-row>
        <table:table-row table:style-name="ro3">
          <table:table-cell table:style-name="ce1" office:value-type="string" calcext:value-type="string">
            <text:p>09:11:26</text:p>
          </table:table-cell>
          <table:table-cell office:value-type="float" office:value="3.2186" calcext:value-type="float">
            <text:p>3.2186</text:p>
          </table:table-cell>
          <table:table-cell office:value-type="float" office:value="3.116" calcext:value-type="float">
            <text:p>3.1160</text:p>
          </table:table-cell>
          <table:table-cell office:value-type="float" office:value="3.4579" calcext:value-type="float">
            <text:p>3.4579</text:p>
          </table:table-cell>
        </table:table-row>
        <table:table-row table:style-name="ro3">
          <table:table-cell table:style-name="ce1" office:value-type="string" calcext:value-type="string">
            <text:p>09:13:07</text:p>
          </table:table-cell>
          <table:table-cell office:value-type="float" office:value="3.1856" calcext:value-type="float">
            <text:p>3.1856</text:p>
          </table:table-cell>
          <table:table-cell office:value-type="float" office:value="3.0513" calcext:value-type="float">
            <text:p>3.0513</text:p>
          </table:table-cell>
          <table:table-cell office:value-type="float" office:value="3.3834" calcext:value-type="float">
            <text:p>3.3834</text:p>
          </table:table-cell>
        </table:table-row>
        <table:table-row table:style-name="ro3">
          <table:table-cell table:style-name="ce1" office:value-type="string" calcext:value-type="string">
            <text:p>09:14:49</text:p>
          </table:table-cell>
          <table:table-cell office:value-type="float" office:value="3.1734" calcext:value-type="float">
            <text:p>3.1734</text:p>
          </table:table-cell>
          <table:table-cell office:value-type="float" office:value="2.9683" calcext:value-type="float">
            <text:p>2.9683</text:p>
          </table:table-cell>
          <table:table-cell office:value-type="float" office:value="3.3223" calcext:value-type="float">
            <text:p>3.3223</text:p>
          </table:table-cell>
        </table:table-row>
        <table:table-row table:style-name="ro3">
          <table:table-cell table:style-name="ce1" office:value-type="string" calcext:value-type="string">
            <text:p>09:16:31</text:p>
          </table:table-cell>
          <table:table-cell office:value-type="float" office:value="3.1465" calcext:value-type="float">
            <text:p>3.1465</text:p>
          </table:table-cell>
          <table:table-cell office:value-type="float" office:value="2.8864" calcext:value-type="float">
            <text:p>2.8864</text:p>
          </table:table-cell>
          <table:table-cell office:value-type="float" office:value="3.2491" calcext:value-type="float">
            <text:p>3.2491</text:p>
          </table:table-cell>
        </table:table-row>
        <table:table-row table:style-name="ro3">
          <table:table-cell table:style-name="ce1" office:value-type="string" calcext:value-type="string">
            <text:p>09:18:12</text:p>
          </table:table-cell>
          <table:table-cell office:value-type="float" office:value="3.1074" calcext:value-type="float">
            <text:p>3.1074</text:p>
          </table:table-cell>
          <table:table-cell office:value-type="float" office:value="2.8449" calcext:value-type="float">
            <text:p>2.8449</text:p>
          </table:table-cell>
          <table:table-cell office:value-type="float" office:value="3.2173" calcext:value-type="float">
            <text:p>3.2173</text:p>
          </table:table-cell>
        </table:table-row>
        <table:table-row table:style-name="ro3">
          <table:table-cell table:style-name="ce1" office:value-type="string" calcext:value-type="string">
            <text:p>09:19:54</text:p>
          </table:table-cell>
          <table:table-cell office:value-type="float" office:value="3.1648" calcext:value-type="float">
            <text:p>3.1648</text:p>
          </table:table-cell>
          <table:table-cell office:value-type="float" office:value="2.9683" calcext:value-type="float">
            <text:p>2.9683</text:p>
          </table:table-cell>
          <table:table-cell office:value-type="float" office:value="3.3223" calcext:value-type="float">
            <text:p>3.3223</text:p>
          </table:table-cell>
        </table:table-row>
        <table:table-row table:style-name="ro3">
          <table:table-cell table:style-name="ce1" office:value-type="string" calcext:value-type="string">
            <text:p>09:21:36</text:p>
          </table:table-cell>
          <table:table-cell office:value-type="float" office:value="3.177" calcext:value-type="float">
            <text:p>3.1770</text:p>
          </table:table-cell>
          <table:table-cell office:value-type="float" office:value="3.0366" calcext:value-type="float">
            <text:p>3.0366</text:p>
          </table:table-cell>
          <table:table-cell office:value-type="float" office:value="3.4212" calcext:value-type="float">
            <text:p>3.4212</text:p>
          </table:table-cell>
        </table:table-row>
        <table:table-row table:style-name="ro3">
          <table:table-cell table:style-name="ce1" office:value-type="string" calcext:value-type="string">
            <text:p>09:26:41</text:p>
          </table:table-cell>
          <table:table-cell office:value-type="float" office:value="3.0965" calcext:value-type="float">
            <text:p>3.0965</text:p>
          </table:table-cell>
          <table:table-cell office:value-type="float" office:value="2.9719" calcext:value-type="float">
            <text:p>2.9719</text:p>
          </table:table-cell>
          <table:table-cell office:value-type="float" office:value="3.4823" calcext:value-type="float">
            <text:p>3.4823</text:p>
          </table:table-cell>
        </table:table-row>
        <table:table-row table:style-name="ro3">
          <table:table-cell table:style-name="ce1" office:value-type="string" calcext:value-type="string">
            <text:p>09:28:23</text:p>
          </table:table-cell>
          <table:table-cell office:value-type="float" office:value="3.0586" calcext:value-type="float">
            <text:p>3.0586</text:p>
          </table:table-cell>
          <table:table-cell office:value-type="float" office:value="2.9341" calcext:value-type="float">
            <text:p>2.9341</text:p>
          </table:table-cell>
          <table:table-cell office:value-type="float" office:value="3.4481" calcext:value-type="float">
            <text:p>3.4481</text:p>
          </table:table-cell>
        </table:table-row>
        <table:table-row table:style-name="ro3">
          <table:table-cell table:style-name="ce1" office:value-type="string" calcext:value-type="string">
            <text:p>09:30:05</text:p>
          </table:table-cell>
          <table:table-cell office:value-type="float" office:value="3.0757" calcext:value-type="float">
            <text:p>3.0757</text:p>
          </table:table-cell>
          <table:table-cell office:value-type="float" office:value="2.9487" calcext:value-type="float">
            <text:p>2.9487</text:p>
          </table:table-cell>
          <table:table-cell office:value-type="float" office:value="3.464" calcext:value-type="float">
            <text:p>3.4640</text:p>
          </table:table-cell>
        </table:table-row>
        <table:table-row table:style-name="ro3">
          <table:table-cell table:style-name="ce1" office:value-type="string" calcext:value-type="string">
            <text:p>09:31:47</text:p>
          </table:table-cell>
          <table:table-cell office:value-type="float" office:value="2.9988" calcext:value-type="float">
            <text:p>2.9988</text:p>
          </table:table-cell>
          <table:table-cell office:value-type="float" office:value="2.851" calcext:value-type="float">
            <text:p>2.8510</text:p>
          </table:table-cell>
          <table:table-cell office:value-type="float" office:value="3.3883" calcext:value-type="float">
            <text:p>3.3883</text:p>
          </table:table-cell>
        </table:table-row>
        <table:table-row table:style-name="ro3">
          <table:table-cell table:style-name="ce1" office:value-type="string" calcext:value-type="string">
            <text:p>09:33:28</text:p>
          </table:table-cell>
          <table:table-cell office:value-type="float" office:value="3.0757" calcext:value-type="float">
            <text:p>3.0757</text:p>
          </table:table-cell>
          <table:table-cell office:value-type="float" office:value="2.9353" calcext:value-type="float">
            <text:p>2.9353</text:p>
          </table:table-cell>
          <table:table-cell office:value-type="float" office:value="3.4493" calcext:value-type="float">
            <text:p>3.4493</text:p>
          </table:table-cell>
        </table:table-row>
        <table:table-row table:style-name="ro3">
          <table:table-cell table:style-name="ce1" office:value-type="string" calcext:value-type="string">
            <text:p>09:35:10</text:p>
          </table:table-cell>
          <table:table-cell office:value-type="float" office:value="3.0806" calcext:value-type="float">
            <text:p>3.0806</text:p>
          </table:table-cell>
          <table:table-cell office:value-type="float" office:value="2.9463" calcext:value-type="float">
            <text:p>2.9463</text:p>
          </table:table-cell>
          <table:table-cell office:value-type="float" office:value="3.4591" calcext:value-type="float">
            <text:p>3.4591</text:p>
          </table:table-cell>
        </table:table-row>
        <table:table-row table:style-name="ro3">
          <table:table-cell table:style-name="ce1" office:value-type="string" calcext:value-type="string">
            <text:p>09:36:52</text:p>
          </table:table-cell>
          <table:table-cell office:value-type="float" office:value="3.1221" calcext:value-type="float">
            <text:p>3.1221</text:p>
          </table:table-cell>
          <table:table-cell office:value-type="float" office:value="2.9878" calcext:value-type="float">
            <text:p>2.9878</text:p>
          </table:table-cell>
          <table:table-cell office:value-type="float" office:value="3.5006" calcext:value-type="float">
            <text:p>3.5006</text:p>
          </table:table-cell>
        </table:table-row>
        <table:table-row table:style-name="ro3">
          <table:table-cell table:style-name="ce1" office:value-type="string" calcext:value-type="string">
            <text:p>09:40:15</text:p>
          </table:table-cell>
          <table:table-cell office:value-type="float" office:value="3.1123" calcext:value-type="float">
            <text:p>3.1123</text:p>
          </table:table-cell>
          <table:table-cell office:value-type="float" office:value="2.9634" calcext:value-type="float">
            <text:p>2.9634</text:p>
          </table:table-cell>
          <table:table-cell office:value-type="float" office:value="3.4054" calcext:value-type="float">
            <text:p>3.4054</text:p>
          </table:table-cell>
        </table:table-row>
        <table:table-row table:style-name="ro3">
          <table:table-cell table:style-name="ce1" office:value-type="string" calcext:value-type="string">
            <text:p>09:41:57</text:p>
          </table:table-cell>
          <table:table-cell office:value-type="float" office:value="3.0672" calcext:value-type="float">
            <text:p>3.0672</text:p>
          </table:table-cell>
          <table:table-cell office:value-type="float" office:value="2.9121" calcext:value-type="float">
            <text:p>2.9121</text:p>
          </table:table-cell>
          <table:table-cell office:value-type="float" office:value="3.3553" calcext:value-type="float">
            <text:p>3.3553</text:p>
          </table:table-cell>
        </table:table-row>
        <table:table-row table:style-name="ro3">
          <table:table-cell table:style-name="ce1" office:value-type="string" calcext:value-type="string">
            <text:p>09:43:39</text:p>
          </table:table-cell>
          <table:table-cell office:value-type="float" office:value="3.2491" calcext:value-type="float">
            <text:p>3.2491</text:p>
          </table:table-cell>
          <table:table-cell office:value-type="float" office:value="3.0965" calcext:value-type="float">
            <text:p>3.0965</text:p>
          </table:table-cell>
          <table:table-cell office:value-type="float" office:value="3.4554" calcext:value-type="float">
            <text:p>3.4554</text:p>
          </table:table-cell>
        </table:table-row>
        <table:table-row table:style-name="ro3">
          <table:table-cell table:style-name="ce1" office:value-type="string" calcext:value-type="string">
            <text:p>09:45:21</text:p>
          </table:table-cell>
          <table:table-cell office:value-type="float" office:value="3.2662" calcext:value-type="float">
            <text:p>3.2662</text:p>
          </table:table-cell>
          <table:table-cell office:value-type="float" office:value="3.1148" calcext:value-type="float">
            <text:p>3.1148</text:p>
          </table:table-cell>
          <table:table-cell office:value-type="float" office:value="3.4628" calcext:value-type="float">
            <text:p>3.4628</text:p>
          </table:table-cell>
        </table:table-row>
        <table:table-row table:style-name="ro3">
          <table:table-cell table:style-name="ce1" office:value-type="string" calcext:value-type="string">
            <text:p>09:47:03</text:p>
          </table:table-cell>
          <table:table-cell office:value-type="float" office:value="3.2271" calcext:value-type="float">
            <text:p>3.2271</text:p>
          </table:table-cell>
          <table:table-cell office:value-type="float" office:value="3.0672" calcext:value-type="float">
            <text:p>3.0672</text:p>
          </table:table-cell>
          <table:table-cell office:value-type="float" office:value="3.4274" calcext:value-type="float">
            <text:p>3.4274</text:p>
          </table:table-cell>
        </table:table-row>
        <table:table-row table:style-name="ro3">
          <table:table-cell table:style-name="ce1" office:value-type="string" calcext:value-type="string">
            <text:p>09:48:44</text:p>
          </table:table-cell>
          <table:table-cell office:value-type="float" office:value="3.2723" calcext:value-type="float">
            <text:p>3.2723</text:p>
          </table:table-cell>
          <table:table-cell office:value-type="float" office:value="3.1087" calcext:value-type="float">
            <text:p>3.1087</text:p>
          </table:table-cell>
          <table:table-cell office:value-type="float" office:value="3.4725" calcext:value-type="float">
            <text:p>3.4725</text:p>
          </table:table-cell>
        </table:table-row>
        <table:table-row table:style-name="ro3">
          <table:table-cell table:style-name="ce1" office:value-type="string" calcext:value-type="string">
            <text:p>09:50:26</text:p>
          </table:table-cell>
          <table:table-cell office:value-type="float" office:value="3.2747" calcext:value-type="float">
            <text:p>3.2747</text:p>
          </table:table-cell>
          <table:table-cell office:value-type="float" office:value="3.1062" calcext:value-type="float">
            <text:p>3.1062</text:p>
          </table:table-cell>
          <table:table-cell office:value-type="float" office:value="3.4591" calcext:value-type="float">
            <text:p>3.4591</text:p>
          </table:table-cell>
        </table:table-row>
        <table:table-row table:style-name="ro3">
          <table:table-cell table:style-name="ce1" office:value-type="string" calcext:value-type="string">
            <text:p>09:52:08</text:p>
          </table:table-cell>
          <table:table-cell office:value-type="float" office:value="3.1905" calcext:value-type="float">
            <text:p>3.1905</text:p>
          </table:table-cell>
          <table:table-cell office:value-type="float" office:value="2.9976" calcext:value-type="float">
            <text:p>2.9976</text:p>
          </table:table-cell>
          <table:table-cell office:value-type="float" office:value="3.3797" calcext:value-type="float">
            <text:p>3.3797</text:p>
          </table:table-cell>
        </table:table-row>
        <table:table-row table:style-name="ro3">
          <table:table-cell table:style-name="ce1" office:value-type="string" calcext:value-type="string">
            <text:p>09:53:50</text:p>
          </table:table-cell>
          <table:table-cell office:value-type="float" office:value="3.2589" calcext:value-type="float">
            <text:p>3.2589</text:p>
          </table:table-cell>
          <table:table-cell office:value-type="float" office:value="3.0879" calcext:value-type="float">
            <text:p>3.0879</text:p>
          </table:table-cell>
          <table:table-cell office:value-type="float" office:value="3.4579" calcext:value-type="float">
            <text:p>3.4579</text:p>
          </table:table-cell>
        </table:table-row>
        <table:table-row table:style-name="ro3">
          <table:table-cell table:style-name="ce1" office:value-type="string" calcext:value-type="string">
            <text:p>09:57:13</text:p>
          </table:table-cell>
          <table:table-cell office:value-type="float" office:value="3.2759" calcext:value-type="float">
            <text:p>3.2759</text:p>
          </table:table-cell>
          <table:table-cell office:value-type="float" office:value="3.0867" calcext:value-type="float">
            <text:p>3.0867</text:p>
          </table:table-cell>
          <table:table-cell office:value-type="float" office:value="3.4371" calcext:value-type="float">
            <text:p>3.4371</text:p>
          </table:table-cell>
        </table:table-row>
        <table:table-row table:style-name="ro3">
          <table:table-cell table:style-name="ce1" office:value-type="string" calcext:value-type="string">
            <text:p>09:58:55</text:p>
          </table:table-cell>
          <table:table-cell office:value-type="float" office:value="3.0733" calcext:value-type="float">
            <text:p>3.0733</text:p>
          </table:table-cell>
          <table:table-cell office:value-type="float" office:value="2.7277" calcext:value-type="float">
            <text:p>2.7277</text:p>
          </table:table-cell>
          <table:table-cell office:value-type="float" office:value="3.1416" calcext:value-type="float">
            <text:p>3.1416</text:p>
          </table:table-cell>
        </table:table-row>
        <table:table-row table:style-name="ro3">
          <table:table-cell table:style-name="ce1" office:value-type="string" calcext:value-type="string">
            <text:p>10:00:37</text:p>
          </table:table-cell>
          <table:table-cell office:value-type="float" office:value="3.2735" calcext:value-type="float">
            <text:p>3.2735</text:p>
          </table:table-cell>
          <table:table-cell office:value-type="float" office:value="3.0623" calcext:value-type="float">
            <text:p>3.0623</text:p>
          </table:table-cell>
          <table:table-cell office:value-type="float" office:value="3.4396" calcext:value-type="float">
            <text:p>3.4396</text:p>
          </table:table-cell>
        </table:table-row>
        <table:table-row table:style-name="ro3">
          <table:table-cell table:style-name="ce1" office:value-type="string" calcext:value-type="string">
            <text:p>10:02:18</text:p>
          </table:table-cell>
          <table:table-cell office:value-type="float" office:value="3.1123" calcext:value-type="float">
            <text:p>3.1123</text:p>
          </table:table-cell>
          <table:table-cell office:value-type="float" office:value="2.8242" calcext:value-type="float">
            <text:p>2.8242</text:p>
          </table:table-cell>
          <table:table-cell office:value-type="float" office:value="3.2198" calcext:value-type="float">
            <text:p>3.2198</text:p>
          </table:table-cell>
        </table:table-row>
        <table:table-row table:style-name="ro3">
          <table:table-cell table:style-name="ce1" office:value-type="string" calcext:value-type="string">
            <text:p>10:04:00</text:p>
          </table:table-cell>
          <table:table-cell office:value-type="float" office:value="2.9963" calcext:value-type="float">
            <text:p>2.9963</text:p>
          </table:table-cell>
          <table:table-cell office:value-type="float" office:value="2.8474" calcext:value-type="float">
            <text:p>2.8474</text:p>
          </table:table-cell>
          <table:table-cell office:value-type="float" office:value="3.2357" calcext:value-type="float">
            <text:p>3.2357</text:p>
          </table:table-cell>
        </table:table-row>
        <table:table-row table:style-name="ro3">
          <table:table-cell table:style-name="ce1" office:value-type="string" calcext:value-type="string">
            <text:p>10:05:42</text:p>
          </table:table-cell>
          <table:table-cell office:value-type="float" office:value="3.0916" calcext:value-type="float">
            <text:p>3.0916</text:p>
          </table:table-cell>
          <table:table-cell office:value-type="float" office:value="3.1538" calcext:value-type="float">
            <text:p>3.1538</text:p>
          </table:table-cell>
          <table:table-cell office:value-type="float" office:value="3.1795" calcext:value-type="float">
            <text:p>3.1795</text:p>
          </table:table-cell>
        </table:table-row>
        <table:table-row table:style-name="ro3">
          <table:table-cell table:style-name="ce1" office:value-type="string" calcext:value-type="string">
            <text:p>10:07:24</text:p>
          </table:table-cell>
          <table:table-cell office:value-type="float" office:value="2.6361" calcext:value-type="float">
            <text:p>2.6361</text:p>
          </table:table-cell>
          <table:table-cell office:value-type="float" office:value="3.0037" calcext:value-type="float">
            <text:p>3.0037</text:p>
          </table:table-cell>
          <table:table-cell office:value-type="float" office:value="3.1819" calcext:value-type="float">
            <text:p>3.1819</text:p>
          </table:table-cell>
        </table:table-row>
        <table:table-row table:style-name="ro3">
          <table:table-cell table:style-name="ce1" office:value-type="string" calcext:value-type="string">
            <text:p>10:09:05</text:p>
          </table:table-cell>
          <table:table-cell office:value-type="float" office:value="2.8571" calcext:value-type="float">
            <text:p>2.8571</text:p>
          </table:table-cell>
          <table:table-cell office:value-type="float" office:value="3.0232" calcext:value-type="float">
            <text:p>3.0232</text:p>
          </table:table-cell>
          <table:table-cell office:value-type="float" office:value="3.1526" calcext:value-type="float">
            <text:p>3.1526</text:p>
          </table:table-cell>
        </table:table-row>
        <table:table-row table:style-name="ro3">
          <table:table-cell table:style-name="ce1" office:value-type="string" calcext:value-type="string">
            <text:p>10:13:33</text:p>
          </table:table-cell>
          <table:table-cell office:value-type="float" office:value="3.1404" calcext:value-type="float">
            <text:p>3.1404</text:p>
          </table:table-cell>
          <table:table-cell table:number-columns-repeated="2" office:value-type="float" office:value="3.2125" calcext:value-type="float">
            <text:p>3.2125</text:p>
          </table:table-cell>
        </table:table-row>
        <table:table-row table:style-name="ro3">
          <table:table-cell table:style-name="ce1" office:value-type="string" calcext:value-type="string">
            <text:p>10:15:15</text:p>
          </table:table-cell>
          <table:table-cell office:value-type="float" office:value="3.2015" calcext:value-type="float">
            <text:p>3.2015</text:p>
          </table:table-cell>
          <table:table-cell office:value-type="float" office:value="3.2698" calcext:value-type="float">
            <text:p>3.2698</text:p>
          </table:table-cell>
          <table:table-cell office:value-type="float" office:value="3.2686" calcext:value-type="float">
            <text:p>3.2686</text:p>
          </table:table-cell>
        </table:table-row>
        <table:table-row table:style-name="ro3">
          <table:table-cell table:style-name="ce1" office:value-type="string" calcext:value-type="string">
            <text:p>10:16:57</text:p>
          </table:table-cell>
          <table:table-cell office:value-type="float" office:value="3.1856" calcext:value-type="float">
            <text:p>3.1856</text:p>
          </table:table-cell>
          <table:table-cell office:value-type="float" office:value="3.2784" calcext:value-type="float">
            <text:p>3.2784</text:p>
          </table:table-cell>
          <table:table-cell office:value-type="float" office:value="3.2833" calcext:value-type="float">
            <text:p>3.2833</text:p>
          </table:table-cell>
        </table:table-row>
        <table:table-row table:style-name="ro3">
          <table:table-cell table:style-name="ce1" office:value-type="string" calcext:value-type="string">
            <text:p>10:18:38</text:p>
          </table:table-cell>
          <table:table-cell office:value-type="float" office:value="3.2076" calcext:value-type="float">
            <text:p>3.2076</text:p>
          </table:table-cell>
          <table:table-cell office:value-type="float" office:value="3.2967" calcext:value-type="float">
            <text:p>3.2967</text:p>
          </table:table-cell>
          <table:table-cell office:value-type="float" office:value="3.3321" calcext:value-type="float">
            <text:p>3.3321</text:p>
          </table:table-cell>
        </table:table-row>
        <table:table-row table:style-name="ro3">
          <table:table-cell table:style-name="ce1" office:value-type="string" calcext:value-type="string">
            <text:p>10:20:20</text:p>
          </table:table-cell>
          <table:table-cell office:value-type="float" office:value="3.2247" calcext:value-type="float">
            <text:p>3.2247</text:p>
          </table:table-cell>
          <table:table-cell office:value-type="float" office:value="3.3016" calcext:value-type="float">
            <text:p>3.3016</text:p>
          </table:table-cell>
          <table:table-cell office:value-type="float" office:value="3.3394" calcext:value-type="float">
            <text:p>3.3394</text:p>
          </table:table-cell>
        </table:table-row>
        <table:table-row table:style-name="ro3">
          <table:table-cell table:style-name="ce1" office:value-type="string" calcext:value-type="string">
            <text:p>10:22:02</text:p>
          </table:table-cell>
          <table:table-cell office:value-type="float" office:value="3.1502" calcext:value-type="float">
            <text:p>3.1502</text:p>
          </table:table-cell>
          <table:table-cell office:value-type="float" office:value="3.2039" calcext:value-type="float">
            <text:p>3.2039</text:p>
          </table:table-cell>
          <table:table-cell office:value-type="float" office:value="3.2259" calcext:value-type="float">
            <text:p>3.2259</text:p>
          </table:table-cell>
        </table:table-row>
        <table:table-row table:style-name="ro3">
          <table:table-cell table:style-name="ce1" office:value-type="string" calcext:value-type="string">
            <text:p>10:23:44</text:p>
          </table:table-cell>
          <table:table-cell office:value-type="float" office:value="3.1648" calcext:value-type="float">
            <text:p>3.1648</text:p>
          </table:table-cell>
          <table:table-cell office:value-type="float" office:value="3.232" calcext:value-type="float">
            <text:p>3.2320</text:p>
          </table:table-cell>
          <table:table-cell office:value-type="float" office:value="3.2527" calcext:value-type="float">
            <text:p>3.2527</text:p>
          </table:table-cell>
        </table:table-row>
        <table:table-row table:style-name="ro3">
          <table:table-cell table:style-name="ce1" office:value-type="string" calcext:value-type="string">
            <text:p>10:25:26</text:p>
          </table:table-cell>
          <table:table-cell office:value-type="float" office:value="3.16" calcext:value-type="float">
            <text:p>3.1600</text:p>
          </table:table-cell>
          <table:table-cell office:value-type="float" office:value="3.2295" calcext:value-type="float">
            <text:p>3.2295</text:p>
          </table:table-cell>
          <table:table-cell office:value-type="float" office:value="3.243" calcext:value-type="float">
            <text:p>3.2430</text:p>
          </table:table-cell>
        </table:table-row>
        <table:table-row table:style-name="ro3">
          <table:table-cell table:style-name="ce1" office:value-type="string" calcext:value-type="string">
            <text:p>10:27:07</text:p>
          </table:table-cell>
          <table:table-cell office:value-type="float" office:value="3.1832" calcext:value-type="float">
            <text:p>3.1832</text:p>
          </table:table-cell>
          <table:table-cell office:value-type="float" office:value="3.2564" calcext:value-type="float">
            <text:p>3.2564</text:p>
          </table:table-cell>
          <table:table-cell office:value-type="float" office:value="3.2601" calcext:value-type="float">
            <text:p>3.2601</text:p>
          </table:table-cell>
        </table:table-row>
        <table:table-row table:style-name="ro3">
          <table:table-cell table:style-name="ce1" office:value-type="string" calcext:value-type="string">
            <text:p>10:28:49</text:p>
          </table:table-cell>
          <table:table-cell office:value-type="float" office:value="3.1612" calcext:value-type="float">
            <text:p>3.1612</text:p>
          </table:table-cell>
          <table:table-cell office:value-type="float" office:value="3.2234" calcext:value-type="float">
            <text:p>3.2234</text:p>
          </table:table-cell>
          <table:table-cell office:value-type="float" office:value="3.2332" calcext:value-type="float">
            <text:p>3.2332</text:p>
          </table:table-cell>
        </table:table-row>
        <table:table-row table:style-name="ro3">
          <table:table-cell table:style-name="ce1" office:value-type="string" calcext:value-type="string">
            <text:p>10:30:31</text:p>
          </table:table-cell>
          <table:table-cell office:value-type="float" office:value="3.1722" calcext:value-type="float">
            <text:p>3.1722</text:p>
          </table:table-cell>
          <table:table-cell office:value-type="float" office:value="3.2442" calcext:value-type="float">
            <text:p>3.2442</text:p>
          </table:table-cell>
          <table:table-cell office:value-type="float" office:value="3.2466" calcext:value-type="float">
            <text:p>3.2466</text:p>
          </table:table-cell>
        </table:table-row>
        <table:table-row table:style-name="ro3">
          <table:table-cell table:style-name="ce1" office:value-type="string" calcext:value-type="string">
            <text:p>10:32:13</text:p>
          </table:table-cell>
          <table:table-cell office:value-type="float" office:value="3.1978" calcext:value-type="float">
            <text:p>3.1978</text:p>
          </table:table-cell>
          <table:table-cell office:value-type="float" office:value="3.2808" calcext:value-type="float">
            <text:p>3.2808</text:p>
          </table:table-cell>
          <table:table-cell office:value-type="float" office:value="3.2857" calcext:value-type="float">
            <text:p>3.2857</text:p>
          </table:table-cell>
        </table:table-row>
        <table:table-row table:style-name="ro3">
          <table:table-cell table:style-name="ce1" office:value-type="string" calcext:value-type="string">
            <text:p>10:33:54</text:p>
          </table:table-cell>
          <table:table-cell office:value-type="float" office:value="3.1001" calcext:value-type="float">
            <text:p>3.1001</text:p>
          </table:table-cell>
          <table:table-cell office:value-type="float" office:value="3.1941" calcext:value-type="float">
            <text:p>3.1941</text:p>
          </table:table-cell>
          <table:table-cell office:value-type="float" office:value="3.1819" calcext:value-type="float">
            <text:p>3.1819</text:p>
          </table:table-cell>
        </table:table-row>
        <table:table-row table:style-name="ro3">
          <table:table-cell table:style-name="ce1" office:value-type="string" calcext:value-type="string">
            <text:p>10:35:36</text:p>
          </table:table-cell>
          <table:table-cell office:value-type="float" office:value="3.1538" calcext:value-type="float">
            <text:p>3.1538</text:p>
          </table:table-cell>
          <table:table-cell office:value-type="float" office:value="3.2149" calcext:value-type="float">
            <text:p>3.2149</text:p>
          </table:table-cell>
          <table:table-cell office:value-type="float" office:value="3.2112" calcext:value-type="float">
            <text:p>3.2112</text:p>
          </table:table-cell>
        </table:table-row>
        <table:table-row table:style-name="ro3">
          <table:table-cell table:style-name="ce1" office:value-type="string" calcext:value-type="string">
            <text:p>10:37:18</text:p>
          </table:table-cell>
          <table:table-cell office:value-type="float" office:value="3.2088" calcext:value-type="float">
            <text:p>3.2088</text:p>
          </table:table-cell>
          <table:table-cell office:value-type="float" office:value="3.2882" calcext:value-type="float">
            <text:p>3.2882</text:p>
          </table:table-cell>
          <table:table-cell office:value-type="float" office:value="3.2784" calcext:value-type="float">
            <text:p>3.2784</text:p>
          </table:table-cell>
        </table:table-row>
        <table:table-row table:style-name="ro3">
          <table:table-cell table:style-name="ce1" office:value-type="string" calcext:value-type="string">
            <text:p>10:38:59</text:p>
          </table:table-cell>
          <table:table-cell office:value-type="float" office:value="3.2784" calcext:value-type="float">
            <text:p>3.2784</text:p>
          </table:table-cell>
          <table:table-cell office:value-type="float" office:value="3.3748" calcext:value-type="float">
            <text:p>3.3748</text:p>
          </table:table-cell>
          <table:table-cell office:value-type="float" office:value="3.409" calcext:value-type="float">
            <text:p>3.4090</text:p>
          </table:table-cell>
        </table:table-row>
        <table:table-row table:style-name="ro3">
          <table:table-cell table:style-name="ce1" office:value-type="string" calcext:value-type="string">
            <text:p>10:40:41</text:p>
          </table:table-cell>
          <table:table-cell office:value-type="float" office:value="3.1319" calcext:value-type="float">
            <text:p>3.1319</text:p>
          </table:table-cell>
          <table:table-cell office:value-type="float" office:value="3.2247" calcext:value-type="float">
            <text:p>3.2247</text:p>
          </table:table-cell>
          <table:table-cell office:value-type="float" office:value="3.2222" calcext:value-type="float">
            <text:p>3.2222</text:p>
          </table:table-cell>
        </table:table-row>
        <table:table-row table:style-name="ro3">
          <table:table-cell table:style-name="ce1" office:value-type="string" calcext:value-type="string">
            <text:p>10:42:23</text:p>
          </table:table-cell>
          <table:table-cell office:value-type="float" office:value="3.1661" calcext:value-type="float">
            <text:p>3.1661</text:p>
          </table:table-cell>
          <table:table-cell table:number-columns-repeated="2" office:value-type="float" office:value="3.2515" calcext:value-type="float">
            <text:p>3.2515</text:p>
          </table:table-cell>
        </table:table-row>
        <table:table-row table:style-name="ro3">
          <table:table-cell table:style-name="ce1" office:value-type="string" calcext:value-type="string">
            <text:p>10:44:04</text:p>
          </table:table-cell>
          <table:table-cell office:value-type="float" office:value="3.2613" calcext:value-type="float">
            <text:p>3.2613</text:p>
          </table:table-cell>
          <table:table-cell office:value-type="float" office:value="3.3492" calcext:value-type="float">
            <text:p>3.3492</text:p>
          </table:table-cell>
          <table:table-cell office:value-type="float" office:value="3.37" calcext:value-type="float">
            <text:p>3.3700</text:p>
          </table:table-cell>
        </table:table-row>
        <table:table-row table:style-name="ro3">
          <table:table-cell table:style-name="ce1" office:value-type="string" calcext:value-type="string">
            <text:p>10:45:46</text:p>
          </table:table-cell>
          <table:table-cell office:value-type="float" office:value="3.2271" calcext:value-type="float">
            <text:p>3.2271</text:p>
          </table:table-cell>
          <table:table-cell office:value-type="float" office:value="3.2308" calcext:value-type="float">
            <text:p>3.2308</text:p>
          </table:table-cell>
          <table:table-cell office:value-type="float" office:value="3.3394" calcext:value-type="float">
            <text:p>3.3394</text:p>
          </table:table-cell>
        </table:table-row>
        <table:table-row table:style-name="ro3">
          <table:table-cell table:style-name="ce1" office:value-type="string" calcext:value-type="string">
            <text:p>10:47:27</text:p>
          </table:table-cell>
          <table:table-cell office:value-type="float" office:value="3.1013" calcext:value-type="float">
            <text:p>3.1013</text:p>
          </table:table-cell>
          <table:table-cell office:value-type="float" office:value="3.1978" calcext:value-type="float">
            <text:p>3.1978</text:p>
          </table:table-cell>
          <table:table-cell office:value-type="float" office:value="3.188" calcext:value-type="float">
            <text:p>3.1880</text:p>
          </table:table-cell>
        </table:table-row>
        <table:table-row table:style-name="ro3">
          <table:table-cell table:style-name="ce1" office:value-type="string" calcext:value-type="string">
            <text:p>10:49:09</text:p>
          </table:table-cell>
          <table:table-cell office:value-type="float" office:value="3.1233" calcext:value-type="float">
            <text:p>3.1233</text:p>
          </table:table-cell>
          <table:table-cell office:value-type="float" office:value="3.2149" calcext:value-type="float">
            <text:p>3.2149</text:p>
          </table:table-cell>
          <table:table-cell office:value-type="float" office:value="3.2247" calcext:value-type="float">
            <text:p>3.2247</text:p>
          </table:table-cell>
        </table:table-row>
        <table:table-row table:style-name="ro3">
          <table:table-cell table:style-name="ce1" office:value-type="string" calcext:value-type="string">
            <text:p>10:50:51</text:p>
          </table:table-cell>
          <table:table-cell office:value-type="float" office:value="3.0623" calcext:value-type="float">
            <text:p>3.0623</text:p>
          </table:table-cell>
          <table:table-cell office:value-type="float" office:value="3.1661" calcext:value-type="float">
            <text:p>3.1661</text:p>
          </table:table-cell>
          <table:table-cell office:value-type="float" office:value="3.1453" calcext:value-type="float">
            <text:p>3.1453</text:p>
          </table:table-cell>
        </table:table-row>
        <table:table-row table:style-name="ro3">
          <table:table-cell table:style-name="ce1" office:value-type="string" calcext:value-type="string">
            <text:p>10:52:32</text:p>
          </table:table-cell>
          <table:table-cell office:value-type="float" office:value="3.0476" calcext:value-type="float">
            <text:p>3.0476</text:p>
          </table:table-cell>
          <table:table-cell office:value-type="float" office:value="3.1441" calcext:value-type="float">
            <text:p>3.1441</text:p>
          </table:table-cell>
          <table:table-cell office:value-type="float" office:value="3.1111" calcext:value-type="float">
            <text:p>3.1111</text:p>
          </table:table-cell>
        </table:table-row>
        <table:table-row table:style-name="ro3">
          <table:table-cell table:style-name="ce1" office:value-type="string" calcext:value-type="string">
            <text:p>10:54:14</text:p>
          </table:table-cell>
          <table:table-cell office:value-type="float" office:value="3.0928" calcext:value-type="float">
            <text:p>3.0928</text:p>
          </table:table-cell>
          <table:table-cell office:value-type="float" office:value="3.1844" calcext:value-type="float">
            <text:p>3.1844</text:p>
          </table:table-cell>
          <table:table-cell office:value-type="float" office:value="3.1697" calcext:value-type="float">
            <text:p>3.1697</text:p>
          </table:table-cell>
        </table:table-row>
        <table:table-row table:style-name="ro3">
          <table:table-cell table:style-name="ce1" office:value-type="string" calcext:value-type="string">
            <text:p>10:55:56</text:p>
          </table:table-cell>
          <table:table-cell office:value-type="float" office:value="3.1026" calcext:value-type="float">
            <text:p>3.1026</text:p>
          </table:table-cell>
          <table:table-cell office:value-type="float" office:value="3.1966" calcext:value-type="float">
            <text:p>3.1966</text:p>
          </table:table-cell>
          <table:table-cell office:value-type="float" office:value="3.1917" calcext:value-type="float">
            <text:p>3.1917</text:p>
          </table:table-cell>
        </table:table-row>
        <table:table-row table:style-name="ro3">
          <table:table-cell table:style-name="ce1" office:value-type="string" calcext:value-type="string">
            <text:p>10:57:37</text:p>
          </table:table-cell>
          <table:table-cell office:value-type="float" office:value="3.0598" calcext:value-type="float">
            <text:p>3.0598</text:p>
          </table:table-cell>
          <table:table-cell office:value-type="float" office:value="3.16" calcext:value-type="float">
            <text:p>3.1600</text:p>
          </table:table-cell>
          <table:table-cell office:value-type="float" office:value="3.1441" calcext:value-type="float">
            <text:p>3.1441</text:p>
          </table:table-cell>
        </table:table-row>
        <table:table-row table:style-name="ro3">
          <table:table-cell table:style-name="ce1" office:value-type="string" calcext:value-type="string">
            <text:p>10:59:19</text:p>
          </table:table-cell>
          <table:table-cell office:value-type="float" office:value="3.0672" calcext:value-type="float">
            <text:p>3.0672</text:p>
          </table:table-cell>
          <table:table-cell office:value-type="float" office:value="3.1575" calcext:value-type="float">
            <text:p>3.1575</text:p>
          </table:table-cell>
          <table:table-cell office:value-type="float" office:value="3.1502" calcext:value-type="float">
            <text:p>3.1502</text:p>
          </table:table-cell>
        </table:table-row>
        <table:table-row table:style-name="ro3">
          <table:table-cell table:style-name="ce1" office:value-type="string" calcext:value-type="string">
            <text:p>11:01:01</text:p>
          </table:table-cell>
          <table:table-cell office:value-type="float" office:value="3.1587" calcext:value-type="float">
            <text:p>3.1587</text:p>
          </table:table-cell>
          <table:table-cell office:value-type="float" office:value="3.2418" calcext:value-type="float">
            <text:p>3.2418</text:p>
          </table:table-cell>
          <table:table-cell office:value-type="float" office:value="3.2564" calcext:value-type="float">
            <text:p>3.2564</text:p>
          </table:table-cell>
        </table:table-row>
        <table:table-row table:style-name="ro3">
          <table:table-cell table:style-name="ce1" office:value-type="string" calcext:value-type="string">
            <text:p>11:02:42</text:p>
          </table:table-cell>
          <table:table-cell office:value-type="float" office:value="3.2808" calcext:value-type="float">
            <text:p>3.2808</text:p>
          </table:table-cell>
          <table:table-cell office:value-type="float" office:value="3.2027" calcext:value-type="float">
            <text:p>3.2027</text:p>
          </table:table-cell>
          <table:table-cell office:value-type="float" office:value="3.4029" calcext:value-type="float">
            <text:p>3.4029</text:p>
          </table:table-cell>
        </table:table-row>
        <table:table-row table:style-name="ro3">
          <table:table-cell table:style-name="ce1" office:value-type="string" calcext:value-type="string">
            <text:p>11:04:24</text:p>
          </table:table-cell>
          <table:table-cell office:value-type="float" office:value="3.1563" calcext:value-type="float">
            <text:p>3.1563</text:p>
          </table:table-cell>
          <table:table-cell office:value-type="float" office:value="3.1575" calcext:value-type="float">
            <text:p>3.1575</text:p>
          </table:table-cell>
          <table:table-cell office:value-type="float" office:value="3.2601" calcext:value-type="float">
            <text:p>3.2601</text:p>
          </table:table-cell>
        </table:table-row>
        <table:table-row table:style-name="ro3">
          <table:table-cell table:style-name="ce1" office:value-type="string" calcext:value-type="string">
            <text:p>11:06:05</text:p>
          </table:table-cell>
          <table:table-cell office:value-type="float" office:value="3.1905" calcext:value-type="float">
            <text:p>3.1905</text:p>
          </table:table-cell>
          <table:table-cell office:value-type="float" office:value="3.1758" calcext:value-type="float">
            <text:p>3.1758</text:p>
          </table:table-cell>
          <table:table-cell office:value-type="float" office:value="3.2882" calcext:value-type="float">
            <text:p>3.2882</text:p>
          </table:table-cell>
        </table:table-row>
        <table:table-row table:style-name="ro3">
          <table:table-cell table:style-name="ce1" office:value-type="string" calcext:value-type="string">
            <text:p>11:07:47</text:p>
          </table:table-cell>
          <table:table-cell office:value-type="float" office:value="3.2515" calcext:value-type="float">
            <text:p>3.2515</text:p>
          </table:table-cell>
          <table:table-cell office:value-type="float" office:value="3.2405" calcext:value-type="float">
            <text:p>3.2405</text:p>
          </table:table-cell>
          <table:table-cell office:value-type="float" office:value="3.3516" calcext:value-type="float">
            <text:p>3.3516</text:p>
          </table:table-cell>
        </table:table-row>
        <table:table-row table:style-name="ro3">
          <table:table-cell table:style-name="ce1" office:value-type="string" calcext:value-type="string">
            <text:p>11:09:29</text:p>
          </table:table-cell>
          <table:table-cell office:value-type="float" office:value="3.2112" calcext:value-type="float">
            <text:p>3.2112</text:p>
          </table:table-cell>
          <table:table-cell office:value-type="float" office:value="3.2247" calcext:value-type="float">
            <text:p>3.2247</text:p>
          </table:table-cell>
          <table:table-cell office:value-type="float" office:value="3.2979" calcext:value-type="float">
            <text:p>3.2979</text:p>
          </table:table-cell>
        </table:table-row>
        <table:table-row table:style-name="ro3">
          <table:table-cell table:style-name="ce1" office:value-type="string" calcext:value-type="string">
            <text:p>11:11:10</text:p>
          </table:table-cell>
          <table:table-cell office:value-type="float" office:value="3.1893" calcext:value-type="float">
            <text:p>3.1893</text:p>
          </table:table-cell>
          <table:table-cell office:value-type="float" office:value="3.2186" calcext:value-type="float">
            <text:p>3.2186</text:p>
          </table:table-cell>
          <table:table-cell office:value-type="float" office:value="3.2589" calcext:value-type="float">
            <text:p>3.2589</text:p>
          </table:table-cell>
        </table:table-row>
        <table:table-row table:style-name="ro3">
          <table:table-cell table:style-name="ce1" office:value-type="string" calcext:value-type="string">
            <text:p>11:12:52</text:p>
          </table:table-cell>
          <table:table-cell office:value-type="float" office:value="3.1722" calcext:value-type="float">
            <text:p>3.1722</text:p>
          </table:table-cell>
          <table:table-cell office:value-type="float" office:value="3.2283" calcext:value-type="float">
            <text:p>3.2283</text:p>
          </table:table-cell>
          <table:table-cell office:value-type="float" office:value="3.243" calcext:value-type="float">
            <text:p>3.2430</text:p>
          </table:table-cell>
        </table:table-row>
        <table:table-row table:style-name="ro3">
          <table:table-cell table:style-name="ce1" office:value-type="string" calcext:value-type="string">
            <text:p>11:14:34</text:p>
          </table:table-cell>
          <table:table-cell office:value-type="float" office:value="3.1453" calcext:value-type="float">
            <text:p>3.1453</text:p>
          </table:table-cell>
          <table:table-cell office:value-type="float" office:value="3.1954" calcext:value-type="float">
            <text:p>3.1954</text:p>
          </table:table-cell>
          <table:table-cell office:value-type="float" office:value="3.2198" calcext:value-type="float">
            <text:p>3.2198</text:p>
          </table:table-cell>
        </table:table-row>
        <table:table-row table:style-name="ro3">
          <table:table-cell table:style-name="ce1" office:value-type="string" calcext:value-type="string">
            <text:p>11:16:15</text:p>
          </table:table-cell>
          <table:table-cell office:value-type="float" office:value="3.1563" calcext:value-type="float">
            <text:p>3.1563</text:p>
          </table:table-cell>
          <table:table-cell office:value-type="float" office:value="3.2002" calcext:value-type="float">
            <text:p>3.2002</text:p>
          </table:table-cell>
          <table:table-cell office:value-type="float" office:value="3.2418" calcext:value-type="float">
            <text:p>3.2418</text:p>
          </table:table-cell>
        </table:table-row>
        <table:table-row table:style-name="ro3">
          <table:table-cell table:style-name="ce1" office:value-type="string" calcext:value-type="string">
            <text:p>11:17:57</text:p>
          </table:table-cell>
          <table:table-cell office:value-type="float" office:value="3.2002" calcext:value-type="float">
            <text:p>3.2002</text:p>
          </table:table-cell>
          <table:table-cell office:value-type="float" office:value="3.2332" calcext:value-type="float">
            <text:p>3.2332</text:p>
          </table:table-cell>
          <table:table-cell office:value-type="float" office:value="3.293" calcext:value-type="float">
            <text:p>3.2930</text:p>
          </table:table-cell>
        </table:table-row>
        <table:table-row table:style-name="ro3">
          <table:table-cell table:style-name="ce1" office:value-type="string" calcext:value-type="string">
            <text:p>11:19:38</text:p>
          </table:table-cell>
          <table:table-cell office:value-type="float" office:value="3.3309" calcext:value-type="float">
            <text:p>3.3309</text:p>
          </table:table-cell>
          <table:table-cell office:value-type="float" office:value="3.2222" calcext:value-type="float">
            <text:p>3.2222</text:p>
          </table:table-cell>
          <table:table-cell office:value-type="float" office:value="3.4371" calcext:value-type="float">
            <text:p>3.4371</text:p>
          </table:table-cell>
        </table:table-row>
        <table:table-row table:style-name="ro3">
          <table:table-cell table:style-name="ce1" office:value-type="string" calcext:value-type="string">
            <text:p>11:21:20</text:p>
          </table:table-cell>
          <table:table-cell office:value-type="float" office:value="3.3309" calcext:value-type="float">
            <text:p>3.3309</text:p>
          </table:table-cell>
          <table:table-cell office:value-type="float" office:value="3.2869" calcext:value-type="float">
            <text:p>3.2869</text:p>
          </table:table-cell>
          <table:table-cell office:value-type="float" office:value="3.442" calcext:value-type="float">
            <text:p>3.4420</text:p>
          </table:table-cell>
        </table:table-row>
        <table:table-row table:style-name="ro3">
          <table:table-cell table:style-name="ce1" office:value-type="string" calcext:value-type="string">
            <text:p>11:23:02</text:p>
          </table:table-cell>
          <table:table-cell office:value-type="float" office:value="3.3602" calcext:value-type="float">
            <text:p>3.3602</text:p>
          </table:table-cell>
          <table:table-cell office:value-type="float" office:value="3.3077" calcext:value-type="float">
            <text:p>3.3077</text:p>
          </table:table-cell>
          <table:table-cell office:value-type="float" office:value="3.4689" calcext:value-type="float">
            <text:p>3.4689</text:p>
          </table:table-cell>
        </table:table-row>
        <table:table-row table:style-name="ro3">
          <table:table-cell table:style-name="ce1" office:value-type="string" calcext:value-type="string">
            <text:p>11:24:43</text:p>
          </table:table-cell>
          <table:table-cell office:value-type="float" office:value="3.3309" calcext:value-type="float">
            <text:p>3.3309</text:p>
          </table:table-cell>
          <table:table-cell office:value-type="float" office:value="3.2686" calcext:value-type="float">
            <text:p>3.2686</text:p>
          </table:table-cell>
          <table:table-cell office:value-type="float" office:value="3.4444" calcext:value-type="float">
            <text:p>3.4444</text:p>
          </table:table-cell>
        </table:table-row>
        <table:table-row table:style-name="ro3">
          <table:table-cell table:style-name="ce1" office:value-type="string" calcext:value-type="string">
            <text:p>11:26:25</text:p>
          </table:table-cell>
          <table:table-cell office:value-type="float" office:value="3.1648" calcext:value-type="float">
            <text:p>3.1648</text:p>
          </table:table-cell>
          <table:table-cell office:value-type="float" office:value="3.1368" calcext:value-type="float">
            <text:p>3.1368</text:p>
          </table:table-cell>
          <table:table-cell office:value-type="float" office:value="3.2747" calcext:value-type="float">
            <text:p>3.2747</text:p>
          </table:table-cell>
        </table:table-row>
        <table:table-row table:style-name="ro3">
          <table:table-cell table:style-name="ce1" office:value-type="string" calcext:value-type="string">
            <text:p>11:28:06</text:p>
          </table:table-cell>
          <table:table-cell office:value-type="float" office:value="3.3236" calcext:value-type="float">
            <text:p>3.3236</text:p>
          </table:table-cell>
          <table:table-cell office:value-type="float" office:value="3.2344" calcext:value-type="float">
            <text:p>3.2344</text:p>
          </table:table-cell>
          <table:table-cell office:value-type="float" office:value="3.4322" calcext:value-type="float">
            <text:p>3.4322</text:p>
          </table:table-cell>
        </table:table-row>
        <table:table-row table:style-name="ro3">
          <table:table-cell table:style-name="ce1" office:value-type="string" calcext:value-type="string">
            <text:p>11:29:48</text:p>
          </table:table-cell>
          <table:table-cell office:value-type="float" office:value="3.2222" calcext:value-type="float">
            <text:p>3.2222</text:p>
          </table:table-cell>
          <table:table-cell office:value-type="float" office:value="3.1453" calcext:value-type="float">
            <text:p>3.1453</text:p>
          </table:table-cell>
          <table:table-cell office:value-type="float" office:value="3.3346" calcext:value-type="float">
            <text:p>3.3346</text:p>
          </table:table-cell>
        </table:table-row>
        <table:table-row table:style-name="ro3">
          <table:table-cell table:style-name="ce1" office:value-type="string" calcext:value-type="string">
            <text:p>11:31:30</text:p>
          </table:table-cell>
          <table:table-cell office:value-type="float" office:value="3.2027" calcext:value-type="float">
            <text:p>3.2027</text:p>
          </table:table-cell>
          <table:table-cell office:value-type="float" office:value="3.1148" calcext:value-type="float">
            <text:p>3.1148</text:p>
          </table:table-cell>
          <table:table-cell office:value-type="float" office:value="3.3126" calcext:value-type="float">
            <text:p>3.3126</text:p>
          </table:table-cell>
        </table:table-row>
        <table:table-row table:style-name="ro3">
          <table:table-cell table:style-name="ce1" office:value-type="string" calcext:value-type="string">
            <text:p>11:33:11</text:p>
          </table:table-cell>
          <table:table-cell office:value-type="float" office:value="3.1941" calcext:value-type="float">
            <text:p>3.1941</text:p>
          </table:table-cell>
          <table:table-cell office:value-type="float" office:value="3.1074" calcext:value-type="float">
            <text:p>3.1074</text:p>
          </table:table-cell>
          <table:table-cell office:value-type="float" office:value="3.304" calcext:value-type="float">
            <text:p>3.3040</text:p>
          </table:table-cell>
        </table:table-row>
        <table:table-row table:style-name="ro3">
          <table:table-cell table:style-name="ce1" office:value-type="string" calcext:value-type="string">
            <text:p>11:34:53</text:p>
          </table:table-cell>
          <table:table-cell office:value-type="float" office:value="3.1294" calcext:value-type="float">
            <text:p>3.1294</text:p>
          </table:table-cell>
          <table:table-cell office:value-type="float" office:value="3.2405" calcext:value-type="float">
            <text:p>3.2405</text:p>
          </table:table-cell>
          <table:table-cell office:value-type="float" office:value="3.2308" calcext:value-type="float">
            <text:p>3.2308</text:p>
          </table:table-cell>
        </table:table-row>
        <table:table-row table:style-name="ro3">
          <table:table-cell table:style-name="ce1" office:value-type="string" calcext:value-type="string">
            <text:p>11:36:35</text:p>
          </table:table-cell>
          <table:table-cell office:value-type="float" office:value="3.1526" calcext:value-type="float">
            <text:p>3.1526</text:p>
          </table:table-cell>
          <table:table-cell office:value-type="float" office:value="3.177" calcext:value-type="float">
            <text:p>3.1770</text:p>
          </table:table-cell>
          <table:table-cell office:value-type="float" office:value="3.2527" calcext:value-type="float">
            <text:p>3.2527</text:p>
          </table:table-cell>
        </table:table-row>
        <table:table-row table:style-name="ro3">
          <table:table-cell table:style-name="ce1" office:value-type="string" calcext:value-type="string">
            <text:p>11:38:16</text:p>
          </table:table-cell>
          <table:table-cell office:value-type="float" office:value="3.0965" calcext:value-type="float">
            <text:p>3.0965</text:p>
          </table:table-cell>
          <table:table-cell office:value-type="float" office:value="3.1294" calcext:value-type="float">
            <text:p>3.1294</text:p>
          </table:table-cell>
          <table:table-cell office:value-type="float" office:value="3.2002" calcext:value-type="float">
            <text:p>3.2002</text:p>
          </table:table-cell>
        </table:table-row>
        <table:table-row table:style-name="ro3">
          <table:table-cell table:style-name="ce1" office:value-type="string" calcext:value-type="string">
            <text:p>11:39:58</text:p>
          </table:table-cell>
          <table:table-cell office:value-type="float" office:value="3.3761" calcext:value-type="float">
            <text:p>3.3761</text:p>
          </table:table-cell>
          <table:table-cell office:value-type="float" office:value="3.3553" calcext:value-type="float">
            <text:p>3.3553</text:p>
          </table:table-cell>
          <table:table-cell office:value-type="float" office:value="3.4811" calcext:value-type="float">
            <text:p>3.4811</text:p>
          </table:table-cell>
        </table:table-row>
        <table:table-row table:style-name="ro3">
          <table:table-cell table:style-name="ce1" office:value-type="string" calcext:value-type="string">
            <text:p>11:41:39</text:p>
          </table:table-cell>
          <table:table-cell office:value-type="float" office:value="3.3626" calcext:value-type="float">
            <text:p>3.3626</text:p>
          </table:table-cell>
          <table:table-cell office:value-type="float" office:value="3.3553" calcext:value-type="float">
            <text:p>3.3553</text:p>
          </table:table-cell>
          <table:table-cell office:value-type="float" office:value="3.4567" calcext:value-type="float">
            <text:p>3.4567</text:p>
          </table:table-cell>
        </table:table-row>
        <table:table-row table:style-name="ro3">
          <table:table-cell table:style-name="ce1" office:value-type="string" calcext:value-type="string">
            <text:p>11:43:21</text:p>
          </table:table-cell>
          <table:table-cell office:value-type="float" office:value="3.3382" calcext:value-type="float">
            <text:p>3.3382</text:p>
          </table:table-cell>
          <table:table-cell office:value-type="float" office:value="3.3284" calcext:value-type="float">
            <text:p>3.3284</text:p>
          </table:table-cell>
          <table:table-cell office:value-type="float" office:value="3.442" calcext:value-type="float">
            <text:p>3.4420</text:p>
          </table:table-cell>
        </table:table-row>
        <table:table-row table:style-name="ro3">
          <table:table-cell table:style-name="ce1" office:value-type="string" calcext:value-type="string">
            <text:p>11:45:03</text:p>
          </table:table-cell>
          <table:table-cell office:value-type="float" office:value="3.3199" calcext:value-type="float">
            <text:p>3.3199</text:p>
          </table:table-cell>
          <table:table-cell office:value-type="float" office:value="3.3077" calcext:value-type="float">
            <text:p>3.3077</text:p>
          </table:table-cell>
          <table:table-cell office:value-type="float" office:value="3.4237" calcext:value-type="float">
            <text:p>3.4237</text:p>
          </table:table-cell>
        </table:table-row>
        <table:table-row table:style-name="ro3">
          <table:table-cell table:style-name="ce1" office:value-type="string" calcext:value-type="string">
            <text:p>11:46:44</text:p>
          </table:table-cell>
          <table:table-cell office:value-type="float" office:value="3.304" calcext:value-type="float">
            <text:p>3.3040</text:p>
          </table:table-cell>
          <table:table-cell office:value-type="float" office:value="3.2955" calcext:value-type="float">
            <text:p>3.2955</text:p>
          </table:table-cell>
          <table:table-cell office:value-type="float" office:value="3.4115" calcext:value-type="float">
            <text:p>3.4115</text:p>
          </table:table-cell>
        </table:table-row>
        <table:table-row table:style-name="ro3">
          <table:table-cell table:style-name="ce1" office:value-type="string" calcext:value-type="string">
            <text:p>11:48:26</text:p>
          </table:table-cell>
          <table:table-cell office:value-type="float" office:value="3.2943" calcext:value-type="float">
            <text:p>3.2943</text:p>
          </table:table-cell>
          <table:table-cell office:value-type="float" office:value="3.398" calcext:value-type="float">
            <text:p>3.3980</text:p>
          </table:table-cell>
          <table:table-cell office:value-type="float" office:value="3.409" calcext:value-type="float">
            <text:p>3.4090</text:p>
          </table:table-cell>
        </table:table-row>
        <table:table-row table:style-name="ro3">
          <table:table-cell table:style-name="ce1" office:value-type="string" calcext:value-type="string">
            <text:p>11:51:36</text:p>
          </table:table-cell>
          <table:table-cell office:value-type="float" office:value="3.3187" calcext:value-type="float">
            <text:p>3.3187</text:p>
          </table:table-cell>
          <table:table-cell office:value-type="float" office:value="3.3626" calcext:value-type="float">
            <text:p>3.3626</text:p>
          </table:table-cell>
          <table:table-cell office:value-type="float" office:value="3.4322" calcext:value-type="float">
            <text:p>3.4322</text:p>
          </table:table-cell>
        </table:table-row>
        <table:table-row table:style-name="ro3">
          <table:table-cell table:style-name="ce1" office:value-type="string" calcext:value-type="string">
            <text:p>11:53:17</text:p>
          </table:table-cell>
          <table:table-cell office:value-type="float" office:value="3.3321" calcext:value-type="float">
            <text:p>3.3321</text:p>
          </table:table-cell>
          <table:table-cell office:value-type="float" office:value="3.3968" calcext:value-type="float">
            <text:p>3.3968</text:p>
          </table:table-cell>
          <table:table-cell office:value-type="float" office:value="3.4298" calcext:value-type="float">
            <text:p>3.4298</text:p>
          </table:table-cell>
        </table:table-row>
        <table:table-row table:style-name="ro3">
          <table:table-cell table:style-name="ce1" office:value-type="string" calcext:value-type="string">
            <text:p>11:54:59</text:p>
          </table:table-cell>
          <table:table-cell office:value-type="float" office:value="3.1172" calcext:value-type="float">
            <text:p>3.1172</text:p>
          </table:table-cell>
          <table:table-cell office:value-type="float" office:value="3.1587" calcext:value-type="float">
            <text:p>3.1587</text:p>
          </table:table-cell>
          <table:table-cell office:value-type="float" office:value="3.2173" calcext:value-type="float">
            <text:p>3.2173</text:p>
          </table:table-cell>
        </table:table-row>
        <table:table-row table:style-name="ro3">
          <table:table-cell table:style-name="ce1" office:value-type="string" calcext:value-type="string">
            <text:p>11:56:41</text:p>
          </table:table-cell>
          <table:table-cell office:value-type="float" office:value="3.1368" calcext:value-type="float">
            <text:p>3.1368</text:p>
          </table:table-cell>
          <table:table-cell office:value-type="float" office:value="3.1734" calcext:value-type="float">
            <text:p>3.1734</text:p>
          </table:table-cell>
          <table:table-cell office:value-type="float" office:value="3.243" calcext:value-type="float">
            <text:p>3.2430</text:p>
          </table:table-cell>
        </table:table-row>
        <table:table-row table:style-name="ro3">
          <table:table-cell table:style-name="ce1" office:value-type="string" calcext:value-type="string">
            <text:p>11:58:22</text:p>
          </table:table-cell>
          <table:table-cell office:value-type="float" office:value="3.083" calcext:value-type="float">
            <text:p>3.0830</text:p>
          </table:table-cell>
          <table:table-cell office:value-type="float" office:value="3.1245" calcext:value-type="float">
            <text:p>3.1245</text:p>
          </table:table-cell>
          <table:table-cell office:value-type="float" office:value="3.1917" calcext:value-type="float">
            <text:p>3.1917</text:p>
          </table:table-cell>
        </table:table-row>
        <table:table-row table:style-name="ro3">
          <table:table-cell table:style-name="ce1" office:value-type="string" calcext:value-type="string">
            <text:p>12:00:04</text:p>
          </table:table-cell>
          <table:table-cell office:value-type="float" office:value="3.0647" calcext:value-type="float">
            <text:p>3.0647</text:p>
          </table:table-cell>
          <table:table-cell office:value-type="float" office:value="3.1209" calcext:value-type="float">
            <text:p>3.1209</text:p>
          </table:table-cell>
          <table:table-cell office:value-type="float" office:value="3.199" calcext:value-type="float">
            <text:p>3.1990</text:p>
          </table:table-cell>
        </table:table-row>
        <table:table-row table:style-name="ro3">
          <table:table-cell table:style-name="ce1" office:value-type="string" calcext:value-type="string">
            <text:p>12:01:45</text:p>
          </table:table-cell>
          <table:table-cell office:value-type="float" office:value="3.1233" calcext:value-type="float">
            <text:p>3.1233</text:p>
          </table:table-cell>
          <table:table-cell office:value-type="float" office:value="3.16" calcext:value-type="float">
            <text:p>3.1600</text:p>
          </table:table-cell>
          <table:table-cell office:value-type="float" office:value="3.2369" calcext:value-type="float">
            <text:p>3.2369</text:p>
          </table:table-cell>
        </table:table-row>
        <table:table-row table:style-name="ro3">
          <table:table-cell table:style-name="ce1" office:value-type="string" calcext:value-type="string">
            <text:p>12:03:27</text:p>
          </table:table-cell>
          <table:table-cell office:value-type="float" office:value="3.4444" calcext:value-type="float">
            <text:p>3.4444</text:p>
          </table:table-cell>
          <table:table-cell office:value-type="float" office:value="3.486" calcext:value-type="float">
            <text:p>3.4860</text:p>
          </table:table-cell>
          <table:table-cell office:value-type="float" office:value="3.5604" calcext:value-type="float">
            <text:p>3.5604</text:p>
          </table:table-cell>
        </table:table-row>
        <table:table-row table:style-name="ro3">
          <table:table-cell table:style-name="ce1" office:value-type="string" calcext:value-type="string">
            <text:p>12:05:09</text:p>
          </table:table-cell>
          <table:table-cell office:value-type="float" office:value="3.2759" calcext:value-type="float">
            <text:p>3.2759</text:p>
          </table:table-cell>
          <table:table-cell office:value-type="float" office:value="3.3162" calcext:value-type="float">
            <text:p>3.3162</text:p>
          </table:table-cell>
          <table:table-cell office:value-type="float" office:value="3.3846" calcext:value-type="float">
            <text:p>3.3846</text:p>
          </table:table-cell>
        </table:table-row>
        <table:table-row table:style-name="ro3">
          <table:table-cell table:style-name="ce1" office:value-type="string" calcext:value-type="string">
            <text:p>12:06:50</text:p>
          </table:table-cell>
          <table:table-cell office:value-type="float" office:value="3.4188" calcext:value-type="float">
            <text:p>3.4188</text:p>
          </table:table-cell>
          <table:table-cell office:value-type="float" office:value="3.4579" calcext:value-type="float">
            <text:p>3.4579</text:p>
          </table:table-cell>
          <table:table-cell office:value-type="float" office:value="3.536" calcext:value-type="float">
            <text:p>3.5360</text:p>
          </table:table-cell>
        </table:table-row>
        <table:table-row table:style-name="ro3">
          <table:table-cell table:style-name="ce1" office:value-type="string" calcext:value-type="string">
            <text:p>12:08:32</text:p>
          </table:table-cell>
          <table:table-cell office:value-type="float" office:value="3.3321" calcext:value-type="float">
            <text:p>3.3321</text:p>
          </table:table-cell>
          <table:table-cell office:value-type="float" office:value="3.2149" calcext:value-type="float">
            <text:p>3.2149</text:p>
          </table:table-cell>
          <table:table-cell office:value-type="float" office:value="3.3834" calcext:value-type="float">
            <text:p>3.3834</text:p>
          </table:table-cell>
        </table:table-row>
        <table:table-row table:style-name="ro3">
          <table:table-cell table:style-name="ce1" office:value-type="string" calcext:value-type="string">
            <text:p>12:10:14</text:p>
          </table:table-cell>
          <table:table-cell office:value-type="float" office:value="2.9487" calcext:value-type="float">
            <text:p>2.9487</text:p>
          </table:table-cell>
          <table:table-cell office:value-type="float" office:value="3.381" calcext:value-type="float">
            <text:p>3.3810</text:p>
          </table:table-cell>
          <table:table-cell office:value-type="float" office:value="3.4469" calcext:value-type="float">
            <text:p>3.4469</text:p>
          </table:table-cell>
        </table:table-row>
        <table:table-row table:style-name="ro3">
          <table:table-cell table:style-name="ce1" office:value-type="string" calcext:value-type="string">
            <text:p>12:11:55</text:p>
          </table:table-cell>
          <table:table-cell office:value-type="float" office:value="2.8913" calcext:value-type="float">
            <text:p>2.8913</text:p>
          </table:table-cell>
          <table:table-cell office:value-type="float" office:value="3.0659" calcext:value-type="float">
            <text:p>3.0659</text:p>
          </table:table-cell>
          <table:table-cell office:value-type="float" office:value="3.1306" calcext:value-type="float">
            <text:p>3.1306</text:p>
          </table:table-cell>
        </table:table-row>
        <table:table-row table:style-name="ro3">
          <table:table-cell table:style-name="ce1" office:value-type="string" calcext:value-type="string">
            <text:p>12:15:48</text:p>
          </table:table-cell>
          <table:table-cell office:value-type="float" office:value="2.8987" calcext:value-type="float">
            <text:p>2.8987</text:p>
          </table:table-cell>
          <table:table-cell office:value-type="float" office:value="2.9976" calcext:value-type="float">
            <text:p>2.9976</text:p>
          </table:table-cell>
          <table:table-cell office:value-type="float" office:value="3.2137" calcext:value-type="float">
            <text:p>3.2137</text:p>
          </table:table-cell>
        </table:table-row>
        <table:table-row table:style-name="ro3">
          <table:table-cell table:style-name="ce1" office:value-type="string" calcext:value-type="string">
            <text:p>12:17:30</text:p>
          </table:table-cell>
          <table:table-cell office:value-type="float" office:value="3.2906" calcext:value-type="float">
            <text:p>3.2906</text:p>
          </table:table-cell>
          <table:table-cell office:value-type="float" office:value="3.4371" calcext:value-type="float">
            <text:p>3.4371</text:p>
          </table:table-cell>
          <table:table-cell office:value-type="float" office:value="3.486" calcext:value-type="float">
            <text:p>3.4860</text:p>
          </table:table-cell>
        </table:table-row>
        <table:table-row table:style-name="ro3">
          <table:table-cell table:style-name="ce1" office:value-type="string" calcext:value-type="string">
            <text:p>12:19:11</text:p>
          </table:table-cell>
          <table:table-cell office:value-type="float" office:value="3.0037" calcext:value-type="float">
            <text:p>3.0037</text:p>
          </table:table-cell>
          <table:table-cell office:value-type="float" office:value="2.8694" calcext:value-type="float">
            <text:p>2.8694</text:p>
          </table:table-cell>
          <table:table-cell office:value-type="float" office:value="3.2772" calcext:value-type="float">
            <text:p>3.2772</text:p>
          </table:table-cell>
        </table:table-row>
        <table:table-row table:style-name="ro3">
          <table:table-cell table:style-name="ce1" office:value-type="string" calcext:value-type="string">
            <text:p>12:22:53</text:p>
          </table:table-cell>
          <table:table-cell office:value-type="float" office:value="3.3907" calcext:value-type="float">
            <text:p>3.3907</text:p>
          </table:table-cell>
          <table:table-cell office:value-type="float" office:value="3.0952" calcext:value-type="float">
            <text:p>3.0952</text:p>
          </table:table-cell>
          <table:table-cell office:value-type="float" office:value="3.4261" calcext:value-type="float">
            <text:p>3.4261</text:p>
          </table:table-cell>
        </table:table-row>
        <table:table-row table:style-name="ro3">
          <table:table-cell table:style-name="ce1" office:value-type="string" calcext:value-type="string">
            <text:p>12:24:35</text:p>
          </table:table-cell>
          <table:table-cell office:value-type="float" office:value="3.0293" calcext:value-type="float">
            <text:p>3.0293</text:p>
          </table:table-cell>
          <table:table-cell office:value-type="float" office:value="3.1282" calcext:value-type="float">
            <text:p>3.1282</text:p>
          </table:table-cell>
          <table:table-cell office:value-type="float" office:value="3.4066" calcext:value-type="float">
            <text:p>3.4066</text:p>
          </table:table-cell>
        </table:table-row>
        <table:table-row table:style-name="ro3">
          <table:table-cell table:style-name="ce1" office:value-type="string" calcext:value-type="string">
            <text:p>12:26:17</text:p>
          </table:table-cell>
          <table:table-cell office:value-type="float" office:value="3.4139" calcext:value-type="float">
            <text:p>3.4139</text:p>
          </table:table-cell>
          <table:table-cell office:value-type="float" office:value="3.3541" calcext:value-type="float">
            <text:p>3.3541</text:p>
          </table:table-cell>
          <table:table-cell office:value-type="float" office:value="3.4383" calcext:value-type="float">
            <text:p>3.4383</text:p>
          </table:table-cell>
        </table:table-row>
        <table:table-row table:style-name="ro3">
          <table:table-cell table:style-name="ce1" office:value-type="string" calcext:value-type="string">
            <text:p>12:29:40</text:p>
          </table:table-cell>
          <table:table-cell office:value-type="float" office:value="3.2845" calcext:value-type="float">
            <text:p>3.2845</text:p>
          </table:table-cell>
          <table:table-cell office:value-type="float" office:value="3.0427" calcext:value-type="float">
            <text:p>3.0427</text:p>
          </table:table-cell>
          <table:table-cell office:value-type="float" office:value="3.3858" calcext:value-type="float">
            <text:p>3.3858</text:p>
          </table:table-cell>
        </table:table-row>
        <table:table-row table:style-name="ro3">
          <table:table-cell table:style-name="ce1" office:value-type="string" calcext:value-type="string">
            <text:p>12:33:03</text:p>
          </table:table-cell>
          <table:table-cell office:value-type="float" office:value="3.3748" calcext:value-type="float">
            <text:p>3.3748</text:p>
          </table:table-cell>
          <table:table-cell office:value-type="float" office:value="3.4188" calcext:value-type="float">
            <text:p>3.4188</text:p>
          </table:table-cell>
          <table:table-cell office:value-type="float" office:value="3.4628" calcext:value-type="float">
            <text:p>3.4628</text:p>
          </table:table-cell>
        </table:table-row>
        <table:table-row table:style-name="ro3">
          <table:table-cell table:style-name="ce1" office:value-type="string" calcext:value-type="string">
            <text:p>12:34:44</text:p>
          </table:table-cell>
          <table:table-cell office:value-type="float" office:value="3.3065" calcext:value-type="float">
            <text:p>3.3065</text:p>
          </table:table-cell>
          <table:table-cell office:value-type="float" office:value="3.3443" calcext:value-type="float">
            <text:p>3.3443</text:p>
          </table:table-cell>
          <table:table-cell office:value-type="float" office:value="3.4066" calcext:value-type="float">
            <text:p>3.4066</text:p>
          </table:table-cell>
        </table:table-row>
        <table:table-row table:style-name="ro3">
          <table:table-cell table:style-name="ce1" office:value-type="string" calcext:value-type="string">
            <text:p>12:36:26</text:p>
          </table:table-cell>
          <table:table-cell office:value-type="float" office:value="3.2857" calcext:value-type="float">
            <text:p>3.2857</text:p>
          </table:table-cell>
          <table:table-cell office:value-type="float" office:value="3.3211" calcext:value-type="float">
            <text:p>3.3211</text:p>
          </table:table-cell>
          <table:table-cell office:value-type="float" office:value="3.3944" calcext:value-type="float">
            <text:p>3.3944</text:p>
          </table:table-cell>
        </table:table-row>
        <table:table-row table:style-name="ro3">
          <table:table-cell table:style-name="ce1" office:value-type="string" calcext:value-type="string">
            <text:p>12:40:00</text:p>
          </table:table-cell>
          <table:table-cell office:value-type="float" office:value="3.4078" calcext:value-type="float">
            <text:p>3.4078</text:p>
          </table:table-cell>
          <table:table-cell office:value-type="float" office:value="3.409" calcext:value-type="float">
            <text:p>3.4090</text:p>
          </table:table-cell>
          <table:table-cell office:value-type="float" office:value="3.5287" calcext:value-type="float">
            <text:p>3.5287</text:p>
          </table:table-cell>
        </table:table-row>
        <table:table-row table:style-name="ro3">
          <table:table-cell table:style-name="ce1" office:value-type="string" calcext:value-type="string">
            <text:p>12:41:42</text:p>
          </table:table-cell>
          <table:table-cell office:value-type="float" office:value="3.3761" calcext:value-type="float">
            <text:p>3.3761</text:p>
          </table:table-cell>
          <table:table-cell office:value-type="float" office:value="3.4432" calcext:value-type="float">
            <text:p>3.4432</text:p>
          </table:table-cell>
          <table:table-cell office:value-type="float" office:value="3.4933" calcext:value-type="float">
            <text:p>3.4933</text:p>
          </table:table-cell>
        </table:table-row>
        <table:table-row table:style-name="ro3">
          <table:table-cell table:style-name="ce1" office:value-type="string" calcext:value-type="string">
            <text:p>12:43:23</text:p>
          </table:table-cell>
          <table:table-cell office:value-type="float" office:value="3.3407" calcext:value-type="float">
            <text:p>3.3407</text:p>
          </table:table-cell>
          <table:table-cell office:value-type="float" office:value="3.3663" calcext:value-type="float">
            <text:p>3.3663</text:p>
          </table:table-cell>
          <table:table-cell office:value-type="float" office:value="3.4383" calcext:value-type="float">
            <text:p>3.4383</text:p>
          </table:table-cell>
        </table:table-row>
        <table:table-row table:style-name="ro3">
          <table:table-cell table:style-name="ce1" office:value-type="string" calcext:value-type="string">
            <text:p>12:45:04</text:p>
          </table:table-cell>
          <table:table-cell office:value-type="float" office:value="3.3162" calcext:value-type="float">
            <text:p>3.3162</text:p>
          </table:table-cell>
          <table:table-cell office:value-type="float" office:value="3.0427" calcext:value-type="float">
            <text:p>3.0427</text:p>
          </table:table-cell>
          <table:table-cell office:value-type="float" office:value="3.4151" calcext:value-type="float">
            <text:p>3.4151</text:p>
          </table:table-cell>
        </table:table-row>
        <table:table-row table:style-name="ro3">
          <table:table-cell table:style-name="ce1" office:value-type="string" calcext:value-type="string">
            <text:p>12:50:09</text:p>
          </table:table-cell>
          <table:table-cell office:value-type="float" office:value="3.3455" calcext:value-type="float">
            <text:p>3.3455</text:p>
          </table:table-cell>
          <table:table-cell office:value-type="float" office:value="3.254" calcext:value-type="float">
            <text:p>3.2540</text:p>
          </table:table-cell>
          <table:table-cell office:value-type="float" office:value="3.4225" calcext:value-type="float">
            <text:p>3.4225</text:p>
          </table:table-cell>
        </table:table-row>
        <table:table-row table:style-name="ro3">
          <table:table-cell table:style-name="ce1" office:value-type="string" calcext:value-type="string">
            <text:p>12:51:51</text:p>
          </table:table-cell>
          <table:table-cell office:value-type="float" office:value="3.2845" calcext:value-type="float">
            <text:p>3.2845</text:p>
          </table:table-cell>
          <table:table-cell office:value-type="float" office:value="3.2357" calcext:value-type="float">
            <text:p>3.2357</text:p>
          </table:table-cell>
          <table:table-cell office:value-type="float" office:value="3.3968" calcext:value-type="float">
            <text:p>3.3968</text:p>
          </table:table-cell>
        </table:table-row>
        <table:table-row table:style-name="ro3">
          <table:table-cell table:style-name="ce1" office:value-type="string" calcext:value-type="string">
            <text:p>12:53:32</text:p>
          </table:table-cell>
          <table:table-cell office:value-type="float" office:value="2.9512" calcext:value-type="float">
            <text:p>2.9512</text:p>
          </table:table-cell>
          <table:table-cell office:value-type="float" office:value="2.9829" calcext:value-type="float">
            <text:p>2.9829</text:p>
          </table:table-cell>
          <table:table-cell office:value-type="float" office:value="3.0501" calcext:value-type="float">
            <text:p>3.0501</text:p>
          </table:table-cell>
        </table:table-row>
        <table:table-row table:style-name="ro3">
          <table:table-cell table:style-name="ce1" office:value-type="string" calcext:value-type="string">
            <text:p>12:55:14</text:p>
          </table:table-cell>
          <table:table-cell office:value-type="float" office:value="2.9976" calcext:value-type="float">
            <text:p>2.9976</text:p>
          </table:table-cell>
          <table:table-cell office:value-type="float" office:value="3.0293" calcext:value-type="float">
            <text:p>3.0293</text:p>
          </table:table-cell>
          <table:table-cell office:value-type="float" office:value="3.1184" calcext:value-type="float">
            <text:p>3.1184</text:p>
          </table:table-cell>
        </table:table-row>
        <table:table-row table:style-name="ro3">
          <table:table-cell table:style-name="ce1" office:value-type="string" calcext:value-type="string">
            <text:p>12:56:55</text:p>
          </table:table-cell>
          <table:table-cell office:value-type="float" office:value="3.0867" calcext:value-type="float">
            <text:p>3.0867</text:p>
          </table:table-cell>
          <table:table-cell office:value-type="float" office:value="3.0952" calcext:value-type="float">
            <text:p>3.0952</text:p>
          </table:table-cell>
          <table:table-cell office:value-type="float" office:value="3.2161" calcext:value-type="float">
            <text:p>3.2161</text:p>
          </table:table-cell>
        </table:table-row>
        <table:table-row table:style-name="ro3">
          <table:table-cell table:style-name="ce1" office:value-type="string" calcext:value-type="string">
            <text:p>12:58:37</text:p>
          </table:table-cell>
          <table:table-cell office:value-type="float" office:value="3.072" calcext:value-type="float">
            <text:p>3.0720</text:p>
          </table:table-cell>
          <table:table-cell office:value-type="float" office:value="3.1184" calcext:value-type="float">
            <text:p>3.1184</text:p>
          </table:table-cell>
          <table:table-cell office:value-type="float" office:value="3.1807" calcext:value-type="float">
            <text:p>3.1807</text:p>
          </table:table-cell>
        </table:table-row>
        <table:table-row table:style-name="ro3">
          <table:table-cell table:style-name="ce1" office:value-type="string" calcext:value-type="string">
            <text:p>13:00:18</text:p>
          </table:table-cell>
          <table:table-cell office:value-type="float" office:value="3.094" calcext:value-type="float">
            <text:p>3.0940</text:p>
          </table:table-cell>
          <table:table-cell office:value-type="float" office:value="3.1551" calcext:value-type="float">
            <text:p>3.1551</text:p>
          </table:table-cell>
          <table:table-cell office:value-type="float" office:value="3.1966" calcext:value-type="float">
            <text:p>3.1966</text:p>
          </table:table-cell>
        </table:table-row>
        <table:table-row table:style-name="ro3">
          <table:table-cell table:style-name="ce1" office:value-type="string" calcext:value-type="string">
            <text:p>13:03:41</text:p>
          </table:table-cell>
          <table:table-cell office:value-type="float" office:value="3.1551" calcext:value-type="float">
            <text:p>3.1551</text:p>
          </table:table-cell>
          <table:table-cell office:value-type="float" office:value="3.2344" calcext:value-type="float">
            <text:p>3.2344</text:p>
          </table:table-cell>
          <table:table-cell office:value-type="float" office:value="3.2589" calcext:value-type="float">
            <text:p>3.2589</text:p>
          </table:table-cell>
        </table:table-row>
        <table:table-row table:style-name="ro3">
          <table:table-cell table:style-name="ce1" office:value-type="string" calcext:value-type="string">
            <text:p>13:05:22</text:p>
          </table:table-cell>
          <table:table-cell office:value-type="float" office:value="3.1331" calcext:value-type="float">
            <text:p>3.1331</text:p>
          </table:table-cell>
          <table:table-cell office:value-type="float" office:value="3.2125" calcext:value-type="float">
            <text:p>3.2125</text:p>
          </table:table-cell>
          <table:table-cell office:value-type="float" office:value="3.2418" calcext:value-type="float">
            <text:p>3.2418</text:p>
          </table:table-cell>
        </table:table-row>
        <table:table-row table:style-name="ro3">
          <table:table-cell table:style-name="ce1" office:value-type="string" calcext:value-type="string">
            <text:p>13:07:04</text:p>
          </table:table-cell>
          <table:table-cell office:value-type="float" office:value="3.0989" calcext:value-type="float">
            <text:p>3.0989</text:p>
          </table:table-cell>
          <table:table-cell office:value-type="float" office:value="3.1807" calcext:value-type="float">
            <text:p>3.1807</text:p>
          </table:table-cell>
          <table:table-cell office:value-type="float" office:value="3.2063" calcext:value-type="float">
            <text:p>3.2063</text:p>
          </table:table-cell>
        </table:table-row>
        <table:table-row table:style-name="ro3">
          <table:table-cell table:style-name="ce1" office:value-type="string" calcext:value-type="string">
            <text:p>13:08:45</text:p>
          </table:table-cell>
          <table:table-cell office:value-type="float" office:value="3.1172" calcext:value-type="float">
            <text:p>3.1172</text:p>
          </table:table-cell>
          <table:table-cell office:value-type="float" office:value="3.1905" calcext:value-type="float">
            <text:p>3.1905</text:p>
          </table:table-cell>
          <table:table-cell office:value-type="float" office:value="3.2271" calcext:value-type="float">
            <text:p>3.2271</text:p>
          </table:table-cell>
        </table:table-row>
        <table:table-row table:style-name="ro3">
          <table:table-cell table:style-name="ce1" office:value-type="string" calcext:value-type="string">
            <text:p>13:10:27</text:p>
          </table:table-cell>
          <table:table-cell office:value-type="float" office:value="3.1673" calcext:value-type="float">
            <text:p>3.1673</text:p>
          </table:table-cell>
          <table:table-cell office:value-type="float" office:value="3.2308" calcext:value-type="float">
            <text:p>3.2308</text:p>
          </table:table-cell>
          <table:table-cell office:value-type="float" office:value="3.2723" calcext:value-type="float">
            <text:p>3.2723</text:p>
          </table:table-cell>
        </table:table-row>
        <table:table-row table:style-name="ro3">
          <table:table-cell table:style-name="ce1" office:value-type="string" calcext:value-type="string">
            <text:p>13:12:08</text:p>
          </table:table-cell>
          <table:table-cell office:value-type="float" office:value="3.3932" calcext:value-type="float">
            <text:p>3.3932</text:p>
          </table:table-cell>
          <table:table-cell office:value-type="float" office:value="3.4249" calcext:value-type="float">
            <text:p>3.4249</text:p>
          </table:table-cell>
          <table:table-cell office:value-type="float" office:value="3.5043" calcext:value-type="float">
            <text:p>3.5043</text:p>
          </table:table-cell>
        </table:table-row>
        <table:table-row table:style-name="ro3">
          <table:table-cell table:style-name="ce1" office:value-type="string" calcext:value-type="string">
            <text:p>13:13:50</text:p>
          </table:table-cell>
          <table:table-cell office:value-type="float" office:value="2.9988" calcext:value-type="float">
            <text:p>2.9988</text:p>
          </table:table-cell>
          <table:table-cell office:value-type="float" office:value="3.0574" calcext:value-type="float">
            <text:p>3.0574</text:p>
          </table:table-cell>
          <table:table-cell office:value-type="float" office:value="3.0928" calcext:value-type="float">
            <text:p>3.0928</text:p>
          </table:table-cell>
        </table:table-row>
        <table:table-row table:style-name="ro3">
          <table:table-cell table:style-name="ce1" office:value-type="string" calcext:value-type="string">
            <text:p>13:15:31</text:p>
          </table:table-cell>
          <table:table-cell office:value-type="float" office:value="3.0611" calcext:value-type="float">
            <text:p>3.0611</text:p>
          </table:table-cell>
          <table:table-cell office:value-type="float" office:value="3.1343" calcext:value-type="float">
            <text:p>3.1343</text:p>
          </table:table-cell>
          <table:table-cell office:value-type="float" office:value="3.1648" calcext:value-type="float">
            <text:p>3.1648</text:p>
          </table:table-cell>
        </table:table-row>
        <table:table-row table:style-name="ro3">
          <table:table-cell table:style-name="ce1" office:value-type="string" calcext:value-type="string">
            <text:p>13:17:13</text:p>
          </table:table-cell>
          <table:table-cell office:value-type="float" office:value="3.1221" calcext:value-type="float">
            <text:p>3.1221</text:p>
          </table:table-cell>
          <table:table-cell office:value-type="float" office:value="3.1832" calcext:value-type="float">
            <text:p>3.1832</text:p>
          </table:table-cell>
          <table:table-cell office:value-type="float" office:value="3.2222" calcext:value-type="float">
            <text:p>3.2222</text:p>
          </table:table-cell>
        </table:table-row>
        <table:table-row table:style-name="ro3">
          <table:table-cell table:style-name="ce1" office:value-type="string" calcext:value-type="string">
            <text:p>13:18:54</text:p>
          </table:table-cell>
          <table:table-cell office:value-type="float" office:value="3.4359" calcext:value-type="float">
            <text:p>3.4359</text:p>
          </table:table-cell>
          <table:table-cell office:value-type="float" office:value="3.2613" calcext:value-type="float">
            <text:p>3.2613</text:p>
          </table:table-cell>
          <table:table-cell office:value-type="float" office:value="3.5421" calcext:value-type="float">
            <text:p>3.5421</text:p>
          </table:table-cell>
        </table:table-row>
        <table:table-row table:style-name="ro3">
          <table:table-cell table:style-name="ce1" office:value-type="string" calcext:value-type="string">
            <text:p>13:20:36</text:p>
          </table:table-cell>
          <table:table-cell office:value-type="float" office:value="3.072" calcext:value-type="float">
            <text:p>3.0720</text:p>
          </table:table-cell>
          <table:table-cell office:value-type="float" office:value="3.1429" calcext:value-type="float">
            <text:p>3.1429</text:p>
          </table:table-cell>
          <table:table-cell office:value-type="float" office:value="3.1734" calcext:value-type="float">
            <text:p>3.1734</text:p>
          </table:table-cell>
        </table:table-row>
        <table:table-row table:style-name="ro3">
          <table:table-cell table:style-name="ce1" office:value-type="string" calcext:value-type="string">
            <text:p>13:22:17</text:p>
          </table:table-cell>
          <table:table-cell office:value-type="float" office:value="3.0684" calcext:value-type="float">
            <text:p>3.0684</text:p>
          </table:table-cell>
          <table:table-cell office:value-type="float" office:value="3.1538" calcext:value-type="float">
            <text:p>3.1538</text:p>
          </table:table-cell>
          <table:table-cell office:value-type="float" office:value="3.1758" calcext:value-type="float">
            <text:p>3.1758</text:p>
          </table:table-cell>
        </table:table-row>
        <table:table-row table:style-name="ro3">
          <table:table-cell table:style-name="ce1" office:value-type="string" calcext:value-type="string">
            <text:p>13:23:59</text:p>
          </table:table-cell>
          <table:table-cell office:value-type="float" office:value="3.1612" calcext:value-type="float">
            <text:p>3.1612</text:p>
          </table:table-cell>
          <table:table-cell office:value-type="float" office:value="3.2295" calcext:value-type="float">
            <text:p>3.2295</text:p>
          </table:table-cell>
          <table:table-cell office:value-type="float" office:value="3.2637" calcext:value-type="float">
            <text:p>3.2637</text:p>
          </table:table-cell>
        </table:table-row>
        <table:table-row table:style-name="ro3">
          <table:table-cell table:style-name="ce1" office:value-type="string" calcext:value-type="string">
            <text:p>13:25:40</text:p>
          </table:table-cell>
          <table:table-cell office:value-type="float" office:value="3.1661" calcext:value-type="float">
            <text:p>3.1661</text:p>
          </table:table-cell>
          <table:table-cell office:value-type="float" office:value="3.2234" calcext:value-type="float">
            <text:p>3.2234</text:p>
          </table:table-cell>
          <table:table-cell office:value-type="float" office:value="3.2686" calcext:value-type="float">
            <text:p>3.2686</text:p>
          </table:table-cell>
        </table:table-row>
        <table:table-row table:style-name="ro3">
          <table:table-cell table:style-name="ce1" office:value-type="string" calcext:value-type="string">
            <text:p>13:27:22</text:p>
          </table:table-cell>
          <table:table-cell office:value-type="float" office:value="3.2088" calcext:value-type="float">
            <text:p>3.2088</text:p>
          </table:table-cell>
          <table:table-cell office:value-type="float" office:value="3.2589" calcext:value-type="float">
            <text:p>3.2589</text:p>
          </table:table-cell>
          <table:table-cell office:value-type="float" office:value="3.3114" calcext:value-type="float">
            <text:p>3.3114</text:p>
          </table:table-cell>
        </table:table-row>
        <table:table-row table:style-name="ro3">
          <table:table-cell table:style-name="ce1" office:value-type="string" calcext:value-type="string">
            <text:p>13:29:04</text:p>
          </table:table-cell>
          <table:table-cell office:value-type="float" office:value="3.3162" calcext:value-type="float">
            <text:p>3.3162</text:p>
          </table:table-cell>
          <table:table-cell office:value-type="float" office:value="3.3687" calcext:value-type="float">
            <text:p>3.3687</text:p>
          </table:table-cell>
          <table:table-cell office:value-type="float" office:value="3.4176" calcext:value-type="float">
            <text:p>3.4176</text:p>
          </table:table-cell>
        </table:table-row>
        <table:table-row table:style-name="ro3">
          <table:table-cell table:style-name="ce1" office:value-type="string" calcext:value-type="string">
            <text:p>13:30:45</text:p>
          </table:table-cell>
          <table:table-cell office:value-type="float" office:value="3.3602" calcext:value-type="float">
            <text:p>3.3602</text:p>
          </table:table-cell>
          <table:table-cell office:value-type="float" office:value="3.4066" calcext:value-type="float">
            <text:p>3.4066</text:p>
          </table:table-cell>
          <table:table-cell office:value-type="float" office:value="3.4603" calcext:value-type="float">
            <text:p>3.4603</text:p>
          </table:table-cell>
        </table:table-row>
        <table:table-row table:style-name="ro3">
          <table:table-cell table:style-name="ce1" office:value-type="string" calcext:value-type="string">
            <text:p>13:32:27</text:p>
          </table:table-cell>
          <table:table-cell office:value-type="float" office:value="3.1148" calcext:value-type="float">
            <text:p>3.1148</text:p>
          </table:table-cell>
          <table:table-cell office:value-type="float" office:value="3.1661" calcext:value-type="float">
            <text:p>3.1661</text:p>
          </table:table-cell>
          <table:table-cell office:value-type="float" office:value="3.2198" calcext:value-type="float">
            <text:p>3.2198</text:p>
          </table:table-cell>
        </table:table-row>
        <table:table-row table:style-name="ro3">
          <table:table-cell table:style-name="ce1" office:value-type="string" calcext:value-type="string">
            <text:p>13:34:09</text:p>
          </table:table-cell>
          <table:table-cell office:value-type="float" office:value="3.1221" calcext:value-type="float">
            <text:p>3.1221</text:p>
          </table:table-cell>
          <table:table-cell office:value-type="float" office:value="3.1905" calcext:value-type="float">
            <text:p>3.1905</text:p>
          </table:table-cell>
          <table:table-cell office:value-type="float" office:value="3.2271" calcext:value-type="float">
            <text:p>3.2271</text:p>
          </table:table-cell>
        </table:table-row>
        <table:table-row table:style-name="ro3">
          <table:table-cell table:style-name="ce1" office:value-type="string" calcext:value-type="string">
            <text:p>13:35:50</text:p>
          </table:table-cell>
          <table:table-cell office:value-type="float" office:value="3.2589" calcext:value-type="float">
            <text:p>3.2589</text:p>
          </table:table-cell>
          <table:table-cell office:value-type="float" office:value="3.3016" calcext:value-type="float">
            <text:p>3.3016</text:p>
          </table:table-cell>
          <table:table-cell office:value-type="float" office:value="3.3626" calcext:value-type="float">
            <text:p>3.3626</text:p>
          </table:table-cell>
        </table:table-row>
        <table:table-row table:style-name="ro3">
          <table:table-cell table:style-name="ce1" office:value-type="string" calcext:value-type="string">
            <text:p>13:37:32</text:p>
          </table:table-cell>
          <table:table-cell office:value-type="float" office:value="3.2918" calcext:value-type="float">
            <text:p>3.2918</text:p>
          </table:table-cell>
          <table:table-cell office:value-type="float" office:value="3.3175" calcext:value-type="float">
            <text:p>3.3175</text:p>
          </table:table-cell>
          <table:table-cell office:value-type="float" office:value="3.3944" calcext:value-type="float">
            <text:p>3.3944</text:p>
          </table:table-cell>
        </table:table-row>
        <table:table-row table:style-name="ro3">
          <table:table-cell table:style-name="ce1" office:value-type="string" calcext:value-type="string">
            <text:p>13:39:13</text:p>
          </table:table-cell>
          <table:table-cell office:value-type="float" office:value="3.0696" calcext:value-type="float">
            <text:p>3.0696</text:p>
          </table:table-cell>
          <table:table-cell office:value-type="float" office:value="3.1136" calcext:value-type="float">
            <text:p>3.1136</text:p>
          </table:table-cell>
          <table:table-cell office:value-type="float" office:value="3.1722" calcext:value-type="float">
            <text:p>3.1722</text:p>
          </table:table-cell>
        </table:table-row>
        <table:table-row table:style-name="ro3">
          <table:table-cell table:style-name="ce1" office:value-type="string" calcext:value-type="string">
            <text:p>13:40:55</text:p>
          </table:table-cell>
          <table:table-cell office:value-type="float" office:value="3.1306" calcext:value-type="float">
            <text:p>3.1306</text:p>
          </table:table-cell>
          <table:table-cell office:value-type="float" office:value="3.1453" calcext:value-type="float">
            <text:p>3.1453</text:p>
          </table:table-cell>
          <table:table-cell office:value-type="float" office:value="3.2369" calcext:value-type="float">
            <text:p>3.2369</text:p>
          </table:table-cell>
        </table:table-row>
        <table:table-row table:style-name="ro3">
          <table:table-cell table:style-name="ce1" office:value-type="string" calcext:value-type="string">
            <text:p>13:42:37</text:p>
          </table:table-cell>
          <table:table-cell office:value-type="float" office:value="3.1587" calcext:value-type="float">
            <text:p>3.1587</text:p>
          </table:table-cell>
          <table:table-cell office:value-type="float" office:value="3.1636" calcext:value-type="float">
            <text:p>3.1636</text:p>
          </table:table-cell>
          <table:table-cell office:value-type="float" office:value="3.2601" calcext:value-type="float">
            <text:p>3.2601</text:p>
          </table:table-cell>
        </table:table-row>
        <table:table-row table:style-name="ro3">
          <table:table-cell table:style-name="ce1" office:value-type="string" calcext:value-type="string">
            <text:p>13:44:18</text:p>
          </table:table-cell>
          <table:table-cell office:value-type="float" office:value="3.2711" calcext:value-type="float">
            <text:p>3.2711</text:p>
          </table:table-cell>
          <table:table-cell office:value-type="float" office:value="3.2479" calcext:value-type="float">
            <text:p>3.2479</text:p>
          </table:table-cell>
          <table:table-cell office:value-type="float" office:value="3.3761" calcext:value-type="float">
            <text:p>3.3761</text:p>
          </table:table-cell>
        </table:table-row>
        <table:table-row table:style-name="ro3">
          <table:table-cell table:style-name="ce1" office:value-type="string" calcext:value-type="string">
            <text:p>13:46:00</text:p>
          </table:table-cell>
          <table:table-cell office:value-type="float" office:value="3.3993" calcext:value-type="float">
            <text:p>3.3993</text:p>
          </table:table-cell>
          <table:table-cell office:value-type="float" office:value="3.4249" calcext:value-type="float">
            <text:p>3.4249</text:p>
          </table:table-cell>
          <table:table-cell office:value-type="float" office:value="3.5079" calcext:value-type="float">
            <text:p>3.5079</text:p>
          </table:table-cell>
        </table:table-row>
        <table:table-row table:style-name="ro3">
          <table:table-cell table:style-name="ce1" office:value-type="string" calcext:value-type="string">
            <text:p>13:47:42</text:p>
          </table:table-cell>
          <table:table-cell office:value-type="float" office:value="3.0842" calcext:value-type="float">
            <text:p>3.0842</text:p>
          </table:table-cell>
          <table:table-cell office:value-type="float" office:value="3.1282" calcext:value-type="float">
            <text:p>3.1282</text:p>
          </table:table-cell>
          <table:table-cell office:value-type="float" office:value="3.1917" calcext:value-type="float">
            <text:p>3.1917</text:p>
          </table:table-cell>
        </table:table-row>
        <table:table-row table:style-name="ro3">
          <table:table-cell table:style-name="ce1" office:value-type="string" calcext:value-type="string">
            <text:p>13:49:23</text:p>
          </table:table-cell>
          <table:table-cell office:value-type="float" office:value="3.116" calcext:value-type="float">
            <text:p>3.1160</text:p>
          </table:table-cell>
          <table:table-cell office:value-type="float" office:value="3.149" calcext:value-type="float">
            <text:p>3.1490</text:p>
          </table:table-cell>
          <table:table-cell office:value-type="float" office:value="3.2247" calcext:value-type="float">
            <text:p>3.2247</text:p>
          </table:table-cell>
        </table:table-row>
        <table:table-row table:style-name="ro3">
          <table:table-cell table:style-name="ce1" office:value-type="string" calcext:value-type="string">
            <text:p>13:51:05</text:p>
          </table:table-cell>
          <table:table-cell office:value-type="float" office:value="3.2259" calcext:value-type="float">
            <text:p>3.2259</text:p>
          </table:table-cell>
          <table:table-cell office:value-type="float" office:value="3.2405" calcext:value-type="float">
            <text:p>3.2405</text:p>
          </table:table-cell>
          <table:table-cell office:value-type="float" office:value="3.3321" calcext:value-type="float">
            <text:p>3.3321</text:p>
          </table:table-cell>
        </table:table-row>
        <table:table-row table:style-name="ro3">
          <table:table-cell table:style-name="ce1" office:value-type="string" calcext:value-type="string">
            <text:p>13:54:28</text:p>
          </table:table-cell>
          <table:table-cell office:value-type="float" office:value="3.1429" calcext:value-type="float">
            <text:p>3.1429</text:p>
          </table:table-cell>
          <table:table-cell office:value-type="float" office:value="3.2173" calcext:value-type="float">
            <text:p>3.2173</text:p>
          </table:table-cell>
          <table:table-cell office:value-type="float" office:value="3.2503" calcext:value-type="float">
            <text:p>3.2503</text:p>
          </table:table-cell>
        </table:table-row>
        <table:table-row table:style-name="ro3">
          <table:table-cell table:style-name="ce1" office:value-type="string" calcext:value-type="string">
            <text:p>13:56:10</text:p>
          </table:table-cell>
          <table:table-cell office:value-type="float" office:value="3.1587" calcext:value-type="float">
            <text:p>3.1587</text:p>
          </table:table-cell>
          <table:table-cell office:value-type="float" office:value="3.2137" calcext:value-type="float">
            <text:p>3.2137</text:p>
          </table:table-cell>
          <table:table-cell office:value-type="float" office:value="3.2613" calcext:value-type="float">
            <text:p>3.2613</text:p>
          </table:table-cell>
        </table:table-row>
        <table:table-row table:style-name="ro3">
          <table:table-cell table:style-name="ce1" office:value-type="string" calcext:value-type="string">
            <text:p>13:57:51</text:p>
          </table:table-cell>
          <table:table-cell office:value-type="float" office:value="3.1905" calcext:value-type="float">
            <text:p>3.1905</text:p>
          </table:table-cell>
          <table:table-cell office:value-type="float" office:value="3.2418" calcext:value-type="float">
            <text:p>3.2418</text:p>
          </table:table-cell>
          <table:table-cell office:value-type="float" office:value="3.2906" calcext:value-type="float">
            <text:p>3.2906</text:p>
          </table:table-cell>
        </table:table-row>
        <table:table-row table:style-name="ro3">
          <table:table-cell table:style-name="ce1" office:value-type="string" calcext:value-type="string">
            <text:p>13:59:33</text:p>
          </table:table-cell>
          <table:table-cell office:value-type="float" office:value="3.2125" calcext:value-type="float">
            <text:p>3.2125</text:p>
          </table:table-cell>
          <table:table-cell office:value-type="float" office:value="3.265" calcext:value-type="float">
            <text:p>3.2650</text:p>
          </table:table-cell>
          <table:table-cell office:value-type="float" office:value="3.3114" calcext:value-type="float">
            <text:p>3.3114</text:p>
          </table:table-cell>
        </table:table-row>
        <table:table-row table:style-name="ro3">
          <table:table-cell table:style-name="ce1" office:value-type="string" calcext:value-type="string">
            <text:p>14:01:15</text:p>
          </table:table-cell>
          <table:table-cell office:value-type="float" office:value="3.199" calcext:value-type="float">
            <text:p>3.1990</text:p>
          </table:table-cell>
          <table:table-cell office:value-type="float" office:value="3.2466" calcext:value-type="float">
            <text:p>3.2466</text:p>
          </table:table-cell>
          <table:table-cell office:value-type="float" office:value="3.2979" calcext:value-type="float">
            <text:p>3.2979</text:p>
          </table:table-cell>
        </table:table-row>
        <table:table-row table:style-name="ro3">
          <table:table-cell table:style-name="ce1" office:value-type="string" calcext:value-type="string">
            <text:p>14:02:56</text:p>
          </table:table-cell>
          <table:table-cell office:value-type="float" office:value="3.2198" calcext:value-type="float">
            <text:p>3.2198</text:p>
          </table:table-cell>
          <table:table-cell office:value-type="float" office:value="3.2625" calcext:value-type="float">
            <text:p>3.2625</text:p>
          </table:table-cell>
          <table:table-cell office:value-type="float" office:value="3.3223" calcext:value-type="float">
            <text:p>3.3223</text:p>
          </table:table-cell>
        </table:table-row>
        <table:table-row table:style-name="ro3">
          <table:table-cell table:style-name="ce1" office:value-type="string" calcext:value-type="string">
            <text:p>14:04:38</text:p>
          </table:table-cell>
          <table:table-cell office:value-type="float" office:value="3.2125" calcext:value-type="float">
            <text:p>3.2125</text:p>
          </table:table-cell>
          <table:table-cell office:value-type="float" office:value="3.2552" calcext:value-type="float">
            <text:p>3.2552</text:p>
          </table:table-cell>
          <table:table-cell office:value-type="float" office:value="3.3162" calcext:value-type="float">
            <text:p>3.3162</text:p>
          </table:table-cell>
        </table:table-row>
        <table:table-row table:style-name="ro3">
          <table:table-cell table:style-name="ce1" office:value-type="string" calcext:value-type="string">
            <text:p>14:06:20</text:p>
          </table:table-cell>
          <table:table-cell office:value-type="float" office:value="3.2259" calcext:value-type="float">
            <text:p>3.2259</text:p>
          </table:table-cell>
          <table:table-cell office:value-type="float" office:value="3.2674" calcext:value-type="float">
            <text:p>3.2674</text:p>
          </table:table-cell>
          <table:table-cell office:value-type="float" office:value="3.3284" calcext:value-type="float">
            <text:p>3.3284</text:p>
          </table:table-cell>
        </table:table-row>
        <table:table-row table:style-name="ro3">
          <table:table-cell table:style-name="ce1" office:value-type="string" calcext:value-type="string">
            <text:p>14:08:01</text:p>
          </table:table-cell>
          <table:table-cell office:value-type="float" office:value="3.2002" calcext:value-type="float">
            <text:p>3.2002</text:p>
          </table:table-cell>
          <table:table-cell office:value-type="float" office:value="3.2479" calcext:value-type="float">
            <text:p>3.2479</text:p>
          </table:table-cell>
          <table:table-cell office:value-type="float" office:value="3.3016" calcext:value-type="float">
            <text:p>3.3016</text:p>
          </table:table-cell>
        </table:table-row>
        <table:table-row table:style-name="ro3">
          <table:table-cell table:style-name="ce1" office:value-type="string" calcext:value-type="string">
            <text:p>14:09:43</text:p>
          </table:table-cell>
          <table:table-cell office:value-type="float" office:value="3.1929" calcext:value-type="float">
            <text:p>3.1929</text:p>
          </table:table-cell>
          <table:table-cell office:value-type="float" office:value="3.1917" calcext:value-type="float">
            <text:p>3.1917</text:p>
          </table:table-cell>
          <table:table-cell office:value-type="float" office:value="3.2991" calcext:value-type="float">
            <text:p>3.2991</text:p>
          </table:table-cell>
        </table:table-row>
        <table:table-row table:style-name="ro3">
          <table:table-cell table:style-name="ce1" office:value-type="string" calcext:value-type="string">
            <text:p>14:11:24</text:p>
          </table:table-cell>
          <table:table-cell office:value-type="float" office:value="3.304" calcext:value-type="float">
            <text:p>3.3040</text:p>
          </table:table-cell>
          <table:table-cell office:value-type="float" office:value="3.348" calcext:value-type="float">
            <text:p>3.3480</text:p>
          </table:table-cell>
          <table:table-cell office:value-type="float" office:value="3.4078" calcext:value-type="float">
            <text:p>3.4078</text:p>
          </table:table-cell>
        </table:table-row>
        <table:table-row table:style-name="ro3">
          <table:table-cell table:style-name="ce1" office:value-type="string" calcext:value-type="string">
            <text:p>14:13:06</text:p>
          </table:table-cell>
          <table:table-cell office:value-type="float" office:value="3.2747" calcext:value-type="float">
            <text:p>3.2747</text:p>
          </table:table-cell>
          <table:table-cell office:value-type="float" office:value="3.3236" calcext:value-type="float">
            <text:p>3.3236</text:p>
          </table:table-cell>
          <table:table-cell office:value-type="float" office:value="3.3761" calcext:value-type="float">
            <text:p>3.3761</text:p>
          </table:table-cell>
        </table:table-row>
        <table:table-row table:style-name="ro3">
          <table:table-cell table:style-name="ce1" office:value-type="string" calcext:value-type="string">
            <text:p>14:14:48</text:p>
          </table:table-cell>
          <table:table-cell office:value-type="float" office:value="3.221" calcext:value-type="float">
            <text:p>3.2210</text:p>
          </table:table-cell>
          <table:table-cell office:value-type="float" office:value="3.2625" calcext:value-type="float">
            <text:p>3.2625</text:p>
          </table:table-cell>
          <table:table-cell office:value-type="float" office:value="3.3199" calcext:value-type="float">
            <text:p>3.3199</text:p>
          </table:table-cell>
        </table:table-row>
        <table:table-row table:style-name="ro3">
          <table:table-cell table:style-name="ce1" office:value-type="string" calcext:value-type="string">
            <text:p>14:16:29</text:p>
          </table:table-cell>
          <table:table-cell office:value-type="float" office:value="3.2442" calcext:value-type="float">
            <text:p>3.2442</text:p>
          </table:table-cell>
          <table:table-cell office:value-type="float" office:value="3.2784" calcext:value-type="float">
            <text:p>3.2784</text:p>
          </table:table-cell>
          <table:table-cell office:value-type="float" office:value="3.337" calcext:value-type="float">
            <text:p>3.3370</text:p>
          </table:table-cell>
        </table:table-row>
        <table:table-row table:style-name="ro3">
          <table:table-cell table:style-name="ce1" office:value-type="string" calcext:value-type="string">
            <text:p>14:18:11</text:p>
          </table:table-cell>
          <table:table-cell office:value-type="float" office:value="3.2479" calcext:value-type="float">
            <text:p>3.2479</text:p>
          </table:table-cell>
          <table:table-cell office:value-type="float" office:value="3.2894" calcext:value-type="float">
            <text:p>3.2894</text:p>
          </table:table-cell>
          <table:table-cell office:value-type="float" office:value="3.3431" calcext:value-type="float">
            <text:p>3.3431</text:p>
          </table:table-cell>
        </table:table-row>
        <table:table-row table:style-name="ro3">
          <table:table-cell table:style-name="ce1" office:value-type="string" calcext:value-type="string">
            <text:p>14:19:53</text:p>
          </table:table-cell>
          <table:table-cell office:value-type="float" office:value="3.2466" calcext:value-type="float">
            <text:p>3.2466</text:p>
          </table:table-cell>
          <table:table-cell office:value-type="float" office:value="3.2906" calcext:value-type="float">
            <text:p>3.2906</text:p>
          </table:table-cell>
          <table:table-cell office:value-type="float" office:value="3.3407" calcext:value-type="float">
            <text:p>3.3407</text:p>
          </table:table-cell>
        </table:table-row>
        <table:table-row table:style-name="ro3">
          <table:table-cell table:style-name="ce1" office:value-type="string" calcext:value-type="string">
            <text:p>14:21:34</text:p>
          </table:table-cell>
          <table:table-cell office:value-type="float" office:value="3.3309" calcext:value-type="float">
            <text:p>3.3309</text:p>
          </table:table-cell>
          <table:table-cell office:value-type="float" office:value="3.3492" calcext:value-type="float">
            <text:p>3.3492</text:p>
          </table:table-cell>
          <table:table-cell office:value-type="float" office:value="3.4286" calcext:value-type="float">
            <text:p>3.4286</text:p>
          </table:table-cell>
        </table:table-row>
        <table:table-row table:style-name="ro3">
          <table:table-cell table:style-name="ce1" office:value-type="string" calcext:value-type="string">
            <text:p>14:23:16</text:p>
          </table:table-cell>
          <table:table-cell office:value-type="float" office:value="3.2332" calcext:value-type="float">
            <text:p>3.2332</text:p>
          </table:table-cell>
          <table:table-cell office:value-type="float" office:value="3.2759" calcext:value-type="float">
            <text:p>3.2759</text:p>
          </table:table-cell>
          <table:table-cell office:value-type="float" office:value="3.3284" calcext:value-type="float">
            <text:p>3.3284</text:p>
          </table:table-cell>
        </table:table-row>
        <table:table-row table:style-name="ro3">
          <table:table-cell table:style-name="ce1" office:value-type="string" calcext:value-type="string">
            <text:p>14:24:57</text:p>
          </table:table-cell>
          <table:table-cell office:value-type="float" office:value="3.2332" calcext:value-type="float">
            <text:p>3.2332</text:p>
          </table:table-cell>
          <table:table-cell office:value-type="float" office:value="3.2747" calcext:value-type="float">
            <text:p>3.2747</text:p>
          </table:table-cell>
          <table:table-cell office:value-type="float" office:value="3.3309" calcext:value-type="float">
            <text:p>3.3309</text:p>
          </table:table-cell>
        </table:table-row>
        <table:table-row table:style-name="ro3">
          <table:table-cell table:style-name="ce1" office:value-type="string" calcext:value-type="string">
            <text:p>14:26:39</text:p>
          </table:table-cell>
          <table:table-cell office:value-type="float" office:value="3.2112" calcext:value-type="float">
            <text:p>3.2112</text:p>
          </table:table-cell>
          <table:table-cell office:value-type="float" office:value="3.2198" calcext:value-type="float">
            <text:p>3.2198</text:p>
          </table:table-cell>
          <table:table-cell office:value-type="float" office:value="3.3065" calcext:value-type="float">
            <text:p>3.3065</text:p>
          </table:table-cell>
        </table:table-row>
        <table:table-row table:style-name="ro3">
          <table:table-cell table:style-name="ce1" office:value-type="string" calcext:value-type="string">
            <text:p>14:28:21</text:p>
          </table:table-cell>
          <table:table-cell office:value-type="float" office:value="3.2088" calcext:value-type="float">
            <text:p>3.2088</text:p>
          </table:table-cell>
          <table:table-cell office:value-type="float" office:value="3.2454" calcext:value-type="float">
            <text:p>3.2454</text:p>
          </table:table-cell>
          <table:table-cell office:value-type="float" office:value="3.3053" calcext:value-type="float">
            <text:p>3.3053</text:p>
          </table:table-cell>
        </table:table-row>
        <table:table-row table:style-name="ro3">
          <table:table-cell table:style-name="ce1" office:value-type="string" calcext:value-type="string">
            <text:p>14:30:02</text:p>
          </table:table-cell>
          <table:table-cell office:value-type="float" office:value="3.199" calcext:value-type="float">
            <text:p>3.1990</text:p>
          </table:table-cell>
          <table:table-cell office:value-type="float" office:value="3.2381" calcext:value-type="float">
            <text:p>3.2381</text:p>
          </table:table-cell>
          <table:table-cell office:value-type="float" office:value="3.293" calcext:value-type="float">
            <text:p>3.2930</text:p>
          </table:table-cell>
        </table:table-row>
        <table:table-row table:style-name="ro3">
          <table:table-cell table:style-name="ce1" office:value-type="string" calcext:value-type="string">
            <text:p>14:31:44</text:p>
          </table:table-cell>
          <table:table-cell office:value-type="float" office:value="3.1893" calcext:value-type="float">
            <text:p>3.1893</text:p>
          </table:table-cell>
          <table:table-cell office:value-type="float" office:value="3.2295" calcext:value-type="float">
            <text:p>3.2295</text:p>
          </table:table-cell>
          <table:table-cell office:value-type="float" office:value="3.2845" calcext:value-type="float">
            <text:p>3.2845</text:p>
          </table:table-cell>
        </table:table-row>
        <table:table-row table:style-name="ro3">
          <table:table-cell table:style-name="ce1" office:value-type="string" calcext:value-type="string">
            <text:p>14:33:26</text:p>
          </table:table-cell>
          <table:table-cell office:value-type="float" office:value="3.1758" calcext:value-type="float">
            <text:p>3.1758</text:p>
          </table:table-cell>
          <table:table-cell office:value-type="float" office:value="3.2186" calcext:value-type="float">
            <text:p>3.2186</text:p>
          </table:table-cell>
          <table:table-cell office:value-type="float" office:value="3.2674" calcext:value-type="float">
            <text:p>3.2674</text:p>
          </table:table-cell>
        </table:table-row>
        <table:table-row table:style-name="ro3">
          <table:table-cell table:style-name="ce1" office:value-type="string" calcext:value-type="string">
            <text:p>14:35:07</text:p>
          </table:table-cell>
          <table:table-cell office:value-type="float" office:value="3.1783" calcext:value-type="float">
            <text:p>3.1783</text:p>
          </table:table-cell>
          <table:table-cell office:value-type="float" office:value="3.2173" calcext:value-type="float">
            <text:p>3.2173</text:p>
          </table:table-cell>
          <table:table-cell office:value-type="float" office:value="3.2723" calcext:value-type="float">
            <text:p>3.2723</text:p>
          </table:table-cell>
        </table:table-row>
        <table:table-row table:style-name="ro3">
          <table:table-cell table:style-name="ce1" office:value-type="string" calcext:value-type="string">
            <text:p>14:36:49</text:p>
          </table:table-cell>
          <table:table-cell office:value-type="float" office:value="3.1905" calcext:value-type="float">
            <text:p>3.1905</text:p>
          </table:table-cell>
          <table:table-cell office:value-type="float" office:value="3.2344" calcext:value-type="float">
            <text:p>3.2344</text:p>
          </table:table-cell>
          <table:table-cell office:value-type="float" office:value="3.2857" calcext:value-type="float">
            <text:p>3.2857</text:p>
          </table:table-cell>
        </table:table-row>
        <table:table-row table:style-name="ro3">
          <table:table-cell table:style-name="ce1" office:value-type="string" calcext:value-type="string">
            <text:p>14:38:30</text:p>
          </table:table-cell>
          <table:table-cell office:value-type="float" office:value="3.1941" calcext:value-type="float">
            <text:p>3.1941</text:p>
          </table:table-cell>
          <table:table-cell office:value-type="float" office:value="3.2357" calcext:value-type="float">
            <text:p>3.2357</text:p>
          </table:table-cell>
          <table:table-cell office:value-type="float" office:value="3.2869" calcext:value-type="float">
            <text:p>3.2869</text:p>
          </table:table-cell>
        </table:table-row>
        <table:table-row table:style-name="ro3">
          <table:table-cell table:style-name="ce1" office:value-type="string" calcext:value-type="string">
            <text:p>14:40:12</text:p>
          </table:table-cell>
          <table:table-cell office:value-type="float" office:value="3.2186" calcext:value-type="float">
            <text:p>3.2186</text:p>
          </table:table-cell>
          <table:table-cell office:value-type="float" office:value="3.243" calcext:value-type="float">
            <text:p>3.2430</text:p>
          </table:table-cell>
          <table:table-cell office:value-type="float" office:value="3.3138" calcext:value-type="float">
            <text:p>3.3138</text:p>
          </table:table-cell>
        </table:table-row>
        <table:table-row table:style-name="ro3">
          <table:table-cell table:style-name="ce1" office:value-type="string" calcext:value-type="string">
            <text:p>14:41:54</text:p>
          </table:table-cell>
          <table:table-cell office:value-type="float" office:value="3.2686" calcext:value-type="float">
            <text:p>3.2686</text:p>
          </table:table-cell>
          <table:table-cell office:value-type="float" office:value="3.0574" calcext:value-type="float">
            <text:p>3.0574</text:p>
          </table:table-cell>
          <table:table-cell office:value-type="float" office:value="3.3578" calcext:value-type="float">
            <text:p>3.3578</text:p>
          </table:table-cell>
        </table:table-row>
        <table:table-row table:style-name="ro3">
          <table:table-cell table:style-name="ce1" office:value-type="string" calcext:value-type="string">
            <text:p>14:43:35</text:p>
          </table:table-cell>
          <table:table-cell office:value-type="float" office:value="3.1954" calcext:value-type="float">
            <text:p>3.1954</text:p>
          </table:table-cell>
          <table:table-cell office:value-type="float" office:value="2.9866" calcext:value-type="float">
            <text:p>2.9866</text:p>
          </table:table-cell>
          <table:table-cell office:value-type="float" office:value="3.2796" calcext:value-type="float">
            <text:p>3.2796</text:p>
          </table:table-cell>
        </table:table-row>
        <table:table-row table:style-name="ro3">
          <table:table-cell table:style-name="ce1" office:value-type="string" calcext:value-type="string">
            <text:p>14:45:17</text:p>
          </table:table-cell>
          <table:table-cell office:value-type="float" office:value="3.1783" calcext:value-type="float">
            <text:p>3.1783</text:p>
          </table:table-cell>
          <table:table-cell office:value-type="float" office:value="2.9756" calcext:value-type="float">
            <text:p>2.9756</text:p>
          </table:table-cell>
          <table:table-cell office:value-type="float" office:value="3.2637" calcext:value-type="float">
            <text:p>3.2637</text:p>
          </table:table-cell>
        </table:table-row>
        <table:table-row table:style-name="ro3">
          <table:table-cell table:style-name="ce1" office:value-type="string" calcext:value-type="string">
            <text:p>14:46:59</text:p>
          </table:table-cell>
          <table:table-cell office:value-type="float" office:value="3.1538" calcext:value-type="float">
            <text:p>3.1538</text:p>
          </table:table-cell>
          <table:table-cell office:value-type="float" office:value="2.9573" calcext:value-type="float">
            <text:p>2.9573</text:p>
          </table:table-cell>
          <table:table-cell office:value-type="float" office:value="3.243" calcext:value-type="float">
            <text:p>3.2430</text:p>
          </table:table-cell>
        </table:table-row>
        <table:table-row table:style-name="ro3">
          <table:table-cell table:style-name="ce1" office:value-type="string" calcext:value-type="string">
            <text:p>14:48:40</text:p>
          </table:table-cell>
          <table:table-cell office:value-type="float" office:value="3.3101" calcext:value-type="float">
            <text:p>3.3101</text:p>
          </table:table-cell>
          <table:table-cell office:value-type="float" office:value="3.0147" calcext:value-type="float">
            <text:p>3.0147</text:p>
          </table:table-cell>
          <table:table-cell office:value-type="float" office:value="3.4066" calcext:value-type="float">
            <text:p>3.4066</text:p>
          </table:table-cell>
        </table:table-row>
        <table:table-row table:style-name="ro3">
          <table:table-cell table:style-name="ce1" office:value-type="string" calcext:value-type="string">
            <text:p>14:50:22</text:p>
          </table:table-cell>
          <table:table-cell office:value-type="float" office:value="3.3114" calcext:value-type="float">
            <text:p>3.3114</text:p>
          </table:table-cell>
          <table:table-cell office:value-type="float" office:value="3.0073" calcext:value-type="float">
            <text:p>3.0073</text:p>
          </table:table-cell>
          <table:table-cell office:value-type="float" office:value="3.4042" calcext:value-type="float">
            <text:p>3.4042</text:p>
          </table:table-cell>
        </table:table-row>
        <table:table-row table:style-name="ro3">
          <table:table-cell table:style-name="ce1" office:value-type="string" calcext:value-type="string">
            <text:p>14:52:03</text:p>
          </table:table-cell>
          <table:table-cell office:value-type="float" office:value="3.2845" calcext:value-type="float">
            <text:p>3.2845</text:p>
          </table:table-cell>
          <table:table-cell office:value-type="float" office:value="3.3333" calcext:value-type="float">
            <text:p>3.3333</text:p>
          </table:table-cell>
          <table:table-cell office:value-type="float" office:value="3.3748" calcext:value-type="float">
            <text:p>3.3748</text:p>
          </table:table-cell>
        </table:table-row>
        <table:table-row table:style-name="ro3">
          <table:table-cell table:style-name="ce1" office:value-type="string" calcext:value-type="string">
            <text:p>14:53:45</text:p>
          </table:table-cell>
          <table:table-cell office:value-type="float" office:value="3.1258" calcext:value-type="float">
            <text:p>3.1258</text:p>
          </table:table-cell>
          <table:table-cell office:value-type="float" office:value="3.1697" calcext:value-type="float">
            <text:p>3.1697</text:p>
          </table:table-cell>
          <table:table-cell office:value-type="float" office:value="3.2234" calcext:value-type="float">
            <text:p>3.2234</text:p>
          </table:table-cell>
        </table:table-row>
        <table:table-row table:style-name="ro3">
          <table:table-cell table:style-name="ce1" office:value-type="string" calcext:value-type="string">
            <text:p>14:55:27</text:p>
          </table:table-cell>
          <table:table-cell office:value-type="float" office:value="2.9402" calcext:value-type="float">
            <text:p>2.9402</text:p>
          </table:table-cell>
          <table:table-cell office:value-type="float" office:value="3.0525" calcext:value-type="float">
            <text:p>3.0525</text:p>
          </table:table-cell>
          <table:table-cell office:value-type="float" office:value="2.9353" calcext:value-type="float">
            <text:p>2.9353</text:p>
          </table:table-cell>
        </table:table-row>
        <table:table-row table:style-name="ro3">
          <table:table-cell table:style-name="ce1" office:value-type="string" calcext:value-type="string">
            <text:p>15:00:53</text:p>
          </table:table-cell>
          <table:table-cell office:value-type="float" office:value="3.0952" calcext:value-type="float">
            <text:p>3.0952</text:p>
          </table:table-cell>
          <table:table-cell office:value-type="float" office:value="3.116" calcext:value-type="float">
            <text:p>3.1160</text:p>
          </table:table-cell>
          <table:table-cell office:value-type="float" office:value="3.1978" calcext:value-type="float">
            <text:p>3.1978</text:p>
          </table:table-cell>
        </table:table-row>
        <table:table-row table:style-name="ro3">
          <table:table-cell table:style-name="ce1" office:value-type="string" calcext:value-type="string">
            <text:p>15:02:35</text:p>
          </table:table-cell>
          <table:table-cell office:value-type="float" office:value="3.0977" calcext:value-type="float">
            <text:p>3.0977</text:p>
          </table:table-cell>
          <table:table-cell office:value-type="float" office:value="3.1624" calcext:value-type="float">
            <text:p>3.1624</text:p>
          </table:table-cell>
          <table:table-cell office:value-type="float" office:value="3.2027" calcext:value-type="float">
            <text:p>3.2027</text:p>
          </table:table-cell>
        </table:table-row>
        <table:table-row table:style-name="ro3">
          <table:table-cell table:style-name="ce1" office:value-type="string" calcext:value-type="string">
            <text:p>15:04:16</text:p>
          </table:table-cell>
          <table:table-cell office:value-type="float" office:value="3.1258" calcext:value-type="float">
            <text:p>3.1258</text:p>
          </table:table-cell>
          <table:table-cell office:value-type="float" office:value="3.1844" calcext:value-type="float">
            <text:p>3.1844</text:p>
          </table:table-cell>
          <table:table-cell office:value-type="float" office:value="3.2283" calcext:value-type="float">
            <text:p>3.2283</text:p>
          </table:table-cell>
        </table:table-row>
        <table:table-row table:style-name="ro3">
          <table:table-cell table:style-name="ce1" office:value-type="string" calcext:value-type="string">
            <text:p>15:05:58</text:p>
          </table:table-cell>
          <table:table-cell office:value-type="float" office:value="3.1661" calcext:value-type="float">
            <text:p>3.1661</text:p>
          </table:table-cell>
          <table:table-cell office:value-type="float" office:value="3.2222" calcext:value-type="float">
            <text:p>3.2222</text:p>
          </table:table-cell>
          <table:table-cell office:value-type="float" office:value="3.2698" calcext:value-type="float">
            <text:p>3.2698</text:p>
          </table:table-cell>
        </table:table-row>
        <table:table-row table:style-name="ro3">
          <table:table-cell table:style-name="ce1" office:value-type="string" calcext:value-type="string">
            <text:p>15:07:39</text:p>
          </table:table-cell>
          <table:table-cell office:value-type="float" office:value="3.2271" calcext:value-type="float">
            <text:p>3.2271</text:p>
          </table:table-cell>
          <table:table-cell office:value-type="float" office:value="3.2674" calcext:value-type="float">
            <text:p>3.2674</text:p>
          </table:table-cell>
          <table:table-cell office:value-type="float" office:value="3.3248" calcext:value-type="float">
            <text:p>3.3248</text:p>
          </table:table-cell>
        </table:table-row>
        <table:table-row table:style-name="ro3">
          <table:table-cell table:style-name="ce1" office:value-type="string" calcext:value-type="string">
            <text:p>15:09:21</text:p>
          </table:table-cell>
          <table:table-cell office:value-type="float" office:value="3.188" calcext:value-type="float">
            <text:p>3.1880</text:p>
          </table:table-cell>
          <table:table-cell office:value-type="float" office:value="3.243" calcext:value-type="float">
            <text:p>3.2430</text:p>
          </table:table-cell>
          <table:table-cell office:value-type="float" office:value="3.2821" calcext:value-type="float">
            <text:p>3.2821</text:p>
          </table:table-cell>
        </table:table-row>
        <table:table-row table:style-name="ro3">
          <table:table-cell table:style-name="ce1" office:value-type="string" calcext:value-type="string">
            <text:p>15:11:03</text:p>
          </table:table-cell>
          <table:table-cell office:value-type="float" office:value="3.3626" calcext:value-type="float">
            <text:p>3.3626</text:p>
          </table:table-cell>
          <table:table-cell office:value-type="float" office:value="3.4078" calcext:value-type="float">
            <text:p>3.4078</text:p>
          </table:table-cell>
          <table:table-cell office:value-type="float" office:value="3.4579" calcext:value-type="float">
            <text:p>3.4579</text:p>
          </table:table-cell>
        </table:table-row>
        <table:table-row table:style-name="ro3">
          <table:table-cell table:style-name="ce1" office:value-type="string" calcext:value-type="string">
            <text:p>15:12:44</text:p>
          </table:table-cell>
          <table:table-cell office:value-type="float" office:value="3.2979" calcext:value-type="float">
            <text:p>3.2979</text:p>
          </table:table-cell>
          <table:table-cell office:value-type="float" office:value="3.3077" calcext:value-type="float">
            <text:p>3.3077</text:p>
          </table:table-cell>
          <table:table-cell office:value-type="float" office:value="3.3834" calcext:value-type="float">
            <text:p>3.3834</text:p>
          </table:table-cell>
        </table:table-row>
        <table:table-row table:style-name="ro3">
          <table:table-cell table:style-name="ce1" office:value-type="string" calcext:value-type="string">
            <text:p>15:14:26</text:p>
          </table:table-cell>
          <table:table-cell office:value-type="float" office:value="3.2527" calcext:value-type="float">
            <text:p>3.2527</text:p>
          </table:table-cell>
          <table:table-cell office:value-type="float" office:value="3.2918" calcext:value-type="float">
            <text:p>3.2918</text:p>
          </table:table-cell>
          <table:table-cell office:value-type="float" office:value="3.3529" calcext:value-type="float">
            <text:p>3.3529</text:p>
          </table:table-cell>
        </table:table-row>
        <table:table-row table:style-name="ro3">
          <table:table-cell table:style-name="ce1" office:value-type="string" calcext:value-type="string">
            <text:p>15:16:08</text:p>
          </table:table-cell>
          <table:table-cell office:value-type="float" office:value="3.2088" calcext:value-type="float">
            <text:p>3.2088</text:p>
          </table:table-cell>
          <table:table-cell office:value-type="float" office:value="3.243" calcext:value-type="float">
            <text:p>3.2430</text:p>
          </table:table-cell>
          <table:table-cell office:value-type="float" office:value="3.2857" calcext:value-type="float">
            <text:p>3.2857</text:p>
          </table:table-cell>
        </table:table-row>
        <table:table-row table:style-name="ro3">
          <table:table-cell table:style-name="ce1" office:value-type="string" calcext:value-type="string">
            <text:p>15:17:50</text:p>
          </table:table-cell>
          <table:table-cell office:value-type="float" office:value="3.1795" calcext:value-type="float">
            <text:p>3.1795</text:p>
          </table:table-cell>
          <table:table-cell office:value-type="float" office:value="3.1026" calcext:value-type="float">
            <text:p>3.1026</text:p>
          </table:table-cell>
          <table:table-cell office:value-type="float" office:value="3.2454" calcext:value-type="float">
            <text:p>3.2454</text:p>
          </table:table-cell>
        </table:table-row>
        <table:table-row table:style-name="ro3">
          <table:table-cell table:style-name="ce1" office:value-type="string" calcext:value-type="string">
            <text:p>15:19:31</text:p>
          </table:table-cell>
          <table:table-cell office:value-type="float" office:value="3.1819" calcext:value-type="float">
            <text:p>3.1819</text:p>
          </table:table-cell>
          <table:table-cell office:value-type="float" office:value="3.2552" calcext:value-type="float">
            <text:p>3.2552</text:p>
          </table:table-cell>
          <table:table-cell office:value-type="float" office:value="3.2564" calcext:value-type="float">
            <text:p>3.2564</text:p>
          </table:table-cell>
        </table:table-row>
        <table:table-row table:style-name="ro3">
          <table:table-cell table:style-name="ce1" office:value-type="string" calcext:value-type="string">
            <text:p>15:21:14</text:p>
          </table:table-cell>
          <table:table-cell office:value-type="float" office:value="3.2039" calcext:value-type="float">
            <text:p>3.2039</text:p>
          </table:table-cell>
          <table:table-cell office:value-type="float" office:value="3.2625" calcext:value-type="float">
            <text:p>3.2625</text:p>
          </table:table-cell>
          <table:table-cell office:value-type="float" office:value="3.2747" calcext:value-type="float">
            <text:p>3.2747</text:p>
          </table:table-cell>
        </table:table-row>
        <table:table-row table:style-name="ro3">
          <table:table-cell table:style-name="ce1" office:value-type="string" calcext:value-type="string">
            <text:p>15:22:55</text:p>
          </table:table-cell>
          <table:table-cell office:value-type="float" office:value="3.2601" calcext:value-type="float">
            <text:p>3.2601</text:p>
          </table:table-cell>
          <table:table-cell office:value-type="float" office:value="3.3175" calcext:value-type="float">
            <text:p>3.3175</text:p>
          </table:table-cell>
          <table:table-cell office:value-type="float" office:value="3.3419" calcext:value-type="float">
            <text:p>3.3419</text:p>
          </table:table-cell>
        </table:table-row>
        <table:table-row table:style-name="ro3">
          <table:table-cell table:style-name="ce1" office:value-type="string" calcext:value-type="string">
            <text:p>15:24:37</text:p>
          </table:table-cell>
          <table:table-cell office:value-type="float" office:value="3.3236" calcext:value-type="float">
            <text:p>3.3236</text:p>
          </table:table-cell>
          <table:table-cell office:value-type="float" office:value="3.3712" calcext:value-type="float">
            <text:p>3.3712</text:p>
          </table:table-cell>
          <table:table-cell office:value-type="float" office:value="3.4054" calcext:value-type="float">
            <text:p>3.4054</text:p>
          </table:table-cell>
        </table:table-row>
        <table:table-row table:style-name="ro3">
          <table:table-cell table:style-name="ce1" office:value-type="string" calcext:value-type="string">
            <text:p>15:26:19</text:p>
          </table:table-cell>
          <table:table-cell office:value-type="float" office:value="3.1526" calcext:value-type="float">
            <text:p>3.1526</text:p>
          </table:table-cell>
          <table:table-cell office:value-type="float" office:value="3.2198" calcext:value-type="float">
            <text:p>3.2198</text:p>
          </table:table-cell>
          <table:table-cell office:value-type="float" office:value="3.221" calcext:value-type="float">
            <text:p>3.2210</text:p>
          </table:table-cell>
        </table:table-row>
        <table:table-row table:style-name="ro3">
          <table:table-cell table:style-name="ce1" office:value-type="string" calcext:value-type="string">
            <text:p>15:28:00</text:p>
          </table:table-cell>
          <table:table-cell office:value-type="float" office:value="3.1563" calcext:value-type="float">
            <text:p>3.1563</text:p>
          </table:table-cell>
          <table:table-cell office:value-type="float" office:value="3.2198" calcext:value-type="float">
            <text:p>3.2198</text:p>
          </table:table-cell>
          <table:table-cell office:value-type="float" office:value="3.2186" calcext:value-type="float">
            <text:p>3.2186</text:p>
          </table:table-cell>
        </table:table-row>
        <table:table-row table:style-name="ro3">
          <table:table-cell table:style-name="ce1" office:value-type="string" calcext:value-type="string">
            <text:p>15:29:42</text:p>
          </table:table-cell>
          <table:table-cell office:value-type="float" office:value="3.1453" calcext:value-type="float">
            <text:p>3.1453</text:p>
          </table:table-cell>
          <table:table-cell office:value-type="float" office:value="3.2125" calcext:value-type="float">
            <text:p>3.2125</text:p>
          </table:table-cell>
          <table:table-cell office:value-type="float" office:value="3.1978" calcext:value-type="float">
            <text:p>3.1978</text:p>
          </table:table-cell>
        </table:table-row>
        <table:table-row table:style-name="ro3">
          <table:table-cell table:style-name="ce1" office:value-type="string" calcext:value-type="string">
            <text:p>15:31:24</text:p>
          </table:table-cell>
          <table:table-cell office:value-type="float" office:value="3.1245" calcext:value-type="float">
            <text:p>3.1245</text:p>
          </table:table-cell>
          <table:table-cell office:value-type="float" office:value="3.1941" calcext:value-type="float">
            <text:p>3.1941</text:p>
          </table:table-cell>
          <table:table-cell office:value-type="float" office:value="3.1673" calcext:value-type="float">
            <text:p>3.1673</text:p>
          </table:table-cell>
        </table:table-row>
        <table:table-row table:style-name="ro3">
          <table:table-cell table:style-name="ce1" office:value-type="string" calcext:value-type="string">
            <text:p>15:33:05</text:p>
          </table:table-cell>
          <table:table-cell office:value-type="float" office:value="3.127" calcext:value-type="float">
            <text:p>3.1270</text:p>
          </table:table-cell>
          <table:table-cell office:value-type="float" office:value="3.1954" calcext:value-type="float">
            <text:p>3.1954</text:p>
          </table:table-cell>
          <table:table-cell office:value-type="float" office:value="3.1722" calcext:value-type="float">
            <text:p>3.1722</text:p>
          </table:table-cell>
        </table:table-row>
        <table:table-row table:style-name="ro3">
          <table:table-cell table:style-name="ce1" office:value-type="string" calcext:value-type="string">
            <text:p>15:36:28</text:p>
          </table:table-cell>
          <table:table-cell office:value-type="float" office:value="3.1026" calcext:value-type="float">
            <text:p>3.1026</text:p>
          </table:table-cell>
          <table:table-cell office:value-type="float" office:value="3.138" calcext:value-type="float">
            <text:p>3.1380</text:p>
          </table:table-cell>
          <table:table-cell office:value-type="float" office:value="3.149" calcext:value-type="float">
            <text:p>3.1490</text:p>
          </table:table-cell>
        </table:table-row>
        <table:table-row table:style-name="ro3">
          <table:table-cell table:style-name="ce1" office:value-type="string" calcext:value-type="string">
            <text:p>15:38:10</text:p>
          </table:table-cell>
          <table:table-cell office:value-type="float" office:value="3.105" calcext:value-type="float">
            <text:p>3.1050</text:p>
          </table:table-cell>
          <table:table-cell office:value-type="float" office:value="3.1429" calcext:value-type="float">
            <text:p>3.1429</text:p>
          </table:table-cell>
          <table:table-cell office:value-type="float" office:value="3.1465" calcext:value-type="float">
            <text:p>3.1465</text:p>
          </table:table-cell>
        </table:table-row>
        <table:table-row table:style-name="ro3">
          <table:table-cell table:style-name="ce1" office:value-type="string" calcext:value-type="string">
            <text:p>15:39:52</text:p>
          </table:table-cell>
          <table:table-cell office:value-type="float" office:value="3.0916" calcext:value-type="float">
            <text:p>3.0916</text:p>
          </table:table-cell>
          <table:table-cell office:value-type="float" office:value="3.1258" calcext:value-type="float">
            <text:p>3.1258</text:p>
          </table:table-cell>
          <table:table-cell office:value-type="float" office:value="3.1404" calcext:value-type="float">
            <text:p>3.1404</text:p>
          </table:table-cell>
        </table:table-row>
        <table:table-row table:style-name="ro3">
          <table:table-cell table:style-name="ce1" office:value-type="string" calcext:value-type="string">
            <text:p>15:41:33</text:p>
          </table:table-cell>
          <table:table-cell office:value-type="float" office:value="3.0818" calcext:value-type="float">
            <text:p>3.0818</text:p>
          </table:table-cell>
          <table:table-cell office:value-type="float" office:value="3.116" calcext:value-type="float">
            <text:p>3.1160</text:p>
          </table:table-cell>
          <table:table-cell office:value-type="float" office:value="3.1306" calcext:value-type="float">
            <text:p>3.1306</text:p>
          </table:table-cell>
        </table:table-row>
        <table:table-row table:style-name="ro3">
          <table:table-cell table:style-name="ce1" office:value-type="string" calcext:value-type="string">
            <text:p>15:43:15</text:p>
          </table:table-cell>
          <table:table-cell office:value-type="float" office:value="3.083" calcext:value-type="float">
            <text:p>3.0830</text:p>
          </table:table-cell>
          <table:table-cell office:value-type="float" office:value="3.1123" calcext:value-type="float">
            <text:p>3.1123</text:p>
          </table:table-cell>
          <table:table-cell office:value-type="float" office:value="3.1368" calcext:value-type="float">
            <text:p>3.1368</text:p>
          </table:table-cell>
        </table:table-row>
        <table:table-row table:style-name="ro3">
          <table:table-cell table:style-name="ce1" office:value-type="string" calcext:value-type="string">
            <text:p>15:44:56</text:p>
          </table:table-cell>
          <table:table-cell office:value-type="float" office:value="3.0879" calcext:value-type="float">
            <text:p>3.0879</text:p>
          </table:table-cell>
          <table:table-cell office:value-type="float" office:value="3.1197" calcext:value-type="float">
            <text:p>3.1197</text:p>
          </table:table-cell>
          <table:table-cell office:value-type="float" office:value="3.149" calcext:value-type="float">
            <text:p>3.1490</text:p>
          </table:table-cell>
        </table:table-row>
        <table:table-row table:style-name="ro3">
          <table:table-cell table:style-name="ce1" office:value-type="string" calcext:value-type="string">
            <text:p>15:46:38</text:p>
          </table:table-cell>
          <table:table-cell office:value-type="float" office:value="3.072" calcext:value-type="float">
            <text:p>3.0720</text:p>
          </table:table-cell>
          <table:table-cell office:value-type="float" office:value="3.1111" calcext:value-type="float">
            <text:p>3.1111</text:p>
          </table:table-cell>
          <table:table-cell office:value-type="float" office:value="3.1502" calcext:value-type="float">
            <text:p>3.1502</text:p>
          </table:table-cell>
        </table:table-row>
        <table:table-row table:style-name="ro3">
          <table:table-cell table:style-name="ce1" office:value-type="string" calcext:value-type="string">
            <text:p>15:48:20</text:p>
          </table:table-cell>
          <table:table-cell office:value-type="float" office:value="3.0635" calcext:value-type="float">
            <text:p>3.0635</text:p>
          </table:table-cell>
          <table:table-cell office:value-type="float" office:value="3.1001" calcext:value-type="float">
            <text:p>3.1001</text:p>
          </table:table-cell>
          <table:table-cell office:value-type="float" office:value="3.1441" calcext:value-type="float">
            <text:p>3.1441</text:p>
          </table:table-cell>
        </table:table-row>
        <table:table-row table:style-name="ro3">
          <table:table-cell table:style-name="ce1" office:value-type="string" calcext:value-type="string">
            <text:p>15:50:01</text:p>
          </table:table-cell>
          <table:table-cell office:value-type="float" office:value="3.0501" calcext:value-type="float">
            <text:p>3.0501</text:p>
          </table:table-cell>
          <table:table-cell office:value-type="float" office:value="3.0415" calcext:value-type="float">
            <text:p>3.0415</text:p>
          </table:table-cell>
          <table:table-cell office:value-type="float" office:value="3.1319" calcext:value-type="float">
            <text:p>3.1319</text:p>
          </table:table-cell>
        </table:table-row>
        <table:table-row table:style-name="ro3">
          <table:table-cell table:style-name="ce1" office:value-type="string" calcext:value-type="string">
            <text:p>15:51:43</text:p>
          </table:table-cell>
          <table:table-cell office:value-type="float" office:value="3.0464" calcext:value-type="float">
            <text:p>3.0464</text:p>
          </table:table-cell>
          <table:table-cell office:value-type="float" office:value="3.0904" calcext:value-type="float">
            <text:p>3.0904</text:p>
          </table:table-cell>
          <table:table-cell office:value-type="float" office:value="3.1184" calcext:value-type="float">
            <text:p>3.1184</text:p>
          </table:table-cell>
        </table:table-row>
        <table:table-row table:style-name="ro3">
          <table:table-cell table:style-name="ce1" office:value-type="string" calcext:value-type="string">
            <text:p>15:53:25</text:p>
          </table:table-cell>
          <table:table-cell office:value-type="float" office:value="3.0537" calcext:value-type="float">
            <text:p>3.0537</text:p>
          </table:table-cell>
          <table:table-cell office:value-type="float" office:value="3.0806" calcext:value-type="float">
            <text:p>3.0806</text:p>
          </table:table-cell>
          <table:table-cell office:value-type="float" office:value="3.1258" calcext:value-type="float">
            <text:p>3.1258</text:p>
          </table:table-cell>
        </table:table-row>
        <table:table-row table:style-name="ro3">
          <table:table-cell table:style-name="ce1" office:value-type="string" calcext:value-type="string">
            <text:p>15:55:06</text:p>
          </table:table-cell>
          <table:table-cell office:value-type="float" office:value="3.0684" calcext:value-type="float">
            <text:p>3.0684</text:p>
          </table:table-cell>
          <table:table-cell office:value-type="float" office:value="3.0989" calcext:value-type="float">
            <text:p>3.0989</text:p>
          </table:table-cell>
          <table:table-cell office:value-type="float" office:value="3.1477" calcext:value-type="float">
            <text:p>3.1477</text:p>
          </table:table-cell>
        </table:table-row>
        <table:table-row table:style-name="ro3">
          <table:table-cell table:style-name="ce1" office:value-type="string" calcext:value-type="string">
            <text:p>15:56:48</text:p>
          </table:table-cell>
          <table:table-cell office:value-type="float" office:value="3.0696" calcext:value-type="float">
            <text:p>3.0696</text:p>
          </table:table-cell>
          <table:table-cell office:value-type="float" office:value="3.1074" calcext:value-type="float">
            <text:p>3.1074</text:p>
          </table:table-cell>
          <table:table-cell office:value-type="float" office:value="3.1587" calcext:value-type="float">
            <text:p>3.1587</text:p>
          </table:table-cell>
        </table:table-row>
        <table:table-row table:style-name="ro3">
          <table:table-cell table:style-name="ce1" office:value-type="string" calcext:value-type="string">
            <text:p>15:58:29</text:p>
          </table:table-cell>
          <table:table-cell office:value-type="float" office:value="3.072" calcext:value-type="float">
            <text:p>3.0720</text:p>
          </table:table-cell>
          <table:table-cell office:value-type="float" office:value="3.1099" calcext:value-type="float">
            <text:p>3.1099</text:p>
          </table:table-cell>
          <table:table-cell office:value-type="float" office:value="3.1648" calcext:value-type="float">
            <text:p>3.1648</text:p>
          </table:table-cell>
        </table:table-row>
        <table:table-row table:style-name="ro3">
          <table:table-cell table:style-name="ce1" office:value-type="string" calcext:value-type="string">
            <text:p>16:00:11</text:p>
          </table:table-cell>
          <table:table-cell office:value-type="float" office:value="3.0818" calcext:value-type="float">
            <text:p>3.0818</text:p>
          </table:table-cell>
          <table:table-cell office:value-type="float" office:value="3.1209" calcext:value-type="float">
            <text:p>3.1209</text:p>
          </table:table-cell>
          <table:table-cell office:value-type="float" office:value="3.1746" calcext:value-type="float">
            <text:p>3.1746</text:p>
          </table:table-cell>
        </table:table-row>
        <table:table-row table:style-name="ro3">
          <table:table-cell table:style-name="ce1" office:value-type="string" calcext:value-type="string">
            <text:p>16:01:53</text:p>
          </table:table-cell>
          <table:table-cell office:value-type="float" office:value="3.0965" calcext:value-type="float">
            <text:p>3.0965</text:p>
          </table:table-cell>
          <table:table-cell office:value-type="float" office:value="3.1282" calcext:value-type="float">
            <text:p>3.1282</text:p>
          </table:table-cell>
          <table:table-cell office:value-type="float" office:value="3.188" calcext:value-type="float">
            <text:p>3.1880</text:p>
          </table:table-cell>
        </table:table-row>
        <table:table-row table:style-name="ro3">
          <table:table-cell table:style-name="ce1" office:value-type="string" calcext:value-type="string">
            <text:p>16:03:34</text:p>
          </table:table-cell>
          <table:table-cell office:value-type="float" office:value="3.1233" calcext:value-type="float">
            <text:p>3.1233</text:p>
          </table:table-cell>
          <table:table-cell office:value-type="float" office:value="3.1465" calcext:value-type="float">
            <text:p>3.1465</text:p>
          </table:table-cell>
          <table:table-cell office:value-type="float" office:value="3.221" calcext:value-type="float">
            <text:p>3.2210</text:p>
          </table:table-cell>
        </table:table-row>
        <table:table-row table:style-name="ro3">
          <table:table-cell table:style-name="ce1" office:value-type="string" calcext:value-type="string">
            <text:p>16:05:16</text:p>
          </table:table-cell>
          <table:table-cell office:value-type="float" office:value="3.4188" calcext:value-type="float">
            <text:p>3.4188</text:p>
          </table:table-cell>
          <table:table-cell office:value-type="float" office:value="3.4017" calcext:value-type="float">
            <text:p>3.4017</text:p>
          </table:table-cell>
          <table:table-cell office:value-type="float" office:value="3.5299" calcext:value-type="float">
            <text:p>3.5299</text:p>
          </table:table-cell>
        </table:table-row>
        <table:table-row table:style-name="ro3">
          <table:table-cell table:style-name="ce1" office:value-type="string" calcext:value-type="string">
            <text:p>16:06:57</text:p>
          </table:table-cell>
          <table:table-cell office:value-type="float" office:value="3.1245" calcext:value-type="float">
            <text:p>3.1245</text:p>
          </table:table-cell>
          <table:table-cell office:value-type="float" office:value="3.1465" calcext:value-type="float">
            <text:p>3.1465</text:p>
          </table:table-cell>
          <table:table-cell office:value-type="float" office:value="3.2161" calcext:value-type="float">
            <text:p>3.2161</text:p>
          </table:table-cell>
        </table:table-row>
        <table:table-row table:style-name="ro3">
          <table:table-cell table:style-name="ce1" office:value-type="string" calcext:value-type="string">
            <text:p>16:08:39</text:p>
          </table:table-cell>
          <table:table-cell office:value-type="float" office:value="3.1306" calcext:value-type="float">
            <text:p>3.1306</text:p>
          </table:table-cell>
          <table:table-cell office:value-type="float" office:value="3.138" calcext:value-type="float">
            <text:p>3.1380</text:p>
          </table:table-cell>
          <table:table-cell office:value-type="float" office:value="3.2234" calcext:value-type="float">
            <text:p>3.2234</text:p>
          </table:table-cell>
        </table:table-row>
        <table:table-row table:style-name="ro3">
          <table:table-cell table:style-name="ce1" office:value-type="string" calcext:value-type="string">
            <text:p>16:10:21</text:p>
          </table:table-cell>
          <table:table-cell office:value-type="float" office:value="3.1441" calcext:value-type="float">
            <text:p>3.1441</text:p>
          </table:table-cell>
          <table:table-cell office:value-type="float" office:value="3.1343" calcext:value-type="float">
            <text:p>3.1343</text:p>
          </table:table-cell>
          <table:table-cell office:value-type="float" office:value="3.2308" calcext:value-type="float">
            <text:p>3.2308</text:p>
          </table:table-cell>
        </table:table-row>
        <table:table-row table:style-name="ro3">
          <table:table-cell table:style-name="ce1" office:value-type="string" calcext:value-type="string">
            <text:p>16:12:02</text:p>
          </table:table-cell>
          <table:table-cell office:value-type="float" office:value="3.1563" calcext:value-type="float">
            <text:p>3.1563</text:p>
          </table:table-cell>
          <table:table-cell office:value-type="float" office:value="3.1477" calcext:value-type="float">
            <text:p>3.1477</text:p>
          </table:table-cell>
          <table:table-cell office:value-type="float" office:value="3.2405" calcext:value-type="float">
            <text:p>3.2405</text:p>
          </table:table-cell>
        </table:table-row>
        <table:table-row table:style-name="ro3">
          <table:table-cell table:style-name="ce1" office:value-type="string" calcext:value-type="string">
            <text:p>16:13:44</text:p>
          </table:table-cell>
          <table:table-cell office:value-type="float" office:value="3.3932" calcext:value-type="float">
            <text:p>3.3932</text:p>
          </table:table-cell>
          <table:table-cell office:value-type="float" office:value="3.3822" calcext:value-type="float">
            <text:p>3.3822</text:p>
          </table:table-cell>
          <table:table-cell office:value-type="float" office:value="3.5031" calcext:value-type="float">
            <text:p>3.5031</text:p>
          </table:table-cell>
        </table:table-row>
        <table:table-row table:style-name="ro3">
          <table:table-cell table:style-name="ce1" office:value-type="string" calcext:value-type="string">
            <text:p>16:15:26</text:p>
          </table:table-cell>
          <table:table-cell office:value-type="float" office:value="3.3346" calcext:value-type="float">
            <text:p>3.3346</text:p>
          </table:table-cell>
          <table:table-cell office:value-type="float" office:value="3.3162" calcext:value-type="float">
            <text:p>3.3162</text:p>
          </table:table-cell>
          <table:table-cell office:value-type="float" office:value="3.4127" calcext:value-type="float">
            <text:p>3.4127</text:p>
          </table:table-cell>
        </table:table-row>
        <table:table-row table:style-name="ro3">
          <table:table-cell table:style-name="ce1" office:value-type="string" calcext:value-type="string">
            <text:p>16:17:07</text:p>
          </table:table-cell>
          <table:table-cell office:value-type="float" office:value="3.254" calcext:value-type="float">
            <text:p>3.2540</text:p>
          </table:table-cell>
          <table:table-cell office:value-type="float" office:value="3.2479" calcext:value-type="float">
            <text:p>3.2479</text:p>
          </table:table-cell>
          <table:table-cell office:value-type="float" office:value="3.3382" calcext:value-type="float">
            <text:p>3.3382</text:p>
          </table:table-cell>
        </table:table-row>
        <table:table-row table:style-name="ro3">
          <table:table-cell table:style-name="ce1" office:value-type="string" calcext:value-type="string">
            <text:p>16:18:49</text:p>
          </table:table-cell>
          <table:table-cell office:value-type="float" office:value="3.3211" calcext:value-type="float">
            <text:p>3.3211</text:p>
          </table:table-cell>
          <table:table-cell office:value-type="float" office:value="3.3138" calcext:value-type="float">
            <text:p>3.3138</text:p>
          </table:table-cell>
          <table:table-cell office:value-type="float" office:value="3.4054" calcext:value-type="float">
            <text:p>3.4054</text:p>
          </table:table-cell>
        </table:table-row>
        <table:table-row table:style-name="ro3">
          <table:table-cell table:style-name="ce1" office:value-type="string" calcext:value-type="string">
            <text:p>16:20:30</text:p>
          </table:table-cell>
          <table:table-cell office:value-type="float" office:value="3.2955" calcext:value-type="float">
            <text:p>3.2955</text:p>
          </table:table-cell>
          <table:table-cell office:value-type="float" office:value="3.2882" calcext:value-type="float">
            <text:p>3.2882</text:p>
          </table:table-cell>
          <table:table-cell office:value-type="float" office:value="3.3883" calcext:value-type="float">
            <text:p>3.3883</text:p>
          </table:table-cell>
        </table:table-row>
        <table:table-row table:style-name="ro3">
          <table:table-cell table:style-name="ce1" office:value-type="string" calcext:value-type="string">
            <text:p>16:22:12</text:p>
          </table:table-cell>
          <table:table-cell office:value-type="float" office:value="3.2674" calcext:value-type="float">
            <text:p>3.2674</text:p>
          </table:table-cell>
          <table:table-cell office:value-type="float" office:value="3.2589" calcext:value-type="float">
            <text:p>3.2589</text:p>
          </table:table-cell>
          <table:table-cell office:value-type="float" office:value="3.3541" calcext:value-type="float">
            <text:p>3.3541</text:p>
          </table:table-cell>
        </table:table-row>
        <table:table-row table:style-name="ro3">
          <table:table-cell table:style-name="ce1" office:value-type="string" calcext:value-type="string">
            <text:p>16:23:54</text:p>
          </table:table-cell>
          <table:table-cell office:value-type="float" office:value="3.0525" calcext:value-type="float">
            <text:p>3.0525</text:p>
          </table:table-cell>
          <table:table-cell office:value-type="float" office:value="3.0183" calcext:value-type="float">
            <text:p>3.0183</text:p>
          </table:table-cell>
          <table:table-cell office:value-type="float" office:value="3.1172" calcext:value-type="float">
            <text:p>3.1172</text:p>
          </table:table-cell>
        </table:table-row>
        <table:table-row table:style-name="ro3">
          <table:table-cell table:style-name="ce1" office:value-type="string" calcext:value-type="string">
            <text:p>16:25:35</text:p>
          </table:table-cell>
          <table:table-cell office:value-type="float" office:value="3.0024" calcext:value-type="float">
            <text:p>3.0024</text:p>
          </table:table-cell>
          <table:table-cell office:value-type="float" office:value="3.0354" calcext:value-type="float">
            <text:p>3.0354</text:p>
          </table:table-cell>
          <table:table-cell office:value-type="float" office:value="3.0623" calcext:value-type="float">
            <text:p>3.0623</text:p>
          </table:table-cell>
        </table:table-row>
        <table:table-row table:style-name="ro3">
          <table:table-cell table:style-name="ce1" office:value-type="string" calcext:value-type="string">
            <text:p>16:27:17</text:p>
          </table:table-cell>
          <table:table-cell office:value-type="float" office:value="2.9365" calcext:value-type="float">
            <text:p>2.9365</text:p>
          </table:table-cell>
          <table:table-cell office:value-type="float" office:value="2.9829" calcext:value-type="float">
            <text:p>2.9829</text:p>
          </table:table-cell>
          <table:table-cell office:value-type="float" office:value="3.0147" calcext:value-type="float">
            <text:p>3.0147</text:p>
          </table:table-cell>
        </table:table-row>
        <table:table-row table:style-name="ro3">
          <table:table-cell table:style-name="ce1" office:value-type="string" calcext:value-type="string">
            <text:p>16:28:59</text:p>
          </table:table-cell>
          <table:table-cell office:value-type="float" office:value="2.9304" calcext:value-type="float">
            <text:p>2.9304</text:p>
          </table:table-cell>
          <table:table-cell office:value-type="float" office:value="2.9878" calcext:value-type="float">
            <text:p>2.9878</text:p>
          </table:table-cell>
          <table:table-cell office:value-type="float" office:value="3.0171" calcext:value-type="float">
            <text:p>3.0171</text:p>
          </table:table-cell>
        </table:table-row>
        <table:table-row table:style-name="ro3">
          <table:table-cell table:style-name="ce1" office:value-type="string" calcext:value-type="string">
            <text:p>16:30:40</text:p>
          </table:table-cell>
          <table:table-cell office:value-type="float" office:value="2.9389" calcext:value-type="float">
            <text:p>2.9389</text:p>
          </table:table-cell>
          <table:table-cell office:value-type="float" office:value="2.989" calcext:value-type="float">
            <text:p>2.9890</text:p>
          </table:table-cell>
          <table:table-cell office:value-type="float" office:value="3.0147" calcext:value-type="float">
            <text:p>3.0147</text:p>
          </table:table-cell>
        </table:table-row>
        <table:table-row table:style-name="ro3">
          <table:table-cell table:style-name="ce1" office:value-type="string" calcext:value-type="string">
            <text:p>16:32:22</text:p>
          </table:table-cell>
          <table:table-cell office:value-type="float" office:value="3" calcext:value-type="float">
            <text:p>3.0000</text:p>
          </table:table-cell>
          <table:table-cell office:value-type="float" office:value="3.0317" calcext:value-type="float">
            <text:p>3.0317</text:p>
          </table:table-cell>
          <table:table-cell office:value-type="float" office:value="3.0549" calcext:value-type="float">
            <text:p>3.0549</text:p>
          </table:table-cell>
        </table:table-row>
        <table:table-row table:style-name="ro3">
          <table:table-cell table:style-name="ce1" office:value-type="string" calcext:value-type="string">
            <text:p>16:34:03</text:p>
          </table:table-cell>
          <table:table-cell office:value-type="float" office:value="3.044" calcext:value-type="float">
            <text:p>3.0440</text:p>
          </table:table-cell>
          <table:table-cell office:value-type="float" office:value="3.0635" calcext:value-type="float">
            <text:p>3.0635</text:p>
          </table:table-cell>
          <table:table-cell office:value-type="float" office:value="3.0952" calcext:value-type="float">
            <text:p>3.0952</text:p>
          </table:table-cell>
        </table:table-row>
        <table:table-row table:style-name="ro3">
          <table:table-cell table:style-name="ce1" office:value-type="string" calcext:value-type="string">
            <text:p>16:35:45</text:p>
          </table:table-cell>
          <table:table-cell office:value-type="float" office:value="3.0452" calcext:value-type="float">
            <text:p>3.0452</text:p>
          </table:table-cell>
          <table:table-cell office:value-type="float" office:value="3.0672" calcext:value-type="float">
            <text:p>3.0672</text:p>
          </table:table-cell>
          <table:table-cell office:value-type="float" office:value="3.0965" calcext:value-type="float">
            <text:p>3.0965</text:p>
          </table:table-cell>
        </table:table-row>
        <table:table-row table:style-name="ro3">
          <table:table-cell table:style-name="ce1" office:value-type="string" calcext:value-type="string">
            <text:p>16:37:27</text:p>
          </table:table-cell>
          <table:table-cell office:value-type="float" office:value="3.0403" calcext:value-type="float">
            <text:p>3.0403</text:p>
          </table:table-cell>
          <table:table-cell office:value-type="float" office:value="3.0659" calcext:value-type="float">
            <text:p>3.0659</text:p>
          </table:table-cell>
          <table:table-cell office:value-type="float" office:value="3.0952" calcext:value-type="float">
            <text:p>3.0952</text:p>
          </table:table-cell>
        </table:table-row>
        <table:table-row table:style-name="ro3">
          <table:table-cell table:style-name="ce1" office:value-type="string" calcext:value-type="string">
            <text:p>16:39:08</text:p>
          </table:table-cell>
          <table:table-cell office:value-type="float" office:value="3.0183" calcext:value-type="float">
            <text:p>3.0183</text:p>
          </table:table-cell>
          <table:table-cell office:value-type="float" office:value="3.0513" calcext:value-type="float">
            <text:p>3.0513</text:p>
          </table:table-cell>
          <table:table-cell office:value-type="float" office:value="3.0794" calcext:value-type="float">
            <text:p>3.0794</text:p>
          </table:table-cell>
        </table:table-row>
        <table:table-row table:style-name="ro3">
          <table:table-cell table:style-name="ce1" office:value-type="string" calcext:value-type="string">
            <text:p>16:40:50</text:p>
          </table:table-cell>
          <table:table-cell office:value-type="float" office:value="2.9902" calcext:value-type="float">
            <text:p>2.9902</text:p>
          </table:table-cell>
          <table:table-cell office:value-type="float" office:value="3.0513" calcext:value-type="float">
            <text:p>3.0513</text:p>
          </table:table-cell>
          <table:table-cell office:value-type="float" office:value="3.0464" calcext:value-type="float">
            <text:p>3.0464</text:p>
          </table:table-cell>
        </table:table-row>
        <table:table-row table:style-name="ro3">
          <table:table-cell table:style-name="ce1" office:value-type="string" calcext:value-type="string">
            <text:p>16:42:31</text:p>
          </table:table-cell>
          <table:table-cell office:value-type="float" office:value="2.9756" calcext:value-type="float">
            <text:p>2.9756</text:p>
          </table:table-cell>
          <table:table-cell office:value-type="float" office:value="3.0293" calcext:value-type="float">
            <text:p>3.0293</text:p>
          </table:table-cell>
          <table:table-cell office:value-type="float" office:value="3.0098" calcext:value-type="float">
            <text:p>3.0098</text:p>
          </table:table-cell>
        </table:table-row>
        <table:table-row table:style-name="ro3">
          <table:table-cell table:style-name="ce1" office:value-type="string" calcext:value-type="string">
            <text:p>16:44:13</text:p>
          </table:table-cell>
          <table:table-cell office:value-type="float" office:value="2.9475" calcext:value-type="float">
            <text:p>2.9475</text:p>
          </table:table-cell>
          <table:table-cell office:value-type="float" office:value="3.0012" calcext:value-type="float">
            <text:p>3.0012</text:p>
          </table:table-cell>
          <table:table-cell office:value-type="float" office:value="2.9707" calcext:value-type="float">
            <text:p>2.9707</text:p>
          </table:table-cell>
        </table:table-row>
        <table:table-row table:style-name="ro3">
          <table:table-cell table:style-name="ce1" office:value-type="string" calcext:value-type="string">
            <text:p>16:45:55</text:p>
          </table:table-cell>
          <table:table-cell office:value-type="float" office:value="2.9389" calcext:value-type="float">
            <text:p>2.9389</text:p>
          </table:table-cell>
          <table:table-cell office:value-type="float" office:value="2.9841" calcext:value-type="float">
            <text:p>2.9841</text:p>
          </table:table-cell>
          <table:table-cell office:value-type="float" office:value="2.9463" calcext:value-type="float">
            <text:p>2.9463</text:p>
          </table:table-cell>
        </table:table-row>
        <table:table-row table:style-name="ro3">
          <table:table-cell table:style-name="ce1" office:value-type="string" calcext:value-type="string">
            <text:p>16:47:36</text:p>
          </table:table-cell>
          <table:table-cell office:value-type="float" office:value="2.928" calcext:value-type="float">
            <text:p>2.9280</text:p>
          </table:table-cell>
          <table:table-cell office:value-type="float" office:value="2.9756" calcext:value-type="float">
            <text:p>2.9756</text:p>
          </table:table-cell>
          <table:table-cell office:value-type="float" office:value="2.9353" calcext:value-type="float">
            <text:p>2.9353</text:p>
          </table:table-cell>
        </table:table-row>
        <table:table-row table:style-name="ro3">
          <table:table-cell table:style-name="ce1" office:value-type="string" calcext:value-type="string">
            <text:p>16:49:18</text:p>
          </table:table-cell>
          <table:table-cell office:value-type="float" office:value="2.9096" calcext:value-type="float">
            <text:p>2.9096</text:p>
          </table:table-cell>
          <table:table-cell office:value-type="float" office:value="2.956" calcext:value-type="float">
            <text:p>2.9560</text:p>
          </table:table-cell>
          <table:table-cell office:value-type="float" office:value="2.9145" calcext:value-type="float">
            <text:p>2.9145</text:p>
          </table:table-cell>
        </table:table-row>
        <table:table-row table:style-name="ro3">
          <table:table-cell table:style-name="ce1" office:value-type="string" calcext:value-type="string">
            <text:p>16:51:00</text:p>
          </table:table-cell>
          <table:table-cell office:value-type="float" office:value="2.8999" calcext:value-type="float">
            <text:p>2.8999</text:p>
          </table:table-cell>
          <table:table-cell office:value-type="float" office:value="2.9463" calcext:value-type="float">
            <text:p>2.9463</text:p>
          </table:table-cell>
          <table:table-cell office:value-type="float" office:value="2.9011" calcext:value-type="float">
            <text:p>2.9011</text:p>
          </table:table-cell>
        </table:table-row>
        <table:table-row table:style-name="ro3">
          <table:table-cell table:style-name="ce1" office:value-type="string" calcext:value-type="string">
            <text:p>16:52:41</text:p>
          </table:table-cell>
          <table:table-cell office:value-type="float" office:value="2.9011" calcext:value-type="float">
            <text:p>2.9011</text:p>
          </table:table-cell>
          <table:table-cell office:value-type="float" office:value="2.9536" calcext:value-type="float">
            <text:p>2.9536</text:p>
          </table:table-cell>
          <table:table-cell office:value-type="float" office:value="2.9255" calcext:value-type="float">
            <text:p>2.9255</text:p>
          </table:table-cell>
        </table:table-row>
        <table:table-row table:style-name="ro3">
          <table:table-cell table:style-name="ce1" office:value-type="string" calcext:value-type="string">
            <text:p>16:54:23</text:p>
          </table:table-cell>
          <table:table-cell office:value-type="float" office:value="2.9096" calcext:value-type="float">
            <text:p>2.9096</text:p>
          </table:table-cell>
          <table:table-cell office:value-type="float" office:value="2.9731" calcext:value-type="float">
            <text:p>2.9731</text:p>
          </table:table-cell>
          <table:table-cell office:value-type="float" office:value="2.9585" calcext:value-type="float">
            <text:p>2.9585</text:p>
          </table:table-cell>
        </table:table-row>
        <table:table-row table:style-name="ro3">
          <table:table-cell table:style-name="ce1" office:value-type="string" calcext:value-type="string">
            <text:p>16:56:04</text:p>
          </table:table-cell>
          <table:table-cell office:value-type="float" office:value="2.9011" calcext:value-type="float">
            <text:p>2.9011</text:p>
          </table:table-cell>
          <table:table-cell office:value-type="float" office:value="2.9707" calcext:value-type="float">
            <text:p>2.9707</text:p>
          </table:table-cell>
          <table:table-cell office:value-type="float" office:value="2.9634" calcext:value-type="float">
            <text:p>2.9634</text:p>
          </table:table-cell>
        </table:table-row>
        <table:table-row table:style-name="ro3">
          <table:table-cell table:style-name="ce1" office:value-type="string" calcext:value-type="string">
            <text:p>16:57:46</text:p>
          </table:table-cell>
          <table:table-cell office:value-type="float" office:value="2.9048" calcext:value-type="float">
            <text:p>2.9048</text:p>
          </table:table-cell>
          <table:table-cell office:value-type="float" office:value="2.8938" calcext:value-type="float">
            <text:p>2.8938</text:p>
          </table:table-cell>
          <table:table-cell office:value-type="float" office:value="2.9805" calcext:value-type="float">
            <text:p>2.9805</text:p>
          </table:table-cell>
        </table:table-row>
        <table:table-row table:style-name="ro3">
          <table:table-cell table:style-name="ce1" office:value-type="string" calcext:value-type="string">
            <text:p>16:59:28</text:p>
          </table:table-cell>
          <table:table-cell office:value-type="float" office:value="2.906" calcext:value-type="float">
            <text:p>2.9060</text:p>
          </table:table-cell>
          <table:table-cell office:value-type="float" office:value="2.9902" calcext:value-type="float">
            <text:p>2.9902</text:p>
          </table:table-cell>
          <table:table-cell office:value-type="float" office:value="2.9792" calcext:value-type="float">
            <text:p>2.9792</text:p>
          </table:table-cell>
        </table:table-row>
        <table:table-row table:style-name="ro3">
          <table:table-cell table:style-name="ce1" office:value-type="string" calcext:value-type="string">
            <text:p>17:01:09</text:p>
          </table:table-cell>
          <table:table-cell office:value-type="float" office:value="2.8974" calcext:value-type="float">
            <text:p>2.8974</text:p>
          </table:table-cell>
          <table:table-cell office:value-type="float" office:value="2.9829" calcext:value-type="float">
            <text:p>2.9829</text:p>
          </table:table-cell>
          <table:table-cell office:value-type="float" office:value="2.9634" calcext:value-type="float">
            <text:p>2.9634</text:p>
          </table:table-cell>
        </table:table-row>
        <table:table-row table:style-name="ro3">
          <table:table-cell table:style-name="ce1" office:value-type="string" calcext:value-type="string">
            <text:p>17:02:51</text:p>
          </table:table-cell>
          <table:table-cell office:value-type="float" office:value="2.8828" calcext:value-type="float">
            <text:p>2.8828</text:p>
          </table:table-cell>
          <table:table-cell office:value-type="float" office:value="2.9548" calcext:value-type="float">
            <text:p>2.9548</text:p>
          </table:table-cell>
          <table:table-cell office:value-type="float" office:value="2.9048" calcext:value-type="float">
            <text:p>2.9048</text:p>
          </table:table-cell>
        </table:table-row>
        <table:table-row table:style-name="ro3">
          <table:table-cell table:style-name="ce1" office:value-type="string" calcext:value-type="string">
            <text:p>17:04:33</text:p>
          </table:table-cell>
          <table:table-cell office:value-type="float" office:value="2.8352" calcext:value-type="float">
            <text:p>2.8352</text:p>
          </table:table-cell>
          <table:table-cell office:value-type="float" office:value="2.9096" calcext:value-type="float">
            <text:p>2.9096</text:p>
          </table:table-cell>
          <table:table-cell office:value-type="float" office:value="2.8596" calcext:value-type="float">
            <text:p>2.8596</text:p>
          </table:table-cell>
        </table:table-row>
        <table:table-row table:style-name="ro3">
          <table:table-cell table:style-name="ce1" office:value-type="string" calcext:value-type="string">
            <text:p>17:06:14</text:p>
          </table:table-cell>
          <table:table-cell office:value-type="float" office:value="2.8694" calcext:value-type="float">
            <text:p>2.8694</text:p>
          </table:table-cell>
          <table:table-cell office:value-type="float" office:value="2.9487" calcext:value-type="float">
            <text:p>2.9487</text:p>
          </table:table-cell>
          <table:table-cell office:value-type="float" office:value="2.9133" calcext:value-type="float">
            <text:p>2.9133</text:p>
          </table:table-cell>
        </table:table-row>
        <table:table-row table:style-name="ro3">
          <table:table-cell table:style-name="ce1" office:value-type="string" calcext:value-type="string">
            <text:p>17:07:56</text:p>
          </table:table-cell>
          <table:table-cell office:value-type="float" office:value="2.9084" calcext:value-type="float">
            <text:p>2.9084</text:p>
          </table:table-cell>
          <table:table-cell office:value-type="float" office:value="2.9841" calcext:value-type="float">
            <text:p>2.9841</text:p>
          </table:table-cell>
          <table:table-cell office:value-type="float" office:value="2.9499" calcext:value-type="float">
            <text:p>2.9499</text:p>
          </table:table-cell>
        </table:table-row>
        <table:table-row table:style-name="ro3">
          <table:table-cell table:style-name="ce1" office:value-type="string" calcext:value-type="string">
            <text:p>17:09:37</text:p>
          </table:table-cell>
          <table:table-cell office:value-type="float" office:value="2.9048" calcext:value-type="float">
            <text:p>2.9048</text:p>
          </table:table-cell>
          <table:table-cell office:value-type="float" office:value="2.9817" calcext:value-type="float">
            <text:p>2.9817</text:p>
          </table:table-cell>
          <table:table-cell office:value-type="float" office:value="2.9438" calcext:value-type="float">
            <text:p>2.9438</text:p>
          </table:table-cell>
        </table:table-row>
        <table:table-row table:style-name="ro3">
          <table:table-cell table:style-name="ce1" office:value-type="string" calcext:value-type="string">
            <text:p>17:11:19</text:p>
          </table:table-cell>
          <table:table-cell office:value-type="float" office:value="2.9011" calcext:value-type="float">
            <text:p>2.9011</text:p>
          </table:table-cell>
          <table:table-cell office:value-type="float" office:value="2.9719" calcext:value-type="float">
            <text:p>2.9719</text:p>
          </table:table-cell>
          <table:table-cell office:value-type="float" office:value="2.9292" calcext:value-type="float">
            <text:p>2.9292</text:p>
          </table:table-cell>
        </table:table-row>
        <table:table-row table:style-name="ro3">
          <table:table-cell table:style-name="ce1" office:value-type="string" calcext:value-type="string">
            <text:p>17:13:01</text:p>
          </table:table-cell>
          <table:table-cell office:value-type="float" office:value="2.8803" calcext:value-type="float">
            <text:p>2.8803</text:p>
          </table:table-cell>
          <table:table-cell office:value-type="float" office:value="2.9621" calcext:value-type="float">
            <text:p>2.9621</text:p>
          </table:table-cell>
          <table:table-cell office:value-type="float" office:value="2.9096" calcext:value-type="float">
            <text:p>2.9096</text:p>
          </table:table-cell>
        </table:table-row>
        <table:table-row table:style-name="ro3">
          <table:table-cell table:style-name="ce1" office:value-type="string" calcext:value-type="string">
            <text:p>17:14:42</text:p>
          </table:table-cell>
          <table:table-cell office:value-type="float" office:value="2.8864" calcext:value-type="float">
            <text:p>2.8864</text:p>
          </table:table-cell>
          <table:table-cell office:value-type="float" office:value="2.674" calcext:value-type="float">
            <text:p>2.6740</text:p>
          </table:table-cell>
          <table:table-cell office:value-type="float" office:value="2.9109" calcext:value-type="float">
            <text:p>2.9109</text:p>
          </table:table-cell>
        </table:table-row>
        <table:table-row table:style-name="ro3">
          <table:table-cell table:style-name="ce1" office:value-type="string" calcext:value-type="string">
            <text:p>17:16:24</text:p>
          </table:table-cell>
          <table:table-cell office:value-type="float" office:value="2.8803" calcext:value-type="float">
            <text:p>2.8803</text:p>
          </table:table-cell>
          <table:table-cell office:value-type="float" office:value="2.9634" calcext:value-type="float">
            <text:p>2.9634</text:p>
          </table:table-cell>
          <table:table-cell office:value-type="float" office:value="2.8767" calcext:value-type="float">
            <text:p>2.8767</text:p>
          </table:table-cell>
        </table:table-row>
        <table:table-row table:style-name="ro3">
          <table:table-cell table:style-name="ce1" office:value-type="string" calcext:value-type="string">
            <text:p>17:18:06</text:p>
          </table:table-cell>
          <table:table-cell office:value-type="float" office:value="2.8632" calcext:value-type="float">
            <text:p>2.8632</text:p>
          </table:table-cell>
          <table:table-cell office:value-type="float" office:value="2.9438" calcext:value-type="float">
            <text:p>2.9438</text:p>
          </table:table-cell>
          <table:table-cell office:value-type="float" office:value="2.8559" calcext:value-type="float">
            <text:p>2.8559</text:p>
          </table:table-cell>
        </table:table-row>
        <table:table-row table:style-name="ro3">
          <table:table-cell table:style-name="ce1" office:value-type="string" calcext:value-type="string">
            <text:p>17:19:47</text:p>
          </table:table-cell>
          <table:table-cell office:value-type="float" office:value="2.8559" calcext:value-type="float">
            <text:p>2.8559</text:p>
          </table:table-cell>
          <table:table-cell office:value-type="float" office:value="2.9316" calcext:value-type="float">
            <text:p>2.9316</text:p>
          </table:table-cell>
          <table:table-cell office:value-type="float" office:value="2.8474" calcext:value-type="float">
            <text:p>2.8474</text:p>
          </table:table-cell>
        </table:table-row>
        <table:table-row table:style-name="ro3">
          <table:table-cell table:style-name="ce1" office:value-type="string" calcext:value-type="string">
            <text:p>17:24:52</text:p>
          </table:table-cell>
          <table:table-cell office:value-type="float" office:value="2.7741" calcext:value-type="float">
            <text:p>2.7741</text:p>
          </table:table-cell>
          <table:table-cell office:value-type="float" office:value="2.906" calcext:value-type="float">
            <text:p>2.9060</text:p>
          </table:table-cell>
          <table:table-cell office:value-type="float" office:value="2.7448" calcext:value-type="float">
            <text:p>2.7448</text:p>
          </table:table-cell>
        </table:table-row>
        <table:table-row table:style-name="ro3">
          <table:table-cell table:style-name="ce1" office:value-type="string" calcext:value-type="string">
            <text:p>17:26:34</text:p>
          </table:table-cell>
          <table:table-cell office:value-type="float" office:value="2.8046" calcext:value-type="float">
            <text:p>2.8046</text:p>
          </table:table-cell>
          <table:table-cell office:value-type="float" office:value="2.9292" calcext:value-type="float">
            <text:p>2.9292</text:p>
          </table:table-cell>
          <table:table-cell office:value-type="float" office:value="2.779" calcext:value-type="float">
            <text:p>2.7790</text:p>
          </table:table-cell>
        </table:table-row>
        <table:table-row table:style-name="ro3">
          <table:table-cell table:style-name="ce1" office:value-type="string" calcext:value-type="string">
            <text:p>17:28:15</text:p>
          </table:table-cell>
          <table:table-cell office:value-type="float" office:value="2.8181" calcext:value-type="float">
            <text:p>2.8181</text:p>
          </table:table-cell>
          <table:table-cell office:value-type="float" office:value="2.9573" calcext:value-type="float">
            <text:p>2.9573</text:p>
          </table:table-cell>
          <table:table-cell office:value-type="float" office:value="2.8339" calcext:value-type="float">
            <text:p>2.8339</text:p>
          </table:table-cell>
        </table:table-row>
        <table:table-row table:style-name="ro3">
          <table:table-cell table:style-name="ce1" office:value-type="string" calcext:value-type="string">
            <text:p>17:29:57</text:p>
          </table:table-cell>
          <table:table-cell office:value-type="float" office:value="2.8278" calcext:value-type="float">
            <text:p>2.8278</text:p>
          </table:table-cell>
          <table:table-cell office:value-type="float" office:value="2.9695" calcext:value-type="float">
            <text:p>2.9695</text:p>
          </table:table-cell>
          <table:table-cell office:value-type="float" office:value="2.8462" calcext:value-type="float">
            <text:p>2.8462</text:p>
          </table:table-cell>
        </table:table-row>
        <table:table-row table:style-name="ro3">
          <table:table-cell table:style-name="ce1" office:value-type="string" calcext:value-type="string">
            <text:p>17:31:39</text:p>
          </table:table-cell>
          <table:table-cell office:value-type="float" office:value="2.8449" calcext:value-type="float">
            <text:p>2.8449</text:p>
          </table:table-cell>
          <table:table-cell office:value-type="float" office:value="2.9695" calcext:value-type="float">
            <text:p>2.9695</text:p>
          </table:table-cell>
          <table:table-cell office:value-type="float" office:value="2.8547" calcext:value-type="float">
            <text:p>2.8547</text:p>
          </table:table-cell>
        </table:table-row>
        <table:table-row table:style-name="ro3">
          <table:table-cell table:style-name="ce1" office:value-type="string" calcext:value-type="string">
            <text:p>17:33:20</text:p>
          </table:table-cell>
          <table:table-cell office:value-type="float" office:value="2.8181" calcext:value-type="float">
            <text:p>2.8181</text:p>
          </table:table-cell>
          <table:table-cell office:value-type="float" office:value="2.9512" calcext:value-type="float">
            <text:p>2.9512</text:p>
          </table:table-cell>
          <table:table-cell office:value-type="float" office:value="2.7863" calcext:value-type="float">
            <text:p>2.7863</text:p>
          </table:table-cell>
        </table:table-row>
        <table:table-row table:style-name="ro3">
          <table:table-cell table:style-name="ce1" office:value-type="string" calcext:value-type="string">
            <text:p>17:35:02</text:p>
          </table:table-cell>
          <table:table-cell office:value-type="float" office:value="2.8425" calcext:value-type="float">
            <text:p>2.8425</text:p>
          </table:table-cell>
          <table:table-cell office:value-type="float" office:value="2.9621" calcext:value-type="float">
            <text:p>2.9621</text:p>
          </table:table-cell>
          <table:table-cell office:value-type="float" office:value="2.79" calcext:value-type="float">
            <text:p>2.7900</text:p>
          </table:table-cell>
        </table:table-row>
        <table:table-row table:style-name="ro3">
          <table:table-cell table:style-name="ce1" office:value-type="string" calcext:value-type="string">
            <text:p>17:36:43</text:p>
          </table:table-cell>
          <table:table-cell office:value-type="float" office:value="2.7985" calcext:value-type="float">
            <text:p>2.7985</text:p>
          </table:table-cell>
          <table:table-cell office:value-type="float" office:value="2.9426" calcext:value-type="float">
            <text:p>2.9426</text:p>
          </table:table-cell>
          <table:table-cell office:value-type="float" office:value="2.79" calcext:value-type="float">
            <text:p>2.7900</text:p>
          </table:table-cell>
        </table:table-row>
        <table:table-row table:style-name="ro3">
          <table:table-cell table:style-name="ce1" office:value-type="string" calcext:value-type="string">
            <text:p>17:38:25</text:p>
          </table:table-cell>
          <table:table-cell office:value-type="float" office:value="2.8046" calcext:value-type="float">
            <text:p>2.8046</text:p>
          </table:table-cell>
          <table:table-cell office:value-type="float" office:value="2.9426" calcext:value-type="float">
            <text:p>2.9426</text:p>
          </table:table-cell>
          <table:table-cell office:value-type="float" office:value="2.7924" calcext:value-type="float">
            <text:p>2.7924</text:p>
          </table:table-cell>
        </table:table-row>
        <table:table-row table:style-name="ro3">
          <table:table-cell table:style-name="ce1" office:value-type="string" calcext:value-type="string">
            <text:p>17:40:07</text:p>
          </table:table-cell>
          <table:table-cell office:value-type="float" office:value="2.8156" calcext:value-type="float">
            <text:p>2.8156</text:p>
          </table:table-cell>
          <table:table-cell office:value-type="float" office:value="2.9438" calcext:value-type="float">
            <text:p>2.9438</text:p>
          </table:table-cell>
          <table:table-cell office:value-type="float" office:value="2.8266" calcext:value-type="float">
            <text:p>2.8266</text:p>
          </table:table-cell>
        </table:table-row>
        <table:table-row table:style-name="ro3">
          <table:table-cell table:style-name="ce1" office:value-type="string" calcext:value-type="string">
            <text:p>17:41:48</text:p>
          </table:table-cell>
          <table:table-cell office:value-type="float" office:value="2.8632" calcext:value-type="float">
            <text:p>2.8632</text:p>
          </table:table-cell>
          <table:table-cell office:value-type="float" office:value="2.9805" calcext:value-type="float">
            <text:p>2.9805</text:p>
          </table:table-cell>
          <table:table-cell office:value-type="float" office:value="2.9109" calcext:value-type="float">
            <text:p>2.9109</text:p>
          </table:table-cell>
        </table:table-row>
        <table:table-row table:style-name="ro3">
          <table:table-cell table:style-name="ce1" office:value-type="string" calcext:value-type="string">
            <text:p>17:43:30</text:p>
          </table:table-cell>
          <table:table-cell office:value-type="float" office:value="2.9158" calcext:value-type="float">
            <text:p>2.9158</text:p>
          </table:table-cell>
          <table:table-cell office:value-type="float" office:value="3.0464" calcext:value-type="float">
            <text:p>3.0464</text:p>
          </table:table-cell>
          <table:table-cell office:value-type="float" office:value="3" calcext:value-type="float">
            <text:p>3.0000</text:p>
          </table:table-cell>
        </table:table-row>
        <table:table-row table:style-name="ro3">
          <table:table-cell table:style-name="ce1" office:value-type="string" calcext:value-type="string">
            <text:p>17:45:11</text:p>
          </table:table-cell>
          <table:table-cell office:value-type="float" office:value="2.9707" calcext:value-type="float">
            <text:p>2.9707</text:p>
          </table:table-cell>
          <table:table-cell office:value-type="float" office:value="3.083" calcext:value-type="float">
            <text:p>3.0830</text:p>
          </table:table-cell>
          <table:table-cell office:value-type="float" office:value="3.0464" calcext:value-type="float">
            <text:p>3.0464</text:p>
          </table:table-cell>
        </table:table-row>
        <table:table-row table:style-name="ro3">
          <table:table-cell table:style-name="ce1" office:value-type="string" calcext:value-type="string">
            <text:p>17:46:53</text:p>
          </table:table-cell>
          <table:table-cell office:value-type="float" office:value="2.989" calcext:value-type="float">
            <text:p>2.9890</text:p>
          </table:table-cell>
          <table:table-cell office:value-type="float" office:value="3.1026" calcext:value-type="float">
            <text:p>3.1026</text:p>
          </table:table-cell>
          <table:table-cell office:value-type="float" office:value="3.0745" calcext:value-type="float">
            <text:p>3.0745</text:p>
          </table:table-cell>
        </table:table-row>
        <table:table-row table:style-name="ro3">
          <table:table-cell table:style-name="ce1" office:value-type="string" calcext:value-type="string">
            <text:p>17:48:35</text:p>
          </table:table-cell>
          <table:table-cell office:value-type="float" office:value="3.0134" calcext:value-type="float">
            <text:p>3.0134</text:p>
          </table:table-cell>
          <table:table-cell office:value-type="float" office:value="3.1087" calcext:value-type="float">
            <text:p>3.1087</text:p>
          </table:table-cell>
          <table:table-cell office:value-type="float" office:value="3.0891" calcext:value-type="float">
            <text:p>3.0891</text:p>
          </table:table-cell>
        </table:table-row>
        <table:table-row table:style-name="ro3">
          <table:table-cell table:style-name="ce1" office:value-type="string" calcext:value-type="string">
            <text:p>17:50:16</text:p>
          </table:table-cell>
          <table:table-cell office:value-type="float" office:value="3.0281" calcext:value-type="float">
            <text:p>3.0281</text:p>
          </table:table-cell>
          <table:table-cell office:value-type="float" office:value="3.1209" calcext:value-type="float">
            <text:p>3.1209</text:p>
          </table:table-cell>
          <table:table-cell office:value-type="float" office:value="3.0965" calcext:value-type="float">
            <text:p>3.0965</text:p>
          </table:table-cell>
        </table:table-row>
        <table:table-row table:style-name="ro3">
          <table:table-cell table:style-name="ce1" office:value-type="string" calcext:value-type="string">
            <text:p>17:51:58</text:p>
          </table:table-cell>
          <table:table-cell office:value-type="float" office:value="3.0427" calcext:value-type="float">
            <text:p>3.0427</text:p>
          </table:table-cell>
          <table:table-cell office:value-type="float" office:value="3.1258" calcext:value-type="float">
            <text:p>3.1258</text:p>
          </table:table-cell>
          <table:table-cell office:value-type="float" office:value="3.1111" calcext:value-type="float">
            <text:p>3.1111</text:p>
          </table:table-cell>
        </table:table-row>
        <table:table-row table:style-name="ro3">
          <table:table-cell table:style-name="ce1" office:value-type="string" calcext:value-type="string">
            <text:p>17:54:08</text:p>
          </table:table-cell>
          <table:table-cell office:value-type="float" office:value="3.0269" calcext:value-type="float">
            <text:p>3.0269</text:p>
          </table:table-cell>
          <table:table-cell office:value-type="float" office:value="3.1148" calcext:value-type="float">
            <text:p>3.1148</text:p>
          </table:table-cell>
          <table:table-cell office:value-type="float" office:value="3.0806" calcext:value-type="float">
            <text:p>3.0806</text:p>
          </table:table-cell>
        </table:table-row>
        <table:table-row table:style-name="ro3">
          <table:table-cell table:style-name="ce1" office:value-type="string" calcext:value-type="string">
            <text:p>17:56:03</text:p>
          </table:table-cell>
          <table:table-cell office:value-type="float" office:value="3.0085" calcext:value-type="float">
            <text:p>3.0085</text:p>
          </table:table-cell>
          <table:table-cell office:value-type="float" office:value="3.0965" calcext:value-type="float">
            <text:p>3.0965</text:p>
          </table:table-cell>
          <table:table-cell office:value-type="float" office:value="3.0391" calcext:value-type="float">
            <text:p>3.0391</text:p>
          </table:table-cell>
        </table:table-row>
        <table:table-row table:style-name="ro3">
          <table:table-cell table:style-name="ce1" office:value-type="string" calcext:value-type="string">
            <text:p>17:57:45</text:p>
          </table:table-cell>
          <table:table-cell office:value-type="float" office:value="2.9915" calcext:value-type="float">
            <text:p>2.9915</text:p>
          </table:table-cell>
          <table:table-cell office:value-type="float" office:value="3.0659" calcext:value-type="float">
            <text:p>3.0659</text:p>
          </table:table-cell>
          <table:table-cell office:value-type="float" office:value="3.0073" calcext:value-type="float">
            <text:p>3.0073</text:p>
          </table:table-cell>
        </table:table-row>
        <table:table-row table:style-name="ro3">
          <table:table-cell table:style-name="ce1" office:value-type="string" calcext:value-type="string">
            <text:p>17:59:26</text:p>
          </table:table-cell>
          <table:table-cell office:value-type="float" office:value="2.978" calcext:value-type="float">
            <text:p>2.9780</text:p>
          </table:table-cell>
          <table:table-cell office:value-type="float" office:value="3.0525" calcext:value-type="float">
            <text:p>3.0525</text:p>
          </table:table-cell>
          <table:table-cell office:value-type="float" office:value="2.9792" calcext:value-type="float">
            <text:p>2.9792</text:p>
          </table:table-cell>
        </table:table-row>
        <table:table-row table:style-name="ro3">
          <table:table-cell table:style-name="ce1" office:value-type="string" calcext:value-type="string">
            <text:p>18:01:08</text:p>
          </table:table-cell>
          <table:table-cell office:value-type="float" office:value="2.956" calcext:value-type="float">
            <text:p>2.9560</text:p>
          </table:table-cell>
          <table:table-cell office:value-type="float" office:value="3.0354" calcext:value-type="float">
            <text:p>3.0354</text:p>
          </table:table-cell>
          <table:table-cell office:value-type="float" office:value="2.9744" calcext:value-type="float">
            <text:p>2.9744</text:p>
          </table:table-cell>
        </table:table-row>
        <table:table-row table:style-name="ro3">
          <table:table-cell table:style-name="ce1" office:value-type="string" calcext:value-type="string">
            <text:p>18:02:49</text:p>
          </table:table-cell>
          <table:table-cell office:value-type="float" office:value="2.9194" calcext:value-type="float">
            <text:p>2.9194</text:p>
          </table:table-cell>
          <table:table-cell office:value-type="float" office:value="3.0061" calcext:value-type="float">
            <text:p>3.0061</text:p>
          </table:table-cell>
          <table:table-cell office:value-type="float" office:value="2.9341" calcext:value-type="float">
            <text:p>2.9341</text:p>
          </table:table-cell>
        </table:table-row>
        <table:table-row table:style-name="ro3">
          <table:table-cell table:style-name="ce1" office:value-type="string" calcext:value-type="string">
            <text:p>18:06:13</text:p>
          </table:table-cell>
          <table:table-cell office:value-type="float" office:value="2.8547" calcext:value-type="float">
            <text:p>2.8547</text:p>
          </table:table-cell>
          <table:table-cell office:value-type="float" office:value="3.0134" calcext:value-type="float">
            <text:p>3.0134</text:p>
          </table:table-cell>
          <table:table-cell office:value-type="float" office:value="2.873" calcext:value-type="float">
            <text:p>2.8730</text:p>
          </table:table-cell>
        </table:table-row>
        <table:table-row table:style-name="ro3">
          <table:table-cell table:style-name="ce1" office:value-type="string" calcext:value-type="string">
            <text:p>18:07:54</text:p>
          </table:table-cell>
          <table:table-cell office:value-type="float" office:value="2.823" calcext:value-type="float">
            <text:p>2.8230</text:p>
          </table:table-cell>
          <table:table-cell office:value-type="float" office:value="2.9841" calcext:value-type="float">
            <text:p>2.9841</text:p>
          </table:table-cell>
          <table:table-cell office:value-type="float" office:value="2.8498" calcext:value-type="float">
            <text:p>2.8498</text:p>
          </table:table-cell>
        </table:table-row>
        <table:table-row table:style-name="ro3">
          <table:table-cell table:style-name="ce1" office:value-type="string" calcext:value-type="string">
            <text:p>18:09:36</text:p>
          </table:table-cell>
          <table:table-cell office:value-type="float" office:value="2.8217" calcext:value-type="float">
            <text:p>2.8217</text:p>
          </table:table-cell>
          <table:table-cell office:value-type="float" office:value="2.9609" calcext:value-type="float">
            <text:p>2.9609</text:p>
          </table:table-cell>
          <table:table-cell office:value-type="float" office:value="2.8425" calcext:value-type="float">
            <text:p>2.8425</text:p>
          </table:table-cell>
        </table:table-row>
        <table:table-row table:style-name="ro3">
          <table:table-cell table:style-name="ce1" office:value-type="string" calcext:value-type="string">
            <text:p>18:11:18</text:p>
          </table:table-cell>
          <table:table-cell office:value-type="float" office:value="2.8046" calcext:value-type="float">
            <text:p>2.8046</text:p>
          </table:table-cell>
          <table:table-cell office:value-type="float" office:value="2.9402" calcext:value-type="float">
            <text:p>2.9402</text:p>
          </table:table-cell>
          <table:table-cell office:value-type="float" office:value="2.8083" calcext:value-type="float">
            <text:p>2.8083</text:p>
          </table:table-cell>
        </table:table-row>
        <table:table-row table:style-name="ro3">
          <table:table-cell table:style-name="ce1" office:value-type="string" calcext:value-type="string">
            <text:p>18:12:59</text:p>
          </table:table-cell>
          <table:table-cell office:value-type="float" office:value="2.8083" calcext:value-type="float">
            <text:p>2.8083</text:p>
          </table:table-cell>
          <table:table-cell office:value-type="float" office:value="2.9158" calcext:value-type="float">
            <text:p>2.9158</text:p>
          </table:table-cell>
          <table:table-cell office:value-type="float" office:value="2.7912" calcext:value-type="float">
            <text:p>2.7912</text:p>
          </table:table-cell>
        </table:table-row>
        <table:table-row table:style-name="ro3">
          <table:table-cell table:style-name="ce1" office:value-type="string" calcext:value-type="string">
            <text:p>18:14:41</text:p>
          </table:table-cell>
          <table:table-cell office:value-type="float" office:value="2.8315" calcext:value-type="float">
            <text:p>2.8315</text:p>
          </table:table-cell>
          <table:table-cell office:value-type="float" office:value="2.9365" calcext:value-type="float">
            <text:p>2.9365</text:p>
          </table:table-cell>
          <table:table-cell office:value-type="float" office:value="2.8083" calcext:value-type="float">
            <text:p>2.8083</text:p>
          </table:table-cell>
        </table:table-row>
        <table:table-row table:style-name="ro3">
          <table:table-cell table:style-name="ce1" office:value-type="string" calcext:value-type="string">
            <text:p>18:16:22</text:p>
          </table:table-cell>
          <table:table-cell office:value-type="float" office:value="2.8132" calcext:value-type="float">
            <text:p>2.8132</text:p>
          </table:table-cell>
          <table:table-cell office:value-type="float" office:value="2.9438" calcext:value-type="float">
            <text:p>2.9438</text:p>
          </table:table-cell>
          <table:table-cell office:value-type="float" office:value="2.7839" calcext:value-type="float">
            <text:p>2.7839</text:p>
          </table:table-cell>
        </table:table-row>
        <table:table-row table:style-name="ro3">
          <table:table-cell table:style-name="ce1" office:value-type="string" calcext:value-type="string">
            <text:p>18:18:04</text:p>
          </table:table-cell>
          <table:table-cell office:value-type="float" office:value="2.8132" calcext:value-type="float">
            <text:p>2.8132</text:p>
          </table:table-cell>
          <table:table-cell office:value-type="float" office:value="2.9292" calcext:value-type="float">
            <text:p>2.9292</text:p>
          </table:table-cell>
          <table:table-cell office:value-type="float" office:value="2.7802" calcext:value-type="float">
            <text:p>2.7802</text:p>
          </table:table-cell>
        </table:table-row>
        <table:table-row table:style-name="ro3">
          <table:table-cell table:style-name="ce1" office:value-type="string" calcext:value-type="string">
            <text:p>18:19:46</text:p>
          </table:table-cell>
          <table:table-cell office:value-type="float" office:value="2.8034" calcext:value-type="float">
            <text:p>2.8034</text:p>
          </table:table-cell>
          <table:table-cell office:value-type="float" office:value="2.9182" calcext:value-type="float">
            <text:p>2.9182</text:p>
          </table:table-cell>
          <table:table-cell office:value-type="float" office:value="2.7778" calcext:value-type="float">
            <text:p>2.7778</text:p>
          </table:table-cell>
        </table:table-row>
        <table:table-row table:style-name="ro3">
          <table:table-cell table:style-name="ce1" office:value-type="string" calcext:value-type="string">
            <text:p>18:21:27</text:p>
          </table:table-cell>
          <table:table-cell office:value-type="float" office:value="2.7924" calcext:value-type="float">
            <text:p>2.7924</text:p>
          </table:table-cell>
          <table:table-cell office:value-type="float" office:value="2.8425" calcext:value-type="float">
            <text:p>2.8425</text:p>
          </table:table-cell>
          <table:table-cell office:value-type="float" office:value="2.7729" calcext:value-type="float">
            <text:p>2.7729</text:p>
          </table:table-cell>
        </table:table-row>
        <table:table-row table:style-name="ro3">
          <table:table-cell table:style-name="ce1" office:value-type="string" calcext:value-type="string">
            <text:p>18:23:09</text:p>
          </table:table-cell>
          <table:table-cell office:value-type="float" office:value="2.7827" calcext:value-type="float">
            <text:p>2.7827</text:p>
          </table:table-cell>
          <table:table-cell office:value-type="float" office:value="2.8462" calcext:value-type="float">
            <text:p>2.8462</text:p>
          </table:table-cell>
          <table:table-cell office:value-type="float" office:value="2.7705" calcext:value-type="float">
            <text:p>2.7705</text:p>
          </table:table-cell>
        </table:table-row>
        <table:table-row table:style-name="ro3">
          <table:table-cell table:style-name="ce1" office:value-type="string" calcext:value-type="string">
            <text:p>18:24:50</text:p>
          </table:table-cell>
          <table:table-cell office:value-type="float" office:value="2.7692" calcext:value-type="float">
            <text:p>2.7692</text:p>
          </table:table-cell>
          <table:table-cell office:value-type="float" office:value="2.8291" calcext:value-type="float">
            <text:p>2.8291</text:p>
          </table:table-cell>
          <table:table-cell office:value-type="float" office:value="2.7509" calcext:value-type="float">
            <text:p>2.7509</text:p>
          </table:table-cell>
        </table:table-row>
        <table:table-row table:style-name="ro3">
          <table:table-cell table:style-name="ce1" office:value-type="string" calcext:value-type="string">
            <text:p>18:26:32</text:p>
          </table:table-cell>
          <table:table-cell office:value-type="float" office:value="2.7656" calcext:value-type="float">
            <text:p>2.7656</text:p>
          </table:table-cell>
          <table:table-cell office:value-type="float" office:value="2.8291" calcext:value-type="float">
            <text:p>2.8291</text:p>
          </table:table-cell>
          <table:table-cell office:value-type="float" office:value="2.7424" calcext:value-type="float">
            <text:p>2.7424</text:p>
          </table:table-cell>
        </table:table-row>
        <table:table-row table:style-name="ro3">
          <table:table-cell table:style-name="ce1" office:value-type="string" calcext:value-type="string">
            <text:p>18:28:14</text:p>
          </table:table-cell>
          <table:table-cell office:value-type="float" office:value="2.7448" calcext:value-type="float">
            <text:p>2.7448</text:p>
          </table:table-cell>
          <table:table-cell office:value-type="float" office:value="2.8034" calcext:value-type="float">
            <text:p>2.8034</text:p>
          </table:table-cell>
          <table:table-cell office:value-type="float" office:value="2.7033" calcext:value-type="float">
            <text:p>2.7033</text:p>
          </table:table-cell>
        </table:table-row>
        <table:table-row table:style-name="ro3">
          <table:table-cell table:style-name="ce1" office:value-type="string" calcext:value-type="string">
            <text:p>18:29:55</text:p>
          </table:table-cell>
          <table:table-cell office:value-type="float" office:value="2.7155" calcext:value-type="float">
            <text:p>2.7155</text:p>
          </table:table-cell>
          <table:table-cell office:value-type="float" office:value="2.7814" calcext:value-type="float">
            <text:p>2.7814</text:p>
          </table:table-cell>
          <table:table-cell office:value-type="float" office:value="2.6935" calcext:value-type="float">
            <text:p>2.6935</text:p>
          </table:table-cell>
        </table:table-row>
        <table:table-row table:style-name="ro3">
          <table:table-cell table:style-name="ce1" office:value-type="string" calcext:value-type="string">
            <text:p>18:31:37</text:p>
          </table:table-cell>
          <table:table-cell office:value-type="float" office:value="2.7143" calcext:value-type="float">
            <text:p>2.7143</text:p>
          </table:table-cell>
          <table:table-cell office:value-type="float" office:value="2.7778" calcext:value-type="float">
            <text:p>2.7778</text:p>
          </table:table-cell>
          <table:table-cell office:value-type="float" office:value="2.7155" calcext:value-type="float">
            <text:p>2.7155</text:p>
          </table:table-cell>
        </table:table-row>
        <table:table-row table:style-name="ro3">
          <table:table-cell table:style-name="ce1" office:value-type="string" calcext:value-type="string">
            <text:p>18:33:19</text:p>
          </table:table-cell>
          <table:table-cell office:value-type="float" office:value="2.7387" calcext:value-type="float">
            <text:p>2.7387</text:p>
          </table:table-cell>
          <table:table-cell office:value-type="float" office:value="2.801" calcext:value-type="float">
            <text:p>2.8010</text:p>
          </table:table-cell>
          <table:table-cell office:value-type="float" office:value="2.7521" calcext:value-type="float">
            <text:p>2.7521</text:p>
          </table:table-cell>
        </table:table-row>
        <table:table-row table:style-name="ro3">
          <table:table-cell table:style-name="ce1" office:value-type="string" calcext:value-type="string">
            <text:p>18:35:00</text:p>
          </table:table-cell>
          <table:table-cell office:value-type="float" office:value="2.7924" calcext:value-type="float">
            <text:p>2.7924</text:p>
          </table:table-cell>
          <table:table-cell office:value-type="float" office:value="2.8535" calcext:value-type="float">
            <text:p>2.8535</text:p>
          </table:table-cell>
          <table:table-cell office:value-type="float" office:value="2.8046" calcext:value-type="float">
            <text:p>2.8046</text:p>
          </table:table-cell>
        </table:table-row>
        <table:table-row table:style-name="ro3">
          <table:table-cell table:style-name="ce1" office:value-type="string" calcext:value-type="string">
            <text:p>18:36:42</text:p>
          </table:table-cell>
          <table:table-cell office:value-type="float" office:value="2.8034" calcext:value-type="float">
            <text:p>2.8034</text:p>
          </table:table-cell>
          <table:table-cell office:value-type="float" office:value="2.8657" calcext:value-type="float">
            <text:p>2.8657</text:p>
          </table:table-cell>
          <table:table-cell office:value-type="float" office:value="2.8059" calcext:value-type="float">
            <text:p>2.8059</text:p>
          </table:table-cell>
        </table:table-row>
        <table:table-row table:style-name="ro3">
          <table:table-cell table:style-name="ce1" office:value-type="string" calcext:value-type="string">
            <text:p>18:38:24</text:p>
          </table:table-cell>
          <table:table-cell office:value-type="float" office:value="2.3614" calcext:value-type="float">
            <text:p>2.3614</text:p>
          </table:table-cell>
          <table:table-cell office:value-type="float" office:value="2.6813" calcext:value-type="float">
            <text:p>2.6813</text:p>
          </table:table-cell>
          <table:table-cell office:value-type="float" office:value="2.7851" calcext:value-type="float">
            <text:p>2.7851</text:p>
          </table:table-cell>
        </table:table-row>
        <table:table-row table:style-name="ro3">
          <table:table-cell table:style-name="ce1" office:value-type="string" calcext:value-type="string">
            <text:p>18:40:05</text:p>
          </table:table-cell>
          <table:table-cell office:value-type="float" office:value="2.7448" calcext:value-type="float">
            <text:p>2.7448</text:p>
          </table:table-cell>
          <table:table-cell office:value-type="float" office:value="2.8938" calcext:value-type="float">
            <text:p>2.8938</text:p>
          </table:table-cell>
          <table:table-cell office:value-type="float" office:value="2.7363" calcext:value-type="float">
            <text:p>2.7363</text:p>
          </table:table-cell>
        </table:table-row>
        <table:table-row table:style-name="ro3">
          <table:table-cell table:style-name="ce1" office:value-type="string" calcext:value-type="string">
            <text:p>18:41:47</text:p>
          </table:table-cell>
          <table:table-cell office:value-type="float" office:value="2.7363" calcext:value-type="float">
            <text:p>2.7363</text:p>
          </table:table-cell>
          <table:table-cell office:value-type="float" office:value="2.8803" calcext:value-type="float">
            <text:p>2.8803</text:p>
          </table:table-cell>
          <table:table-cell office:value-type="float" office:value="2.7363" calcext:value-type="float">
            <text:p>2.7363</text:p>
          </table:table-cell>
        </table:table-row>
        <table:table-row table:style-name="ro3">
          <table:table-cell table:style-name="ce1" office:value-type="string" calcext:value-type="string">
            <text:p>18:43:28</text:p>
          </table:table-cell>
          <table:table-cell office:value-type="float" office:value="2.735" calcext:value-type="float">
            <text:p>2.7350</text:p>
          </table:table-cell>
          <table:table-cell office:value-type="float" office:value="2.8828" calcext:value-type="float">
            <text:p>2.8828</text:p>
          </table:table-cell>
          <table:table-cell office:value-type="float" office:value="2.735" calcext:value-type="float">
            <text:p>2.7350</text:p>
          </table:table-cell>
        </table:table-row>
        <table:table-row table:style-name="ro3">
          <table:table-cell table:style-name="ce1" office:value-type="string" calcext:value-type="string">
            <text:p>18:45:10</text:p>
          </table:table-cell>
          <table:table-cell office:value-type="float" office:value="2.7411" calcext:value-type="float">
            <text:p>2.7411</text:p>
          </table:table-cell>
          <table:table-cell office:value-type="float" office:value="2.8816" calcext:value-type="float">
            <text:p>2.8816</text:p>
          </table:table-cell>
          <table:table-cell office:value-type="float" office:value="2.7424" calcext:value-type="float">
            <text:p>2.7424</text:p>
          </table:table-cell>
        </table:table-row>
        <table:table-row table:style-name="ro3">
          <table:table-cell table:style-name="ce1" office:value-type="string" calcext:value-type="string">
            <text:p>18:46:52</text:p>
          </table:table-cell>
          <table:table-cell office:value-type="float" office:value="2.757" calcext:value-type="float">
            <text:p>2.7570</text:p>
          </table:table-cell>
          <table:table-cell office:value-type="float" office:value="2.8987" calcext:value-type="float">
            <text:p>2.8987</text:p>
          </table:table-cell>
          <table:table-cell office:value-type="float" office:value="2.7497" calcext:value-type="float">
            <text:p>2.7497</text:p>
          </table:table-cell>
        </table:table-row>
        <table:table-row table:style-name="ro3">
          <table:table-cell table:style-name="ce1" office:value-type="string" calcext:value-type="string">
            <text:p>18:48:33</text:p>
          </table:table-cell>
          <table:table-cell office:value-type="float" office:value="2.7729" calcext:value-type="float">
            <text:p>2.7729</text:p>
          </table:table-cell>
          <table:table-cell office:value-type="float" office:value="2.9109" calcext:value-type="float">
            <text:p>2.9109</text:p>
          </table:table-cell>
          <table:table-cell office:value-type="float" office:value="2.7497" calcext:value-type="float">
            <text:p>2.7497</text:p>
          </table:table-cell>
        </table:table-row>
        <table:table-row table:style-name="ro3">
          <table:table-cell table:style-name="ce1" office:value-type="string" calcext:value-type="string">
            <text:p>18:50:15</text:p>
          </table:table-cell>
          <table:table-cell office:value-type="float" office:value="2.7595" calcext:value-type="float">
            <text:p>2.7595</text:p>
          </table:table-cell>
          <table:table-cell office:value-type="float" office:value="2.9109" calcext:value-type="float">
            <text:p>2.9109</text:p>
          </table:table-cell>
          <table:table-cell office:value-type="float" office:value="2.7558" calcext:value-type="float">
            <text:p>2.7558</text:p>
          </table:table-cell>
        </table:table-row>
        <table:table-row table:style-name="ro3">
          <table:table-cell table:style-name="ce1" office:value-type="string" calcext:value-type="string">
            <text:p>18:51:56</text:p>
          </table:table-cell>
          <table:table-cell office:value-type="float" office:value="2.7167" calcext:value-type="float">
            <text:p>2.7167</text:p>
          </table:table-cell>
          <table:table-cell office:value-type="float" office:value="2.873" calcext:value-type="float">
            <text:p>2.8730</text:p>
          </table:table-cell>
          <table:table-cell office:value-type="float" office:value="2.7228" calcext:value-type="float">
            <text:p>2.7228</text:p>
          </table:table-cell>
        </table:table-row>
        <table:table-row table:style-name="ro3">
          <table:table-cell table:style-name="ce1" office:value-type="string" calcext:value-type="string">
            <text:p>18:53:38</text:p>
          </table:table-cell>
          <table:table-cell office:value-type="float" office:value="2.6862" calcext:value-type="float">
            <text:p>2.6862</text:p>
          </table:table-cell>
          <table:table-cell office:value-type="float" office:value="2.4164" calcext:value-type="float">
            <text:p>2.4164</text:p>
          </table:table-cell>
          <table:table-cell office:value-type="float" office:value="2.7009" calcext:value-type="float">
            <text:p>2.7009</text:p>
          </table:table-cell>
        </table:table-row>
        <table:table-row table:style-name="ro3">
          <table:table-cell table:style-name="ce1" office:value-type="string" calcext:value-type="string">
            <text:p>18:55:20</text:p>
          </table:table-cell>
          <table:table-cell office:value-type="float" office:value="2.7009" calcext:value-type="float">
            <text:p>2.7009</text:p>
          </table:table-cell>
          <table:table-cell office:value-type="float" office:value="2.8547" calcext:value-type="float">
            <text:p>2.8547</text:p>
          </table:table-cell>
          <table:table-cell office:value-type="float" office:value="2.7192" calcext:value-type="float">
            <text:p>2.7192</text:p>
          </table:table-cell>
        </table:table-row>
        <table:table-row table:style-name="ro3">
          <table:table-cell table:style-name="ce1" office:value-type="string" calcext:value-type="string">
            <text:p>18:57:01</text:p>
          </table:table-cell>
          <table:table-cell office:value-type="float" office:value="2.6752" calcext:value-type="float">
            <text:p>2.6752</text:p>
          </table:table-cell>
          <table:table-cell office:value-type="float" office:value="2.8278" calcext:value-type="float">
            <text:p>2.8278</text:p>
          </table:table-cell>
          <table:table-cell office:value-type="float" office:value="2.6813" calcext:value-type="float">
            <text:p>2.6813</text:p>
          </table:table-cell>
        </table:table-row>
        <table:table-row table:style-name="ro3">
          <table:table-cell table:style-name="ce1" office:value-type="string" calcext:value-type="string">
            <text:p>18:58:43</text:p>
          </table:table-cell>
          <table:table-cell office:value-type="float" office:value="2.6667" calcext:value-type="float">
            <text:p>2.6667</text:p>
          </table:table-cell>
          <table:table-cell office:value-type="float" office:value="2.8156" calcext:value-type="float">
            <text:p>2.8156</text:p>
          </table:table-cell>
          <table:table-cell office:value-type="float" office:value="2.6947" calcext:value-type="float">
            <text:p>2.6947</text:p>
          </table:table-cell>
        </table:table-row>
        <table:table-row table:style-name="ro3">
          <table:table-cell table:style-name="ce1" office:value-type="string" calcext:value-type="string">
            <text:p>19:00:25</text:p>
          </table:table-cell>
          <table:table-cell office:value-type="float" office:value="2.6996" calcext:value-type="float">
            <text:p>2.6996</text:p>
          </table:table-cell>
          <table:table-cell office:value-type="float" office:value="2.8437" calcext:value-type="float">
            <text:p>2.8437</text:p>
          </table:table-cell>
          <table:table-cell office:value-type="float" office:value="2.7289" calcext:value-type="float">
            <text:p>2.7289</text:p>
          </table:table-cell>
        </table:table-row>
        <table:table-row table:style-name="ro3">
          <table:table-cell table:style-name="ce1" office:value-type="string" calcext:value-type="string">
            <text:p>19:02:06</text:p>
          </table:table-cell>
          <table:table-cell office:value-type="float" office:value="2.7228" calcext:value-type="float">
            <text:p>2.7228</text:p>
          </table:table-cell>
          <table:table-cell office:value-type="float" office:value="2.8523" calcext:value-type="float">
            <text:p>2.8523</text:p>
          </table:table-cell>
          <table:table-cell office:value-type="float" office:value="2.7631" calcext:value-type="float">
            <text:p>2.7631</text:p>
          </table:table-cell>
        </table:table-row>
        <table:table-row table:style-name="ro3">
          <table:table-cell table:style-name="ce1" office:value-type="string" calcext:value-type="string">
            <text:p>19:03:48</text:p>
          </table:table-cell>
          <table:table-cell office:value-type="float" office:value="2.7253" calcext:value-type="float">
            <text:p>2.7253</text:p>
          </table:table-cell>
          <table:table-cell office:value-type="float" office:value="2.8632" calcext:value-type="float">
            <text:p>2.8632</text:p>
          </table:table-cell>
          <table:table-cell office:value-type="float" office:value="2.8034" calcext:value-type="float">
            <text:p>2.8034</text:p>
          </table:table-cell>
        </table:table-row>
        <table:table-row table:style-name="ro3">
          <table:table-cell table:style-name="ce1" office:value-type="string" calcext:value-type="string">
            <text:p>19:05:29</text:p>
          </table:table-cell>
          <table:table-cell office:value-type="float" office:value="2.7253" calcext:value-type="float">
            <text:p>2.7253</text:p>
          </table:table-cell>
          <table:table-cell office:value-type="float" office:value="2.8803" calcext:value-type="float">
            <text:p>2.8803</text:p>
          </table:table-cell>
          <table:table-cell office:value-type="float" office:value="2.8523" calcext:value-type="float">
            <text:p>2.8523</text:p>
          </table:table-cell>
        </table:table-row>
        <table:table-row table:style-name="ro3">
          <table:table-cell table:style-name="ce1" office:value-type="string" calcext:value-type="string">
            <text:p>19:07:11</text:p>
          </table:table-cell>
          <table:table-cell office:value-type="float" office:value="2.6972" calcext:value-type="float">
            <text:p>2.6972</text:p>
          </table:table-cell>
          <table:table-cell office:value-type="float" office:value="2.8706" calcext:value-type="float">
            <text:p>2.8706</text:p>
          </table:table-cell>
          <table:table-cell office:value-type="float" office:value="2.8266" calcext:value-type="float">
            <text:p>2.8266</text:p>
          </table:table-cell>
        </table:table-row>
        <table:table-row table:style-name="ro3">
          <table:table-cell table:style-name="ce1" office:value-type="string" calcext:value-type="string">
            <text:p>19:08:53</text:p>
          </table:table-cell>
          <table:table-cell office:value-type="float" office:value="2.6777" calcext:value-type="float">
            <text:p>2.6777</text:p>
          </table:table-cell>
          <table:table-cell office:value-type="float" office:value="2.8657" calcext:value-type="float">
            <text:p>2.8657</text:p>
          </table:table-cell>
          <table:table-cell office:value-type="float" office:value="2.8181" calcext:value-type="float">
            <text:p>2.8181</text:p>
          </table:table-cell>
        </table:table-row>
        <table:table-row table:style-name="ro3">
          <table:table-cell table:style-name="ce1" office:value-type="string" calcext:value-type="string">
            <text:p>19:10:34</text:p>
          </table:table-cell>
          <table:table-cell office:value-type="float" office:value="2.6642" calcext:value-type="float">
            <text:p>2.6642</text:p>
          </table:table-cell>
          <table:table-cell office:value-type="float" office:value="2.5971" calcext:value-type="float">
            <text:p>2.5971</text:p>
          </table:table-cell>
          <table:table-cell office:value-type="float" office:value="2.7875" calcext:value-type="float">
            <text:p>2.7875</text:p>
          </table:table-cell>
        </table:table-row>
        <table:table-row table:style-name="ro3">
          <table:table-cell table:style-name="ce1" office:value-type="string" calcext:value-type="string">
            <text:p>19:12:16</text:p>
          </table:table-cell>
          <table:table-cell office:value-type="float" office:value="2.6288" calcext:value-type="float">
            <text:p>2.6288</text:p>
          </table:table-cell>
          <table:table-cell office:value-type="float" office:value="2.768" calcext:value-type="float">
            <text:p>2.7680</text:p>
          </table:table-cell>
          <table:table-cell office:value-type="float" office:value="2.735" calcext:value-type="float">
            <text:p>2.7350</text:p>
          </table:table-cell>
        </table:table-row>
        <table:table-row table:style-name="ro3">
          <table:table-cell table:style-name="ce1" office:value-type="string" calcext:value-type="string">
            <text:p>19:13:57</text:p>
          </table:table-cell>
          <table:table-cell office:value-type="float" office:value="2.5543" calcext:value-type="float">
            <text:p>2.5543</text:p>
          </table:table-cell>
          <table:table-cell office:value-type="float" office:value="2.7094" calcext:value-type="float">
            <text:p>2.7094</text:p>
          </table:table-cell>
          <table:table-cell office:value-type="float" office:value="2.6313" calcext:value-type="float">
            <text:p>2.6313</text:p>
          </table:table-cell>
        </table:table-row>
        <table:table-row table:style-name="ro3">
          <table:table-cell table:style-name="ce1" office:value-type="string" calcext:value-type="string">
            <text:p>19:15:39</text:p>
          </table:table-cell>
          <table:table-cell office:value-type="float" office:value="2.4164" calcext:value-type="float">
            <text:p>2.4164</text:p>
          </table:table-cell>
          <table:table-cell office:value-type="float" office:value="2.5751" calcext:value-type="float">
            <text:p>2.5751</text:p>
          </table:table-cell>
          <table:table-cell office:value-type="float" office:value="2.4615" calcext:value-type="float">
            <text:p>2.4615</text:p>
          </table:table-cell>
        </table:table-row>
        <table:table-row table:style-name="ro3">
          <table:table-cell table:style-name="ce1" office:value-type="string" calcext:value-type="string">
            <text:p>19:17:21</text:p>
          </table:table-cell>
          <table:table-cell office:value-type="float" office:value="2.2674" calcext:value-type="float">
            <text:p>2.2674</text:p>
          </table:table-cell>
          <table:table-cell office:value-type="float" office:value="2.4628" calcext:value-type="float">
            <text:p>2.4628</text:p>
          </table:table-cell>
          <table:table-cell office:value-type="float" office:value="2.3394" calcext:value-type="float">
            <text:p>2.3394</text:p>
          </table:table-cell>
        </table:table-row>
        <table:table-row table:style-name="ro3">
          <table:table-cell table:style-name="ce1" office:value-type="string" calcext:value-type="string">
            <text:p>19:19:02</text:p>
          </table:table-cell>
          <table:table-cell office:value-type="float" office:value="2.1819" calcext:value-type="float">
            <text:p>2.1819</text:p>
          </table:table-cell>
          <table:table-cell office:value-type="float" office:value="2.4176" calcext:value-type="float">
            <text:p>2.4176</text:p>
          </table:table-cell>
          <table:table-cell office:value-type="float" office:value="2.2833" calcext:value-type="float">
            <text:p>2.2833</text:p>
          </table:table-cell>
        </table:table-row>
        <table:table-row table:style-name="ro3">
          <table:table-cell table:style-name="ce1" office:value-type="string" calcext:value-type="string">
            <text:p>19:20:44</text:p>
          </table:table-cell>
          <table:table-cell office:value-type="float" office:value="2.1746" calcext:value-type="float">
            <text:p>2.1746</text:p>
          </table:table-cell>
          <table:table-cell office:value-type="float" office:value="2.4261" calcext:value-type="float">
            <text:p>2.4261</text:p>
          </table:table-cell>
          <table:table-cell office:value-type="float" office:value="2.304" calcext:value-type="float">
            <text:p>2.3040</text:p>
          </table:table-cell>
        </table:table-row>
        <table:table-row table:style-name="ro3">
          <table:table-cell table:style-name="ce1" office:value-type="string" calcext:value-type="string">
            <text:p>19:22:26</text:p>
          </table:table-cell>
          <table:table-cell office:value-type="float" office:value="2.149" calcext:value-type="float">
            <text:p>2.1490</text:p>
          </table:table-cell>
          <table:table-cell office:value-type="float" office:value="2.4103" calcext:value-type="float">
            <text:p>2.4103</text:p>
          </table:table-cell>
          <table:table-cell office:value-type="float" office:value="2.2796" calcext:value-type="float">
            <text:p>2.2796</text:p>
          </table:table-cell>
        </table:table-row>
        <table:table-row table:style-name="ro3">
          <table:table-cell table:style-name="ce1" office:value-type="string" calcext:value-type="string">
            <text:p>19:24:08</text:p>
          </table:table-cell>
          <table:table-cell office:value-type="float" office:value="2.0806" calcext:value-type="float">
            <text:p>2.0806</text:p>
          </table:table-cell>
          <table:table-cell office:value-type="float" office:value="2.3333" calcext:value-type="float">
            <text:p>2.3333</text:p>
          </table:table-cell>
          <table:table-cell office:value-type="float" office:value="2.1868" calcext:value-type="float">
            <text:p>2.1868</text:p>
          </table:table-cell>
        </table:table-row>
        <table:table-row table:style-name="ro3">
          <table:table-cell table:style-name="ce1" office:value-type="string" calcext:value-type="string">
            <text:p>19:25:50</text:p>
          </table:table-cell>
          <table:table-cell office:value-type="float" office:value="2.0415" calcext:value-type="float">
            <text:p>2.0415</text:p>
          </table:table-cell>
          <table:table-cell office:value-type="float" office:value="2.3175" calcext:value-type="float">
            <text:p>2.3175</text:p>
          </table:table-cell>
          <table:table-cell office:value-type="float" office:value="2.1575" calcext:value-type="float">
            <text:p>2.1575</text:p>
          </table:table-cell>
        </table:table-row>
        <table:table-row table:style-name="ro3">
          <table:table-cell table:style-name="ce1" office:value-type="string" calcext:value-type="string">
            <text:p>19:27:31</text:p>
          </table:table-cell>
          <table:table-cell office:value-type="float" office:value="2.0586" calcext:value-type="float">
            <text:p>2.0586</text:p>
          </table:table-cell>
          <table:table-cell office:value-type="float" office:value="2.2002" calcext:value-type="float">
            <text:p>2.2002</text:p>
          </table:table-cell>
          <table:table-cell office:value-type="float" office:value="2.1978" calcext:value-type="float">
            <text:p>2.1978</text:p>
          </table:table-cell>
        </table:table-row>
        <table:table-row table:style-name="ro3">
          <table:table-cell table:style-name="ce1" office:value-type="string" calcext:value-type="string">
            <text:p>19:29:13</text:p>
          </table:table-cell>
          <table:table-cell office:value-type="float" office:value="2.0427" calcext:value-type="float">
            <text:p>2.0427</text:p>
          </table:table-cell>
          <table:table-cell office:value-type="float" office:value="2.3419" calcext:value-type="float">
            <text:p>2.3419</text:p>
          </table:table-cell>
          <table:table-cell office:value-type="float" office:value="2.1673" calcext:value-type="float">
            <text:p>2.1673</text:p>
          </table:table-cell>
        </table:table-row>
        <table:table-row table:style-name="ro3">
          <table:table-cell table:style-name="ce1" office:value-type="string" calcext:value-type="string">
            <text:p>19:30:55</text:p>
          </table:table-cell>
          <table:table-cell office:value-type="float" office:value="1.9805" calcext:value-type="float">
            <text:p>1.9805</text:p>
          </table:table-cell>
          <table:table-cell office:value-type="float" office:value="2.2906" calcext:value-type="float">
            <text:p>2.2906</text:p>
          </table:table-cell>
          <table:table-cell office:value-type="float" office:value="2.0977" calcext:value-type="float">
            <text:p>2.0977</text:p>
          </table:table-cell>
        </table:table-row>
        <table:table-row table:style-name="ro3">
          <table:table-cell table:style-name="ce1" office:value-type="string" calcext:value-type="string">
            <text:p>19:32:36</text:p>
          </table:table-cell>
          <table:table-cell office:value-type="float" office:value="1.9475" calcext:value-type="float">
            <text:p>1.9475</text:p>
          </table:table-cell>
          <table:table-cell office:value-type="float" office:value="2.2747" calcext:value-type="float">
            <text:p>2.2747</text:p>
          </table:table-cell>
          <table:table-cell office:value-type="float" office:value="2.0904" calcext:value-type="float">
            <text:p>2.0904</text:p>
          </table:table-cell>
        </table:table-row>
        <table:table-row table:style-name="ro3">
          <table:table-cell table:style-name="ce1" office:value-type="string" calcext:value-type="string">
            <text:p>19:34:18</text:p>
          </table:table-cell>
          <table:table-cell office:value-type="float" office:value="1.9316" calcext:value-type="float">
            <text:p>1.9316</text:p>
          </table:table-cell>
          <table:table-cell office:value-type="float" office:value="2.2589" calcext:value-type="float">
            <text:p>2.2589</text:p>
          </table:table-cell>
          <table:table-cell office:value-type="float" office:value="2.0757" calcext:value-type="float">
            <text:p>2.0757</text:p>
          </table:table-cell>
        </table:table-row>
        <table:table-row table:style-name="ro3">
          <table:table-cell table:style-name="ce1" office:value-type="string" calcext:value-type="string">
            <text:p>19:36:00</text:p>
          </table:table-cell>
          <table:table-cell office:value-type="float" office:value="1.8889" calcext:value-type="float">
            <text:p>1.8889</text:p>
          </table:table-cell>
          <table:table-cell office:value-type="float" office:value="2.2173" calcext:value-type="float">
            <text:p>2.2173</text:p>
          </table:table-cell>
          <table:table-cell office:value-type="float" office:value="2.044" calcext:value-type="float">
            <text:p>2.0440</text:p>
          </table:table-cell>
        </table:table-row>
        <table:table-row table:style-name="ro3">
          <table:table-cell table:style-name="ce1" office:value-type="string" calcext:value-type="string">
            <text:p>19:37:41</text:p>
          </table:table-cell>
          <table:table-cell office:value-type="float" office:value="1.8425" calcext:value-type="float">
            <text:p>1.8425</text:p>
          </table:table-cell>
          <table:table-cell office:value-type="float" office:value="2.188" calcext:value-type="float">
            <text:p>2.1880</text:p>
          </table:table-cell>
          <table:table-cell office:value-type="float" office:value="2.0244" calcext:value-type="float">
            <text:p>2.0244</text:p>
          </table:table-cell>
        </table:table-row>
        <table:table-row table:style-name="ro3">
          <table:table-cell table:style-name="ce1" office:value-type="string" calcext:value-type="string">
            <text:p>19:39:23</text:p>
          </table:table-cell>
          <table:table-cell office:value-type="float" office:value="1.8022" calcext:value-type="float">
            <text:p>1.8022</text:p>
          </table:table-cell>
          <table:table-cell office:value-type="float" office:value="2.1709" calcext:value-type="float">
            <text:p>2.1709</text:p>
          </table:table-cell>
          <table:table-cell office:value-type="float" office:value="2.0049" calcext:value-type="float">
            <text:p>2.0049</text:p>
          </table:table-cell>
        </table:table-row>
        <table:table-row table:style-name="ro3">
          <table:table-cell table:style-name="ce1" office:value-type="string" calcext:value-type="string">
            <text:p>19:41:05</text:p>
          </table:table-cell>
          <table:table-cell office:value-type="float" office:value="1.7766" calcext:value-type="float">
            <text:p>1.7766</text:p>
          </table:table-cell>
          <table:table-cell office:value-type="float" office:value="2.1587" calcext:value-type="float">
            <text:p>2.1587</text:p>
          </table:table-cell>
          <table:table-cell office:value-type="float" office:value="1.9976" calcext:value-type="float">
            <text:p>1.9976</text:p>
          </table:table-cell>
        </table:table-row>
        <table:table-row table:style-name="ro3">
          <table:table-cell table:style-name="ce1" office:value-type="string" calcext:value-type="string">
            <text:p>19:42:46</text:p>
          </table:table-cell>
          <table:table-cell office:value-type="float" office:value="1.7497" calcext:value-type="float">
            <text:p>1.7497</text:p>
          </table:table-cell>
          <table:table-cell office:value-type="float" office:value="2.1648" calcext:value-type="float">
            <text:p>2.1648</text:p>
          </table:table-cell>
          <table:table-cell office:value-type="float" office:value="2.011" calcext:value-type="float">
            <text:p>2.0110</text:p>
          </table:table-cell>
        </table:table-row>
        <table:table-row table:style-name="ro3">
          <table:table-cell table:style-name="ce1" office:value-type="string" calcext:value-type="string">
            <text:p>19:44:28</text:p>
          </table:table-cell>
          <table:table-cell office:value-type="float" office:value="1.7827" calcext:value-type="float">
            <text:p>1.7827</text:p>
          </table:table-cell>
          <table:table-cell office:value-type="float" office:value="1.5665" calcext:value-type="float">
            <text:p>1.5665</text:p>
          </table:table-cell>
          <table:table-cell office:value-type="float" office:value="2.0342" calcext:value-type="float">
            <text:p>2.0342</text:p>
          </table:table-cell>
        </table:table-row>
        <table:table-row table:style-name="ro3">
          <table:table-cell table:style-name="ce1" office:value-type="string" calcext:value-type="string">
            <text:p>19:46:10</text:p>
          </table:table-cell>
          <table:table-cell office:value-type="float" office:value="1.6752" calcext:value-type="float">
            <text:p>1.6752</text:p>
          </table:table-cell>
          <table:table-cell office:value-type="float" office:value="2.1807" calcext:value-type="float">
            <text:p>2.1807</text:p>
          </table:table-cell>
          <table:table-cell office:value-type="float" office:value="2.0159" calcext:value-type="float">
            <text:p>2.0159</text:p>
          </table:table-cell>
        </table:table-row>
        <table:table-row table:style-name="ro3">
          <table:table-cell table:style-name="ce1" office:value-type="string" calcext:value-type="string">
            <text:p>19:47:51</text:p>
          </table:table-cell>
          <table:table-cell office:value-type="float" office:value="1.5238" calcext:value-type="float">
            <text:p>1.5238</text:p>
          </table:table-cell>
          <table:table-cell office:value-type="float" office:value="2.0916" calcext:value-type="float">
            <text:p>2.0916</text:p>
          </table:table-cell>
          <table:table-cell office:value-type="float" office:value="1.9158" calcext:value-type="float">
            <text:p>1.9158</text:p>
          </table:table-cell>
        </table:table-row>
        <table:table-row table:style-name="ro3">
          <table:table-cell table:style-name="ce1" office:value-type="string" calcext:value-type="string">
            <text:p>19:49:33</text:p>
          </table:table-cell>
          <table:table-cell office:value-type="float" office:value="1.3431" calcext:value-type="float">
            <text:p>1.3431</text:p>
          </table:table-cell>
          <table:table-cell office:value-type="float" office:value="1.9719" calcext:value-type="float">
            <text:p>1.9719</text:p>
          </table:table-cell>
          <table:table-cell office:value-type="float" office:value="1.7888" calcext:value-type="float">
            <text:p>1.7888</text:p>
          </table:table-cell>
        </table:table-row>
        <table:table-row table:style-name="ro3">
          <table:table-cell table:style-name="ce1" office:value-type="string" calcext:value-type="string">
            <text:p>19:51:15</text:p>
          </table:table-cell>
          <table:table-cell office:value-type="float" office:value="1.1954" calcext:value-type="float">
            <text:p>1.1954</text:p>
          </table:table-cell>
          <table:table-cell office:value-type="float" office:value="1.8608" calcext:value-type="float">
            <text:p>1.8608</text:p>
          </table:table-cell>
          <table:table-cell office:value-type="float" office:value="1.6667" calcext:value-type="float">
            <text:p>1.6667</text:p>
          </table:table-cell>
        </table:table-row>
        <table:table-row table:style-name="ro3">
          <table:table-cell table:style-name="ce1" office:value-type="string" calcext:value-type="string">
            <text:p>19:52:56</text:p>
          </table:table-cell>
          <table:table-cell office:value-type="float" office:value="1.0733" calcext:value-type="float">
            <text:p>1.0733</text:p>
          </table:table-cell>
          <table:table-cell office:value-type="float" office:value="1.7729" calcext:value-type="float">
            <text:p>1.7729</text:p>
          </table:table-cell>
          <table:table-cell office:value-type="float" office:value="1.5751" calcext:value-type="float">
            <text:p>1.5751</text:p>
          </table:table-cell>
        </table:table-row>
        <table:table-row table:style-name="ro3">
          <table:table-cell table:style-name="ce1" office:value-type="string" calcext:value-type="string">
            <text:p>19:54:38</text:p>
          </table:table-cell>
          <table:table-cell office:value-type="float" office:value="0.9621" calcext:value-type="float">
            <text:p>0.9621</text:p>
          </table:table-cell>
          <table:table-cell office:value-type="float" office:value="1.6886" calcext:value-type="float">
            <text:p>1.6886</text:p>
          </table:table-cell>
          <table:table-cell office:value-type="float" office:value="1.4945" calcext:value-type="float">
            <text:p>1.4945</text:p>
          </table:table-cell>
        </table:table-row>
        <table:table-row table:style-name="ro3">
          <table:table-cell table:style-name="ce1" office:value-type="string" calcext:value-type="string">
            <text:p>19:56:20</text:p>
          </table:table-cell>
          <table:table-cell office:value-type="float" office:value="0.8132" calcext:value-type="float">
            <text:p>0.8132</text:p>
          </table:table-cell>
          <table:table-cell office:value-type="float" office:value="1.5324" calcext:value-type="float">
            <text:p>1.5324</text:p>
          </table:table-cell>
          <table:table-cell office:value-type="float" office:value="1.337" calcext:value-type="float">
            <text:p>1.3370</text:p>
          </table:table-cell>
        </table:table-row>
        <table:table-row table:style-name="ro3">
          <table:table-cell table:style-name="ce1" office:value-type="string" calcext:value-type="string">
            <text:p>19:58:01</text:p>
          </table:table-cell>
          <table:table-cell office:value-type="float" office:value="0.6459" calcext:value-type="float">
            <text:p>0.6459</text:p>
          </table:table-cell>
          <table:table-cell office:value-type="float" office:value="1.3053" calcext:value-type="float">
            <text:p>1.3053</text:p>
          </table:table-cell>
          <table:table-cell office:value-type="float" office:value="1.1111" calcext:value-type="float">
            <text:p>1.1111</text:p>
          </table:table-cell>
        </table:table-row>
        <table:table-row table:style-name="ro3">
          <table:table-cell table:style-name="ce1" office:value-type="string" calcext:value-type="string">
            <text:p>19:59:43</text:p>
          </table:table-cell>
          <table:table-cell office:value-type="float" office:value="0.525" calcext:value-type="float">
            <text:p>0.5250</text:p>
          </table:table-cell>
          <table:table-cell office:value-type="float" office:value="1.2405" calcext:value-type="float">
            <text:p>1.2405</text:p>
          </table:table-cell>
          <table:table-cell office:value-type="float" office:value="1.0342" calcext:value-type="float">
            <text:p>1.0342</text:p>
          </table:table-cell>
        </table:table-row>
        <table:table-row table:style-name="ro3">
          <table:table-cell table:style-name="ce1" office:value-type="string" calcext:value-type="string">
            <text:p>20:01:24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9304" calcext:value-type="float">
            <text:p>0.9304</text:p>
          </table:table-cell>
        </table:table-row>
        <table:table-row table:style-name="ro3">
          <table:table-cell table:style-name="ce1" office:value-type="string" calcext:value-type="string">
            <text:p>20:03:06</text:p>
          </table:table-cell>
          <table:table-cell office:value-type="float" office:value="0.359" calcext:value-type="float">
            <text:p>0.3590</text:p>
          </table:table-cell>
          <table:table-cell office:value-type="float" office:value="0.7924" calcext:value-type="float">
            <text:p>0.7924</text:p>
          </table:table-cell>
          <table:table-cell office:value-type="float" office:value="0.6801" calcext:value-type="float">
            <text:p>0.6801</text:p>
          </table:table-cell>
        </table:table-row>
        <table:table-row table:style-name="ro3">
          <table:table-cell table:style-name="ce1" office:value-type="string" calcext:value-type="string">
            <text:p>20:04:48</text:p>
          </table:table-cell>
          <table:table-cell office:value-type="float" office:value="0.2833" calcext:value-type="float">
            <text:p>0.2833</text:p>
          </table:table-cell>
          <table:table-cell office:value-type="float" office:value="0.6606" calcext:value-type="float">
            <text:p>0.6606</text:p>
          </table:table-cell>
          <table:table-cell office:value-type="float" office:value="0.5556" calcext:value-type="float">
            <text:p>0.5556</text:p>
          </table:table-cell>
        </table:table-row>
        <table:table-row table:style-name="ro3">
          <table:table-cell table:style-name="ce1" office:value-type="string" calcext:value-type="string">
            <text:p>20:06:29</text:p>
          </table:table-cell>
          <table:table-cell office:value-type="float" office:value="0.2137" calcext:value-type="float">
            <text:p>0.2137</text:p>
          </table:table-cell>
          <table:table-cell office:value-type="float" office:value="0.525" calcext:value-type="float">
            <text:p>0.5250</text:p>
          </table:table-cell>
          <table:table-cell office:value-type="float" office:value="0.431" calcext:value-type="float">
            <text:p>0.4310</text:p>
          </table:table-cell>
        </table:table-row>
        <table:table-row table:style-name="ro3">
          <table:table-cell table:style-name="ce1" office:value-type="string" calcext:value-type="string">
            <text:p>20:08:11</text:p>
          </table:table-cell>
          <table:table-cell office:value-type="float" office:value="0.1575" calcext:value-type="float">
            <text:p>0.1575</text:p>
          </table:table-cell>
          <table:table-cell office:value-type="float" office:value="0.409" calcext:value-type="float">
            <text:p>0.4090</text:p>
          </table:table-cell>
          <table:table-cell office:value-type="float" office:value="0.3321" calcext:value-type="float">
            <text:p>0.3321</text:p>
          </table:table-cell>
        </table:table-row>
        <table:table-row table:style-name="ro3">
          <table:table-cell table:style-name="ce1" office:value-type="string" calcext:value-type="string">
            <text:p>20:09:53</text:p>
          </table:table-cell>
          <table:table-cell office:value-type="float" office:value="0.1172" calcext:value-type="float">
            <text:p>0.1172</text:p>
          </table:table-cell>
          <table:table-cell office:value-type="float" office:value="0.3223" calcext:value-type="float">
            <text:p>0.3223</text:p>
          </table:table-cell>
          <table:table-cell office:value-type="float" office:value="0.2613" calcext:value-type="float">
            <text:p>0.2613</text:p>
          </table:table-cell>
        </table:table-row>
        <table:table-row table:style-name="ro3">
          <table:table-cell table:style-name="ce1" office:value-type="string" calcext:value-type="string">
            <text:p>20:11:34</text:p>
          </table:table-cell>
          <table:table-cell office:value-type="float" office:value="0.0867" calcext:value-type="float">
            <text:p>0.0867</text:p>
          </table:table-cell>
          <table:table-cell office:value-type="float" office:value="0.2613" calcext:value-type="float">
            <text:p>0.2613</text:p>
          </table:table-cell>
          <table:table-cell office:value-type="float" office:value="0.21" calcext:value-type="float">
            <text:p>0.2100</text:p>
          </table:table-cell>
        </table:table-row>
        <table:table-row table:style-name="ro3">
          <table:table-cell table:style-name="ce1" office:value-type="string" calcext:value-type="string">
            <text:p>20:13:16</text:p>
          </table:table-cell>
          <table:table-cell office:value-type="float" office:value="0.0647" calcext:value-type="float">
            <text:p>0.0647</text:p>
          </table:table-cell>
          <table:table-cell office:value-type="float" office:value="0.2137" calcext:value-type="float">
            <text:p>0.2137</text:p>
          </table:table-cell>
          <table:table-cell office:value-type="float" office:value="0.1709" calcext:value-type="float">
            <text:p>0.1709</text:p>
          </table:table-cell>
        </table:table-row>
        <table:table-row table:style-name="ro3">
          <table:table-cell table:style-name="ce1" office:value-type="string" calcext:value-type="string">
            <text:p>20:14:58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1734" calcext:value-type="float">
            <text:p>0.1734</text:p>
          </table:table-cell>
          <table:table-cell office:value-type="float" office:value="0.1392" calcext:value-type="float">
            <text:p>0.1392</text:p>
          </table:table-cell>
        </table:table-row>
        <table:table-row table:style-name="ro3">
          <table:table-cell table:style-name="ce1" office:value-type="string" calcext:value-type="string">
            <text:p>20:16:39</text:p>
          </table:table-cell>
          <table:table-cell office:value-type="float" office:value="0.033" calcext:value-type="float">
            <text:p>0.0330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1148" calcext:value-type="float">
            <text:p>0.1148</text:p>
          </table:table-cell>
        </table:table-row>
        <table:table-row table:style-name="ro3">
          <table:table-cell table:style-name="ce1" office:value-type="string" calcext:value-type="string">
            <text:p>20:18:21</text:p>
          </table:table-cell>
          <table:table-cell office:value-type="float" office:value="0.0208" calcext:value-type="float">
            <text:p>0.0208</text:p>
          </table:table-cell>
          <table:table-cell office:value-type="float" office:value="0" calcext:value-type="float">
            <text:p>0.0000</text:p>
          </table:table-cell>
          <table:table-cell office:value-type="float" office:value="0.0928" calcext:value-type="float">
            <text:p>0.0928</text:p>
          </table:table-cell>
        </table:table-row>
        <table:table-row table:style-name="ro3">
          <table:table-cell table:style-name="ce1" office:value-type="string" calcext:value-type="string">
            <text:p>20:20:03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965" calcext:value-type="float">
            <text:p>0.0965</text:p>
          </table:table-cell>
          <table:table-cell office:value-type="float" office:value="0.0757" calcext:value-type="float">
            <text:p>0.0757</text:p>
          </table:table-cell>
        </table:table-row>
        <table:table-row table:style-name="ro3">
          <table:table-cell table:style-name="ce1" office:value-type="string" calcext:value-type="string">
            <text:p>20:21:44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769" calcext:value-type="float">
            <text:p>0.0769</text:p>
          </table:table-cell>
          <table:table-cell office:value-type="float" office:value="0.0623" calcext:value-type="float">
            <text:p>0.0623</text:p>
          </table:table-cell>
        </table:table-row>
        <table:table-row table:style-name="ro3">
          <table:table-cell table:style-name="ce1" office:value-type="string" calcext:value-type="string">
            <text:p>20:23:26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598" calcext:value-type="float">
            <text:p>0.0598</text:p>
          </table:table-cell>
          <table:table-cell office:value-type="float" office:value="0.0501" calcext:value-type="float">
            <text:p>0.0501</text:p>
          </table:table-cell>
        </table:table-row>
        <table:table-row table:style-name="ro3" table:number-rows-repeated="1048081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number-style style:name="N112">
      <number:number number:decimal-places="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/00/0000</text:date>, <text:time style:data-style-name="N2" text:time-value="22:28:25.7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7M46S</meta:editing-duration>
    <meta:editing-cycles>5</meta:editing-cycles>
    <meta:generator>LibreOffice/4.4.1.2$Windows_x86 LibreOffice_project/45e2de17089c24a1fa810c8f975a7171ba4cd432</meta:generator>
    <dc:date>2016-09-08T22:29:22.850000000</dc:date>
    <meta:document-statistic meta:table-count="3" meta:cell-count="1976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number-style style:name="N112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2">
      <style:chart-properties chart:symbol-type="none" chart:link-data-style-to-source="true"/>
      <style:graphic-properties draw:stroke="dash" draw:stroke-dash="Ultrafine_20_Dotted_20__28_var_29_" svg:stroke-width="0.05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2">
      <style:chart-properties chart:symbol-type="none" chart:link-data-style-to-source="true"/>
      <style:graphic-properties draw:stroke="dash" draw:stroke-dash="Fine_20_Dashed" svg:stroke-width="0.05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2">
      <style:chart-properties chart:symbol-type="none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3.088cm" svg:height="19.769cm" xlink:href=".." xlink:type="simple" chart:class="chart:line" chart:style-name="ch1">
        <chart:title svg:x="16.725cm" svg:y="0.531cm" chart:style-name="ch2">
          <text:p>Fixed vs. Dual Axis Scanner vs Dual Axis Tracker</text:p>
        </chart:title>
        <chart:legend chart:legend-position="end" svg:x="39.224cm" svg:y="9.087cm" style:legend-expansion="high" chart:style-name="ch3"/>
        <chart:plot-area chart:style-name="ch4" table:cell-range-address="Sheet1.A1:Sheet1.D494" chart:data-source-has-labels="both" svg:x="1.872cm" svg:y="1.705cm" svg:width="36.491cm" svg:height="16.688cm">
          <chartooo:coordinate-region svg:x="3.155cm" svg:y="1.705cm" svg:width="35.208cm" svg:height="15.023cm"/>
          <chart:axis chart:dimension="x" chart:name="primary-x" chart:style-name="ch5" chartooo:axis-type="auto">
            <chartooo:date-scale/>
            <chart:title svg:x="19.12cm" svg:y="18.788cm" chart:style-name="ch6">
              <text:p>Time (H:M:S)</text:p>
            </chart:title>
            <chart:categories table:cell-range-address="Sheet1.A1:Sheet1.A494"/>
          </chart:axis>
          <chart:axis chart:dimension="y" chart:name="primary-y" chart:style-name="ch7">
            <chart:title svg:x="0.451cm" svg:y="10.887cm" chart:style-name="ch8">
              <text:p>Voltage (V)</text:p>
            </chart:title>
            <chart:grid chart:style-name="ch9" chart:class="major"/>
          </chart:axis>
          <chart:series chart:style-name="ch10" chart:values-cell-range-address="Sheet1.B1:Sheet1.B494" loext:label-string="fixed_panel" chart:class="chart:line">
            <chart:data-point chart:repeated="494"/>
          </chart:series>
          <chart:series chart:style-name="ch11" chart:values-cell-range-address="Sheet1.C1:Sheet1.C494" loext:label-string="scanner" chart:class="chart:line">
            <chart:data-point chart:repeated="494"/>
          </chart:series>
          <chart:series chart:style-name="ch12" chart:values-cell-range-address="Sheet1.D1:Sheet1.D494" loext:label-string="tracked" chart:class="chart:line">
            <chart:data-point chart:repeated="49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xed_panel</text:p>
              </table:table-cell>
              <table:table-cell office:value-type="string">
                <text:p>scanner</text:p>
              </table:table-cell>
              <table:table-cell office:value-type="string">
                <text:p>tracked</text:p>
              </table:table-cell>
            </table:table-row>
          </table:table-header-rows>
          <table:table-rows>
            <table:table-row>
              <table:table-cell office:value-type="string">
                <text:p>05:27:33</text:p>
                <draw:g>
                  <svg:desc>Sheet1.A1:Sheet1.A494</svg:desc>
                </draw:g>
              </table:table-cell>
              <table:table-cell office:value-type="float" office:value="0.0281">
                <text:p>0.0281</text:p>
                <draw:g>
                  <svg:desc>Sheet1.B1:Sheet1.B494</svg:desc>
                </draw:g>
              </table:table-cell>
              <table:table-cell office:value-type="float" office:value="0">
                <text:p>0</text:p>
                <draw:g>
                  <svg:desc>Sheet1.C1:Sheet1.C494</svg:desc>
                </draw:g>
              </table:table-cell>
              <table:table-cell office:value-type="float" office:value="0.0085">
                <text:p>0.0085</text:p>
                <draw:g>
                  <svg:desc>Sheet1.D1:Sheet1.D494</svg:desc>
                </draw:g>
              </table:table-cell>
            </table:table-row>
            <table:table-row>
              <table:table-cell office:value-type="string">
                <text:p>05:32: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81">
                <text:p>0.0281</text:p>
              </table:table-cell>
            </table:table-row>
            <table:table-row>
              <table:table-cell office:value-type="string">
                <text:p>05:34:19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  <table:table-cell office:value-type="float" office:value="0.0366">
                <text:p>0.0366</text:p>
              </table:table-cell>
            </table:table-row>
            <table:table-row>
              <table:table-cell office:value-type="string">
                <text:p>05:36:01</text:p>
              </table:table-cell>
              <table:table-cell office:value-type="float" office:value="0">
                <text:p>0</text:p>
              </table:table-cell>
              <table:table-cell office:value-type="float" office:value="0.0232">
                <text:p>0.0232</text:p>
              </table:table-cell>
              <table:table-cell office:value-type="float" office:value="0.0513">
                <text:p>0.0513</text:p>
              </table:table-cell>
            </table:table-row>
            <table:table-row>
              <table:table-cell office:value-type="string">
                <text:p>05:37:43</text:p>
              </table:table-cell>
              <table:table-cell office:value-type="float" office:value="0">
                <text:p>0</text:p>
              </table:table-cell>
              <table:table-cell office:value-type="float" office:value="0.0427">
                <text:p>0.0427</text:p>
              </table:table-cell>
              <table:table-cell office:value-type="float" office:value="0.0696">
                <text:p>0.0696</text:p>
              </table:table-cell>
            </table:table-row>
            <table:table-row>
              <table:table-cell office:value-type="string">
                <text:p>05:39:25</text:p>
              </table:table-cell>
              <table:table-cell office:value-type="float" office:value="0">
                <text:p>0</text:p>
              </table:table-cell>
              <table:table-cell office:value-type="float" office:value="0.0684">
                <text:p>0.0684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05:41:06</text:p>
              </table:table-cell>
              <table:table-cell office:value-type="float" office:value="0.0037">
                <text:p>0.0037</text:p>
              </table:table-cell>
              <table:table-cell office:value-type="float" office:value="0.1038">
                <text:p>0.1038</text:p>
              </table:table-cell>
              <table:table-cell office:value-type="float" office:value="0.1282">
                <text:p>0.1282</text:p>
              </table:table-cell>
            </table:table-row>
            <table:table-row>
              <table:table-cell office:value-type="string">
                <text:p>05:42:48</text:p>
              </table:table-cell>
              <table:table-cell office:value-type="float" office:value="0.0159">
                <text:p>0.0159</text:p>
              </table:table-cell>
              <table:table-cell office:value-type="float" office:value="0.1477">
                <text:p>0.1477</text:p>
              </table:table-cell>
              <table:table-cell office:value-type="float" office:value="0.1648">
                <text:p>0.1648</text:p>
              </table:table-cell>
            </table:table-row>
            <table:table-row>
              <table:table-cell office:value-type="string">
                <text:p>05:44:30</text:p>
              </table:table-cell>
              <table:table-cell office:value-type="float" office:value="0.1062">
                <text:p>0.1062</text:p>
              </table:table-cell>
              <table:table-cell office:value-type="float" office:value="0.199">
                <text:p>0.199</text:p>
              </table:table-cell>
              <table:table-cell office:value-type="float" office:value="0.2112">
                <text:p>0.2112</text:p>
              </table:table-cell>
            </table:table-row>
            <table:table-row>
              <table:table-cell office:value-type="string">
                <text:p>05:46:12</text:p>
              </table:table-cell>
              <table:table-cell office:value-type="float" office:value="0.0574">
                <text:p>0.0574</text:p>
              </table:table-cell>
              <table:table-cell office:value-type="float" office:value="0.2943">
                <text:p>0.2943</text:p>
              </table:table-cell>
              <table:table-cell office:value-type="float" office:value="0.2747">
                <text:p>0.2747</text:p>
              </table:table-cell>
            </table:table-row>
            <table:table-row>
              <table:table-cell office:value-type="string">
                <text:p>05:47:54</text:p>
              </table:table-cell>
              <table:table-cell office:value-type="float" office:value="0.0916">
                <text:p>0.0916</text:p>
              </table:table-cell>
              <table:table-cell office:value-type="float" office:value="0.3993">
                <text:p>0.3993</text:p>
              </table:table-cell>
              <table:table-cell office:value-type="float" office:value="0.3553">
                <text:p>0.3553</text:p>
              </table:table-cell>
            </table:table-row>
            <table:table-row>
              <table:table-cell office:value-type="string">
                <text:p>05:49:35</text:p>
              </table:table-cell>
              <table:table-cell office:value-type="float" office:value="0.1355">
                <text:p>0.1355</text:p>
              </table:table-cell>
              <table:table-cell office:value-type="float" office:value="0.525">
                <text:p>0.525</text:p>
              </table:table-cell>
              <table:table-cell office:value-type="float" office:value="0.453">
                <text:p>0.453</text:p>
              </table:table-cell>
            </table:table-row>
            <table:table-row>
              <table:table-cell office:value-type="string">
                <text:p>05:51:17</text:p>
              </table:table-cell>
              <table:table-cell office:value-type="float" office:value="0.1929">
                <text:p>0.1929</text:p>
              </table:table-cell>
              <table:table-cell office:value-type="float" office:value="0.674">
                <text:p>0.674</text:p>
              </table:table-cell>
              <table:table-cell office:value-type="float" office:value="0.5702">
                <text:p>0.5702</text:p>
              </table:table-cell>
            </table:table-row>
            <table:table-row>
              <table:table-cell office:value-type="string">
                <text:p>05:52:59</text:p>
              </table:table-cell>
              <table:table-cell office:value-type="float" office:value="0.2674">
                <text:p>0.2674</text:p>
              </table:table-cell>
              <table:table-cell office:value-type="float" office:value="0.8327">
                <text:p>0.8327</text:p>
              </table:table-cell>
              <table:table-cell office:value-type="float" office:value="0.6984">
                <text:p>0.6984</text:p>
              </table:table-cell>
            </table:table-row>
            <table:table-row>
              <table:table-cell office:value-type="string">
                <text:p>05:54:40</text:p>
              </table:table-cell>
              <table:table-cell office:value-type="float" office:value="0.3529">
                <text:p>0.3529</text:p>
              </table:table-cell>
              <table:table-cell office:value-type="float" office:value="0.989">
                <text:p>0.989</text:p>
              </table:table-cell>
              <table:table-cell office:value-type="float" office:value="0.8303">
                <text:p>0.8303</text:p>
              </table:table-cell>
            </table:table-row>
            <table:table-row>
              <table:table-cell office:value-type="string">
                <text:p>05:56:22</text:p>
              </table:table-cell>
              <table:table-cell office:value-type="float" office:value="0.442">
                <text:p>0.442</text:p>
              </table:table-cell>
              <table:table-cell office:value-type="float" office:value="1.127">
                <text:p>1.127</text:p>
              </table:table-cell>
              <table:table-cell office:value-type="float" office:value="0.9487">
                <text:p>0.9487</text:p>
              </table:table-cell>
            </table:table-row>
            <table:table-row>
              <table:table-cell office:value-type="string">
                <text:p>05:58:04</text:p>
              </table:table-cell>
              <table:table-cell office:value-type="float" office:value="0.5421">
                <text:p>0.5421</text:p>
              </table:table-cell>
              <table:table-cell office:value-type="float" office:value="1.2552">
                <text:p>1.2552</text:p>
              </table:table-cell>
              <table:table-cell office:value-type="float" office:value="1.0574">
                <text:p>1.0574</text:p>
              </table:table-cell>
            </table:table-row>
            <table:table-row>
              <table:table-cell office:value-type="string">
                <text:p>05:59:46</text:p>
              </table:table-cell>
              <table:table-cell office:value-type="float" office:value="0.6557">
                <text:p>0.6557</text:p>
              </table:table-cell>
              <table:table-cell office:value-type="float" office:value="1.3907">
                <text:p>1.3907</text:p>
              </table:table-cell>
              <table:table-cell office:value-type="float" office:value="1.1734">
                <text:p>1.1734</text:p>
              </table:table-cell>
            </table:table-row>
            <table:table-row>
              <table:table-cell office:value-type="string">
                <text:p>06:01:27</text:p>
              </table:table-cell>
              <table:table-cell office:value-type="float" office:value="0.7729">
                <text:p>0.7729</text:p>
              </table:table-cell>
              <table:table-cell office:value-type="float" office:value="1.5067">
                <text:p>1.5067</text:p>
              </table:table-cell>
              <table:table-cell office:value-type="float" office:value="1.2759">
                <text:p>1.2759</text:p>
              </table:table-cell>
            </table:table-row>
            <table:table-row>
              <table:table-cell office:value-type="string">
                <text:p>06:03:09</text:p>
              </table:table-cell>
              <table:table-cell office:value-type="float" office:value="0.884">
                <text:p>0.884</text:p>
              </table:table-cell>
              <table:table-cell office:value-type="float" office:value="1.5995">
                <text:p>1.5995</text:p>
              </table:table-cell>
              <table:table-cell office:value-type="float" office:value="1.3578">
                <text:p>1.3578</text:p>
              </table:table-cell>
            </table:table-row>
            <table:table-row>
              <table:table-cell office:value-type="string">
                <text:p>06:04:51</text:p>
              </table:table-cell>
              <table:table-cell office:value-type="float" office:value="0.9829">
                <text:p>0.9829</text:p>
              </table:table-cell>
              <table:table-cell office:value-type="float" office:value="1.663">
                <text:p>1.663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06:06:33</text:p>
              </table:table-cell>
              <table:table-cell office:value-type="float" office:value="1.0708">
                <text:p>1.0708</text:p>
              </table:table-cell>
              <table:table-cell office:value-type="float" office:value="1.7228">
                <text:p>1.7228</text:p>
              </table:table-cell>
              <table:table-cell office:value-type="float" office:value="1.4652">
                <text:p>1.4652</text:p>
              </table:table-cell>
            </table:table-row>
            <table:table-row>
              <table:table-cell office:value-type="string">
                <text:p>06:08:15</text:p>
              </table:table-cell>
              <table:table-cell office:value-type="float" office:value="1.1538">
                <text:p>1.1538</text:p>
              </table:table-cell>
              <table:table-cell office:value-type="float" office:value="1.7863">
                <text:p>1.7863</text:p>
              </table:table-cell>
              <table:table-cell office:value-type="float" office:value="1.5092">
                <text:p>1.5092</text:p>
              </table:table-cell>
            </table:table-row>
            <table:table-row>
              <table:table-cell office:value-type="string">
                <text:p>06:09:56</text:p>
              </table:table-cell>
              <table:table-cell office:value-type="float" office:value="1.2357">
                <text:p>1.2357</text:p>
              </table:table-cell>
              <table:table-cell office:value-type="float" office:value="1.8486">
                <text:p>1.8486</text:p>
              </table:table-cell>
              <table:table-cell office:value-type="float" office:value="1.5665">
                <text:p>1.5665</text:p>
              </table:table-cell>
            </table:table-row>
            <table:table-row>
              <table:table-cell office:value-type="string">
                <text:p>06:11:38</text:p>
              </table:table-cell>
              <table:table-cell office:value-type="float" office:value="1.3223">
                <text:p>1.3223</text:p>
              </table:table-cell>
              <table:table-cell office:value-type="float" office:value="1.8999">
                <text:p>1.8999</text:p>
              </table:table-cell>
              <table:table-cell office:value-type="float" office:value="1.6044">
                <text:p>1.6044</text:p>
              </table:table-cell>
            </table:table-row>
            <table:table-row>
              <table:table-cell office:value-type="string">
                <text:p>06:13:20</text:p>
              </table:table-cell>
              <table:table-cell office:value-type="float" office:value="1.409">
                <text:p>1.409</text:p>
              </table:table-cell>
              <table:table-cell office:value-type="float" office:value="1.9548">
                <text:p>1.9548</text:p>
              </table:table-cell>
              <table:table-cell office:value-type="float" office:value="1.6386">
                <text:p>1.6386</text:p>
              </table:table-cell>
            </table:table-row>
            <table:table-row>
              <table:table-cell office:value-type="string">
                <text:p>06:15:02</text:p>
              </table:table-cell>
              <table:table-cell office:value-type="float" office:value="1.4811">
                <text:p>1.4811</text:p>
              </table:table-cell>
              <table:table-cell office:value-type="float" office:value="1.9878">
                <text:p>1.9878</text:p>
              </table:table-cell>
              <table:table-cell office:value-type="float" office:value="1.674">
                <text:p>1.674</text:p>
              </table:table-cell>
            </table:table-row>
            <table:table-row>
              <table:table-cell office:value-type="string">
                <text:p>06:16:44</text:p>
              </table:table-cell>
              <table:table-cell office:value-type="float" office:value="1.5556">
                <text:p>1.5556</text:p>
              </table:table-cell>
              <table:table-cell office:value-type="float" office:value="2.0244">
                <text:p>2.0244</text:p>
              </table:table-cell>
              <table:table-cell office:value-type="float" office:value="1.7082">
                <text:p>1.7082</text:p>
              </table:table-cell>
            </table:table-row>
            <table:table-row>
              <table:table-cell office:value-type="string">
                <text:p>06:18:25</text:p>
              </table:table-cell>
              <table:table-cell office:value-type="float" office:value="1.6337">
                <text:p>1.6337</text:p>
              </table:table-cell>
              <table:table-cell office:value-type="float" office:value="2.0598">
                <text:p>2.0598</text:p>
              </table:table-cell>
              <table:table-cell office:value-type="float" office:value="1.7802">
                <text:p>1.7802</text:p>
              </table:table-cell>
            </table:table-row>
            <table:table-row>
              <table:table-cell office:value-type="string">
                <text:p>06:20:09</text:p>
              </table:table-cell>
              <table:table-cell office:value-type="float" office:value="1.6935">
                <text:p>1.6935</text:p>
              </table:table-cell>
              <table:table-cell office:value-type="float" office:value="2.0965">
                <text:p>2.0965</text:p>
              </table:table-cell>
              <table:table-cell office:value-type="float" office:value="1.8364">
                <text:p>1.8364</text:p>
              </table:table-cell>
            </table:table-row>
            <table:table-row>
              <table:table-cell office:value-type="string">
                <text:p>06:21:50</text:p>
              </table:table-cell>
              <table:table-cell office:value-type="float" office:value="1.735">
                <text:p>1.735</text:p>
              </table:table-cell>
              <table:table-cell office:value-type="float" office:value="2.105">
                <text:p>2.105</text:p>
              </table:table-cell>
              <table:table-cell office:value-type="float" office:value="1.8779">
                <text:p>1.8779</text:p>
              </table:table-cell>
            </table:table-row>
            <table:table-row>
              <table:table-cell office:value-type="string">
                <text:p>06:23:32</text:p>
              </table:table-cell>
              <table:table-cell office:value-type="float" office:value="1.7875">
                <text:p>1.7875</text:p>
              </table:table-cell>
              <table:table-cell office:value-type="float" office:value="2.0049">
                <text:p>2.0049</text:p>
              </table:table-cell>
              <table:table-cell office:value-type="float" office:value="1.9206">
                <text:p>1.9206</text:p>
              </table:table-cell>
            </table:table-row>
            <table:table-row>
              <table:table-cell office:value-type="string">
                <text:p>06:25:14</text:p>
              </table:table-cell>
              <table:table-cell office:value-type="float" office:value="1.8767">
                <text:p>1.8767</text:p>
              </table:table-cell>
              <table:table-cell office:value-type="float" office:value="2.0317">
                <text:p>2.0317</text:p>
              </table:table-cell>
              <table:table-cell office:value-type="float" office:value="1.9841">
                <text:p>1.9841</text:p>
              </table:table-cell>
            </table:table-row>
            <table:table-row>
              <table:table-cell office:value-type="string">
                <text:p>06:26:56</text:p>
              </table:table-cell>
              <table:table-cell office:value-type="float" office:value="1.978">
                <text:p>1.978</text:p>
              </table:table-cell>
              <table:table-cell office:value-type="float" office:value="2.1184">
                <text:p>2.1184</text:p>
              </table:table-cell>
              <table:table-cell office:value-type="float" office:value="2.0659">
                <text:p>2.0659</text:p>
              </table:table-cell>
            </table:table-row>
            <table:table-row>
              <table:table-cell office:value-type="string">
                <text:p>06:28:38</text:p>
              </table:table-cell>
              <table:table-cell office:value-type="float" office:value="2.0769">
                <text:p>2.0769</text:p>
              </table:table-cell>
              <table:table-cell office:value-type="float" office:value="2.221">
                <text:p>2.221</text:p>
              </table:table-cell>
              <table:table-cell office:value-type="float" office:value="2.1685">
                <text:p>2.1685</text:p>
              </table:table-cell>
            </table:table-row>
            <table:table-row>
              <table:table-cell office:value-type="string">
                <text:p>06:30:19</text:p>
              </table:table-cell>
              <table:table-cell office:value-type="float" office:value="2.1258">
                <text:p>2.1258</text:p>
              </table:table-cell>
              <table:table-cell office:value-type="float" office:value="2.2906">
                <text:p>2.2906</text:p>
              </table:table-cell>
              <table:table-cell office:value-type="float" office:value="2.2332">
                <text:p>2.2332</text:p>
              </table:table-cell>
            </table:table-row>
            <table:table-row>
              <table:table-cell office:value-type="string">
                <text:p>06:32:01</text:p>
              </table:table-cell>
              <table:table-cell office:value-type="float" office:value="2.1624">
                <text:p>2.1624</text:p>
              </table:table-cell>
              <table:table-cell office:value-type="float" office:value="2.3297">
                <text:p>2.3297</text:p>
              </table:table-cell>
              <table:table-cell office:value-type="float" office:value="2.2735">
                <text:p>2.2735</text:p>
              </table:table-cell>
            </table:table-row>
            <table:table-row>
              <table:table-cell office:value-type="string">
                <text:p>06:33:43</text:p>
              </table:table-cell>
              <table:table-cell office:value-type="float" office:value="2.1783">
                <text:p>2.1783</text:p>
              </table:table-cell>
              <table:table-cell office:value-type="float" office:value="2.3382">
                <text:p>2.3382</text:p>
              </table:table-cell>
              <table:table-cell office:value-type="float" office:value="2.2808">
                <text:p>2.2808</text:p>
              </table:table-cell>
            </table:table-row>
            <table:table-row>
              <table:table-cell office:value-type="string">
                <text:p>06:35:24</text:p>
              </table:table-cell>
              <table:table-cell office:value-type="float" office:value="2.1587">
                <text:p>2.1587</text:p>
              </table:table-cell>
              <table:table-cell office:value-type="float" office:value="2.1233">
                <text:p>2.1233</text:p>
              </table:table-cell>
              <table:table-cell office:value-type="float" office:value="2.2527">
                <text:p>2.2527</text:p>
              </table:table-cell>
            </table:table-row>
            <table:table-row>
              <table:table-cell office:value-type="string">
                <text:p>06:37:06</text:p>
              </table:table-cell>
              <table:table-cell office:value-type="float" office:value="2.1807">
                <text:p>2.1807</text:p>
              </table:table-cell>
              <table:table-cell office:value-type="float" office:value="2.0208">
                <text:p>2.0208</text:p>
              </table:table-cell>
              <table:table-cell office:value-type="float" office:value="2.2137">
                <text:p>2.2137</text:p>
              </table:table-cell>
            </table:table-row>
            <table:table-row>
              <table:table-cell office:value-type="string">
                <text:p>06:38:48</text:p>
              </table:table-cell>
              <table:table-cell office:value-type="float" office:value="2.2283">
                <text:p>2.2283</text:p>
              </table:table-cell>
              <table:table-cell office:value-type="float" office:value="2.0708">
                <text:p>2.0708</text:p>
              </table:table-cell>
              <table:table-cell office:value-type="float" office:value="2.2503">
                <text:p>2.2503</text:p>
              </table:table-cell>
            </table:table-row>
            <table:table-row>
              <table:table-cell office:value-type="string">
                <text:p>06:40:30</text:p>
              </table:table-cell>
              <table:table-cell office:value-type="float" office:value="2.2576">
                <text:p>2.2576</text:p>
              </table:table-cell>
              <table:table-cell office:value-type="float" office:value="2.0928">
                <text:p>2.0928</text:p>
              </table:table-cell>
              <table:table-cell office:value-type="float" office:value="2.2808">
                <text:p>2.2808</text:p>
              </table:table-cell>
            </table:table-row>
            <table:table-row>
              <table:table-cell office:value-type="string">
                <text:p>06:42:12</text:p>
              </table:table-cell>
              <table:table-cell office:value-type="float" office:value="2.2845">
                <text:p>2.2845</text:p>
              </table:table-cell>
              <table:table-cell office:value-type="float" office:value="2.1001">
                <text:p>2.1001</text:p>
              </table:table-cell>
              <table:table-cell office:value-type="float" office:value="2.2845">
                <text:p>2.2845</text:p>
              </table:table-cell>
            </table:table-row>
            <table:table-row>
              <table:table-cell office:value-type="string">
                <text:p>06:43:53</text:p>
              </table:table-cell>
              <table:table-cell office:value-type="float" office:value="2.3236">
                <text:p>2.3236</text:p>
              </table:table-cell>
              <table:table-cell office:value-type="float" office:value="2.1148">
                <text:p>2.1148</text:p>
              </table:table-cell>
              <table:table-cell office:value-type="float" office:value="2.2405">
                <text:p>2.2405</text:p>
              </table:table-cell>
            </table:table-row>
            <table:table-row>
              <table:table-cell office:value-type="string">
                <text:p>06:45:35</text:p>
              </table:table-cell>
              <table:table-cell office:value-type="float" office:value="2.3358">
                <text:p>2.3358</text:p>
              </table:table-cell>
              <table:table-cell office:value-type="float" office:value="2.1306">
                <text:p>2.1306</text:p>
              </table:table-cell>
              <table:table-cell office:value-type="float" office:value="2.2515">
                <text:p>2.2515</text:p>
              </table:table-cell>
            </table:table-row>
            <table:table-row>
              <table:table-cell office:value-type="string">
                <text:p>06:47:17</text:p>
              </table:table-cell>
              <table:table-cell office:value-type="float" office:value="2.3541">
                <text:p>2.3541</text:p>
              </table:table-cell>
              <table:table-cell office:value-type="float" office:value="2.1331">
                <text:p>2.1331</text:p>
              </table:table-cell>
              <table:table-cell office:value-type="float" office:value="2.2589">
                <text:p>2.2589</text:p>
              </table:table-cell>
            </table:table-row>
            <table:table-row>
              <table:table-cell office:value-type="string">
                <text:p>06:48:59</text:p>
              </table:table-cell>
              <table:table-cell office:value-type="float" office:value="2.3626">
                <text:p>2.3626</text:p>
              </table:table-cell>
              <table:table-cell office:value-type="float" office:value="2.1514">
                <text:p>2.1514</text:p>
              </table:table-cell>
              <table:table-cell office:value-type="float" office:value="2.2821">
                <text:p>2.2821</text:p>
              </table:table-cell>
            </table:table-row>
            <table:table-row>
              <table:table-cell office:value-type="string">
                <text:p>06:50:40</text:p>
              </table:table-cell>
              <table:table-cell office:value-type="float" office:value="2.3468">
                <text:p>2.3468</text:p>
              </table:table-cell>
              <table:table-cell office:value-type="float" office:value="2.1429">
                <text:p>2.1429</text:p>
              </table:table-cell>
              <table:table-cell office:value-type="float" office:value="2.2759">
                <text:p>2.2759</text:p>
              </table:table-cell>
            </table:table-row>
            <table:table-row>
              <table:table-cell office:value-type="string">
                <text:p>06:54:04</text:p>
              </table:table-cell>
              <table:table-cell office:value-type="float" office:value="2.3871">
                <text:p>2.3871</text:p>
              </table:table-cell>
              <table:table-cell office:value-type="float" office:value="1.9402">
                <text:p>1.9402</text:p>
              </table:table-cell>
              <table:table-cell office:value-type="float" office:value="2.2796">
                <text:p>2.2796</text:p>
              </table:table-cell>
            </table:table-row>
            <table:table-row>
              <table:table-cell office:value-type="string">
                <text:p>06:55:46</text:p>
              </table:table-cell>
              <table:table-cell office:value-type="float" office:value="2.3895">
                <text:p>2.3895</text:p>
              </table:table-cell>
              <table:table-cell office:value-type="float" office:value="1.9438">
                <text:p>1.9438</text:p>
              </table:table-cell>
              <table:table-cell office:value-type="float" office:value="2.2869">
                <text:p>2.2869</text:p>
              </table:table-cell>
            </table:table-row>
            <table:table-row>
              <table:table-cell office:value-type="string">
                <text:p>06:57:27</text:p>
              </table:table-cell>
              <table:table-cell office:value-type="float" office:value="2.3895">
                <text:p>2.3895</text:p>
              </table:table-cell>
              <table:table-cell office:value-type="float" office:value="1.9426">
                <text:p>1.9426</text:p>
              </table:table-cell>
              <table:table-cell office:value-type="float" office:value="2.2894">
                <text:p>2.2894</text:p>
              </table:table-cell>
            </table:table-row>
            <table:table-row>
              <table:table-cell office:value-type="string">
                <text:p>06:59:09</text:p>
              </table:table-cell>
              <table:table-cell office:value-type="float" office:value="2.3968">
                <text:p>2.3968</text:p>
              </table:table-cell>
              <table:table-cell office:value-type="float" office:value="1.9524">
                <text:p>1.9524</text:p>
              </table:table-cell>
              <table:table-cell office:value-type="float" office:value="2.3236">
                <text:p>2.3236</text:p>
              </table:table-cell>
            </table:table-row>
            <table:table-row>
              <table:table-cell office:value-type="string">
                <text:p>07:00:51</text:p>
              </table:table-cell>
              <table:table-cell office:value-type="float" office:value="2.4188">
                <text:p>2.4188</text:p>
              </table:table-cell>
              <table:table-cell office:value-type="float" office:value="1.9744">
                <text:p>1.9744</text:p>
              </table:table-cell>
              <table:table-cell office:value-type="float" office:value="2.3407">
                <text:p>2.3407</text:p>
              </table:table-cell>
            </table:table-row>
            <table:table-row>
              <table:table-cell office:value-type="string">
                <text:p>07:02:33</text:p>
              </table:table-cell>
              <table:table-cell office:value-type="float" office:value="2.4261">
                <text:p>2.4261</text:p>
              </table:table-cell>
              <table:table-cell office:value-type="float" office:value="1.989">
                <text:p>1.989</text:p>
              </table:table-cell>
              <table:table-cell office:value-type="float" office:value="2.3578">
                <text:p>2.3578</text:p>
              </table:table-cell>
            </table:table-row>
            <table:table-row>
              <table:table-cell office:value-type="string">
                <text:p>07:04:14</text:p>
              </table:table-cell>
              <table:table-cell office:value-type="float" office:value="2.453">
                <text:p>2.453</text:p>
              </table:table-cell>
              <table:table-cell office:value-type="float" office:value="2.0208">
                <text:p>2.0208</text:p>
              </table:table-cell>
              <table:table-cell office:value-type="float" office:value="2.3846">
                <text:p>2.3846</text:p>
              </table:table-cell>
            </table:table-row>
            <table:table-row>
              <table:table-cell office:value-type="string">
                <text:p>07:05:56</text:p>
              </table:table-cell>
              <table:table-cell office:value-type="float" office:value="2.4664">
                <text:p>2.4664</text:p>
              </table:table-cell>
              <table:table-cell office:value-type="float" office:value="2.0476">
                <text:p>2.0476</text:p>
              </table:table-cell>
              <table:table-cell office:value-type="float" office:value="2.4115">
                <text:p>2.4115</text:p>
              </table:table-cell>
            </table:table-row>
            <table:table-row>
              <table:table-cell office:value-type="string">
                <text:p>07:07:38</text:p>
              </table:table-cell>
              <table:table-cell office:value-type="float" office:value="2.4957">
                <text:p>2.4957</text:p>
              </table:table-cell>
              <table:table-cell office:value-type="float" office:value="2.0781">
                <text:p>2.0781</text:p>
              </table:table-cell>
              <table:table-cell office:value-type="float" office:value="2.431">
                <text:p>2.431</text:p>
              </table:table-cell>
            </table:table-row>
            <table:table-row>
              <table:table-cell office:value-type="string">
                <text:p>07:09:19</text:p>
              </table:table-cell>
              <table:table-cell office:value-type="float" office:value="2.5226">
                <text:p>2.5226</text:p>
              </table:table-cell>
              <table:table-cell office:value-type="float" office:value="2.1026">
                <text:p>2.1026</text:p>
              </table:table-cell>
              <table:table-cell office:value-type="float" office:value="2.453">
                <text:p>2.453</text:p>
              </table:table-cell>
            </table:table-row>
            <table:table-row>
              <table:table-cell office:value-type="string">
                <text:p>07:11:01</text:p>
              </table:table-cell>
              <table:table-cell office:value-type="float" office:value="2.5482">
                <text:p>2.5482</text:p>
              </table:table-cell>
              <table:table-cell office:value-type="float" office:value="2.1306">
                <text:p>2.1306</text:p>
              </table:table-cell>
              <table:table-cell office:value-type="float" office:value="2.4762">
                <text:p>2.4762</text:p>
              </table:table-cell>
            </table:table-row>
            <table:table-row>
              <table:table-cell office:value-type="string">
                <text:p>07:12:43</text:p>
              </table:table-cell>
              <table:table-cell office:value-type="float" office:value="2.5775">
                <text:p>2.5775</text:p>
              </table:table-cell>
              <table:table-cell office:value-type="float" office:value="2.1477">
                <text:p>2.1477</text:p>
              </table:table-cell>
              <table:table-cell office:value-type="float" office:value="2.5067">
                <text:p>2.5067</text:p>
              </table:table-cell>
            </table:table-row>
            <table:table-row>
              <table:table-cell office:value-type="string">
                <text:p>07:14:25</text:p>
              </table:table-cell>
              <table:table-cell office:value-type="float" office:value="2.6056">
                <text:p>2.6056</text:p>
              </table:table-cell>
              <table:table-cell office:value-type="float" office:value="2.1758">
                <text:p>2.1758</text:p>
              </table:table-cell>
              <table:table-cell office:value-type="float" office:value="2.5299">
                <text:p>2.5299</text:p>
              </table:table-cell>
            </table:table-row>
            <table:table-row>
              <table:table-cell office:value-type="string">
                <text:p>07:16:06</text:p>
              </table:table-cell>
              <table:table-cell office:value-type="float" office:value="2.6325">
                <text:p>2.6325</text:p>
              </table:table-cell>
              <table:table-cell office:value-type="float" office:value="2.199">
                <text:p>2.199</text:p>
              </table:table-cell>
              <table:table-cell office:value-type="float" office:value="2.5568">
                <text:p>2.5568</text:p>
              </table:table-cell>
            </table:table-row>
            <table:table-row>
              <table:table-cell office:value-type="string">
                <text:p>07:17:48</text:p>
              </table:table-cell>
              <table:table-cell office:value-type="float" office:value="2.6618">
                <text:p>2.6618</text:p>
              </table:table-cell>
              <table:table-cell office:value-type="float" office:value="2.2271">
                <text:p>2.2271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07:19:30</text:p>
              </table:table-cell>
              <table:table-cell office:value-type="float" office:value="2.6947">
                <text:p>2.6947</text:p>
              </table:table-cell>
              <table:table-cell office:value-type="float" office:value="2.265">
                <text:p>2.265</text:p>
              </table:table-cell>
              <table:table-cell office:value-type="float" office:value="2.6081">
                <text:p>2.6081</text:p>
              </table:table-cell>
            </table:table-row>
            <table:table-row>
              <table:table-cell office:value-type="string">
                <text:p>07:21:12</text:p>
              </table:table-cell>
              <table:table-cell office:value-type="float" office:value="2.7131">
                <text:p>2.7131</text:p>
              </table:table-cell>
              <table:table-cell office:value-type="float" office:value="2.3028">
                <text:p>2.3028</text:p>
              </table:table-cell>
              <table:table-cell office:value-type="float" office:value="2.6496">
                <text:p>2.6496</text:p>
              </table:table-cell>
            </table:table-row>
            <table:table-row>
              <table:table-cell office:value-type="string">
                <text:p>07:22:54</text:p>
              </table:table-cell>
              <table:table-cell office:value-type="float" office:value="2.7485">
                <text:p>2.7485</text:p>
              </table:table-cell>
              <table:table-cell office:value-type="float" office:value="2.3541">
                <text:p>2.3541</text:p>
              </table:table-cell>
              <table:table-cell office:value-type="float" office:value="2.7094">
                <text:p>2.7094</text:p>
              </table:table-cell>
            </table:table-row>
            <table:table-row>
              <table:table-cell office:value-type="string">
                <text:p>07:26:17</text:p>
              </table:table-cell>
              <table:table-cell office:value-type="float" office:value="2.7875">
                <text:p>2.7875</text:p>
              </table:table-cell>
              <table:table-cell office:value-type="float" office:value="2.4432">
                <text:p>2.4432</text:p>
              </table:table-cell>
              <table:table-cell office:value-type="float" office:value="2.801">
                <text:p>2.801</text:p>
              </table:table-cell>
            </table:table-row>
            <table:table-row>
              <table:table-cell office:value-type="string">
                <text:p>07:27:59</text:p>
              </table:table-cell>
              <table:table-cell office:value-type="float" office:value="2.8059">
                <text:p>2.8059</text:p>
              </table:table-cell>
              <table:table-cell office:value-type="float" office:value="2.4701">
                <text:p>2.4701</text:p>
              </table:table-cell>
              <table:table-cell office:value-type="float" office:value="2.8181">
                <text:p>2.8181</text:p>
              </table:table-cell>
            </table:table-row>
            <table:table-row>
              <table:table-cell office:value-type="string">
                <text:p>07:29:41</text:p>
              </table:table-cell>
              <table:table-cell office:value-type="float" office:value="2.8193">
                <text:p>2.8193</text:p>
              </table:table-cell>
              <table:table-cell office:value-type="float" office:value="2.4762">
                <text:p>2.4762</text:p>
              </table:table-cell>
              <table:table-cell office:value-type="float" office:value="2.8144">
                <text:p>2.8144</text:p>
              </table:table-cell>
            </table:table-row>
            <table:table-row>
              <table:table-cell office:value-type="string">
                <text:p>07:31:23</text:p>
              </table:table-cell>
              <table:table-cell office:value-type="float" office:value="2.851">
                <text:p>2.851</text:p>
              </table:table-cell>
              <table:table-cell office:value-type="float" office:value="2.5018">
                <text:p>2.5018</text:p>
              </table:table-cell>
              <table:table-cell office:value-type="float" office:value="2.8315">
                <text:p>2.8315</text:p>
              </table:table-cell>
            </table:table-row>
            <table:table-row>
              <table:table-cell office:value-type="string">
                <text:p>07:33:05</text:p>
              </table:table-cell>
              <table:table-cell office:value-type="float" office:value="2.8755">
                <text:p>2.8755</text:p>
              </table:table-cell>
              <table:table-cell office:value-type="float" office:value="2.5385">
                <text:p>2.5385</text:p>
              </table:table-cell>
              <table:table-cell office:value-type="float" office:value="2.862">
                <text:p>2.862</text:p>
              </table:table-cell>
            </table:table-row>
            <table:table-row>
              <table:table-cell office:value-type="string">
                <text:p>07:34:46</text:p>
              </table:table-cell>
              <table:table-cell office:value-type="float" office:value="2.8926">
                <text:p>2.8926</text:p>
              </table:table-cell>
              <table:table-cell office:value-type="float" office:value="2.5702">
                <text:p>2.5702</text:p>
              </table:table-cell>
              <table:table-cell office:value-type="float" office:value="2.8913">
                <text:p>2.8913</text:p>
              </table:table-cell>
            </table:table-row>
            <table:table-row>
              <table:table-cell office:value-type="string">
                <text:p>07:36:28</text:p>
              </table:table-cell>
              <table:table-cell office:value-type="float" office:value="2.8962">
                <text:p>2.8962</text:p>
              </table:table-cell>
              <table:table-cell office:value-type="float" office:value="2.5873">
                <text:p>2.5873</text:p>
              </table:table-cell>
              <table:table-cell office:value-type="float" office:value="2.917">
                <text:p>2.917</text:p>
              </table:table-cell>
            </table:table-row>
            <table:table-row>
              <table:table-cell office:value-type="string">
                <text:p>07:38:09</text:p>
              </table:table-cell>
              <table:table-cell office:value-type="float" office:value="2.8999">
                <text:p>2.8999</text:p>
              </table:table-cell>
              <table:table-cell office:value-type="float" office:value="2.5995">
                <text:p>2.5995</text:p>
              </table:table-cell>
              <table:table-cell office:value-type="float" office:value="2.9304">
                <text:p>2.9304</text:p>
              </table:table-cell>
            </table:table-row>
            <table:table-row>
              <table:table-cell office:value-type="string">
                <text:p>07:39:51</text:p>
              </table:table-cell>
              <table:table-cell office:value-type="float" office:value="2.9109">
                <text:p>2.9109</text:p>
              </table:table-cell>
              <table:table-cell office:value-type="float" office:value="2.5983">
                <text:p>2.5983</text:p>
              </table:table-cell>
              <table:table-cell office:value-type="float" office:value="2.9316">
                <text:p>2.9316</text:p>
              </table:table-cell>
            </table:table-row>
            <table:table-row>
              <table:table-cell office:value-type="string">
                <text:p>07:41:33</text:p>
              </table:table-cell>
              <table:table-cell office:value-type="float" office:value="2.9206">
                <text:p>2.9206</text:p>
              </table:table-cell>
              <table:table-cell office:value-type="float" office:value="2.6129">
                <text:p>2.6129</text:p>
              </table:table-cell>
              <table:table-cell office:value-type="float" office:value="2.9499">
                <text:p>2.9499</text:p>
              </table:table-cell>
            </table:table-row>
            <table:table-row>
              <table:table-cell office:value-type="string">
                <text:p>07:43:15</text:p>
              </table:table-cell>
              <table:table-cell office:value-type="float" office:value="2.9341">
                <text:p>2.9341</text:p>
              </table:table-cell>
              <table:table-cell office:value-type="float" office:value="2.6349">
                <text:p>2.63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7:44:56</text:p>
              </table:table-cell>
              <table:table-cell office:value-type="float" office:value="2.9341">
                <text:p>2.9341</text:p>
              </table:table-cell>
              <table:table-cell office:value-type="float" office:value="2.6422">
                <text:p>2.6422</text:p>
              </table:table-cell>
              <table:table-cell office:value-type="float" office:value="3.0073">
                <text:p>3.0073</text:p>
              </table:table-cell>
            </table:table-row>
            <table:table-row>
              <table:table-cell office:value-type="string">
                <text:p>07:46:38</text:p>
              </table:table-cell>
              <table:table-cell office:value-type="float" office:value="2.9524">
                <text:p>2.9524</text:p>
              </table:table-cell>
              <table:table-cell office:value-type="float" office:value="2.6654">
                <text:p>2.6654</text:p>
              </table:table-cell>
              <table:table-cell office:value-type="float" office:value="3.0305">
                <text:p>3.0305</text:p>
              </table:table-cell>
            </table:table-row>
            <table:table-row>
              <table:table-cell office:value-type="string">
                <text:p>07:48:20</text:p>
              </table:table-cell>
              <table:table-cell office:value-type="float" office:value="2.9695">
                <text:p>2.9695</text:p>
              </table:table-cell>
              <table:table-cell office:value-type="float" office:value="2.6911">
                <text:p>2.6911</text:p>
              </table:table-cell>
              <table:table-cell office:value-type="float" office:value="3.0574">
                <text:p>3.0574</text:p>
              </table:table-cell>
            </table:table-row>
            <table:table-row>
              <table:table-cell office:value-type="string">
                <text:p>07:50:02</text:p>
              </table:table-cell>
              <table:table-cell office:value-type="float" office:value="2.978">
                <text:p>2.978</text:p>
              </table:table-cell>
              <table:table-cell office:value-type="float" office:value="2.7167">
                <text:p>2.7167</text:p>
              </table:table-cell>
              <table:table-cell office:value-type="float" office:value="3.0769">
                <text:p>3.0769</text:p>
              </table:table-cell>
            </table:table-row>
            <table:table-row>
              <table:table-cell office:value-type="string">
                <text:p>07:51:43</text:p>
              </table:table-cell>
              <table:table-cell office:value-type="float" office:value="2.9829">
                <text:p>2.9829</text:p>
              </table:table-cell>
              <table:table-cell office:value-type="float" office:value="2.7277">
                <text:p>2.7277</text:p>
              </table:table-cell>
              <table:table-cell office:value-type="float" office:value="3.0904">
                <text:p>3.0904</text:p>
              </table:table-cell>
            </table:table-row>
            <table:table-row>
              <table:table-cell office:value-type="string">
                <text:p>07:53:25</text:p>
              </table:table-cell>
              <table:table-cell office:value-type="float" office:value="2.9866">
                <text:p>2.9866</text:p>
              </table:table-cell>
              <table:table-cell office:value-type="float" office:value="2.7265">
                <text:p>2.7265</text:p>
              </table:table-cell>
              <table:table-cell office:value-type="float" office:value="3.0867">
                <text:p>3.0867</text:p>
              </table:table-cell>
            </table:table-row>
            <table:table-row>
              <table:table-cell office:value-type="string">
                <text:p>07:55:07</text:p>
              </table:table-cell>
              <table:table-cell office:value-type="float" office:value="2.9915">
                <text:p>2.9915</text:p>
              </table:table-cell>
              <table:table-cell office:value-type="float" office:value="2.7302">
                <text:p>2.7302</text:p>
              </table:table-cell>
              <table:table-cell office:value-type="float" office:value="3.0952">
                <text:p>3.0952</text:p>
              </table:table-cell>
            </table:table-row>
            <table:table-row>
              <table:table-cell office:value-type="string">
                <text:p>07:56:49</text:p>
              </table:table-cell>
              <table:table-cell office:value-type="float" office:value="2.989">
                <text:p>2.989</text:p>
              </table:table-cell>
              <table:table-cell office:value-type="float" office:value="2.7363">
                <text:p>2.7363</text:p>
              </table:table-cell>
              <table:table-cell office:value-type="float" office:value="3.0965">
                <text:p>3.0965</text:p>
              </table:table-cell>
            </table:table-row>
            <table:table-row>
              <table:table-cell office:value-type="string">
                <text:p>08:00:12</text:p>
              </table:table-cell>
              <table:table-cell office:value-type="float" office:value="3">
                <text:p>3</text:p>
              </table:table-cell>
              <table:table-cell office:value-type="float" office:value="2.7497">
                <text:p>2.7497</text:p>
              </table:table-cell>
              <table:table-cell office:value-type="float" office:value="3.1197">
                <text:p>3.1197</text:p>
              </table:table-cell>
            </table:table-row>
            <table:table-row>
              <table:table-cell office:value-type="string">
                <text:p>08:01:54</text:p>
              </table:table-cell>
              <table:table-cell office:value-type="float" office:value="3.0147">
                <text:p>3.0147</text:p>
              </table:table-cell>
              <table:table-cell office:value-type="float" office:value="2.7851">
                <text:p>2.7851</text:p>
              </table:table-cell>
              <table:table-cell office:value-type="float" office:value="3.1538">
                <text:p>3.1538</text:p>
              </table:table-cell>
            </table:table-row>
            <table:table-row>
              <table:table-cell office:value-type="string">
                <text:p>08:03:36</text:p>
              </table:table-cell>
              <table:table-cell office:value-type="float" office:value="3.0134">
                <text:p>3.0134</text:p>
              </table:table-cell>
              <table:table-cell office:value-type="float" office:value="2.7924">
                <text:p>2.792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08:05:17</text:p>
              </table:table-cell>
              <table:table-cell office:value-type="float" office:value="3.0208">
                <text:p>3.0208</text:p>
              </table:table-cell>
              <table:table-cell office:value-type="float" office:value="2.7998">
                <text:p>2.7998</text:p>
              </table:table-cell>
              <table:table-cell office:value-type="float" office:value="3.1673">
                <text:p>3.1673</text:p>
              </table:table-cell>
            </table:table-row>
            <table:table-row>
              <table:table-cell office:value-type="string">
                <text:p>08:06:59</text:p>
              </table:table-cell>
              <table:table-cell office:value-type="float" office:value="3.0232">
                <text:p>3.0232</text:p>
              </table:table-cell>
              <table:table-cell office:value-type="float" office:value="2.7973">
                <text:p>2.7973</text:p>
              </table:table-cell>
              <table:table-cell office:value-type="float" office:value="3.1673">
                <text:p>3.1673</text:p>
              </table:table-cell>
            </table:table-row>
            <table:table-row>
              <table:table-cell office:value-type="string">
                <text:p>08:08:41</text:p>
              </table:table-cell>
              <table:table-cell office:value-type="float" office:value="3.0293">
                <text:p>3.0293</text:p>
              </table:table-cell>
              <table:table-cell office:value-type="float" office:value="2.8022">
                <text:p>2.8022</text:p>
              </table:table-cell>
              <table:table-cell office:value-type="float" office:value="3.1722">
                <text:p>3.1722</text:p>
              </table:table-cell>
            </table:table-row>
            <table:table-row>
              <table:table-cell office:value-type="string">
                <text:p>08:10:23</text:p>
              </table:table-cell>
              <table:table-cell office:value-type="float" office:value="3.0195">
                <text:p>3.0195</text:p>
              </table:table-cell>
              <table:table-cell office:value-type="float" office:value="2.7937">
                <text:p>2.7937</text:p>
              </table:table-cell>
              <table:table-cell office:value-type="float" office:value="3.1636">
                <text:p>3.1636</text:p>
              </table:table-cell>
            </table:table-row>
            <table:table-row>
              <table:table-cell office:value-type="string">
                <text:p>08:12:04</text:p>
              </table:table-cell>
              <table:table-cell office:value-type="float" office:value="3.0049">
                <text:p>3.0049</text:p>
              </table:table-cell>
              <table:table-cell office:value-type="float" office:value="2.7888">
                <text:p>2.7888</text:p>
              </table:table-cell>
              <table:table-cell office:value-type="float" office:value="3.1685">
                <text:p>3.1685</text:p>
              </table:table-cell>
            </table:table-row>
            <table:table-row>
              <table:table-cell office:value-type="string">
                <text:p>08:13:46</text:p>
              </table:table-cell>
              <table:table-cell office:value-type="float" office:value="2.9841">
                <text:p>2.9841</text:p>
              </table:table-cell>
              <table:table-cell office:value-type="float" office:value="2.779">
                <text:p>2.779</text:p>
              </table:table-cell>
              <table:table-cell office:value-type="float" office:value="3.1685">
                <text:p>3.1685</text:p>
              </table:table-cell>
            </table:table-row>
            <table:table-row>
              <table:table-cell office:value-type="string">
                <text:p>08:15:28</text:p>
              </table:table-cell>
              <table:table-cell office:value-type="float" office:value="2.9121">
                <text:p>2.9121</text:p>
              </table:table-cell>
              <table:table-cell office:value-type="float" office:value="2.7631">
                <text:p>2.7631</text:p>
              </table:table-cell>
              <table:table-cell office:value-type="float" office:value="3.1697">
                <text:p>3.1697</text:p>
              </table:table-cell>
            </table:table-row>
            <table:table-row>
              <table:table-cell office:value-type="string">
                <text:p>08:17:09</text:p>
              </table:table-cell>
              <table:table-cell office:value-type="float" office:value="2.8901">
                <text:p>2.8901</text:p>
              </table:table-cell>
              <table:table-cell office:value-type="float" office:value="2.8584">
                <text:p>2.8584</text:p>
              </table:table-cell>
              <table:table-cell office:value-type="float" office:value="3.4029">
                <text:p>3.4029</text:p>
              </table:table-cell>
            </table:table-row>
            <table:table-row>
              <table:table-cell office:value-type="string">
                <text:p>08:18:51</text:p>
              </table:table-cell>
              <table:table-cell office:value-type="float" office:value="2.8889">
                <text:p>2.8889</text:p>
              </table:table-cell>
              <table:table-cell office:value-type="float" office:value="2.8462">
                <text:p>2.8462</text:p>
              </table:table-cell>
              <table:table-cell office:value-type="float" office:value="3.4103">
                <text:p>3.4103</text:p>
              </table:table-cell>
            </table:table-row>
            <table:table-row>
              <table:table-cell office:value-type="string">
                <text:p>08:20:33</text:p>
              </table:table-cell>
              <table:table-cell office:value-type="float" office:value="2.8889">
                <text:p>2.8889</text:p>
              </table:table-cell>
              <table:table-cell office:value-type="float" office:value="2.7741">
                <text:p>2.7741</text:p>
              </table:table-cell>
              <table:table-cell office:value-type="float" office:value="3.1929">
                <text:p>3.1929</text:p>
              </table:table-cell>
            </table:table-row>
            <table:table-row>
              <table:table-cell office:value-type="string">
                <text:p>08:22:15</text:p>
              </table:table-cell>
              <table:table-cell office:value-type="float" office:value="2.9011">
                <text:p>2.9011</text:p>
              </table:table-cell>
              <table:table-cell office:value-type="float" office:value="2.8498">
                <text:p>2.8498</text:p>
              </table:table-cell>
              <table:table-cell office:value-type="float" office:value="3.3297">
                <text:p>3.3297</text:p>
              </table:table-cell>
            </table:table-row>
            <table:table-row>
              <table:table-cell office:value-type="string">
                <text:p>08:25:38</text:p>
              </table:table-cell>
              <table:table-cell office:value-type="float" office:value="2.9389">
                <text:p>2.9389</text:p>
              </table:table-cell>
              <table:table-cell office:value-type="float" office:value="2.8913">
                <text:p>2.8913</text:p>
              </table:table-cell>
              <table:table-cell office:value-type="float" office:value="3.3101">
                <text:p>3.3101</text:p>
              </table:table-cell>
            </table:table-row>
            <table:table-row>
              <table:table-cell office:value-type="string">
                <text:p>08:27:20</text:p>
              </table:table-cell>
              <table:table-cell office:value-type="float" office:value="2.9915">
                <text:p>2.9915</text:p>
              </table:table-cell>
              <table:table-cell office:value-type="float" office:value="2.9988">
                <text:p>2.9988</text:p>
              </table:table-cell>
              <table:table-cell office:value-type="float" office:value="3.4383">
                <text:p>3.4383</text:p>
              </table:table-cell>
            </table:table-row>
            <table:table-row>
              <table:table-cell office:value-type="string">
                <text:p>08:29:02</text:p>
              </table:table-cell>
              <table:table-cell office:value-type="float" office:value="3.0061">
                <text:p>3.0061</text:p>
              </table:table-cell>
              <table:table-cell office:value-type="float" office:value="3.1074">
                <text:p>3.1074</text:p>
              </table:table-cell>
              <table:table-cell office:value-type="float" office:value="3.475">
                <text:p>3.475</text:p>
              </table:table-cell>
            </table:table-row>
            <table:table-row>
              <table:table-cell office:value-type="string">
                <text:p>08:30:43</text:p>
              </table:table-cell>
              <table:table-cell office:value-type="float" office:value="3.0354">
                <text:p>3.0354</text:p>
              </table:table-cell>
              <table:table-cell office:value-type="float" office:value="3.149">
                <text:p>3.149</text:p>
              </table:table-cell>
              <table:table-cell office:value-type="float" office:value="3.4945">
                <text:p>3.4945</text:p>
              </table:table-cell>
            </table:table-row>
            <table:table-row>
              <table:table-cell office:value-type="string">
                <text:p>08:32:25</text:p>
              </table:table-cell>
              <table:table-cell office:value-type="float" office:value="3.1136">
                <text:p>3.1136</text:p>
              </table:table-cell>
              <table:table-cell office:value-type="float" office:value="3.1734">
                <text:p>3.1734</text:p>
              </table:table-cell>
              <table:table-cell office:value-type="float" office:value="3.475">
                <text:p>3.475</text:p>
              </table:table-cell>
            </table:table-row>
            <table:table-row>
              <table:table-cell office:value-type="string">
                <text:p>08:34:07</text:p>
              </table:table-cell>
              <table:table-cell office:value-type="float" office:value="3.0488">
                <text:p>3.0488</text:p>
              </table:table-cell>
              <table:table-cell office:value-type="float" office:value="3.1477">
                <text:p>3.1477</text:p>
              </table:table-cell>
              <table:table-cell office:value-type="float" office:value="3.4689">
                <text:p>3.4689</text:p>
              </table:table-cell>
            </table:table-row>
            <table:table-row>
              <table:table-cell office:value-type="string">
                <text:p>08:35:49</text:p>
              </table:table-cell>
              <table:table-cell office:value-type="float" office:value="3.0574">
                <text:p>3.0574</text:p>
              </table:table-cell>
              <table:table-cell office:value-type="float" office:value="3.1538">
                <text:p>3.1538</text:p>
              </table:table-cell>
              <table:table-cell office:value-type="float" office:value="3.4579">
                <text:p>3.4579</text:p>
              </table:table-cell>
            </table:table-row>
            <table:table-row>
              <table:table-cell office:value-type="string">
                <text:p>08:37:30</text:p>
              </table:table-cell>
              <table:table-cell office:value-type="float" office:value="3.0757">
                <text:p>3.0757</text:p>
              </table:table-cell>
              <table:table-cell office:value-type="float" office:value="3.1575">
                <text:p>3.1575</text:p>
              </table:table-cell>
              <table:table-cell office:value-type="float" office:value="3.4603">
                <text:p>3.4603</text:p>
              </table:table-cell>
            </table:table-row>
            <table:table-row>
              <table:table-cell office:value-type="string">
                <text:p>08:39:12</text:p>
              </table:table-cell>
              <table:table-cell office:value-type="float" office:value="3.0855">
                <text:p>3.0855</text:p>
              </table:table-cell>
              <table:table-cell office:value-type="float" office:value="3.1465">
                <text:p>3.1465</text:p>
              </table:table-cell>
              <table:table-cell office:value-type="float" office:value="3.4701">
                <text:p>3.4701</text:p>
              </table:table-cell>
            </table:table-row>
            <table:table-row>
              <table:table-cell office:value-type="string">
                <text:p>08:40:54</text:p>
              </table:table-cell>
              <table:table-cell office:value-type="float" office:value="3.094">
                <text:p>3.094</text:p>
              </table:table-cell>
              <table:table-cell office:value-type="float" office:value="3.1538">
                <text:p>3.1538</text:p>
              </table:table-cell>
              <table:table-cell office:value-type="float" office:value="3.4664">
                <text:p>3.4664</text:p>
              </table:table-cell>
            </table:table-row>
            <table:table-row>
              <table:table-cell office:value-type="string">
                <text:p>08:42:36</text:p>
              </table:table-cell>
              <table:table-cell office:value-type="float" office:value="3.0855">
                <text:p>3.0855</text:p>
              </table:table-cell>
              <table:table-cell office:value-type="float" office:value="3.1294">
                <text:p>3.1294</text:p>
              </table:table-cell>
              <table:table-cell office:value-type="float" office:value="3.4469">
                <text:p>3.4469</text:p>
              </table:table-cell>
            </table:table-row>
            <table:table-row>
              <table:table-cell office:value-type="string">
                <text:p>08:44:17</text:p>
              </table:table-cell>
              <table:table-cell office:value-type="float" office:value="3.0867">
                <text:p>3.0867</text:p>
              </table:table-cell>
              <table:table-cell office:value-type="float" office:value="3.1233">
                <text:p>3.1233</text:p>
              </table:table-cell>
              <table:table-cell office:value-type="float" office:value="3.4298">
                <text:p>3.4298</text:p>
              </table:table-cell>
            </table:table-row>
            <table:table-row>
              <table:table-cell office:value-type="string">
                <text:p>08:45:59</text:p>
              </table:table-cell>
              <table:table-cell office:value-type="float" office:value="3.1099">
                <text:p>3.1099</text:p>
              </table:table-cell>
              <table:table-cell office:value-type="float" office:value="3.1392">
                <text:p>3.1392</text:p>
              </table:table-cell>
              <table:table-cell office:value-type="float" office:value="3.453">
                <text:p>3.453</text:p>
              </table:table-cell>
            </table:table-row>
            <table:table-row>
              <table:table-cell office:value-type="string">
                <text:p>08:47:41</text:p>
              </table:table-cell>
              <table:table-cell office:value-type="float" office:value="3.116">
                <text:p>3.116</text:p>
              </table:table-cell>
              <table:table-cell office:value-type="float" office:value="3.1258">
                <text:p>3.1258</text:p>
              </table:table-cell>
              <table:table-cell office:value-type="float" office:value="3.4286">
                <text:p>3.4286</text:p>
              </table:table-cell>
            </table:table-row>
            <table:table-row>
              <table:table-cell office:value-type="string">
                <text:p>08:49:23</text:p>
              </table:table-cell>
              <table:table-cell office:value-type="float" office:value="3.2344">
                <text:p>3.2344</text:p>
              </table:table-cell>
              <table:table-cell office:value-type="float" office:value="3.1612">
                <text:p>3.1612</text:p>
              </table:table-cell>
              <table:table-cell office:value-type="float" office:value="3.4701">
                <text:p>3.4701</text:p>
              </table:table-cell>
            </table:table-row>
            <table:table-row>
              <table:table-cell office:value-type="string">
                <text:p>08:51:04</text:p>
              </table:table-cell>
              <table:table-cell office:value-type="float" office:value="3.199">
                <text:p>3.199</text:p>
              </table:table-cell>
              <table:table-cell office:value-type="float" office:value="3.1819">
                <text:p>3.1819</text:p>
              </table:table-cell>
              <table:table-cell office:value-type="float" office:value="3.4982">
                <text:p>3.4982</text:p>
              </table:table-cell>
            </table:table-row>
            <table:table-row>
              <table:table-cell office:value-type="string">
                <text:p>08:56:10</text:p>
              </table:table-cell>
              <table:table-cell office:value-type="float" office:value="3.21">
                <text:p>3.21</text:p>
              </table:table-cell>
              <table:table-cell office:value-type="float" office:value="3.1355">
                <text:p>3.1355</text:p>
              </table:table-cell>
              <table:table-cell office:value-type="float" office:value="3.464">
                <text:p>3.464</text:p>
              </table:table-cell>
            </table:table-row>
            <table:table-row>
              <table:table-cell office:value-type="string">
                <text:p>08:57:52</text:p>
              </table:table-cell>
              <table:table-cell office:value-type="float" office:value="3.149">
                <text:p>3.149</text:p>
              </table:table-cell>
              <table:table-cell office:value-type="float" office:value="2.917">
                <text:p>2.917</text:p>
              </table:table-cell>
              <table:table-cell office:value-type="float" office:value="3.265">
                <text:p>3.265</text:p>
              </table:table-cell>
            </table:table-row>
            <table:table-row>
              <table:table-cell office:value-type="string">
                <text:p>09:08:02</text:p>
              </table:table-cell>
              <table:table-cell office:value-type="float" office:value="3.2527">
                <text:p>3.2527</text:p>
              </table:table-cell>
              <table:table-cell office:value-type="float" office:value="3.1917">
                <text:p>3.1917</text:p>
              </table:table-cell>
              <table:table-cell office:value-type="float" office:value="3.5336">
                <text:p>3.5336</text:p>
              </table:table-cell>
            </table:table-row>
            <table:table-row>
              <table:table-cell office:value-type="string">
                <text:p>09:09:44</text:p>
              </table:table-cell>
              <table:table-cell office:value-type="float" office:value="3.2479">
                <text:p>3.2479</text:p>
              </table:table-cell>
              <table:table-cell office:value-type="float" office:value="3.1783">
                <text:p>3.1783</text:p>
              </table:table-cell>
              <table:table-cell office:value-type="float" office:value="3.4982">
                <text:p>3.4982</text:p>
              </table:table-cell>
            </table:table-row>
            <table:table-row>
              <table:table-cell office:value-type="string">
                <text:p>09:11:26</text:p>
              </table:table-cell>
              <table:table-cell office:value-type="float" office:value="3.2186">
                <text:p>3.2186</text:p>
              </table:table-cell>
              <table:table-cell office:value-type="float" office:value="3.116">
                <text:p>3.116</text:p>
              </table:table-cell>
              <table:table-cell office:value-type="float" office:value="3.4579">
                <text:p>3.4579</text:p>
              </table:table-cell>
            </table:table-row>
            <table:table-row>
              <table:table-cell office:value-type="string">
                <text:p>09:13:07</text:p>
              </table:table-cell>
              <table:table-cell office:value-type="float" office:value="3.1856">
                <text:p>3.1856</text:p>
              </table:table-cell>
              <table:table-cell office:value-type="float" office:value="3.0513">
                <text:p>3.0513</text:p>
              </table:table-cell>
              <table:table-cell office:value-type="float" office:value="3.3834">
                <text:p>3.3834</text:p>
              </table:table-cell>
            </table:table-row>
            <table:table-row>
              <table:table-cell office:value-type="string">
                <text:p>09:14:49</text:p>
              </table:table-cell>
              <table:table-cell office:value-type="float" office:value="3.1734">
                <text:p>3.1734</text:p>
              </table:table-cell>
              <table:table-cell office:value-type="float" office:value="2.9683">
                <text:p>2.9683</text:p>
              </table:table-cell>
              <table:table-cell office:value-type="float" office:value="3.3223">
                <text:p>3.3223</text:p>
              </table:table-cell>
            </table:table-row>
            <table:table-row>
              <table:table-cell office:value-type="string">
                <text:p>09:16:31</text:p>
              </table:table-cell>
              <table:table-cell office:value-type="float" office:value="3.1465">
                <text:p>3.1465</text:p>
              </table:table-cell>
              <table:table-cell office:value-type="float" office:value="2.8864">
                <text:p>2.8864</text:p>
              </table:table-cell>
              <table:table-cell office:value-type="float" office:value="3.2491">
                <text:p>3.2491</text:p>
              </table:table-cell>
            </table:table-row>
            <table:table-row>
              <table:table-cell office:value-type="string">
                <text:p>09:18:12</text:p>
              </table:table-cell>
              <table:table-cell office:value-type="float" office:value="3.1074">
                <text:p>3.1074</text:p>
              </table:table-cell>
              <table:table-cell office:value-type="float" office:value="2.8449">
                <text:p>2.8449</text:p>
              </table:table-cell>
              <table:table-cell office:value-type="float" office:value="3.2173">
                <text:p>3.2173</text:p>
              </table:table-cell>
            </table:table-row>
            <table:table-row>
              <table:table-cell office:value-type="string">
                <text:p>09:19:54</text:p>
              </table:table-cell>
              <table:table-cell office:value-type="float" office:value="3.1648">
                <text:p>3.1648</text:p>
              </table:table-cell>
              <table:table-cell office:value-type="float" office:value="2.9683">
                <text:p>2.9683</text:p>
              </table:table-cell>
              <table:table-cell office:value-type="float" office:value="3.3223">
                <text:p>3.3223</text:p>
              </table:table-cell>
            </table:table-row>
            <table:table-row>
              <table:table-cell office:value-type="string">
                <text:p>09:21:36</text:p>
              </table:table-cell>
              <table:table-cell office:value-type="float" office:value="3.177">
                <text:p>3.177</text:p>
              </table:table-cell>
              <table:table-cell office:value-type="float" office:value="3.0366">
                <text:p>3.0366</text:p>
              </table:table-cell>
              <table:table-cell office:value-type="float" office:value="3.4212">
                <text:p>3.4212</text:p>
              </table:table-cell>
            </table:table-row>
            <table:table-row>
              <table:table-cell office:value-type="string">
                <text:p>09:26:41</text:p>
              </table:table-cell>
              <table:table-cell office:value-type="float" office:value="3.0965">
                <text:p>3.0965</text:p>
              </table:table-cell>
              <table:table-cell office:value-type="float" office:value="2.9719">
                <text:p>2.9719</text:p>
              </table:table-cell>
              <table:table-cell office:value-type="float" office:value="3.4823">
                <text:p>3.4823</text:p>
              </table:table-cell>
            </table:table-row>
            <table:table-row>
              <table:table-cell office:value-type="string">
                <text:p>09:28:23</text:p>
              </table:table-cell>
              <table:table-cell office:value-type="float" office:value="3.0586">
                <text:p>3.0586</text:p>
              </table:table-cell>
              <table:table-cell office:value-type="float" office:value="2.9341">
                <text:p>2.9341</text:p>
              </table:table-cell>
              <table:table-cell office:value-type="float" office:value="3.4481">
                <text:p>3.4481</text:p>
              </table:table-cell>
            </table:table-row>
            <table:table-row>
              <table:table-cell office:value-type="string">
                <text:p>09:30:05</text:p>
              </table:table-cell>
              <table:table-cell office:value-type="float" office:value="3.0757">
                <text:p>3.0757</text:p>
              </table:table-cell>
              <table:table-cell office:value-type="float" office:value="2.9487">
                <text:p>2.9487</text:p>
              </table:table-cell>
              <table:table-cell office:value-type="float" office:value="3.464">
                <text:p>3.464</text:p>
              </table:table-cell>
            </table:table-row>
            <table:table-row>
              <table:table-cell office:value-type="string">
                <text:p>09:31:47</text:p>
              </table:table-cell>
              <table:table-cell office:value-type="float" office:value="2.9988">
                <text:p>2.9988</text:p>
              </table:table-cell>
              <table:table-cell office:value-type="float" office:value="2.851">
                <text:p>2.851</text:p>
              </table:table-cell>
              <table:table-cell office:value-type="float" office:value="3.3883">
                <text:p>3.3883</text:p>
              </table:table-cell>
            </table:table-row>
            <table:table-row>
              <table:table-cell office:value-type="string">
                <text:p>09:33:28</text:p>
              </table:table-cell>
              <table:table-cell office:value-type="float" office:value="3.0757">
                <text:p>3.0757</text:p>
              </table:table-cell>
              <table:table-cell office:value-type="float" office:value="2.9353">
                <text:p>2.9353</text:p>
              </table:table-cell>
              <table:table-cell office:value-type="float" office:value="3.4493">
                <text:p>3.4493</text:p>
              </table:table-cell>
            </table:table-row>
            <table:table-row>
              <table:table-cell office:value-type="string">
                <text:p>09:35:10</text:p>
              </table:table-cell>
              <table:table-cell office:value-type="float" office:value="3.0806">
                <text:p>3.0806</text:p>
              </table:table-cell>
              <table:table-cell office:value-type="float" office:value="2.9463">
                <text:p>2.9463</text:p>
              </table:table-cell>
              <table:table-cell office:value-type="float" office:value="3.4591">
                <text:p>3.4591</text:p>
              </table:table-cell>
            </table:table-row>
            <table:table-row>
              <table:table-cell office:value-type="string">
                <text:p>09:36:52</text:p>
              </table:table-cell>
              <table:table-cell office:value-type="float" office:value="3.1221">
                <text:p>3.1221</text:p>
              </table:table-cell>
              <table:table-cell office:value-type="float" office:value="2.9878">
                <text:p>2.9878</text:p>
              </table:table-cell>
              <table:table-cell office:value-type="float" office:value="3.5006">
                <text:p>3.5006</text:p>
              </table:table-cell>
            </table:table-row>
            <table:table-row>
              <table:table-cell office:value-type="string">
                <text:p>09:40:15</text:p>
              </table:table-cell>
              <table:table-cell office:value-type="float" office:value="3.1123">
                <text:p>3.1123</text:p>
              </table:table-cell>
              <table:table-cell office:value-type="float" office:value="2.9634">
                <text:p>2.9634</text:p>
              </table:table-cell>
              <table:table-cell office:value-type="float" office:value="3.4054">
                <text:p>3.4054</text:p>
              </table:table-cell>
            </table:table-row>
            <table:table-row>
              <table:table-cell office:value-type="string">
                <text:p>09:41:57</text:p>
              </table:table-cell>
              <table:table-cell office:value-type="float" office:value="3.0672">
                <text:p>3.0672</text:p>
              </table:table-cell>
              <table:table-cell office:value-type="float" office:value="2.9121">
                <text:p>2.9121</text:p>
              </table:table-cell>
              <table:table-cell office:value-type="float" office:value="3.3553">
                <text:p>3.3553</text:p>
              </table:table-cell>
            </table:table-row>
            <table:table-row>
              <table:table-cell office:value-type="string">
                <text:p>09:43:39</text:p>
              </table:table-cell>
              <table:table-cell office:value-type="float" office:value="3.2491">
                <text:p>3.2491</text:p>
              </table:table-cell>
              <table:table-cell office:value-type="float" office:value="3.0965">
                <text:p>3.0965</text:p>
              </table:table-cell>
              <table:table-cell office:value-type="float" office:value="3.4554">
                <text:p>3.4554</text:p>
              </table:table-cell>
            </table:table-row>
            <table:table-row>
              <table:table-cell office:value-type="string">
                <text:p>09:45:21</text:p>
              </table:table-cell>
              <table:table-cell office:value-type="float" office:value="3.2662">
                <text:p>3.2662</text:p>
              </table:table-cell>
              <table:table-cell office:value-type="float" office:value="3.1148">
                <text:p>3.1148</text:p>
              </table:table-cell>
              <table:table-cell office:value-type="float" office:value="3.4628">
                <text:p>3.4628</text:p>
              </table:table-cell>
            </table:table-row>
            <table:table-row>
              <table:table-cell office:value-type="string">
                <text:p>09:47:03</text:p>
              </table:table-cell>
              <table:table-cell office:value-type="float" office:value="3.2271">
                <text:p>3.2271</text:p>
              </table:table-cell>
              <table:table-cell office:value-type="float" office:value="3.0672">
                <text:p>3.0672</text:p>
              </table:table-cell>
              <table:table-cell office:value-type="float" office:value="3.4274">
                <text:p>3.4274</text:p>
              </table:table-cell>
            </table:table-row>
            <table:table-row>
              <table:table-cell office:value-type="string">
                <text:p>09:48:44</text:p>
              </table:table-cell>
              <table:table-cell office:value-type="float" office:value="3.2723">
                <text:p>3.2723</text:p>
              </table:table-cell>
              <table:table-cell office:value-type="float" office:value="3.1087">
                <text:p>3.1087</text:p>
              </table:table-cell>
              <table:table-cell office:value-type="float" office:value="3.4725">
                <text:p>3.4725</text:p>
              </table:table-cell>
            </table:table-row>
            <table:table-row>
              <table:table-cell office:value-type="string">
                <text:p>09:50:26</text:p>
              </table:table-cell>
              <table:table-cell office:value-type="float" office:value="3.2747">
                <text:p>3.2747</text:p>
              </table:table-cell>
              <table:table-cell office:value-type="float" office:value="3.1062">
                <text:p>3.1062</text:p>
              </table:table-cell>
              <table:table-cell office:value-type="float" office:value="3.4591">
                <text:p>3.4591</text:p>
              </table:table-cell>
            </table:table-row>
            <table:table-row>
              <table:table-cell office:value-type="string">
                <text:p>09:52:08</text:p>
              </table:table-cell>
              <table:table-cell office:value-type="float" office:value="3.1905">
                <text:p>3.1905</text:p>
              </table:table-cell>
              <table:table-cell office:value-type="float" office:value="2.9976">
                <text:p>2.9976</text:p>
              </table:table-cell>
              <table:table-cell office:value-type="float" office:value="3.3797">
                <text:p>3.3797</text:p>
              </table:table-cell>
            </table:table-row>
            <table:table-row>
              <table:table-cell office:value-type="string">
                <text:p>09:53:50</text:p>
              </table:table-cell>
              <table:table-cell office:value-type="float" office:value="3.2589">
                <text:p>3.2589</text:p>
              </table:table-cell>
              <table:table-cell office:value-type="float" office:value="3.0879">
                <text:p>3.0879</text:p>
              </table:table-cell>
              <table:table-cell office:value-type="float" office:value="3.4579">
                <text:p>3.4579</text:p>
              </table:table-cell>
            </table:table-row>
            <table:table-row>
              <table:table-cell office:value-type="string">
                <text:p>09:57:13</text:p>
              </table:table-cell>
              <table:table-cell office:value-type="float" office:value="3.2759">
                <text:p>3.2759</text:p>
              </table:table-cell>
              <table:table-cell office:value-type="float" office:value="3.0867">
                <text:p>3.0867</text:p>
              </table:table-cell>
              <table:table-cell office:value-type="float" office:value="3.4371">
                <text:p>3.4371</text:p>
              </table:table-cell>
            </table:table-row>
            <table:table-row>
              <table:table-cell office:value-type="string">
                <text:p>09:58:55</text:p>
              </table:table-cell>
              <table:table-cell office:value-type="float" office:value="3.0733">
                <text:p>3.0733</text:p>
              </table:table-cell>
              <table:table-cell office:value-type="float" office:value="2.7277">
                <text:p>2.7277</text:p>
              </table:table-cell>
              <table:table-cell office:value-type="float" office:value="3.1416">
                <text:p>3.1416</text:p>
              </table:table-cell>
            </table:table-row>
            <table:table-row>
              <table:table-cell office:value-type="string">
                <text:p>10:00:37</text:p>
              </table:table-cell>
              <table:table-cell office:value-type="float" office:value="3.2735">
                <text:p>3.2735</text:p>
              </table:table-cell>
              <table:table-cell office:value-type="float" office:value="3.0623">
                <text:p>3.0623</text:p>
              </table:table-cell>
              <table:table-cell office:value-type="float" office:value="3.4396">
                <text:p>3.4396</text:p>
              </table:table-cell>
            </table:table-row>
            <table:table-row>
              <table:table-cell office:value-type="string">
                <text:p>10:02:18</text:p>
              </table:table-cell>
              <table:table-cell office:value-type="float" office:value="3.1123">
                <text:p>3.1123</text:p>
              </table:table-cell>
              <table:table-cell office:value-type="float" office:value="2.8242">
                <text:p>2.8242</text:p>
              </table:table-cell>
              <table:table-cell office:value-type="float" office:value="3.2198">
                <text:p>3.2198</text:p>
              </table:table-cell>
            </table:table-row>
            <table:table-row>
              <table:table-cell office:value-type="string">
                <text:p>10:04:00</text:p>
              </table:table-cell>
              <table:table-cell office:value-type="float" office:value="2.9963">
                <text:p>2.9963</text:p>
              </table:table-cell>
              <table:table-cell office:value-type="float" office:value="2.8474">
                <text:p>2.8474</text:p>
              </table:table-cell>
              <table:table-cell office:value-type="float" office:value="3.2357">
                <text:p>3.2357</text:p>
              </table:table-cell>
            </table:table-row>
            <table:table-row>
              <table:table-cell office:value-type="string">
                <text:p>10:05:42</text:p>
              </table:table-cell>
              <table:table-cell office:value-type="float" office:value="3.0916">
                <text:p>3.0916</text:p>
              </table:table-cell>
              <table:table-cell office:value-type="float" office:value="3.1538">
                <text:p>3.1538</text:p>
              </table:table-cell>
              <table:table-cell office:value-type="float" office:value="3.1795">
                <text:p>3.1795</text:p>
              </table:table-cell>
            </table:table-row>
            <table:table-row>
              <table:table-cell office:value-type="string">
                <text:p>10:07:24</text:p>
              </table:table-cell>
              <table:table-cell office:value-type="float" office:value="2.6361">
                <text:p>2.6361</text:p>
              </table:table-cell>
              <table:table-cell office:value-type="float" office:value="3.0037">
                <text:p>3.0037</text:p>
              </table:table-cell>
              <table:table-cell office:value-type="float" office:value="3.1819">
                <text:p>3.1819</text:p>
              </table:table-cell>
            </table:table-row>
            <table:table-row>
              <table:table-cell office:value-type="string">
                <text:p>10:09:05</text:p>
              </table:table-cell>
              <table:table-cell office:value-type="float" office:value="2.8571">
                <text:p>2.8571</text:p>
              </table:table-cell>
              <table:table-cell office:value-type="float" office:value="3.0232">
                <text:p>3.0232</text:p>
              </table:table-cell>
              <table:table-cell office:value-type="float" office:value="3.1526">
                <text:p>3.1526</text:p>
              </table:table-cell>
            </table:table-row>
            <table:table-row>
              <table:table-cell office:value-type="string">
                <text:p>10:13:33</text:p>
              </table:table-cell>
              <table:table-cell office:value-type="float" office:value="3.1404">
                <text:p>3.1404</text:p>
              </table:table-cell>
              <table:table-cell office:value-type="float" office:value="3.2125">
                <text:p>3.2125</text:p>
              </table:table-cell>
              <table:table-cell office:value-type="float" office:value="3.2125">
                <text:p>3.2125</text:p>
              </table:table-cell>
            </table:table-row>
            <table:table-row>
              <table:table-cell office:value-type="string">
                <text:p>10:15:15</text:p>
              </table:table-cell>
              <table:table-cell office:value-type="float" office:value="3.2015">
                <text:p>3.2015</text:p>
              </table:table-cell>
              <table:table-cell office:value-type="float" office:value="3.2698">
                <text:p>3.2698</text:p>
              </table:table-cell>
              <table:table-cell office:value-type="float" office:value="3.2686">
                <text:p>3.2686</text:p>
              </table:table-cell>
            </table:table-row>
            <table:table-row>
              <table:table-cell office:value-type="string">
                <text:p>10:16:57</text:p>
              </table:table-cell>
              <table:table-cell office:value-type="float" office:value="3.1856">
                <text:p>3.1856</text:p>
              </table:table-cell>
              <table:table-cell office:value-type="float" office:value="3.2784">
                <text:p>3.2784</text:p>
              </table:table-cell>
              <table:table-cell office:value-type="float" office:value="3.2833">
                <text:p>3.2833</text:p>
              </table:table-cell>
            </table:table-row>
            <table:table-row>
              <table:table-cell office:value-type="string">
                <text:p>10:18:38</text:p>
              </table:table-cell>
              <table:table-cell office:value-type="float" office:value="3.2076">
                <text:p>3.2076</text:p>
              </table:table-cell>
              <table:table-cell office:value-type="float" office:value="3.2967">
                <text:p>3.2967</text:p>
              </table:table-cell>
              <table:table-cell office:value-type="float" office:value="3.3321">
                <text:p>3.3321</text:p>
              </table:table-cell>
            </table:table-row>
            <table:table-row>
              <table:table-cell office:value-type="string">
                <text:p>10:20:20</text:p>
              </table:table-cell>
              <table:table-cell office:value-type="float" office:value="3.2247">
                <text:p>3.2247</text:p>
              </table:table-cell>
              <table:table-cell office:value-type="float" office:value="3.3016">
                <text:p>3.3016</text:p>
              </table:table-cell>
              <table:table-cell office:value-type="float" office:value="3.3394">
                <text:p>3.3394</text:p>
              </table:table-cell>
            </table:table-row>
            <table:table-row>
              <table:table-cell office:value-type="string">
                <text:p>10:22:02</text:p>
              </table:table-cell>
              <table:table-cell office:value-type="float" office:value="3.1502">
                <text:p>3.1502</text:p>
              </table:table-cell>
              <table:table-cell office:value-type="float" office:value="3.2039">
                <text:p>3.2039</text:p>
              </table:table-cell>
              <table:table-cell office:value-type="float" office:value="3.2259">
                <text:p>3.2259</text:p>
              </table:table-cell>
            </table:table-row>
            <table:table-row>
              <table:table-cell office:value-type="string">
                <text:p>10:23:44</text:p>
              </table:table-cell>
              <table:table-cell office:value-type="float" office:value="3.1648">
                <text:p>3.1648</text:p>
              </table:table-cell>
              <table:table-cell office:value-type="float" office:value="3.232">
                <text:p>3.232</text:p>
              </table:table-cell>
              <table:table-cell office:value-type="float" office:value="3.2527">
                <text:p>3.2527</text:p>
              </table:table-cell>
            </table:table-row>
            <table:table-row>
              <table:table-cell office:value-type="string">
                <text:p>10:25:26</text:p>
              </table:table-cell>
              <table:table-cell office:value-type="float" office:value="3.16">
                <text:p>3.16</text:p>
              </table:table-cell>
              <table:table-cell office:value-type="float" office:value="3.2295">
                <text:p>3.2295</text:p>
              </table:table-cell>
              <table:table-cell office:value-type="float" office:value="3.243">
                <text:p>3.243</text:p>
              </table:table-cell>
            </table:table-row>
            <table:table-row>
              <table:table-cell office:value-type="string">
                <text:p>10:27:07</text:p>
              </table:table-cell>
              <table:table-cell office:value-type="float" office:value="3.1832">
                <text:p>3.1832</text:p>
              </table:table-cell>
              <table:table-cell office:value-type="float" office:value="3.2564">
                <text:p>3.2564</text:p>
              </table:table-cell>
              <table:table-cell office:value-type="float" office:value="3.2601">
                <text:p>3.2601</text:p>
              </table:table-cell>
            </table:table-row>
            <table:table-row>
              <table:table-cell office:value-type="string">
                <text:p>10:28:49</text:p>
              </table:table-cell>
              <table:table-cell office:value-type="float" office:value="3.1612">
                <text:p>3.1612</text:p>
              </table:table-cell>
              <table:table-cell office:value-type="float" office:value="3.2234">
                <text:p>3.2234</text:p>
              </table:table-cell>
              <table:table-cell office:value-type="float" office:value="3.2332">
                <text:p>3.2332</text:p>
              </table:table-cell>
            </table:table-row>
            <table:table-row>
              <table:table-cell office:value-type="string">
                <text:p>10:30:31</text:p>
              </table:table-cell>
              <table:table-cell office:value-type="float" office:value="3.1722">
                <text:p>3.1722</text:p>
              </table:table-cell>
              <table:table-cell office:value-type="float" office:value="3.2442">
                <text:p>3.2442</text:p>
              </table:table-cell>
              <table:table-cell office:value-type="float" office:value="3.2466">
                <text:p>3.2466</text:p>
              </table:table-cell>
            </table:table-row>
            <table:table-row>
              <table:table-cell office:value-type="string">
                <text:p>10:32:13</text:p>
              </table:table-cell>
              <table:table-cell office:value-type="float" office:value="3.1978">
                <text:p>3.1978</text:p>
              </table:table-cell>
              <table:table-cell office:value-type="float" office:value="3.2808">
                <text:p>3.2808</text:p>
              </table:table-cell>
              <table:table-cell office:value-type="float" office:value="3.2857">
                <text:p>3.2857</text:p>
              </table:table-cell>
            </table:table-row>
            <table:table-row>
              <table:table-cell office:value-type="string">
                <text:p>10:33:54</text:p>
              </table:table-cell>
              <table:table-cell office:value-type="float" office:value="3.1001">
                <text:p>3.1001</text:p>
              </table:table-cell>
              <table:table-cell office:value-type="float" office:value="3.1941">
                <text:p>3.1941</text:p>
              </table:table-cell>
              <table:table-cell office:value-type="float" office:value="3.1819">
                <text:p>3.1819</text:p>
              </table:table-cell>
            </table:table-row>
            <table:table-row>
              <table:table-cell office:value-type="string">
                <text:p>10:35:36</text:p>
              </table:table-cell>
              <table:table-cell office:value-type="float" office:value="3.1538">
                <text:p>3.1538</text:p>
              </table:table-cell>
              <table:table-cell office:value-type="float" office:value="3.2149">
                <text:p>3.2149</text:p>
              </table:table-cell>
              <table:table-cell office:value-type="float" office:value="3.2112">
                <text:p>3.2112</text:p>
              </table:table-cell>
            </table:table-row>
            <table:table-row>
              <table:table-cell office:value-type="string">
                <text:p>10:37:18</text:p>
              </table:table-cell>
              <table:table-cell office:value-type="float" office:value="3.2088">
                <text:p>3.2088</text:p>
              </table:table-cell>
              <table:table-cell office:value-type="float" office:value="3.2882">
                <text:p>3.2882</text:p>
              </table:table-cell>
              <table:table-cell office:value-type="float" office:value="3.2784">
                <text:p>3.2784</text:p>
              </table:table-cell>
            </table:table-row>
            <table:table-row>
              <table:table-cell office:value-type="string">
                <text:p>10:38:59</text:p>
              </table:table-cell>
              <table:table-cell office:value-type="float" office:value="3.2784">
                <text:p>3.2784</text:p>
              </table:table-cell>
              <table:table-cell office:value-type="float" office:value="3.3748">
                <text:p>3.3748</text:p>
              </table:table-cell>
              <table:table-cell office:value-type="float" office:value="3.409">
                <text:p>3.409</text:p>
              </table:table-cell>
            </table:table-row>
            <table:table-row>
              <table:table-cell office:value-type="string">
                <text:p>10:40:41</text:p>
              </table:table-cell>
              <table:table-cell office:value-type="float" office:value="3.1319">
                <text:p>3.1319</text:p>
              </table:table-cell>
              <table:table-cell office:value-type="float" office:value="3.2247">
                <text:p>3.2247</text:p>
              </table:table-cell>
              <table:table-cell office:value-type="float" office:value="3.2222">
                <text:p>3.2222</text:p>
              </table:table-cell>
            </table:table-row>
            <table:table-row>
              <table:table-cell office:value-type="string">
                <text:p>10:42:23</text:p>
              </table:table-cell>
              <table:table-cell office:value-type="float" office:value="3.1661">
                <text:p>3.1661</text:p>
              </table:table-cell>
              <table:table-cell office:value-type="float" office:value="3.2515">
                <text:p>3.2515</text:p>
              </table:table-cell>
              <table:table-cell office:value-type="float" office:value="3.2515">
                <text:p>3.2515</text:p>
              </table:table-cell>
            </table:table-row>
            <table:table-row>
              <table:table-cell office:value-type="string">
                <text:p>10:44:04</text:p>
              </table:table-cell>
              <table:table-cell office:value-type="float" office:value="3.2613">
                <text:p>3.2613</text:p>
              </table:table-cell>
              <table:table-cell office:value-type="float" office:value="3.3492">
                <text:p>3.3492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0:45:46</text:p>
              </table:table-cell>
              <table:table-cell office:value-type="float" office:value="3.2271">
                <text:p>3.2271</text:p>
              </table:table-cell>
              <table:table-cell office:value-type="float" office:value="3.2308">
                <text:p>3.2308</text:p>
              </table:table-cell>
              <table:table-cell office:value-type="float" office:value="3.3394">
                <text:p>3.3394</text:p>
              </table:table-cell>
            </table:table-row>
            <table:table-row>
              <table:table-cell office:value-type="string">
                <text:p>10:47:27</text:p>
              </table:table-cell>
              <table:table-cell office:value-type="float" office:value="3.1013">
                <text:p>3.1013</text:p>
              </table:table-cell>
              <table:table-cell office:value-type="float" office:value="3.1978">
                <text:p>3.1978</text:p>
              </table:table-cell>
              <table:table-cell office:value-type="float" office:value="3.188">
                <text:p>3.188</text:p>
              </table:table-cell>
            </table:table-row>
            <table:table-row>
              <table:table-cell office:value-type="string">
                <text:p>10:49:09</text:p>
              </table:table-cell>
              <table:table-cell office:value-type="float" office:value="3.1233">
                <text:p>3.1233</text:p>
              </table:table-cell>
              <table:table-cell office:value-type="float" office:value="3.2149">
                <text:p>3.2149</text:p>
              </table:table-cell>
              <table:table-cell office:value-type="float" office:value="3.2247">
                <text:p>3.2247</text:p>
              </table:table-cell>
            </table:table-row>
            <table:table-row>
              <table:table-cell office:value-type="string">
                <text:p>10:50:51</text:p>
              </table:table-cell>
              <table:table-cell office:value-type="float" office:value="3.0623">
                <text:p>3.0623</text:p>
              </table:table-cell>
              <table:table-cell office:value-type="float" office:value="3.1661">
                <text:p>3.1661</text:p>
              </table:table-cell>
              <table:table-cell office:value-type="float" office:value="3.1453">
                <text:p>3.1453</text:p>
              </table:table-cell>
            </table:table-row>
            <table:table-row>
              <table:table-cell office:value-type="string">
                <text:p>10:52:32</text:p>
              </table:table-cell>
              <table:table-cell office:value-type="float" office:value="3.0476">
                <text:p>3.0476</text:p>
              </table:table-cell>
              <table:table-cell office:value-type="float" office:value="3.1441">
                <text:p>3.1441</text:p>
              </table:table-cell>
              <table:table-cell office:value-type="float" office:value="3.1111">
                <text:p>3.1111</text:p>
              </table:table-cell>
            </table:table-row>
            <table:table-row>
              <table:table-cell office:value-type="string">
                <text:p>10:54:14</text:p>
              </table:table-cell>
              <table:table-cell office:value-type="float" office:value="3.0928">
                <text:p>3.0928</text:p>
              </table:table-cell>
              <table:table-cell office:value-type="float" office:value="3.1844">
                <text:p>3.1844</text:p>
              </table:table-cell>
              <table:table-cell office:value-type="float" office:value="3.1697">
                <text:p>3.1697</text:p>
              </table:table-cell>
            </table:table-row>
            <table:table-row>
              <table:table-cell office:value-type="string">
                <text:p>10:55:56</text:p>
              </table:table-cell>
              <table:table-cell office:value-type="float" office:value="3.1026">
                <text:p>3.1026</text:p>
              </table:table-cell>
              <table:table-cell office:value-type="float" office:value="3.1966">
                <text:p>3.1966</text:p>
              </table:table-cell>
              <table:table-cell office:value-type="float" office:value="3.1917">
                <text:p>3.1917</text:p>
              </table:table-cell>
            </table:table-row>
            <table:table-row>
              <table:table-cell office:value-type="string">
                <text:p>10:57:37</text:p>
              </table:table-cell>
              <table:table-cell office:value-type="float" office:value="3.0598">
                <text:p>3.0598</text:p>
              </table:table-cell>
              <table:table-cell office:value-type="float" office:value="3.16">
                <text:p>3.16</text:p>
              </table:table-cell>
              <table:table-cell office:value-type="float" office:value="3.1441">
                <text:p>3.1441</text:p>
              </table:table-cell>
            </table:table-row>
            <table:table-row>
              <table:table-cell office:value-type="string">
                <text:p>10:59:19</text:p>
              </table:table-cell>
              <table:table-cell office:value-type="float" office:value="3.0672">
                <text:p>3.0672</text:p>
              </table:table-cell>
              <table:table-cell office:value-type="float" office:value="3.1575">
                <text:p>3.1575</text:p>
              </table:table-cell>
              <table:table-cell office:value-type="float" office:value="3.1502">
                <text:p>3.1502</text:p>
              </table:table-cell>
            </table:table-row>
            <table:table-row>
              <table:table-cell office:value-type="string">
                <text:p>11:01:01</text:p>
              </table:table-cell>
              <table:table-cell office:value-type="float" office:value="3.1587">
                <text:p>3.1587</text:p>
              </table:table-cell>
              <table:table-cell office:value-type="float" office:value="3.2418">
                <text:p>3.2418</text:p>
              </table:table-cell>
              <table:table-cell office:value-type="float" office:value="3.2564">
                <text:p>3.2564</text:p>
              </table:table-cell>
            </table:table-row>
            <table:table-row>
              <table:table-cell office:value-type="string">
                <text:p>11:02:42</text:p>
              </table:table-cell>
              <table:table-cell office:value-type="float" office:value="3.2808">
                <text:p>3.2808</text:p>
              </table:table-cell>
              <table:table-cell office:value-type="float" office:value="3.2027">
                <text:p>3.2027</text:p>
              </table:table-cell>
              <table:table-cell office:value-type="float" office:value="3.4029">
                <text:p>3.4029</text:p>
              </table:table-cell>
            </table:table-row>
            <table:table-row>
              <table:table-cell office:value-type="string">
                <text:p>11:04:24</text:p>
              </table:table-cell>
              <table:table-cell office:value-type="float" office:value="3.1563">
                <text:p>3.1563</text:p>
              </table:table-cell>
              <table:table-cell office:value-type="float" office:value="3.1575">
                <text:p>3.1575</text:p>
              </table:table-cell>
              <table:table-cell office:value-type="float" office:value="3.2601">
                <text:p>3.2601</text:p>
              </table:table-cell>
            </table:table-row>
            <table:table-row>
              <table:table-cell office:value-type="string">
                <text:p>11:06:05</text:p>
              </table:table-cell>
              <table:table-cell office:value-type="float" office:value="3.1905">
                <text:p>3.1905</text:p>
              </table:table-cell>
              <table:table-cell office:value-type="float" office:value="3.1758">
                <text:p>3.1758</text:p>
              </table:table-cell>
              <table:table-cell office:value-type="float" office:value="3.2882">
                <text:p>3.2882</text:p>
              </table:table-cell>
            </table:table-row>
            <table:table-row>
              <table:table-cell office:value-type="string">
                <text:p>11:07:47</text:p>
              </table:table-cell>
              <table:table-cell office:value-type="float" office:value="3.2515">
                <text:p>3.2515</text:p>
              </table:table-cell>
              <table:table-cell office:value-type="float" office:value="3.2405">
                <text:p>3.2405</text:p>
              </table:table-cell>
              <table:table-cell office:value-type="float" office:value="3.3516">
                <text:p>3.3516</text:p>
              </table:table-cell>
            </table:table-row>
            <table:table-row>
              <table:table-cell office:value-type="string">
                <text:p>11:09:29</text:p>
              </table:table-cell>
              <table:table-cell office:value-type="float" office:value="3.2112">
                <text:p>3.2112</text:p>
              </table:table-cell>
              <table:table-cell office:value-type="float" office:value="3.2247">
                <text:p>3.2247</text:p>
              </table:table-cell>
              <table:table-cell office:value-type="float" office:value="3.2979">
                <text:p>3.2979</text:p>
              </table:table-cell>
            </table:table-row>
            <table:table-row>
              <table:table-cell office:value-type="string">
                <text:p>11:11:10</text:p>
              </table:table-cell>
              <table:table-cell office:value-type="float" office:value="3.1893">
                <text:p>3.1893</text:p>
              </table:table-cell>
              <table:table-cell office:value-type="float" office:value="3.2186">
                <text:p>3.2186</text:p>
              </table:table-cell>
              <table:table-cell office:value-type="float" office:value="3.2589">
                <text:p>3.2589</text:p>
              </table:table-cell>
            </table:table-row>
            <table:table-row>
              <table:table-cell office:value-type="string">
                <text:p>11:12:52</text:p>
              </table:table-cell>
              <table:table-cell office:value-type="float" office:value="3.1722">
                <text:p>3.1722</text:p>
              </table:table-cell>
              <table:table-cell office:value-type="float" office:value="3.2283">
                <text:p>3.2283</text:p>
              </table:table-cell>
              <table:table-cell office:value-type="float" office:value="3.243">
                <text:p>3.243</text:p>
              </table:table-cell>
            </table:table-row>
            <table:table-row>
              <table:table-cell office:value-type="string">
                <text:p>11:14:34</text:p>
              </table:table-cell>
              <table:table-cell office:value-type="float" office:value="3.1453">
                <text:p>3.1453</text:p>
              </table:table-cell>
              <table:table-cell office:value-type="float" office:value="3.1954">
                <text:p>3.1954</text:p>
              </table:table-cell>
              <table:table-cell office:value-type="float" office:value="3.2198">
                <text:p>3.2198</text:p>
              </table:table-cell>
            </table:table-row>
            <table:table-row>
              <table:table-cell office:value-type="string">
                <text:p>11:16:15</text:p>
              </table:table-cell>
              <table:table-cell office:value-type="float" office:value="3.1563">
                <text:p>3.1563</text:p>
              </table:table-cell>
              <table:table-cell office:value-type="float" office:value="3.2002">
                <text:p>3.2002</text:p>
              </table:table-cell>
              <table:table-cell office:value-type="float" office:value="3.2418">
                <text:p>3.2418</text:p>
              </table:table-cell>
            </table:table-row>
            <table:table-row>
              <table:table-cell office:value-type="string">
                <text:p>11:17:57</text:p>
              </table:table-cell>
              <table:table-cell office:value-type="float" office:value="3.2002">
                <text:p>3.2002</text:p>
              </table:table-cell>
              <table:table-cell office:value-type="float" office:value="3.2332">
                <text:p>3.2332</text:p>
              </table:table-cell>
              <table:table-cell office:value-type="float" office:value="3.293">
                <text:p>3.293</text:p>
              </table:table-cell>
            </table:table-row>
            <table:table-row>
              <table:table-cell office:value-type="string">
                <text:p>11:19:38</text:p>
              </table:table-cell>
              <table:table-cell office:value-type="float" office:value="3.3309">
                <text:p>3.3309</text:p>
              </table:table-cell>
              <table:table-cell office:value-type="float" office:value="3.2222">
                <text:p>3.2222</text:p>
              </table:table-cell>
              <table:table-cell office:value-type="float" office:value="3.4371">
                <text:p>3.4371</text:p>
              </table:table-cell>
            </table:table-row>
            <table:table-row>
              <table:table-cell office:value-type="string">
                <text:p>11:21:20</text:p>
              </table:table-cell>
              <table:table-cell office:value-type="float" office:value="3.3309">
                <text:p>3.3309</text:p>
              </table:table-cell>
              <table:table-cell office:value-type="float" office:value="3.2869">
                <text:p>3.2869</text:p>
              </table:table-cell>
              <table:table-cell office:value-type="float" office:value="3.442">
                <text:p>3.442</text:p>
              </table:table-cell>
            </table:table-row>
            <table:table-row>
              <table:table-cell office:value-type="string">
                <text:p>11:23:02</text:p>
              </table:table-cell>
              <table:table-cell office:value-type="float" office:value="3.3602">
                <text:p>3.3602</text:p>
              </table:table-cell>
              <table:table-cell office:value-type="float" office:value="3.3077">
                <text:p>3.3077</text:p>
              </table:table-cell>
              <table:table-cell office:value-type="float" office:value="3.4689">
                <text:p>3.4689</text:p>
              </table:table-cell>
            </table:table-row>
            <table:table-row>
              <table:table-cell office:value-type="string">
                <text:p>11:24:43</text:p>
              </table:table-cell>
              <table:table-cell office:value-type="float" office:value="3.3309">
                <text:p>3.3309</text:p>
              </table:table-cell>
              <table:table-cell office:value-type="float" office:value="3.2686">
                <text:p>3.2686</text:p>
              </table:table-cell>
              <table:table-cell office:value-type="float" office:value="3.4444">
                <text:p>3.4444</text:p>
              </table:table-cell>
            </table:table-row>
            <table:table-row>
              <table:table-cell office:value-type="string">
                <text:p>11:26:25</text:p>
              </table:table-cell>
              <table:table-cell office:value-type="float" office:value="3.1648">
                <text:p>3.1648</text:p>
              </table:table-cell>
              <table:table-cell office:value-type="float" office:value="3.1368">
                <text:p>3.1368</text:p>
              </table:table-cell>
              <table:table-cell office:value-type="float" office:value="3.2747">
                <text:p>3.2747</text:p>
              </table:table-cell>
            </table:table-row>
            <table:table-row>
              <table:table-cell office:value-type="string">
                <text:p>11:28:06</text:p>
              </table:table-cell>
              <table:table-cell office:value-type="float" office:value="3.3236">
                <text:p>3.3236</text:p>
              </table:table-cell>
              <table:table-cell office:value-type="float" office:value="3.2344">
                <text:p>3.2344</text:p>
              </table:table-cell>
              <table:table-cell office:value-type="float" office:value="3.4322">
                <text:p>3.4322</text:p>
              </table:table-cell>
            </table:table-row>
            <table:table-row>
              <table:table-cell office:value-type="string">
                <text:p>11:29:48</text:p>
              </table:table-cell>
              <table:table-cell office:value-type="float" office:value="3.2222">
                <text:p>3.2222</text:p>
              </table:table-cell>
              <table:table-cell office:value-type="float" office:value="3.1453">
                <text:p>3.1453</text:p>
              </table:table-cell>
              <table:table-cell office:value-type="float" office:value="3.3346">
                <text:p>3.3346</text:p>
              </table:table-cell>
            </table:table-row>
            <table:table-row>
              <table:table-cell office:value-type="string">
                <text:p>11:31:30</text:p>
              </table:table-cell>
              <table:table-cell office:value-type="float" office:value="3.2027">
                <text:p>3.2027</text:p>
              </table:table-cell>
              <table:table-cell office:value-type="float" office:value="3.1148">
                <text:p>3.1148</text:p>
              </table:table-cell>
              <table:table-cell office:value-type="float" office:value="3.3126">
                <text:p>3.3126</text:p>
              </table:table-cell>
            </table:table-row>
            <table:table-row>
              <table:table-cell office:value-type="string">
                <text:p>11:33:11</text:p>
              </table:table-cell>
              <table:table-cell office:value-type="float" office:value="3.1941">
                <text:p>3.1941</text:p>
              </table:table-cell>
              <table:table-cell office:value-type="float" office:value="3.1074">
                <text:p>3.1074</text:p>
              </table:table-cell>
              <table:table-cell office:value-type="float" office:value="3.304">
                <text:p>3.304</text:p>
              </table:table-cell>
            </table:table-row>
            <table:table-row>
              <table:table-cell office:value-type="string">
                <text:p>11:34:53</text:p>
              </table:table-cell>
              <table:table-cell office:value-type="float" office:value="3.1294">
                <text:p>3.1294</text:p>
              </table:table-cell>
              <table:table-cell office:value-type="float" office:value="3.2405">
                <text:p>3.2405</text:p>
              </table:table-cell>
              <table:table-cell office:value-type="float" office:value="3.2308">
                <text:p>3.2308</text:p>
              </table:table-cell>
            </table:table-row>
            <table:table-row>
              <table:table-cell office:value-type="string">
                <text:p>11:36:35</text:p>
              </table:table-cell>
              <table:table-cell office:value-type="float" office:value="3.1526">
                <text:p>3.1526</text:p>
              </table:table-cell>
              <table:table-cell office:value-type="float" office:value="3.177">
                <text:p>3.177</text:p>
              </table:table-cell>
              <table:table-cell office:value-type="float" office:value="3.2527">
                <text:p>3.2527</text:p>
              </table:table-cell>
            </table:table-row>
            <table:table-row>
              <table:table-cell office:value-type="string">
                <text:p>11:38:16</text:p>
              </table:table-cell>
              <table:table-cell office:value-type="float" office:value="3.0965">
                <text:p>3.0965</text:p>
              </table:table-cell>
              <table:table-cell office:value-type="float" office:value="3.1294">
                <text:p>3.1294</text:p>
              </table:table-cell>
              <table:table-cell office:value-type="float" office:value="3.2002">
                <text:p>3.2002</text:p>
              </table:table-cell>
            </table:table-row>
            <table:table-row>
              <table:table-cell office:value-type="string">
                <text:p>11:39:58</text:p>
              </table:table-cell>
              <table:table-cell office:value-type="float" office:value="3.3761">
                <text:p>3.3761</text:p>
              </table:table-cell>
              <table:table-cell office:value-type="float" office:value="3.3553">
                <text:p>3.3553</text:p>
              </table:table-cell>
              <table:table-cell office:value-type="float" office:value="3.4811">
                <text:p>3.4811</text:p>
              </table:table-cell>
            </table:table-row>
            <table:table-row>
              <table:table-cell office:value-type="string">
                <text:p>11:41:39</text:p>
              </table:table-cell>
              <table:table-cell office:value-type="float" office:value="3.3626">
                <text:p>3.3626</text:p>
              </table:table-cell>
              <table:table-cell office:value-type="float" office:value="3.3553">
                <text:p>3.3553</text:p>
              </table:table-cell>
              <table:table-cell office:value-type="float" office:value="3.4567">
                <text:p>3.4567</text:p>
              </table:table-cell>
            </table:table-row>
            <table:table-row>
              <table:table-cell office:value-type="string">
                <text:p>11:43:21</text:p>
              </table:table-cell>
              <table:table-cell office:value-type="float" office:value="3.3382">
                <text:p>3.3382</text:p>
              </table:table-cell>
              <table:table-cell office:value-type="float" office:value="3.3284">
                <text:p>3.3284</text:p>
              </table:table-cell>
              <table:table-cell office:value-type="float" office:value="3.442">
                <text:p>3.442</text:p>
              </table:table-cell>
            </table:table-row>
            <table:table-row>
              <table:table-cell office:value-type="string">
                <text:p>11:45:03</text:p>
              </table:table-cell>
              <table:table-cell office:value-type="float" office:value="3.3199">
                <text:p>3.3199</text:p>
              </table:table-cell>
              <table:table-cell office:value-type="float" office:value="3.3077">
                <text:p>3.3077</text:p>
              </table:table-cell>
              <table:table-cell office:value-type="float" office:value="3.4237">
                <text:p>3.4237</text:p>
              </table:table-cell>
            </table:table-row>
            <table:table-row>
              <table:table-cell office:value-type="string">
                <text:p>11:46:44</text:p>
              </table:table-cell>
              <table:table-cell office:value-type="float" office:value="3.304">
                <text:p>3.304</text:p>
              </table:table-cell>
              <table:table-cell office:value-type="float" office:value="3.2955">
                <text:p>3.2955</text:p>
              </table:table-cell>
              <table:table-cell office:value-type="float" office:value="3.4115">
                <text:p>3.4115</text:p>
              </table:table-cell>
            </table:table-row>
            <table:table-row>
              <table:table-cell office:value-type="string">
                <text:p>11:48:26</text:p>
              </table:table-cell>
              <table:table-cell office:value-type="float" office:value="3.2943">
                <text:p>3.2943</text:p>
              </table:table-cell>
              <table:table-cell office:value-type="float" office:value="3.398">
                <text:p>3.398</text:p>
              </table:table-cell>
              <table:table-cell office:value-type="float" office:value="3.409">
                <text:p>3.409</text:p>
              </table:table-cell>
            </table:table-row>
            <table:table-row>
              <table:table-cell office:value-type="string">
                <text:p>11:51:36</text:p>
              </table:table-cell>
              <table:table-cell office:value-type="float" office:value="3.3187">
                <text:p>3.3187</text:p>
              </table:table-cell>
              <table:table-cell office:value-type="float" office:value="3.3626">
                <text:p>3.3626</text:p>
              </table:table-cell>
              <table:table-cell office:value-type="float" office:value="3.4322">
                <text:p>3.4322</text:p>
              </table:table-cell>
            </table:table-row>
            <table:table-row>
              <table:table-cell office:value-type="string">
                <text:p>11:53:17</text:p>
              </table:table-cell>
              <table:table-cell office:value-type="float" office:value="3.3321">
                <text:p>3.3321</text:p>
              </table:table-cell>
              <table:table-cell office:value-type="float" office:value="3.3968">
                <text:p>3.3968</text:p>
              </table:table-cell>
              <table:table-cell office:value-type="float" office:value="3.4298">
                <text:p>3.4298</text:p>
              </table:table-cell>
            </table:table-row>
            <table:table-row>
              <table:table-cell office:value-type="string">
                <text:p>11:54:59</text:p>
              </table:table-cell>
              <table:table-cell office:value-type="float" office:value="3.1172">
                <text:p>3.1172</text:p>
              </table:table-cell>
              <table:table-cell office:value-type="float" office:value="3.1587">
                <text:p>3.1587</text:p>
              </table:table-cell>
              <table:table-cell office:value-type="float" office:value="3.2173">
                <text:p>3.2173</text:p>
              </table:table-cell>
            </table:table-row>
            <table:table-row>
              <table:table-cell office:value-type="string">
                <text:p>11:56:41</text:p>
              </table:table-cell>
              <table:table-cell office:value-type="float" office:value="3.1368">
                <text:p>3.1368</text:p>
              </table:table-cell>
              <table:table-cell office:value-type="float" office:value="3.1734">
                <text:p>3.1734</text:p>
              </table:table-cell>
              <table:table-cell office:value-type="float" office:value="3.243">
                <text:p>3.243</text:p>
              </table:table-cell>
            </table:table-row>
            <table:table-row>
              <table:table-cell office:value-type="string">
                <text:p>11:58:22</text:p>
              </table:table-cell>
              <table:table-cell office:value-type="float" office:value="3.083">
                <text:p>3.083</text:p>
              </table:table-cell>
              <table:table-cell office:value-type="float" office:value="3.1245">
                <text:p>3.1245</text:p>
              </table:table-cell>
              <table:table-cell office:value-type="float" office:value="3.1917">
                <text:p>3.1917</text:p>
              </table:table-cell>
            </table:table-row>
            <table:table-row>
              <table:table-cell office:value-type="string">
                <text:p>12:00:04</text:p>
              </table:table-cell>
              <table:table-cell office:value-type="float" office:value="3.0647">
                <text:p>3.0647</text:p>
              </table:table-cell>
              <table:table-cell office:value-type="float" office:value="3.1209">
                <text:p>3.1209</text:p>
              </table:table-cell>
              <table:table-cell office:value-type="float" office:value="3.199">
                <text:p>3.199</text:p>
              </table:table-cell>
            </table:table-row>
            <table:table-row>
              <table:table-cell office:value-type="string">
                <text:p>12:01:45</text:p>
              </table:table-cell>
              <table:table-cell office:value-type="float" office:value="3.1233">
                <text:p>3.1233</text:p>
              </table:table-cell>
              <table:table-cell office:value-type="float" office:value="3.16">
                <text:p>3.16</text:p>
              </table:table-cell>
              <table:table-cell office:value-type="float" office:value="3.2369">
                <text:p>3.2369</text:p>
              </table:table-cell>
            </table:table-row>
            <table:table-row>
              <table:table-cell office:value-type="string">
                <text:p>12:03:27</text:p>
              </table:table-cell>
              <table:table-cell office:value-type="float" office:value="3.4444">
                <text:p>3.4444</text:p>
              </table:table-cell>
              <table:table-cell office:value-type="float" office:value="3.486">
                <text:p>3.486</text:p>
              </table:table-cell>
              <table:table-cell office:value-type="float" office:value="3.5604">
                <text:p>3.5604</text:p>
              </table:table-cell>
            </table:table-row>
            <table:table-row>
              <table:table-cell office:value-type="string">
                <text:p>12:05:09</text:p>
              </table:table-cell>
              <table:table-cell office:value-type="float" office:value="3.2759">
                <text:p>3.2759</text:p>
              </table:table-cell>
              <table:table-cell office:value-type="float" office:value="3.3162">
                <text:p>3.3162</text:p>
              </table:table-cell>
              <table:table-cell office:value-type="float" office:value="3.3846">
                <text:p>3.3846</text:p>
              </table:table-cell>
            </table:table-row>
            <table:table-row>
              <table:table-cell office:value-type="string">
                <text:p>12:06:50</text:p>
              </table:table-cell>
              <table:table-cell office:value-type="float" office:value="3.4188">
                <text:p>3.4188</text:p>
              </table:table-cell>
              <table:table-cell office:value-type="float" office:value="3.4579">
                <text:p>3.4579</text:p>
              </table:table-cell>
              <table:table-cell office:value-type="float" office:value="3.536">
                <text:p>3.536</text:p>
              </table:table-cell>
            </table:table-row>
            <table:table-row>
              <table:table-cell office:value-type="string">
                <text:p>12:08:32</text:p>
              </table:table-cell>
              <table:table-cell office:value-type="float" office:value="3.3321">
                <text:p>3.3321</text:p>
              </table:table-cell>
              <table:table-cell office:value-type="float" office:value="3.2149">
                <text:p>3.2149</text:p>
              </table:table-cell>
              <table:table-cell office:value-type="float" office:value="3.3834">
                <text:p>3.3834</text:p>
              </table:table-cell>
            </table:table-row>
            <table:table-row>
              <table:table-cell office:value-type="string">
                <text:p>12:10:14</text:p>
              </table:table-cell>
              <table:table-cell office:value-type="float" office:value="2.9487">
                <text:p>2.9487</text:p>
              </table:table-cell>
              <table:table-cell office:value-type="float" office:value="3.381">
                <text:p>3.381</text:p>
              </table:table-cell>
              <table:table-cell office:value-type="float" office:value="3.4469">
                <text:p>3.4469</text:p>
              </table:table-cell>
            </table:table-row>
            <table:table-row>
              <table:table-cell office:value-type="string">
                <text:p>12:11:55</text:p>
              </table:table-cell>
              <table:table-cell office:value-type="float" office:value="2.8913">
                <text:p>2.8913</text:p>
              </table:table-cell>
              <table:table-cell office:value-type="float" office:value="3.0659">
                <text:p>3.0659</text:p>
              </table:table-cell>
              <table:table-cell office:value-type="float" office:value="3.1306">
                <text:p>3.1306</text:p>
              </table:table-cell>
            </table:table-row>
            <table:table-row>
              <table:table-cell office:value-type="string">
                <text:p>12:15:48</text:p>
              </table:table-cell>
              <table:table-cell office:value-type="float" office:value="2.8987">
                <text:p>2.8987</text:p>
              </table:table-cell>
              <table:table-cell office:value-type="float" office:value="2.9976">
                <text:p>2.9976</text:p>
              </table:table-cell>
              <table:table-cell office:value-type="float" office:value="3.2137">
                <text:p>3.2137</text:p>
              </table:table-cell>
            </table:table-row>
            <table:table-row>
              <table:table-cell office:value-type="string">
                <text:p>12:17:30</text:p>
              </table:table-cell>
              <table:table-cell office:value-type="float" office:value="3.2906">
                <text:p>3.2906</text:p>
              </table:table-cell>
              <table:table-cell office:value-type="float" office:value="3.4371">
                <text:p>3.4371</text:p>
              </table:table-cell>
              <table:table-cell office:value-type="float" office:value="3.486">
                <text:p>3.486</text:p>
              </table:table-cell>
            </table:table-row>
            <table:table-row>
              <table:table-cell office:value-type="string">
                <text:p>12:19:11</text:p>
              </table:table-cell>
              <table:table-cell office:value-type="float" office:value="3.0037">
                <text:p>3.0037</text:p>
              </table:table-cell>
              <table:table-cell office:value-type="float" office:value="2.8694">
                <text:p>2.8694</text:p>
              </table:table-cell>
              <table:table-cell office:value-type="float" office:value="3.2772">
                <text:p>3.2772</text:p>
              </table:table-cell>
            </table:table-row>
            <table:table-row>
              <table:table-cell office:value-type="string">
                <text:p>12:22:53</text:p>
              </table:table-cell>
              <table:table-cell office:value-type="float" office:value="3.3907">
                <text:p>3.3907</text:p>
              </table:table-cell>
              <table:table-cell office:value-type="float" office:value="3.0952">
                <text:p>3.0952</text:p>
              </table:table-cell>
              <table:table-cell office:value-type="float" office:value="3.4261">
                <text:p>3.4261</text:p>
              </table:table-cell>
            </table:table-row>
            <table:table-row>
              <table:table-cell office:value-type="string">
                <text:p>12:24:35</text:p>
              </table:table-cell>
              <table:table-cell office:value-type="float" office:value="3.0293">
                <text:p>3.0293</text:p>
              </table:table-cell>
              <table:table-cell office:value-type="float" office:value="3.1282">
                <text:p>3.1282</text:p>
              </table:table-cell>
              <table:table-cell office:value-type="float" office:value="3.4066">
                <text:p>3.4066</text:p>
              </table:table-cell>
            </table:table-row>
            <table:table-row>
              <table:table-cell office:value-type="string">
                <text:p>12:26:17</text:p>
              </table:table-cell>
              <table:table-cell office:value-type="float" office:value="3.4139">
                <text:p>3.4139</text:p>
              </table:table-cell>
              <table:table-cell office:value-type="float" office:value="3.3541">
                <text:p>3.3541</text:p>
              </table:table-cell>
              <table:table-cell office:value-type="float" office:value="3.4383">
                <text:p>3.4383</text:p>
              </table:table-cell>
            </table:table-row>
            <table:table-row>
              <table:table-cell office:value-type="string">
                <text:p>12:29:40</text:p>
              </table:table-cell>
              <table:table-cell office:value-type="float" office:value="3.2845">
                <text:p>3.2845</text:p>
              </table:table-cell>
              <table:table-cell office:value-type="float" office:value="3.0427">
                <text:p>3.0427</text:p>
              </table:table-cell>
              <table:table-cell office:value-type="float" office:value="3.3858">
                <text:p>3.3858</text:p>
              </table:table-cell>
            </table:table-row>
            <table:table-row>
              <table:table-cell office:value-type="string">
                <text:p>12:33:03</text:p>
              </table:table-cell>
              <table:table-cell office:value-type="float" office:value="3.3748">
                <text:p>3.3748</text:p>
              </table:table-cell>
              <table:table-cell office:value-type="float" office:value="3.4188">
                <text:p>3.4188</text:p>
              </table:table-cell>
              <table:table-cell office:value-type="float" office:value="3.4628">
                <text:p>3.4628</text:p>
              </table:table-cell>
            </table:table-row>
            <table:table-row>
              <table:table-cell office:value-type="string">
                <text:p>12:34:44</text:p>
              </table:table-cell>
              <table:table-cell office:value-type="float" office:value="3.3065">
                <text:p>3.3065</text:p>
              </table:table-cell>
              <table:table-cell office:value-type="float" office:value="3.3443">
                <text:p>3.3443</text:p>
              </table:table-cell>
              <table:table-cell office:value-type="float" office:value="3.4066">
                <text:p>3.4066</text:p>
              </table:table-cell>
            </table:table-row>
            <table:table-row>
              <table:table-cell office:value-type="string">
                <text:p>12:36:26</text:p>
              </table:table-cell>
              <table:table-cell office:value-type="float" office:value="3.2857">
                <text:p>3.2857</text:p>
              </table:table-cell>
              <table:table-cell office:value-type="float" office:value="3.3211">
                <text:p>3.3211</text:p>
              </table:table-cell>
              <table:table-cell office:value-type="float" office:value="3.3944">
                <text:p>3.3944</text:p>
              </table:table-cell>
            </table:table-row>
            <table:table-row>
              <table:table-cell office:value-type="string">
                <text:p>12:40:00</text:p>
              </table:table-cell>
              <table:table-cell office:value-type="float" office:value="3.4078">
                <text:p>3.4078</text:p>
              </table:table-cell>
              <table:table-cell office:value-type="float" office:value="3.409">
                <text:p>3.409</text:p>
              </table:table-cell>
              <table:table-cell office:value-type="float" office:value="3.5287">
                <text:p>3.5287</text:p>
              </table:table-cell>
            </table:table-row>
            <table:table-row>
              <table:table-cell office:value-type="string">
                <text:p>12:41:42</text:p>
              </table:table-cell>
              <table:table-cell office:value-type="float" office:value="3.3761">
                <text:p>3.3761</text:p>
              </table:table-cell>
              <table:table-cell office:value-type="float" office:value="3.4432">
                <text:p>3.4432</text:p>
              </table:table-cell>
              <table:table-cell office:value-type="float" office:value="3.4933">
                <text:p>3.4933</text:p>
              </table:table-cell>
            </table:table-row>
            <table:table-row>
              <table:table-cell office:value-type="string">
                <text:p>12:43:23</text:p>
              </table:table-cell>
              <table:table-cell office:value-type="float" office:value="3.3407">
                <text:p>3.3407</text:p>
              </table:table-cell>
              <table:table-cell office:value-type="float" office:value="3.3663">
                <text:p>3.3663</text:p>
              </table:table-cell>
              <table:table-cell office:value-type="float" office:value="3.4383">
                <text:p>3.4383</text:p>
              </table:table-cell>
            </table:table-row>
            <table:table-row>
              <table:table-cell office:value-type="string">
                <text:p>12:45:04</text:p>
              </table:table-cell>
              <table:table-cell office:value-type="float" office:value="3.3162">
                <text:p>3.3162</text:p>
              </table:table-cell>
              <table:table-cell office:value-type="float" office:value="3.0427">
                <text:p>3.0427</text:p>
              </table:table-cell>
              <table:table-cell office:value-type="float" office:value="3.4151">
                <text:p>3.4151</text:p>
              </table:table-cell>
            </table:table-row>
            <table:table-row>
              <table:table-cell office:value-type="string">
                <text:p>12:50:09</text:p>
              </table:table-cell>
              <table:table-cell office:value-type="float" office:value="3.3455">
                <text:p>3.3455</text:p>
              </table:table-cell>
              <table:table-cell office:value-type="float" office:value="3.254">
                <text:p>3.254</text:p>
              </table:table-cell>
              <table:table-cell office:value-type="float" office:value="3.4225">
                <text:p>3.4225</text:p>
              </table:table-cell>
            </table:table-row>
            <table:table-row>
              <table:table-cell office:value-type="string">
                <text:p>12:51:51</text:p>
              </table:table-cell>
              <table:table-cell office:value-type="float" office:value="3.2845">
                <text:p>3.2845</text:p>
              </table:table-cell>
              <table:table-cell office:value-type="float" office:value="3.2357">
                <text:p>3.2357</text:p>
              </table:table-cell>
              <table:table-cell office:value-type="float" office:value="3.3968">
                <text:p>3.3968</text:p>
              </table:table-cell>
            </table:table-row>
            <table:table-row>
              <table:table-cell office:value-type="string">
                <text:p>12:53:32</text:p>
              </table:table-cell>
              <table:table-cell office:value-type="float" office:value="2.9512">
                <text:p>2.9512</text:p>
              </table:table-cell>
              <table:table-cell office:value-type="float" office:value="2.9829">
                <text:p>2.9829</text:p>
              </table:table-cell>
              <table:table-cell office:value-type="float" office:value="3.0501">
                <text:p>3.0501</text:p>
              </table:table-cell>
            </table:table-row>
            <table:table-row>
              <table:table-cell office:value-type="string">
                <text:p>12:55:14</text:p>
              </table:table-cell>
              <table:table-cell office:value-type="float" office:value="2.9976">
                <text:p>2.9976</text:p>
              </table:table-cell>
              <table:table-cell office:value-type="float" office:value="3.0293">
                <text:p>3.0293</text:p>
              </table:table-cell>
              <table:table-cell office:value-type="float" office:value="3.1184">
                <text:p>3.1184</text:p>
              </table:table-cell>
            </table:table-row>
            <table:table-row>
              <table:table-cell office:value-type="string">
                <text:p>12:56:55</text:p>
              </table:table-cell>
              <table:table-cell office:value-type="float" office:value="3.0867">
                <text:p>3.0867</text:p>
              </table:table-cell>
              <table:table-cell office:value-type="float" office:value="3.0952">
                <text:p>3.0952</text:p>
              </table:table-cell>
              <table:table-cell office:value-type="float" office:value="3.2161">
                <text:p>3.2161</text:p>
              </table:table-cell>
            </table:table-row>
            <table:table-row>
              <table:table-cell office:value-type="string">
                <text:p>12:58:37</text:p>
              </table:table-cell>
              <table:table-cell office:value-type="float" office:value="3.072">
                <text:p>3.072</text:p>
              </table:table-cell>
              <table:table-cell office:value-type="float" office:value="3.1184">
                <text:p>3.1184</text:p>
              </table:table-cell>
              <table:table-cell office:value-type="float" office:value="3.1807">
                <text:p>3.1807</text:p>
              </table:table-cell>
            </table:table-row>
            <table:table-row>
              <table:table-cell office:value-type="string">
                <text:p>13:00:18</text:p>
              </table:table-cell>
              <table:table-cell office:value-type="float" office:value="3.094">
                <text:p>3.094</text:p>
              </table:table-cell>
              <table:table-cell office:value-type="float" office:value="3.1551">
                <text:p>3.1551</text:p>
              </table:table-cell>
              <table:table-cell office:value-type="float" office:value="3.1966">
                <text:p>3.1966</text:p>
              </table:table-cell>
            </table:table-row>
            <table:table-row>
              <table:table-cell office:value-type="string">
                <text:p>13:03:41</text:p>
              </table:table-cell>
              <table:table-cell office:value-type="float" office:value="3.1551">
                <text:p>3.1551</text:p>
              </table:table-cell>
              <table:table-cell office:value-type="float" office:value="3.2344">
                <text:p>3.2344</text:p>
              </table:table-cell>
              <table:table-cell office:value-type="float" office:value="3.2589">
                <text:p>3.2589</text:p>
              </table:table-cell>
            </table:table-row>
            <table:table-row>
              <table:table-cell office:value-type="string">
                <text:p>13:05:22</text:p>
              </table:table-cell>
              <table:table-cell office:value-type="float" office:value="3.1331">
                <text:p>3.1331</text:p>
              </table:table-cell>
              <table:table-cell office:value-type="float" office:value="3.2125">
                <text:p>3.2125</text:p>
              </table:table-cell>
              <table:table-cell office:value-type="float" office:value="3.2418">
                <text:p>3.2418</text:p>
              </table:table-cell>
            </table:table-row>
            <table:table-row>
              <table:table-cell office:value-type="string">
                <text:p>13:07:04</text:p>
              </table:table-cell>
              <table:table-cell office:value-type="float" office:value="3.0989">
                <text:p>3.0989</text:p>
              </table:table-cell>
              <table:table-cell office:value-type="float" office:value="3.1807">
                <text:p>3.1807</text:p>
              </table:table-cell>
              <table:table-cell office:value-type="float" office:value="3.2063">
                <text:p>3.2063</text:p>
              </table:table-cell>
            </table:table-row>
            <table:table-row>
              <table:table-cell office:value-type="string">
                <text:p>13:08:45</text:p>
              </table:table-cell>
              <table:table-cell office:value-type="float" office:value="3.1172">
                <text:p>3.1172</text:p>
              </table:table-cell>
              <table:table-cell office:value-type="float" office:value="3.1905">
                <text:p>3.1905</text:p>
              </table:table-cell>
              <table:table-cell office:value-type="float" office:value="3.2271">
                <text:p>3.2271</text:p>
              </table:table-cell>
            </table:table-row>
            <table:table-row>
              <table:table-cell office:value-type="string">
                <text:p>13:10:27</text:p>
              </table:table-cell>
              <table:table-cell office:value-type="float" office:value="3.1673">
                <text:p>3.1673</text:p>
              </table:table-cell>
              <table:table-cell office:value-type="float" office:value="3.2308">
                <text:p>3.2308</text:p>
              </table:table-cell>
              <table:table-cell office:value-type="float" office:value="3.2723">
                <text:p>3.2723</text:p>
              </table:table-cell>
            </table:table-row>
            <table:table-row>
              <table:table-cell office:value-type="string">
                <text:p>13:12:08</text:p>
              </table:table-cell>
              <table:table-cell office:value-type="float" office:value="3.3932">
                <text:p>3.3932</text:p>
              </table:table-cell>
              <table:table-cell office:value-type="float" office:value="3.4249">
                <text:p>3.4249</text:p>
              </table:table-cell>
              <table:table-cell office:value-type="float" office:value="3.5043">
                <text:p>3.5043</text:p>
              </table:table-cell>
            </table:table-row>
            <table:table-row>
              <table:table-cell office:value-type="string">
                <text:p>13:13:50</text:p>
              </table:table-cell>
              <table:table-cell office:value-type="float" office:value="2.9988">
                <text:p>2.9988</text:p>
              </table:table-cell>
              <table:table-cell office:value-type="float" office:value="3.0574">
                <text:p>3.0574</text:p>
              </table:table-cell>
              <table:table-cell office:value-type="float" office:value="3.0928">
                <text:p>3.0928</text:p>
              </table:table-cell>
            </table:table-row>
            <table:table-row>
              <table:table-cell office:value-type="string">
                <text:p>13:15:31</text:p>
              </table:table-cell>
              <table:table-cell office:value-type="float" office:value="3.0611">
                <text:p>3.0611</text:p>
              </table:table-cell>
              <table:table-cell office:value-type="float" office:value="3.1343">
                <text:p>3.1343</text:p>
              </table:table-cell>
              <table:table-cell office:value-type="float" office:value="3.1648">
                <text:p>3.1648</text:p>
              </table:table-cell>
            </table:table-row>
            <table:table-row>
              <table:table-cell office:value-type="string">
                <text:p>13:17:13</text:p>
              </table:table-cell>
              <table:table-cell office:value-type="float" office:value="3.1221">
                <text:p>3.1221</text:p>
              </table:table-cell>
              <table:table-cell office:value-type="float" office:value="3.1832">
                <text:p>3.1832</text:p>
              </table:table-cell>
              <table:table-cell office:value-type="float" office:value="3.2222">
                <text:p>3.2222</text:p>
              </table:table-cell>
            </table:table-row>
            <table:table-row>
              <table:table-cell office:value-type="string">
                <text:p>13:18:54</text:p>
              </table:table-cell>
              <table:table-cell office:value-type="float" office:value="3.4359">
                <text:p>3.4359</text:p>
              </table:table-cell>
              <table:table-cell office:value-type="float" office:value="3.2613">
                <text:p>3.2613</text:p>
              </table:table-cell>
              <table:table-cell office:value-type="float" office:value="3.5421">
                <text:p>3.5421</text:p>
              </table:table-cell>
            </table:table-row>
            <table:table-row>
              <table:table-cell office:value-type="string">
                <text:p>13:20:36</text:p>
              </table:table-cell>
              <table:table-cell office:value-type="float" office:value="3.072">
                <text:p>3.072</text:p>
              </table:table-cell>
              <table:table-cell office:value-type="float" office:value="3.1429">
                <text:p>3.1429</text:p>
              </table:table-cell>
              <table:table-cell office:value-type="float" office:value="3.1734">
                <text:p>3.1734</text:p>
              </table:table-cell>
            </table:table-row>
            <table:table-row>
              <table:table-cell office:value-type="string">
                <text:p>13:22:17</text:p>
              </table:table-cell>
              <table:table-cell office:value-type="float" office:value="3.0684">
                <text:p>3.0684</text:p>
              </table:table-cell>
              <table:table-cell office:value-type="float" office:value="3.1538">
                <text:p>3.1538</text:p>
              </table:table-cell>
              <table:table-cell office:value-type="float" office:value="3.1758">
                <text:p>3.1758</text:p>
              </table:table-cell>
            </table:table-row>
            <table:table-row>
              <table:table-cell office:value-type="string">
                <text:p>13:23:59</text:p>
              </table:table-cell>
              <table:table-cell office:value-type="float" office:value="3.1612">
                <text:p>3.1612</text:p>
              </table:table-cell>
              <table:table-cell office:value-type="float" office:value="3.2295">
                <text:p>3.2295</text:p>
              </table:table-cell>
              <table:table-cell office:value-type="float" office:value="3.2637">
                <text:p>3.2637</text:p>
              </table:table-cell>
            </table:table-row>
            <table:table-row>
              <table:table-cell office:value-type="string">
                <text:p>13:25:40</text:p>
              </table:table-cell>
              <table:table-cell office:value-type="float" office:value="3.1661">
                <text:p>3.1661</text:p>
              </table:table-cell>
              <table:table-cell office:value-type="float" office:value="3.2234">
                <text:p>3.2234</text:p>
              </table:table-cell>
              <table:table-cell office:value-type="float" office:value="3.2686">
                <text:p>3.2686</text:p>
              </table:table-cell>
            </table:table-row>
            <table:table-row>
              <table:table-cell office:value-type="string">
                <text:p>13:27:22</text:p>
              </table:table-cell>
              <table:table-cell office:value-type="float" office:value="3.2088">
                <text:p>3.2088</text:p>
              </table:table-cell>
              <table:table-cell office:value-type="float" office:value="3.2589">
                <text:p>3.2589</text:p>
              </table:table-cell>
              <table:table-cell office:value-type="float" office:value="3.3114">
                <text:p>3.3114</text:p>
              </table:table-cell>
            </table:table-row>
            <table:table-row>
              <table:table-cell office:value-type="string">
                <text:p>13:29:04</text:p>
              </table:table-cell>
              <table:table-cell office:value-type="float" office:value="3.3162">
                <text:p>3.3162</text:p>
              </table:table-cell>
              <table:table-cell office:value-type="float" office:value="3.3687">
                <text:p>3.3687</text:p>
              </table:table-cell>
              <table:table-cell office:value-type="float" office:value="3.4176">
                <text:p>3.4176</text:p>
              </table:table-cell>
            </table:table-row>
            <table:table-row>
              <table:table-cell office:value-type="string">
                <text:p>13:30:45</text:p>
              </table:table-cell>
              <table:table-cell office:value-type="float" office:value="3.3602">
                <text:p>3.3602</text:p>
              </table:table-cell>
              <table:table-cell office:value-type="float" office:value="3.4066">
                <text:p>3.4066</text:p>
              </table:table-cell>
              <table:table-cell office:value-type="float" office:value="3.4603">
                <text:p>3.4603</text:p>
              </table:table-cell>
            </table:table-row>
            <table:table-row>
              <table:table-cell office:value-type="string">
                <text:p>13:32:27</text:p>
              </table:table-cell>
              <table:table-cell office:value-type="float" office:value="3.1148">
                <text:p>3.1148</text:p>
              </table:table-cell>
              <table:table-cell office:value-type="float" office:value="3.1661">
                <text:p>3.1661</text:p>
              </table:table-cell>
              <table:table-cell office:value-type="float" office:value="3.2198">
                <text:p>3.2198</text:p>
              </table:table-cell>
            </table:table-row>
            <table:table-row>
              <table:table-cell office:value-type="string">
                <text:p>13:34:09</text:p>
              </table:table-cell>
              <table:table-cell office:value-type="float" office:value="3.1221">
                <text:p>3.1221</text:p>
              </table:table-cell>
              <table:table-cell office:value-type="float" office:value="3.1905">
                <text:p>3.1905</text:p>
              </table:table-cell>
              <table:table-cell office:value-type="float" office:value="3.2271">
                <text:p>3.2271</text:p>
              </table:table-cell>
            </table:table-row>
            <table:table-row>
              <table:table-cell office:value-type="string">
                <text:p>13:35:50</text:p>
              </table:table-cell>
              <table:table-cell office:value-type="float" office:value="3.2589">
                <text:p>3.2589</text:p>
              </table:table-cell>
              <table:table-cell office:value-type="float" office:value="3.3016">
                <text:p>3.3016</text:p>
              </table:table-cell>
              <table:table-cell office:value-type="float" office:value="3.3626">
                <text:p>3.3626</text:p>
              </table:table-cell>
            </table:table-row>
            <table:table-row>
              <table:table-cell office:value-type="string">
                <text:p>13:37:32</text:p>
              </table:table-cell>
              <table:table-cell office:value-type="float" office:value="3.2918">
                <text:p>3.2918</text:p>
              </table:table-cell>
              <table:table-cell office:value-type="float" office:value="3.3175">
                <text:p>3.3175</text:p>
              </table:table-cell>
              <table:table-cell office:value-type="float" office:value="3.3944">
                <text:p>3.3944</text:p>
              </table:table-cell>
            </table:table-row>
            <table:table-row>
              <table:table-cell office:value-type="string">
                <text:p>13:39:13</text:p>
              </table:table-cell>
              <table:table-cell office:value-type="float" office:value="3.0696">
                <text:p>3.0696</text:p>
              </table:table-cell>
              <table:table-cell office:value-type="float" office:value="3.1136">
                <text:p>3.1136</text:p>
              </table:table-cell>
              <table:table-cell office:value-type="float" office:value="3.1722">
                <text:p>3.1722</text:p>
              </table:table-cell>
            </table:table-row>
            <table:table-row>
              <table:table-cell office:value-type="string">
                <text:p>13:40:55</text:p>
              </table:table-cell>
              <table:table-cell office:value-type="float" office:value="3.1306">
                <text:p>3.1306</text:p>
              </table:table-cell>
              <table:table-cell office:value-type="float" office:value="3.1453">
                <text:p>3.1453</text:p>
              </table:table-cell>
              <table:table-cell office:value-type="float" office:value="3.2369">
                <text:p>3.2369</text:p>
              </table:table-cell>
            </table:table-row>
            <table:table-row>
              <table:table-cell office:value-type="string">
                <text:p>13:42:37</text:p>
              </table:table-cell>
              <table:table-cell office:value-type="float" office:value="3.1587">
                <text:p>3.1587</text:p>
              </table:table-cell>
              <table:table-cell office:value-type="float" office:value="3.1636">
                <text:p>3.1636</text:p>
              </table:table-cell>
              <table:table-cell office:value-type="float" office:value="3.2601">
                <text:p>3.2601</text:p>
              </table:table-cell>
            </table:table-row>
            <table:table-row>
              <table:table-cell office:value-type="string">
                <text:p>13:44:18</text:p>
              </table:table-cell>
              <table:table-cell office:value-type="float" office:value="3.2711">
                <text:p>3.2711</text:p>
              </table:table-cell>
              <table:table-cell office:value-type="float" office:value="3.2479">
                <text:p>3.2479</text:p>
              </table:table-cell>
              <table:table-cell office:value-type="float" office:value="3.3761">
                <text:p>3.3761</text:p>
              </table:table-cell>
            </table:table-row>
            <table:table-row>
              <table:table-cell office:value-type="string">
                <text:p>13:46:00</text:p>
              </table:table-cell>
              <table:table-cell office:value-type="float" office:value="3.3993">
                <text:p>3.3993</text:p>
              </table:table-cell>
              <table:table-cell office:value-type="float" office:value="3.4249">
                <text:p>3.4249</text:p>
              </table:table-cell>
              <table:table-cell office:value-type="float" office:value="3.5079">
                <text:p>3.5079</text:p>
              </table:table-cell>
            </table:table-row>
            <table:table-row>
              <table:table-cell office:value-type="string">
                <text:p>13:47:42</text:p>
              </table:table-cell>
              <table:table-cell office:value-type="float" office:value="3.0842">
                <text:p>3.0842</text:p>
              </table:table-cell>
              <table:table-cell office:value-type="float" office:value="3.1282">
                <text:p>3.1282</text:p>
              </table:table-cell>
              <table:table-cell office:value-type="float" office:value="3.1917">
                <text:p>3.1917</text:p>
              </table:table-cell>
            </table:table-row>
            <table:table-row>
              <table:table-cell office:value-type="string">
                <text:p>13:49:23</text:p>
              </table:table-cell>
              <table:table-cell office:value-type="float" office:value="3.116">
                <text:p>3.116</text:p>
              </table:table-cell>
              <table:table-cell office:value-type="float" office:value="3.149">
                <text:p>3.149</text:p>
              </table:table-cell>
              <table:table-cell office:value-type="float" office:value="3.2247">
                <text:p>3.2247</text:p>
              </table:table-cell>
            </table:table-row>
            <table:table-row>
              <table:table-cell office:value-type="string">
                <text:p>13:51:05</text:p>
              </table:table-cell>
              <table:table-cell office:value-type="float" office:value="3.2259">
                <text:p>3.2259</text:p>
              </table:table-cell>
              <table:table-cell office:value-type="float" office:value="3.2405">
                <text:p>3.2405</text:p>
              </table:table-cell>
              <table:table-cell office:value-type="float" office:value="3.3321">
                <text:p>3.3321</text:p>
              </table:table-cell>
            </table:table-row>
            <table:table-row>
              <table:table-cell office:value-type="string">
                <text:p>13:54:28</text:p>
              </table:table-cell>
              <table:table-cell office:value-type="float" office:value="3.1429">
                <text:p>3.1429</text:p>
              </table:table-cell>
              <table:table-cell office:value-type="float" office:value="3.2173">
                <text:p>3.2173</text:p>
              </table:table-cell>
              <table:table-cell office:value-type="float" office:value="3.2503">
                <text:p>3.2503</text:p>
              </table:table-cell>
            </table:table-row>
            <table:table-row>
              <table:table-cell office:value-type="string">
                <text:p>13:56:10</text:p>
              </table:table-cell>
              <table:table-cell office:value-type="float" office:value="3.1587">
                <text:p>3.1587</text:p>
              </table:table-cell>
              <table:table-cell office:value-type="float" office:value="3.2137">
                <text:p>3.2137</text:p>
              </table:table-cell>
              <table:table-cell office:value-type="float" office:value="3.2613">
                <text:p>3.2613</text:p>
              </table:table-cell>
            </table:table-row>
            <table:table-row>
              <table:table-cell office:value-type="string">
                <text:p>13:57:51</text:p>
              </table:table-cell>
              <table:table-cell office:value-type="float" office:value="3.1905">
                <text:p>3.1905</text:p>
              </table:table-cell>
              <table:table-cell office:value-type="float" office:value="3.2418">
                <text:p>3.2418</text:p>
              </table:table-cell>
              <table:table-cell office:value-type="float" office:value="3.2906">
                <text:p>3.2906</text:p>
              </table:table-cell>
            </table:table-row>
            <table:table-row>
              <table:table-cell office:value-type="string">
                <text:p>13:59:33</text:p>
              </table:table-cell>
              <table:table-cell office:value-type="float" office:value="3.2125">
                <text:p>3.2125</text:p>
              </table:table-cell>
              <table:table-cell office:value-type="float" office:value="3.265">
                <text:p>3.265</text:p>
              </table:table-cell>
              <table:table-cell office:value-type="float" office:value="3.3114">
                <text:p>3.3114</text:p>
              </table:table-cell>
            </table:table-row>
            <table:table-row>
              <table:table-cell office:value-type="string">
                <text:p>14:01:15</text:p>
              </table:table-cell>
              <table:table-cell office:value-type="float" office:value="3.199">
                <text:p>3.199</text:p>
              </table:table-cell>
              <table:table-cell office:value-type="float" office:value="3.2466">
                <text:p>3.2466</text:p>
              </table:table-cell>
              <table:table-cell office:value-type="float" office:value="3.2979">
                <text:p>3.2979</text:p>
              </table:table-cell>
            </table:table-row>
            <table:table-row>
              <table:table-cell office:value-type="string">
                <text:p>14:02:56</text:p>
              </table:table-cell>
              <table:table-cell office:value-type="float" office:value="3.2198">
                <text:p>3.2198</text:p>
              </table:table-cell>
              <table:table-cell office:value-type="float" office:value="3.2625">
                <text:p>3.2625</text:p>
              </table:table-cell>
              <table:table-cell office:value-type="float" office:value="3.3223">
                <text:p>3.3223</text:p>
              </table:table-cell>
            </table:table-row>
            <table:table-row>
              <table:table-cell office:value-type="string">
                <text:p>14:04:38</text:p>
              </table:table-cell>
              <table:table-cell office:value-type="float" office:value="3.2125">
                <text:p>3.2125</text:p>
              </table:table-cell>
              <table:table-cell office:value-type="float" office:value="3.2552">
                <text:p>3.2552</text:p>
              </table:table-cell>
              <table:table-cell office:value-type="float" office:value="3.3162">
                <text:p>3.3162</text:p>
              </table:table-cell>
            </table:table-row>
            <table:table-row>
              <table:table-cell office:value-type="string">
                <text:p>14:06:20</text:p>
              </table:table-cell>
              <table:table-cell office:value-type="float" office:value="3.2259">
                <text:p>3.2259</text:p>
              </table:table-cell>
              <table:table-cell office:value-type="float" office:value="3.2674">
                <text:p>3.2674</text:p>
              </table:table-cell>
              <table:table-cell office:value-type="float" office:value="3.3284">
                <text:p>3.3284</text:p>
              </table:table-cell>
            </table:table-row>
            <table:table-row>
              <table:table-cell office:value-type="string">
                <text:p>14:08:01</text:p>
              </table:table-cell>
              <table:table-cell office:value-type="float" office:value="3.2002">
                <text:p>3.2002</text:p>
              </table:table-cell>
              <table:table-cell office:value-type="float" office:value="3.2479">
                <text:p>3.2479</text:p>
              </table:table-cell>
              <table:table-cell office:value-type="float" office:value="3.3016">
                <text:p>3.3016</text:p>
              </table:table-cell>
            </table:table-row>
            <table:table-row>
              <table:table-cell office:value-type="string">
                <text:p>14:09:43</text:p>
              </table:table-cell>
              <table:table-cell office:value-type="float" office:value="3.1929">
                <text:p>3.1929</text:p>
              </table:table-cell>
              <table:table-cell office:value-type="float" office:value="3.1917">
                <text:p>3.1917</text:p>
              </table:table-cell>
              <table:table-cell office:value-type="float" office:value="3.2991">
                <text:p>3.2991</text:p>
              </table:table-cell>
            </table:table-row>
            <table:table-row>
              <table:table-cell office:value-type="string">
                <text:p>14:11:24</text:p>
              </table:table-cell>
              <table:table-cell office:value-type="float" office:value="3.304">
                <text:p>3.304</text:p>
              </table:table-cell>
              <table:table-cell office:value-type="float" office:value="3.348">
                <text:p>3.348</text:p>
              </table:table-cell>
              <table:table-cell office:value-type="float" office:value="3.4078">
                <text:p>3.4078</text:p>
              </table:table-cell>
            </table:table-row>
            <table:table-row>
              <table:table-cell office:value-type="string">
                <text:p>14:13:06</text:p>
              </table:table-cell>
              <table:table-cell office:value-type="float" office:value="3.2747">
                <text:p>3.2747</text:p>
              </table:table-cell>
              <table:table-cell office:value-type="float" office:value="3.3236">
                <text:p>3.3236</text:p>
              </table:table-cell>
              <table:table-cell office:value-type="float" office:value="3.3761">
                <text:p>3.3761</text:p>
              </table:table-cell>
            </table:table-row>
            <table:table-row>
              <table:table-cell office:value-type="string">
                <text:p>14:14:48</text:p>
              </table:table-cell>
              <table:table-cell office:value-type="float" office:value="3.221">
                <text:p>3.221</text:p>
              </table:table-cell>
              <table:table-cell office:value-type="float" office:value="3.2625">
                <text:p>3.2625</text:p>
              </table:table-cell>
              <table:table-cell office:value-type="float" office:value="3.3199">
                <text:p>3.3199</text:p>
              </table:table-cell>
            </table:table-row>
            <table:table-row>
              <table:table-cell office:value-type="string">
                <text:p>14:16:29</text:p>
              </table:table-cell>
              <table:table-cell office:value-type="float" office:value="3.2442">
                <text:p>3.2442</text:p>
              </table:table-cell>
              <table:table-cell office:value-type="float" office:value="3.2784">
                <text:p>3.2784</text:p>
              </table:table-cell>
              <table:table-cell office:value-type="float" office:value="3.337">
                <text:p>3.337</text:p>
              </table:table-cell>
            </table:table-row>
            <table:table-row>
              <table:table-cell office:value-type="string">
                <text:p>14:18:11</text:p>
              </table:table-cell>
              <table:table-cell office:value-type="float" office:value="3.2479">
                <text:p>3.2479</text:p>
              </table:table-cell>
              <table:table-cell office:value-type="float" office:value="3.2894">
                <text:p>3.2894</text:p>
              </table:table-cell>
              <table:table-cell office:value-type="float" office:value="3.3431">
                <text:p>3.3431</text:p>
              </table:table-cell>
            </table:table-row>
            <table:table-row>
              <table:table-cell office:value-type="string">
                <text:p>14:19:53</text:p>
              </table:table-cell>
              <table:table-cell office:value-type="float" office:value="3.2466">
                <text:p>3.2466</text:p>
              </table:table-cell>
              <table:table-cell office:value-type="float" office:value="3.2906">
                <text:p>3.2906</text:p>
              </table:table-cell>
              <table:table-cell office:value-type="float" office:value="3.3407">
                <text:p>3.3407</text:p>
              </table:table-cell>
            </table:table-row>
            <table:table-row>
              <table:table-cell office:value-type="string">
                <text:p>14:21:34</text:p>
              </table:table-cell>
              <table:table-cell office:value-type="float" office:value="3.3309">
                <text:p>3.3309</text:p>
              </table:table-cell>
              <table:table-cell office:value-type="float" office:value="3.3492">
                <text:p>3.3492</text:p>
              </table:table-cell>
              <table:table-cell office:value-type="float" office:value="3.4286">
                <text:p>3.4286</text:p>
              </table:table-cell>
            </table:table-row>
            <table:table-row>
              <table:table-cell office:value-type="string">
                <text:p>14:23:16</text:p>
              </table:table-cell>
              <table:table-cell office:value-type="float" office:value="3.2332">
                <text:p>3.2332</text:p>
              </table:table-cell>
              <table:table-cell office:value-type="float" office:value="3.2759">
                <text:p>3.2759</text:p>
              </table:table-cell>
              <table:table-cell office:value-type="float" office:value="3.3284">
                <text:p>3.3284</text:p>
              </table:table-cell>
            </table:table-row>
            <table:table-row>
              <table:table-cell office:value-type="string">
                <text:p>14:24:57</text:p>
              </table:table-cell>
              <table:table-cell office:value-type="float" office:value="3.2332">
                <text:p>3.2332</text:p>
              </table:table-cell>
              <table:table-cell office:value-type="float" office:value="3.2747">
                <text:p>3.2747</text:p>
              </table:table-cell>
              <table:table-cell office:value-type="float" office:value="3.3309">
                <text:p>3.3309</text:p>
              </table:table-cell>
            </table:table-row>
            <table:table-row>
              <table:table-cell office:value-type="string">
                <text:p>14:26:39</text:p>
              </table:table-cell>
              <table:table-cell office:value-type="float" office:value="3.2112">
                <text:p>3.2112</text:p>
              </table:table-cell>
              <table:table-cell office:value-type="float" office:value="3.2198">
                <text:p>3.2198</text:p>
              </table:table-cell>
              <table:table-cell office:value-type="float" office:value="3.3065">
                <text:p>3.3065</text:p>
              </table:table-cell>
            </table:table-row>
            <table:table-row>
              <table:table-cell office:value-type="string">
                <text:p>14:28:21</text:p>
              </table:table-cell>
              <table:table-cell office:value-type="float" office:value="3.2088">
                <text:p>3.2088</text:p>
              </table:table-cell>
              <table:table-cell office:value-type="float" office:value="3.2454">
                <text:p>3.2454</text:p>
              </table:table-cell>
              <table:table-cell office:value-type="float" office:value="3.3053">
                <text:p>3.3053</text:p>
              </table:table-cell>
            </table:table-row>
            <table:table-row>
              <table:table-cell office:value-type="string">
                <text:p>14:30:02</text:p>
              </table:table-cell>
              <table:table-cell office:value-type="float" office:value="3.199">
                <text:p>3.199</text:p>
              </table:table-cell>
              <table:table-cell office:value-type="float" office:value="3.2381">
                <text:p>3.2381</text:p>
              </table:table-cell>
              <table:table-cell office:value-type="float" office:value="3.293">
                <text:p>3.293</text:p>
              </table:table-cell>
            </table:table-row>
            <table:table-row>
              <table:table-cell office:value-type="string">
                <text:p>14:31:44</text:p>
              </table:table-cell>
              <table:table-cell office:value-type="float" office:value="3.1893">
                <text:p>3.1893</text:p>
              </table:table-cell>
              <table:table-cell office:value-type="float" office:value="3.2295">
                <text:p>3.2295</text:p>
              </table:table-cell>
              <table:table-cell office:value-type="float" office:value="3.2845">
                <text:p>3.2845</text:p>
              </table:table-cell>
            </table:table-row>
            <table:table-row>
              <table:table-cell office:value-type="string">
                <text:p>14:33:26</text:p>
              </table:table-cell>
              <table:table-cell office:value-type="float" office:value="3.1758">
                <text:p>3.1758</text:p>
              </table:table-cell>
              <table:table-cell office:value-type="float" office:value="3.2186">
                <text:p>3.2186</text:p>
              </table:table-cell>
              <table:table-cell office:value-type="float" office:value="3.2674">
                <text:p>3.2674</text:p>
              </table:table-cell>
            </table:table-row>
            <table:table-row>
              <table:table-cell office:value-type="string">
                <text:p>14:35:07</text:p>
              </table:table-cell>
              <table:table-cell office:value-type="float" office:value="3.1783">
                <text:p>3.1783</text:p>
              </table:table-cell>
              <table:table-cell office:value-type="float" office:value="3.2173">
                <text:p>3.2173</text:p>
              </table:table-cell>
              <table:table-cell office:value-type="float" office:value="3.2723">
                <text:p>3.2723</text:p>
              </table:table-cell>
            </table:table-row>
            <table:table-row>
              <table:table-cell office:value-type="string">
                <text:p>14:36:49</text:p>
              </table:table-cell>
              <table:table-cell office:value-type="float" office:value="3.1905">
                <text:p>3.1905</text:p>
              </table:table-cell>
              <table:table-cell office:value-type="float" office:value="3.2344">
                <text:p>3.2344</text:p>
              </table:table-cell>
              <table:table-cell office:value-type="float" office:value="3.2857">
                <text:p>3.2857</text:p>
              </table:table-cell>
            </table:table-row>
            <table:table-row>
              <table:table-cell office:value-type="string">
                <text:p>14:38:30</text:p>
              </table:table-cell>
              <table:table-cell office:value-type="float" office:value="3.1941">
                <text:p>3.1941</text:p>
              </table:table-cell>
              <table:table-cell office:value-type="float" office:value="3.2357">
                <text:p>3.2357</text:p>
              </table:table-cell>
              <table:table-cell office:value-type="float" office:value="3.2869">
                <text:p>3.2869</text:p>
              </table:table-cell>
            </table:table-row>
            <table:table-row>
              <table:table-cell office:value-type="string">
                <text:p>14:40:12</text:p>
              </table:table-cell>
              <table:table-cell office:value-type="float" office:value="3.2186">
                <text:p>3.2186</text:p>
              </table:table-cell>
              <table:table-cell office:value-type="float" office:value="3.243">
                <text:p>3.243</text:p>
              </table:table-cell>
              <table:table-cell office:value-type="float" office:value="3.3138">
                <text:p>3.3138</text:p>
              </table:table-cell>
            </table:table-row>
            <table:table-row>
              <table:table-cell office:value-type="string">
                <text:p>14:41:54</text:p>
              </table:table-cell>
              <table:table-cell office:value-type="float" office:value="3.2686">
                <text:p>3.2686</text:p>
              </table:table-cell>
              <table:table-cell office:value-type="float" office:value="3.0574">
                <text:p>3.0574</text:p>
              </table:table-cell>
              <table:table-cell office:value-type="float" office:value="3.3578">
                <text:p>3.3578</text:p>
              </table:table-cell>
            </table:table-row>
            <table:table-row>
              <table:table-cell office:value-type="string">
                <text:p>14:43:35</text:p>
              </table:table-cell>
              <table:table-cell office:value-type="float" office:value="3.1954">
                <text:p>3.1954</text:p>
              </table:table-cell>
              <table:table-cell office:value-type="float" office:value="2.9866">
                <text:p>2.9866</text:p>
              </table:table-cell>
              <table:table-cell office:value-type="float" office:value="3.2796">
                <text:p>3.2796</text:p>
              </table:table-cell>
            </table:table-row>
            <table:table-row>
              <table:table-cell office:value-type="string">
                <text:p>14:45:17</text:p>
              </table:table-cell>
              <table:table-cell office:value-type="float" office:value="3.1783">
                <text:p>3.1783</text:p>
              </table:table-cell>
              <table:table-cell office:value-type="float" office:value="2.9756">
                <text:p>2.9756</text:p>
              </table:table-cell>
              <table:table-cell office:value-type="float" office:value="3.2637">
                <text:p>3.2637</text:p>
              </table:table-cell>
            </table:table-row>
            <table:table-row>
              <table:table-cell office:value-type="string">
                <text:p>14:46:59</text:p>
              </table:table-cell>
              <table:table-cell office:value-type="float" office:value="3.1538">
                <text:p>3.1538</text:p>
              </table:table-cell>
              <table:table-cell office:value-type="float" office:value="2.9573">
                <text:p>2.9573</text:p>
              </table:table-cell>
              <table:table-cell office:value-type="float" office:value="3.243">
                <text:p>3.243</text:p>
              </table:table-cell>
            </table:table-row>
            <table:table-row>
              <table:table-cell office:value-type="string">
                <text:p>14:48:40</text:p>
              </table:table-cell>
              <table:table-cell office:value-type="float" office:value="3.3101">
                <text:p>3.3101</text:p>
              </table:table-cell>
              <table:table-cell office:value-type="float" office:value="3.0147">
                <text:p>3.0147</text:p>
              </table:table-cell>
              <table:table-cell office:value-type="float" office:value="3.4066">
                <text:p>3.4066</text:p>
              </table:table-cell>
            </table:table-row>
            <table:table-row>
              <table:table-cell office:value-type="string">
                <text:p>14:50:22</text:p>
              </table:table-cell>
              <table:table-cell office:value-type="float" office:value="3.3114">
                <text:p>3.3114</text:p>
              </table:table-cell>
              <table:table-cell office:value-type="float" office:value="3.0073">
                <text:p>3.0073</text:p>
              </table:table-cell>
              <table:table-cell office:value-type="float" office:value="3.4042">
                <text:p>3.4042</text:p>
              </table:table-cell>
            </table:table-row>
            <table:table-row>
              <table:table-cell office:value-type="string">
                <text:p>14:52:03</text:p>
              </table:table-cell>
              <table:table-cell office:value-type="float" office:value="3.2845">
                <text:p>3.2845</text:p>
              </table:table-cell>
              <table:table-cell office:value-type="float" office:value="3.3333">
                <text:p>3.3333</text:p>
              </table:table-cell>
              <table:table-cell office:value-type="float" office:value="3.3748">
                <text:p>3.3748</text:p>
              </table:table-cell>
            </table:table-row>
            <table:table-row>
              <table:table-cell office:value-type="string">
                <text:p>14:53:45</text:p>
              </table:table-cell>
              <table:table-cell office:value-type="float" office:value="3.1258">
                <text:p>3.1258</text:p>
              </table:table-cell>
              <table:table-cell office:value-type="float" office:value="3.1697">
                <text:p>3.1697</text:p>
              </table:table-cell>
              <table:table-cell office:value-type="float" office:value="3.2234">
                <text:p>3.2234</text:p>
              </table:table-cell>
            </table:table-row>
            <table:table-row>
              <table:table-cell office:value-type="string">
                <text:p>14:55:27</text:p>
              </table:table-cell>
              <table:table-cell office:value-type="float" office:value="2.9402">
                <text:p>2.9402</text:p>
              </table:table-cell>
              <table:table-cell office:value-type="float" office:value="3.0525">
                <text:p>3.0525</text:p>
              </table:table-cell>
              <table:table-cell office:value-type="float" office:value="2.9353">
                <text:p>2.9353</text:p>
              </table:table-cell>
            </table:table-row>
            <table:table-row>
              <table:table-cell office:value-type="string">
                <text:p>15:00:53</text:p>
              </table:table-cell>
              <table:table-cell office:value-type="float" office:value="3.0952">
                <text:p>3.0952</text:p>
              </table:table-cell>
              <table:table-cell office:value-type="float" office:value="3.116">
                <text:p>3.116</text:p>
              </table:table-cell>
              <table:table-cell office:value-type="float" office:value="3.1978">
                <text:p>3.1978</text:p>
              </table:table-cell>
            </table:table-row>
            <table:table-row>
              <table:table-cell office:value-type="string">
                <text:p>15:02:35</text:p>
              </table:table-cell>
              <table:table-cell office:value-type="float" office:value="3.0977">
                <text:p>3.0977</text:p>
              </table:table-cell>
              <table:table-cell office:value-type="float" office:value="3.1624">
                <text:p>3.1624</text:p>
              </table:table-cell>
              <table:table-cell office:value-type="float" office:value="3.2027">
                <text:p>3.2027</text:p>
              </table:table-cell>
            </table:table-row>
            <table:table-row>
              <table:table-cell office:value-type="string">
                <text:p>15:04:16</text:p>
              </table:table-cell>
              <table:table-cell office:value-type="float" office:value="3.1258">
                <text:p>3.1258</text:p>
              </table:table-cell>
              <table:table-cell office:value-type="float" office:value="3.1844">
                <text:p>3.1844</text:p>
              </table:table-cell>
              <table:table-cell office:value-type="float" office:value="3.2283">
                <text:p>3.2283</text:p>
              </table:table-cell>
            </table:table-row>
            <table:table-row>
              <table:table-cell office:value-type="string">
                <text:p>15:05:58</text:p>
              </table:table-cell>
              <table:table-cell office:value-type="float" office:value="3.1661">
                <text:p>3.1661</text:p>
              </table:table-cell>
              <table:table-cell office:value-type="float" office:value="3.2222">
                <text:p>3.2222</text:p>
              </table:table-cell>
              <table:table-cell office:value-type="float" office:value="3.2698">
                <text:p>3.2698</text:p>
              </table:table-cell>
            </table:table-row>
            <table:table-row>
              <table:table-cell office:value-type="string">
                <text:p>15:07:39</text:p>
              </table:table-cell>
              <table:table-cell office:value-type="float" office:value="3.2271">
                <text:p>3.2271</text:p>
              </table:table-cell>
              <table:table-cell office:value-type="float" office:value="3.2674">
                <text:p>3.2674</text:p>
              </table:table-cell>
              <table:table-cell office:value-type="float" office:value="3.3248">
                <text:p>3.3248</text:p>
              </table:table-cell>
            </table:table-row>
            <table:table-row>
              <table:table-cell office:value-type="string">
                <text:p>15:09:21</text:p>
              </table:table-cell>
              <table:table-cell office:value-type="float" office:value="3.188">
                <text:p>3.188</text:p>
              </table:table-cell>
              <table:table-cell office:value-type="float" office:value="3.243">
                <text:p>3.243</text:p>
              </table:table-cell>
              <table:table-cell office:value-type="float" office:value="3.2821">
                <text:p>3.2821</text:p>
              </table:table-cell>
            </table:table-row>
            <table:table-row>
              <table:table-cell office:value-type="string">
                <text:p>15:11:03</text:p>
              </table:table-cell>
              <table:table-cell office:value-type="float" office:value="3.3626">
                <text:p>3.3626</text:p>
              </table:table-cell>
              <table:table-cell office:value-type="float" office:value="3.4078">
                <text:p>3.4078</text:p>
              </table:table-cell>
              <table:table-cell office:value-type="float" office:value="3.4579">
                <text:p>3.4579</text:p>
              </table:table-cell>
            </table:table-row>
            <table:table-row>
              <table:table-cell office:value-type="string">
                <text:p>15:12:44</text:p>
              </table:table-cell>
              <table:table-cell office:value-type="float" office:value="3.2979">
                <text:p>3.2979</text:p>
              </table:table-cell>
              <table:table-cell office:value-type="float" office:value="3.3077">
                <text:p>3.3077</text:p>
              </table:table-cell>
              <table:table-cell office:value-type="float" office:value="3.3834">
                <text:p>3.3834</text:p>
              </table:table-cell>
            </table:table-row>
            <table:table-row>
              <table:table-cell office:value-type="string">
                <text:p>15:14:26</text:p>
              </table:table-cell>
              <table:table-cell office:value-type="float" office:value="3.2527">
                <text:p>3.2527</text:p>
              </table:table-cell>
              <table:table-cell office:value-type="float" office:value="3.2918">
                <text:p>3.2918</text:p>
              </table:table-cell>
              <table:table-cell office:value-type="float" office:value="3.3529">
                <text:p>3.3529</text:p>
              </table:table-cell>
            </table:table-row>
            <table:table-row>
              <table:table-cell office:value-type="string">
                <text:p>15:16:08</text:p>
              </table:table-cell>
              <table:table-cell office:value-type="float" office:value="3.2088">
                <text:p>3.2088</text:p>
              </table:table-cell>
              <table:table-cell office:value-type="float" office:value="3.243">
                <text:p>3.243</text:p>
              </table:table-cell>
              <table:table-cell office:value-type="float" office:value="3.2857">
                <text:p>3.2857</text:p>
              </table:table-cell>
            </table:table-row>
            <table:table-row>
              <table:table-cell office:value-type="string">
                <text:p>15:17:50</text:p>
              </table:table-cell>
              <table:table-cell office:value-type="float" office:value="3.1795">
                <text:p>3.1795</text:p>
              </table:table-cell>
              <table:table-cell office:value-type="float" office:value="3.1026">
                <text:p>3.1026</text:p>
              </table:table-cell>
              <table:table-cell office:value-type="float" office:value="3.2454">
                <text:p>3.2454</text:p>
              </table:table-cell>
            </table:table-row>
            <table:table-row>
              <table:table-cell office:value-type="string">
                <text:p>15:19:31</text:p>
              </table:table-cell>
              <table:table-cell office:value-type="float" office:value="3.1819">
                <text:p>3.1819</text:p>
              </table:table-cell>
              <table:table-cell office:value-type="float" office:value="3.2552">
                <text:p>3.2552</text:p>
              </table:table-cell>
              <table:table-cell office:value-type="float" office:value="3.2564">
                <text:p>3.2564</text:p>
              </table:table-cell>
            </table:table-row>
            <table:table-row>
              <table:table-cell office:value-type="string">
                <text:p>15:21:14</text:p>
              </table:table-cell>
              <table:table-cell office:value-type="float" office:value="3.2039">
                <text:p>3.2039</text:p>
              </table:table-cell>
              <table:table-cell office:value-type="float" office:value="3.2625">
                <text:p>3.2625</text:p>
              </table:table-cell>
              <table:table-cell office:value-type="float" office:value="3.2747">
                <text:p>3.2747</text:p>
              </table:table-cell>
            </table:table-row>
            <table:table-row>
              <table:table-cell office:value-type="string">
                <text:p>15:22:55</text:p>
              </table:table-cell>
              <table:table-cell office:value-type="float" office:value="3.2601">
                <text:p>3.2601</text:p>
              </table:table-cell>
              <table:table-cell office:value-type="float" office:value="3.3175">
                <text:p>3.3175</text:p>
              </table:table-cell>
              <table:table-cell office:value-type="float" office:value="3.3419">
                <text:p>3.3419</text:p>
              </table:table-cell>
            </table:table-row>
            <table:table-row>
              <table:table-cell office:value-type="string">
                <text:p>15:24:37</text:p>
              </table:table-cell>
              <table:table-cell office:value-type="float" office:value="3.3236">
                <text:p>3.3236</text:p>
              </table:table-cell>
              <table:table-cell office:value-type="float" office:value="3.3712">
                <text:p>3.3712</text:p>
              </table:table-cell>
              <table:table-cell office:value-type="float" office:value="3.4054">
                <text:p>3.4054</text:p>
              </table:table-cell>
            </table:table-row>
            <table:table-row>
              <table:table-cell office:value-type="string">
                <text:p>15:26:19</text:p>
              </table:table-cell>
              <table:table-cell office:value-type="float" office:value="3.1526">
                <text:p>3.1526</text:p>
              </table:table-cell>
              <table:table-cell office:value-type="float" office:value="3.2198">
                <text:p>3.2198</text:p>
              </table:table-cell>
              <table:table-cell office:value-type="float" office:value="3.221">
                <text:p>3.221</text:p>
              </table:table-cell>
            </table:table-row>
            <table:table-row>
              <table:table-cell office:value-type="string">
                <text:p>15:28:00</text:p>
              </table:table-cell>
              <table:table-cell office:value-type="float" office:value="3.1563">
                <text:p>3.1563</text:p>
              </table:table-cell>
              <table:table-cell office:value-type="float" office:value="3.2198">
                <text:p>3.2198</text:p>
              </table:table-cell>
              <table:table-cell office:value-type="float" office:value="3.2186">
                <text:p>3.2186</text:p>
              </table:table-cell>
            </table:table-row>
            <table:table-row>
              <table:table-cell office:value-type="string">
                <text:p>15:29:42</text:p>
              </table:table-cell>
              <table:table-cell office:value-type="float" office:value="3.1453">
                <text:p>3.1453</text:p>
              </table:table-cell>
              <table:table-cell office:value-type="float" office:value="3.2125">
                <text:p>3.2125</text:p>
              </table:table-cell>
              <table:table-cell office:value-type="float" office:value="3.1978">
                <text:p>3.1978</text:p>
              </table:table-cell>
            </table:table-row>
            <table:table-row>
              <table:table-cell office:value-type="string">
                <text:p>15:31:24</text:p>
              </table:table-cell>
              <table:table-cell office:value-type="float" office:value="3.1245">
                <text:p>3.1245</text:p>
              </table:table-cell>
              <table:table-cell office:value-type="float" office:value="3.1941">
                <text:p>3.1941</text:p>
              </table:table-cell>
              <table:table-cell office:value-type="float" office:value="3.1673">
                <text:p>3.1673</text:p>
              </table:table-cell>
            </table:table-row>
            <table:table-row>
              <table:table-cell office:value-type="string">
                <text:p>15:33:05</text:p>
              </table:table-cell>
              <table:table-cell office:value-type="float" office:value="3.127">
                <text:p>3.127</text:p>
              </table:table-cell>
              <table:table-cell office:value-type="float" office:value="3.1954">
                <text:p>3.1954</text:p>
              </table:table-cell>
              <table:table-cell office:value-type="float" office:value="3.1722">
                <text:p>3.1722</text:p>
              </table:table-cell>
            </table:table-row>
            <table:table-row>
              <table:table-cell office:value-type="string">
                <text:p>15:36:28</text:p>
              </table:table-cell>
              <table:table-cell office:value-type="float" office:value="3.1026">
                <text:p>3.1026</text:p>
              </table:table-cell>
              <table:table-cell office:value-type="float" office:value="3.138">
                <text:p>3.138</text:p>
              </table:table-cell>
              <table:table-cell office:value-type="float" office:value="3.149">
                <text:p>3.149</text:p>
              </table:table-cell>
            </table:table-row>
            <table:table-row>
              <table:table-cell office:value-type="string">
                <text:p>15:38:10</text:p>
              </table:table-cell>
              <table:table-cell office:value-type="float" office:value="3.105">
                <text:p>3.105</text:p>
              </table:table-cell>
              <table:table-cell office:value-type="float" office:value="3.1429">
                <text:p>3.1429</text:p>
              </table:table-cell>
              <table:table-cell office:value-type="float" office:value="3.1465">
                <text:p>3.1465</text:p>
              </table:table-cell>
            </table:table-row>
            <table:table-row>
              <table:table-cell office:value-type="string">
                <text:p>15:39:52</text:p>
              </table:table-cell>
              <table:table-cell office:value-type="float" office:value="3.0916">
                <text:p>3.0916</text:p>
              </table:table-cell>
              <table:table-cell office:value-type="float" office:value="3.1258">
                <text:p>3.1258</text:p>
              </table:table-cell>
              <table:table-cell office:value-type="float" office:value="3.1404">
                <text:p>3.1404</text:p>
              </table:table-cell>
            </table:table-row>
            <table:table-row>
              <table:table-cell office:value-type="string">
                <text:p>15:41:33</text:p>
              </table:table-cell>
              <table:table-cell office:value-type="float" office:value="3.0818">
                <text:p>3.0818</text:p>
              </table:table-cell>
              <table:table-cell office:value-type="float" office:value="3.116">
                <text:p>3.116</text:p>
              </table:table-cell>
              <table:table-cell office:value-type="float" office:value="3.1306">
                <text:p>3.1306</text:p>
              </table:table-cell>
            </table:table-row>
            <table:table-row>
              <table:table-cell office:value-type="string">
                <text:p>15:43:15</text:p>
              </table:table-cell>
              <table:table-cell office:value-type="float" office:value="3.083">
                <text:p>3.083</text:p>
              </table:table-cell>
              <table:table-cell office:value-type="float" office:value="3.1123">
                <text:p>3.1123</text:p>
              </table:table-cell>
              <table:table-cell office:value-type="float" office:value="3.1368">
                <text:p>3.1368</text:p>
              </table:table-cell>
            </table:table-row>
            <table:table-row>
              <table:table-cell office:value-type="string">
                <text:p>15:44:56</text:p>
              </table:table-cell>
              <table:table-cell office:value-type="float" office:value="3.0879">
                <text:p>3.0879</text:p>
              </table:table-cell>
              <table:table-cell office:value-type="float" office:value="3.1197">
                <text:p>3.1197</text:p>
              </table:table-cell>
              <table:table-cell office:value-type="float" office:value="3.149">
                <text:p>3.149</text:p>
              </table:table-cell>
            </table:table-row>
            <table:table-row>
              <table:table-cell office:value-type="string">
                <text:p>15:46:38</text:p>
              </table:table-cell>
              <table:table-cell office:value-type="float" office:value="3.072">
                <text:p>3.072</text:p>
              </table:table-cell>
              <table:table-cell office:value-type="float" office:value="3.1111">
                <text:p>3.1111</text:p>
              </table:table-cell>
              <table:table-cell office:value-type="float" office:value="3.1502">
                <text:p>3.1502</text:p>
              </table:table-cell>
            </table:table-row>
            <table:table-row>
              <table:table-cell office:value-type="string">
                <text:p>15:48:20</text:p>
              </table:table-cell>
              <table:table-cell office:value-type="float" office:value="3.0635">
                <text:p>3.0635</text:p>
              </table:table-cell>
              <table:table-cell office:value-type="float" office:value="3.1001">
                <text:p>3.1001</text:p>
              </table:table-cell>
              <table:table-cell office:value-type="float" office:value="3.1441">
                <text:p>3.1441</text:p>
              </table:table-cell>
            </table:table-row>
            <table:table-row>
              <table:table-cell office:value-type="string">
                <text:p>15:50:01</text:p>
              </table:table-cell>
              <table:table-cell office:value-type="float" office:value="3.0501">
                <text:p>3.0501</text:p>
              </table:table-cell>
              <table:table-cell office:value-type="float" office:value="3.0415">
                <text:p>3.0415</text:p>
              </table:table-cell>
              <table:table-cell office:value-type="float" office:value="3.1319">
                <text:p>3.1319</text:p>
              </table:table-cell>
            </table:table-row>
            <table:table-row>
              <table:table-cell office:value-type="string">
                <text:p>15:51:43</text:p>
              </table:table-cell>
              <table:table-cell office:value-type="float" office:value="3.0464">
                <text:p>3.0464</text:p>
              </table:table-cell>
              <table:table-cell office:value-type="float" office:value="3.0904">
                <text:p>3.0904</text:p>
              </table:table-cell>
              <table:table-cell office:value-type="float" office:value="3.1184">
                <text:p>3.1184</text:p>
              </table:table-cell>
            </table:table-row>
            <table:table-row>
              <table:table-cell office:value-type="string">
                <text:p>15:53:25</text:p>
              </table:table-cell>
              <table:table-cell office:value-type="float" office:value="3.0537">
                <text:p>3.0537</text:p>
              </table:table-cell>
              <table:table-cell office:value-type="float" office:value="3.0806">
                <text:p>3.0806</text:p>
              </table:table-cell>
              <table:table-cell office:value-type="float" office:value="3.1258">
                <text:p>3.1258</text:p>
              </table:table-cell>
            </table:table-row>
            <table:table-row>
              <table:table-cell office:value-type="string">
                <text:p>15:55:06</text:p>
              </table:table-cell>
              <table:table-cell office:value-type="float" office:value="3.0684">
                <text:p>3.0684</text:p>
              </table:table-cell>
              <table:table-cell office:value-type="float" office:value="3.0989">
                <text:p>3.0989</text:p>
              </table:table-cell>
              <table:table-cell office:value-type="float" office:value="3.1477">
                <text:p>3.1477</text:p>
              </table:table-cell>
            </table:table-row>
            <table:table-row>
              <table:table-cell office:value-type="string">
                <text:p>15:56:48</text:p>
              </table:table-cell>
              <table:table-cell office:value-type="float" office:value="3.0696">
                <text:p>3.0696</text:p>
              </table:table-cell>
              <table:table-cell office:value-type="float" office:value="3.1074">
                <text:p>3.1074</text:p>
              </table:table-cell>
              <table:table-cell office:value-type="float" office:value="3.1587">
                <text:p>3.1587</text:p>
              </table:table-cell>
            </table:table-row>
            <table:table-row>
              <table:table-cell office:value-type="string">
                <text:p>15:58:29</text:p>
              </table:table-cell>
              <table:table-cell office:value-type="float" office:value="3.072">
                <text:p>3.072</text:p>
              </table:table-cell>
              <table:table-cell office:value-type="float" office:value="3.1099">
                <text:p>3.1099</text:p>
              </table:table-cell>
              <table:table-cell office:value-type="float" office:value="3.1648">
                <text:p>3.1648</text:p>
              </table:table-cell>
            </table:table-row>
            <table:table-row>
              <table:table-cell office:value-type="string">
                <text:p>16:00:11</text:p>
              </table:table-cell>
              <table:table-cell office:value-type="float" office:value="3.0818">
                <text:p>3.0818</text:p>
              </table:table-cell>
              <table:table-cell office:value-type="float" office:value="3.1209">
                <text:p>3.1209</text:p>
              </table:table-cell>
              <table:table-cell office:value-type="float" office:value="3.1746">
                <text:p>3.1746</text:p>
              </table:table-cell>
            </table:table-row>
            <table:table-row>
              <table:table-cell office:value-type="string">
                <text:p>16:01:53</text:p>
              </table:table-cell>
              <table:table-cell office:value-type="float" office:value="3.0965">
                <text:p>3.0965</text:p>
              </table:table-cell>
              <table:table-cell office:value-type="float" office:value="3.1282">
                <text:p>3.1282</text:p>
              </table:table-cell>
              <table:table-cell office:value-type="float" office:value="3.188">
                <text:p>3.188</text:p>
              </table:table-cell>
            </table:table-row>
            <table:table-row>
              <table:table-cell office:value-type="string">
                <text:p>16:03:34</text:p>
              </table:table-cell>
              <table:table-cell office:value-type="float" office:value="3.1233">
                <text:p>3.1233</text:p>
              </table:table-cell>
              <table:table-cell office:value-type="float" office:value="3.1465">
                <text:p>3.1465</text:p>
              </table:table-cell>
              <table:table-cell office:value-type="float" office:value="3.221">
                <text:p>3.221</text:p>
              </table:table-cell>
            </table:table-row>
            <table:table-row>
              <table:table-cell office:value-type="string">
                <text:p>16:05:16</text:p>
              </table:table-cell>
              <table:table-cell office:value-type="float" office:value="3.4188">
                <text:p>3.4188</text:p>
              </table:table-cell>
              <table:table-cell office:value-type="float" office:value="3.4017">
                <text:p>3.4017</text:p>
              </table:table-cell>
              <table:table-cell office:value-type="float" office:value="3.5299">
                <text:p>3.5299</text:p>
              </table:table-cell>
            </table:table-row>
            <table:table-row>
              <table:table-cell office:value-type="string">
                <text:p>16:06:57</text:p>
              </table:table-cell>
              <table:table-cell office:value-type="float" office:value="3.1245">
                <text:p>3.1245</text:p>
              </table:table-cell>
              <table:table-cell office:value-type="float" office:value="3.1465">
                <text:p>3.1465</text:p>
              </table:table-cell>
              <table:table-cell office:value-type="float" office:value="3.2161">
                <text:p>3.2161</text:p>
              </table:table-cell>
            </table:table-row>
            <table:table-row>
              <table:table-cell office:value-type="string">
                <text:p>16:08:39</text:p>
              </table:table-cell>
              <table:table-cell office:value-type="float" office:value="3.1306">
                <text:p>3.1306</text:p>
              </table:table-cell>
              <table:table-cell office:value-type="float" office:value="3.138">
                <text:p>3.138</text:p>
              </table:table-cell>
              <table:table-cell office:value-type="float" office:value="3.2234">
                <text:p>3.2234</text:p>
              </table:table-cell>
            </table:table-row>
            <table:table-row>
              <table:table-cell office:value-type="string">
                <text:p>16:10:21</text:p>
              </table:table-cell>
              <table:table-cell office:value-type="float" office:value="3.1441">
                <text:p>3.1441</text:p>
              </table:table-cell>
              <table:table-cell office:value-type="float" office:value="3.1343">
                <text:p>3.1343</text:p>
              </table:table-cell>
              <table:table-cell office:value-type="float" office:value="3.2308">
                <text:p>3.2308</text:p>
              </table:table-cell>
            </table:table-row>
            <table:table-row>
              <table:table-cell office:value-type="string">
                <text:p>16:12:02</text:p>
              </table:table-cell>
              <table:table-cell office:value-type="float" office:value="3.1563">
                <text:p>3.1563</text:p>
              </table:table-cell>
              <table:table-cell office:value-type="float" office:value="3.1477">
                <text:p>3.1477</text:p>
              </table:table-cell>
              <table:table-cell office:value-type="float" office:value="3.2405">
                <text:p>3.2405</text:p>
              </table:table-cell>
            </table:table-row>
            <table:table-row>
              <table:table-cell office:value-type="string">
                <text:p>16:13:44</text:p>
              </table:table-cell>
              <table:table-cell office:value-type="float" office:value="3.3932">
                <text:p>3.3932</text:p>
              </table:table-cell>
              <table:table-cell office:value-type="float" office:value="3.3822">
                <text:p>3.3822</text:p>
              </table:table-cell>
              <table:table-cell office:value-type="float" office:value="3.5031">
                <text:p>3.5031</text:p>
              </table:table-cell>
            </table:table-row>
            <table:table-row>
              <table:table-cell office:value-type="string">
                <text:p>16:15:26</text:p>
              </table:table-cell>
              <table:table-cell office:value-type="float" office:value="3.3346">
                <text:p>3.3346</text:p>
              </table:table-cell>
              <table:table-cell office:value-type="float" office:value="3.3162">
                <text:p>3.3162</text:p>
              </table:table-cell>
              <table:table-cell office:value-type="float" office:value="3.4127">
                <text:p>3.4127</text:p>
              </table:table-cell>
            </table:table-row>
            <table:table-row>
              <table:table-cell office:value-type="string">
                <text:p>16:17:07</text:p>
              </table:table-cell>
              <table:table-cell office:value-type="float" office:value="3.254">
                <text:p>3.254</text:p>
              </table:table-cell>
              <table:table-cell office:value-type="float" office:value="3.2479">
                <text:p>3.2479</text:p>
              </table:table-cell>
              <table:table-cell office:value-type="float" office:value="3.3382">
                <text:p>3.3382</text:p>
              </table:table-cell>
            </table:table-row>
            <table:table-row>
              <table:table-cell office:value-type="string">
                <text:p>16:18:49</text:p>
              </table:table-cell>
              <table:table-cell office:value-type="float" office:value="3.3211">
                <text:p>3.3211</text:p>
              </table:table-cell>
              <table:table-cell office:value-type="float" office:value="3.3138">
                <text:p>3.3138</text:p>
              </table:table-cell>
              <table:table-cell office:value-type="float" office:value="3.4054">
                <text:p>3.4054</text:p>
              </table:table-cell>
            </table:table-row>
            <table:table-row>
              <table:table-cell office:value-type="string">
                <text:p>16:20:30</text:p>
              </table:table-cell>
              <table:table-cell office:value-type="float" office:value="3.2955">
                <text:p>3.2955</text:p>
              </table:table-cell>
              <table:table-cell office:value-type="float" office:value="3.2882">
                <text:p>3.2882</text:p>
              </table:table-cell>
              <table:table-cell office:value-type="float" office:value="3.3883">
                <text:p>3.3883</text:p>
              </table:table-cell>
            </table:table-row>
            <table:table-row>
              <table:table-cell office:value-type="string">
                <text:p>16:22:12</text:p>
              </table:table-cell>
              <table:table-cell office:value-type="float" office:value="3.2674">
                <text:p>3.2674</text:p>
              </table:table-cell>
              <table:table-cell office:value-type="float" office:value="3.2589">
                <text:p>3.2589</text:p>
              </table:table-cell>
              <table:table-cell office:value-type="float" office:value="3.3541">
                <text:p>3.3541</text:p>
              </table:table-cell>
            </table:table-row>
            <table:table-row>
              <table:table-cell office:value-type="string">
                <text:p>16:23:54</text:p>
              </table:table-cell>
              <table:table-cell office:value-type="float" office:value="3.0525">
                <text:p>3.0525</text:p>
              </table:table-cell>
              <table:table-cell office:value-type="float" office:value="3.0183">
                <text:p>3.0183</text:p>
              </table:table-cell>
              <table:table-cell office:value-type="float" office:value="3.1172">
                <text:p>3.1172</text:p>
              </table:table-cell>
            </table:table-row>
            <table:table-row>
              <table:table-cell office:value-type="string">
                <text:p>16:25:35</text:p>
              </table:table-cell>
              <table:table-cell office:value-type="float" office:value="3.0024">
                <text:p>3.0024</text:p>
              </table:table-cell>
              <table:table-cell office:value-type="float" office:value="3.0354">
                <text:p>3.0354</text:p>
              </table:table-cell>
              <table:table-cell office:value-type="float" office:value="3.0623">
                <text:p>3.0623</text:p>
              </table:table-cell>
            </table:table-row>
            <table:table-row>
              <table:table-cell office:value-type="string">
                <text:p>16:27:17</text:p>
              </table:table-cell>
              <table:table-cell office:value-type="float" office:value="2.9365">
                <text:p>2.9365</text:p>
              </table:table-cell>
              <table:table-cell office:value-type="float" office:value="2.9829">
                <text:p>2.9829</text:p>
              </table:table-cell>
              <table:table-cell office:value-type="float" office:value="3.0147">
                <text:p>3.0147</text:p>
              </table:table-cell>
            </table:table-row>
            <table:table-row>
              <table:table-cell office:value-type="string">
                <text:p>16:28:59</text:p>
              </table:table-cell>
              <table:table-cell office:value-type="float" office:value="2.9304">
                <text:p>2.9304</text:p>
              </table:table-cell>
              <table:table-cell office:value-type="float" office:value="2.9878">
                <text:p>2.9878</text:p>
              </table:table-cell>
              <table:table-cell office:value-type="float" office:value="3.0171">
                <text:p>3.0171</text:p>
              </table:table-cell>
            </table:table-row>
            <table:table-row>
              <table:table-cell office:value-type="string">
                <text:p>16:30:40</text:p>
              </table:table-cell>
              <table:table-cell office:value-type="float" office:value="2.9389">
                <text:p>2.9389</text:p>
              </table:table-cell>
              <table:table-cell office:value-type="float" office:value="2.989">
                <text:p>2.989</text:p>
              </table:table-cell>
              <table:table-cell office:value-type="float" office:value="3.0147">
                <text:p>3.0147</text:p>
              </table:table-cell>
            </table:table-row>
            <table:table-row>
              <table:table-cell office:value-type="string">
                <text:p>16:32:22</text:p>
              </table:table-cell>
              <table:table-cell office:value-type="float" office:value="3">
                <text:p>3</text:p>
              </table:table-cell>
              <table:table-cell office:value-type="float" office:value="3.0317">
                <text:p>3.0317</text:p>
              </table:table-cell>
              <table:table-cell office:value-type="float" office:value="3.0549">
                <text:p>3.0549</text:p>
              </table:table-cell>
            </table:table-row>
            <table:table-row>
              <table:table-cell office:value-type="string">
                <text:p>16:34:03</text:p>
              </table:table-cell>
              <table:table-cell office:value-type="float" office:value="3.044">
                <text:p>3.044</text:p>
              </table:table-cell>
              <table:table-cell office:value-type="float" office:value="3.0635">
                <text:p>3.0635</text:p>
              </table:table-cell>
              <table:table-cell office:value-type="float" office:value="3.0952">
                <text:p>3.0952</text:p>
              </table:table-cell>
            </table:table-row>
            <table:table-row>
              <table:table-cell office:value-type="string">
                <text:p>16:35:45</text:p>
              </table:table-cell>
              <table:table-cell office:value-type="float" office:value="3.0452">
                <text:p>3.0452</text:p>
              </table:table-cell>
              <table:table-cell office:value-type="float" office:value="3.0672">
                <text:p>3.0672</text:p>
              </table:table-cell>
              <table:table-cell office:value-type="float" office:value="3.0965">
                <text:p>3.0965</text:p>
              </table:table-cell>
            </table:table-row>
            <table:table-row>
              <table:table-cell office:value-type="string">
                <text:p>16:37:27</text:p>
              </table:table-cell>
              <table:table-cell office:value-type="float" office:value="3.0403">
                <text:p>3.0403</text:p>
              </table:table-cell>
              <table:table-cell office:value-type="float" office:value="3.0659">
                <text:p>3.0659</text:p>
              </table:table-cell>
              <table:table-cell office:value-type="float" office:value="3.0952">
                <text:p>3.0952</text:p>
              </table:table-cell>
            </table:table-row>
            <table:table-row>
              <table:table-cell office:value-type="string">
                <text:p>16:39:08</text:p>
              </table:table-cell>
              <table:table-cell office:value-type="float" office:value="3.0183">
                <text:p>3.0183</text:p>
              </table:table-cell>
              <table:table-cell office:value-type="float" office:value="3.0513">
                <text:p>3.0513</text:p>
              </table:table-cell>
              <table:table-cell office:value-type="float" office:value="3.0794">
                <text:p>3.0794</text:p>
              </table:table-cell>
            </table:table-row>
            <table:table-row>
              <table:table-cell office:value-type="string">
                <text:p>16:40:50</text:p>
              </table:table-cell>
              <table:table-cell office:value-type="float" office:value="2.9902">
                <text:p>2.9902</text:p>
              </table:table-cell>
              <table:table-cell office:value-type="float" office:value="3.0513">
                <text:p>3.0513</text:p>
              </table:table-cell>
              <table:table-cell office:value-type="float" office:value="3.0464">
                <text:p>3.0464</text:p>
              </table:table-cell>
            </table:table-row>
            <table:table-row>
              <table:table-cell office:value-type="string">
                <text:p>16:42:31</text:p>
              </table:table-cell>
              <table:table-cell office:value-type="float" office:value="2.9756">
                <text:p>2.9756</text:p>
              </table:table-cell>
              <table:table-cell office:value-type="float" office:value="3.0293">
                <text:p>3.0293</text:p>
              </table:table-cell>
              <table:table-cell office:value-type="float" office:value="3.0098">
                <text:p>3.0098</text:p>
              </table:table-cell>
            </table:table-row>
            <table:table-row>
              <table:table-cell office:value-type="string">
                <text:p>16:44:13</text:p>
              </table:table-cell>
              <table:table-cell office:value-type="float" office:value="2.9475">
                <text:p>2.9475</text:p>
              </table:table-cell>
              <table:table-cell office:value-type="float" office:value="3.0012">
                <text:p>3.0012</text:p>
              </table:table-cell>
              <table:table-cell office:value-type="float" office:value="2.9707">
                <text:p>2.9707</text:p>
              </table:table-cell>
            </table:table-row>
            <table:table-row>
              <table:table-cell office:value-type="string">
                <text:p>16:45:55</text:p>
              </table:table-cell>
              <table:table-cell office:value-type="float" office:value="2.9389">
                <text:p>2.9389</text:p>
              </table:table-cell>
              <table:table-cell office:value-type="float" office:value="2.9841">
                <text:p>2.9841</text:p>
              </table:table-cell>
              <table:table-cell office:value-type="float" office:value="2.9463">
                <text:p>2.9463</text:p>
              </table:table-cell>
            </table:table-row>
            <table:table-row>
              <table:table-cell office:value-type="string">
                <text:p>16:47:36</text:p>
              </table:table-cell>
              <table:table-cell office:value-type="float" office:value="2.928">
                <text:p>2.928</text:p>
              </table:table-cell>
              <table:table-cell office:value-type="float" office:value="2.9756">
                <text:p>2.9756</text:p>
              </table:table-cell>
              <table:table-cell office:value-type="float" office:value="2.9353">
                <text:p>2.9353</text:p>
              </table:table-cell>
            </table:table-row>
            <table:table-row>
              <table:table-cell office:value-type="string">
                <text:p>16:49:18</text:p>
              </table:table-cell>
              <table:table-cell office:value-type="float" office:value="2.9096">
                <text:p>2.9096</text:p>
              </table:table-cell>
              <table:table-cell office:value-type="float" office:value="2.956">
                <text:p>2.956</text:p>
              </table:table-cell>
              <table:table-cell office:value-type="float" office:value="2.9145">
                <text:p>2.9145</text:p>
              </table:table-cell>
            </table:table-row>
            <table:table-row>
              <table:table-cell office:value-type="string">
                <text:p>16:51:00</text:p>
              </table:table-cell>
              <table:table-cell office:value-type="float" office:value="2.8999">
                <text:p>2.8999</text:p>
              </table:table-cell>
              <table:table-cell office:value-type="float" office:value="2.9463">
                <text:p>2.9463</text:p>
              </table:table-cell>
              <table:table-cell office:value-type="float" office:value="2.9011">
                <text:p>2.9011</text:p>
              </table:table-cell>
            </table:table-row>
            <table:table-row>
              <table:table-cell office:value-type="string">
                <text:p>16:52:41</text:p>
              </table:table-cell>
              <table:table-cell office:value-type="float" office:value="2.9011">
                <text:p>2.9011</text:p>
              </table:table-cell>
              <table:table-cell office:value-type="float" office:value="2.9536">
                <text:p>2.9536</text:p>
              </table:table-cell>
              <table:table-cell office:value-type="float" office:value="2.9255">
                <text:p>2.9255</text:p>
              </table:table-cell>
            </table:table-row>
            <table:table-row>
              <table:table-cell office:value-type="string">
                <text:p>16:54:23</text:p>
              </table:table-cell>
              <table:table-cell office:value-type="float" office:value="2.9096">
                <text:p>2.9096</text:p>
              </table:table-cell>
              <table:table-cell office:value-type="float" office:value="2.9731">
                <text:p>2.9731</text:p>
              </table:table-cell>
              <table:table-cell office:value-type="float" office:value="2.9585">
                <text:p>2.9585</text:p>
              </table:table-cell>
            </table:table-row>
            <table:table-row>
              <table:table-cell office:value-type="string">
                <text:p>16:56:04</text:p>
              </table:table-cell>
              <table:table-cell office:value-type="float" office:value="2.9011">
                <text:p>2.9011</text:p>
              </table:table-cell>
              <table:table-cell office:value-type="float" office:value="2.9707">
                <text:p>2.9707</text:p>
              </table:table-cell>
              <table:table-cell office:value-type="float" office:value="2.9634">
                <text:p>2.9634</text:p>
              </table:table-cell>
            </table:table-row>
            <table:table-row>
              <table:table-cell office:value-type="string">
                <text:p>16:57:46</text:p>
              </table:table-cell>
              <table:table-cell office:value-type="float" office:value="2.9048">
                <text:p>2.9048</text:p>
              </table:table-cell>
              <table:table-cell office:value-type="float" office:value="2.8938">
                <text:p>2.8938</text:p>
              </table:table-cell>
              <table:table-cell office:value-type="float" office:value="2.9805">
                <text:p>2.9805</text:p>
              </table:table-cell>
            </table:table-row>
            <table:table-row>
              <table:table-cell office:value-type="string">
                <text:p>16:59:28</text:p>
              </table:table-cell>
              <table:table-cell office:value-type="float" office:value="2.906">
                <text:p>2.906</text:p>
              </table:table-cell>
              <table:table-cell office:value-type="float" office:value="2.9902">
                <text:p>2.9902</text:p>
              </table:table-cell>
              <table:table-cell office:value-type="float" office:value="2.9792">
                <text:p>2.9792</text:p>
              </table:table-cell>
            </table:table-row>
            <table:table-row>
              <table:table-cell office:value-type="string">
                <text:p>17:01:09</text:p>
              </table:table-cell>
              <table:table-cell office:value-type="float" office:value="2.8974">
                <text:p>2.8974</text:p>
              </table:table-cell>
              <table:table-cell office:value-type="float" office:value="2.9829">
                <text:p>2.9829</text:p>
              </table:table-cell>
              <table:table-cell office:value-type="float" office:value="2.9634">
                <text:p>2.9634</text:p>
              </table:table-cell>
            </table:table-row>
            <table:table-row>
              <table:table-cell office:value-type="string">
                <text:p>17:02:51</text:p>
              </table:table-cell>
              <table:table-cell office:value-type="float" office:value="2.8828">
                <text:p>2.8828</text:p>
              </table:table-cell>
              <table:table-cell office:value-type="float" office:value="2.9548">
                <text:p>2.9548</text:p>
              </table:table-cell>
              <table:table-cell office:value-type="float" office:value="2.9048">
                <text:p>2.9048</text:p>
              </table:table-cell>
            </table:table-row>
            <table:table-row>
              <table:table-cell office:value-type="string">
                <text:p>17:04:33</text:p>
              </table:table-cell>
              <table:table-cell office:value-type="float" office:value="2.8352">
                <text:p>2.8352</text:p>
              </table:table-cell>
              <table:table-cell office:value-type="float" office:value="2.9096">
                <text:p>2.9096</text:p>
              </table:table-cell>
              <table:table-cell office:value-type="float" office:value="2.8596">
                <text:p>2.8596</text:p>
              </table:table-cell>
            </table:table-row>
            <table:table-row>
              <table:table-cell office:value-type="string">
                <text:p>17:06:14</text:p>
              </table:table-cell>
              <table:table-cell office:value-type="float" office:value="2.8694">
                <text:p>2.8694</text:p>
              </table:table-cell>
              <table:table-cell office:value-type="float" office:value="2.9487">
                <text:p>2.9487</text:p>
              </table:table-cell>
              <table:table-cell office:value-type="float" office:value="2.9133">
                <text:p>2.9133</text:p>
              </table:table-cell>
            </table:table-row>
            <table:table-row>
              <table:table-cell office:value-type="string">
                <text:p>17:07:56</text:p>
              </table:table-cell>
              <table:table-cell office:value-type="float" office:value="2.9084">
                <text:p>2.9084</text:p>
              </table:table-cell>
              <table:table-cell office:value-type="float" office:value="2.9841">
                <text:p>2.9841</text:p>
              </table:table-cell>
              <table:table-cell office:value-type="float" office:value="2.9499">
                <text:p>2.9499</text:p>
              </table:table-cell>
            </table:table-row>
            <table:table-row>
              <table:table-cell office:value-type="string">
                <text:p>17:09:37</text:p>
              </table:table-cell>
              <table:table-cell office:value-type="float" office:value="2.9048">
                <text:p>2.9048</text:p>
              </table:table-cell>
              <table:table-cell office:value-type="float" office:value="2.9817">
                <text:p>2.9817</text:p>
              </table:table-cell>
              <table:table-cell office:value-type="float" office:value="2.9438">
                <text:p>2.9438</text:p>
              </table:table-cell>
            </table:table-row>
            <table:table-row>
              <table:table-cell office:value-type="string">
                <text:p>17:11:19</text:p>
              </table:table-cell>
              <table:table-cell office:value-type="float" office:value="2.9011">
                <text:p>2.9011</text:p>
              </table:table-cell>
              <table:table-cell office:value-type="float" office:value="2.9719">
                <text:p>2.9719</text:p>
              </table:table-cell>
              <table:table-cell office:value-type="float" office:value="2.9292">
                <text:p>2.9292</text:p>
              </table:table-cell>
            </table:table-row>
            <table:table-row>
              <table:table-cell office:value-type="string">
                <text:p>17:13:01</text:p>
              </table:table-cell>
              <table:table-cell office:value-type="float" office:value="2.8803">
                <text:p>2.8803</text:p>
              </table:table-cell>
              <table:table-cell office:value-type="float" office:value="2.9621">
                <text:p>2.9621</text:p>
              </table:table-cell>
              <table:table-cell office:value-type="float" office:value="2.9096">
                <text:p>2.9096</text:p>
              </table:table-cell>
            </table:table-row>
            <table:table-row>
              <table:table-cell office:value-type="string">
                <text:p>17:14:42</text:p>
              </table:table-cell>
              <table:table-cell office:value-type="float" office:value="2.8864">
                <text:p>2.8864</text:p>
              </table:table-cell>
              <table:table-cell office:value-type="float" office:value="2.674">
                <text:p>2.674</text:p>
              </table:table-cell>
              <table:table-cell office:value-type="float" office:value="2.9109">
                <text:p>2.9109</text:p>
              </table:table-cell>
            </table:table-row>
            <table:table-row>
              <table:table-cell office:value-type="string">
                <text:p>17:16:24</text:p>
              </table:table-cell>
              <table:table-cell office:value-type="float" office:value="2.8803">
                <text:p>2.8803</text:p>
              </table:table-cell>
              <table:table-cell office:value-type="float" office:value="2.9634">
                <text:p>2.9634</text:p>
              </table:table-cell>
              <table:table-cell office:value-type="float" office:value="2.8767">
                <text:p>2.8767</text:p>
              </table:table-cell>
            </table:table-row>
            <table:table-row>
              <table:table-cell office:value-type="string">
                <text:p>17:18:06</text:p>
              </table:table-cell>
              <table:table-cell office:value-type="float" office:value="2.8632">
                <text:p>2.8632</text:p>
              </table:table-cell>
              <table:table-cell office:value-type="float" office:value="2.9438">
                <text:p>2.9438</text:p>
              </table:table-cell>
              <table:table-cell office:value-type="float" office:value="2.8559">
                <text:p>2.8559</text:p>
              </table:table-cell>
            </table:table-row>
            <table:table-row>
              <table:table-cell office:value-type="string">
                <text:p>17:19:47</text:p>
              </table:table-cell>
              <table:table-cell office:value-type="float" office:value="2.8559">
                <text:p>2.8559</text:p>
              </table:table-cell>
              <table:table-cell office:value-type="float" office:value="2.9316">
                <text:p>2.9316</text:p>
              </table:table-cell>
              <table:table-cell office:value-type="float" office:value="2.8474">
                <text:p>2.8474</text:p>
              </table:table-cell>
            </table:table-row>
            <table:table-row>
              <table:table-cell office:value-type="string">
                <text:p>17:24:52</text:p>
              </table:table-cell>
              <table:table-cell office:value-type="float" office:value="2.7741">
                <text:p>2.7741</text:p>
              </table:table-cell>
              <table:table-cell office:value-type="float" office:value="2.906">
                <text:p>2.906</text:p>
              </table:table-cell>
              <table:table-cell office:value-type="float" office:value="2.7448">
                <text:p>2.7448</text:p>
              </table:table-cell>
            </table:table-row>
            <table:table-row>
              <table:table-cell office:value-type="string">
                <text:p>17:26:34</text:p>
              </table:table-cell>
              <table:table-cell office:value-type="float" office:value="2.8046">
                <text:p>2.8046</text:p>
              </table:table-cell>
              <table:table-cell office:value-type="float" office:value="2.9292">
                <text:p>2.9292</text:p>
              </table:table-cell>
              <table:table-cell office:value-type="float" office:value="2.779">
                <text:p>2.779</text:p>
              </table:table-cell>
            </table:table-row>
            <table:table-row>
              <table:table-cell office:value-type="string">
                <text:p>17:28:15</text:p>
              </table:table-cell>
              <table:table-cell office:value-type="float" office:value="2.8181">
                <text:p>2.8181</text:p>
              </table:table-cell>
              <table:table-cell office:value-type="float" office:value="2.9573">
                <text:p>2.9573</text:p>
              </table:table-cell>
              <table:table-cell office:value-type="float" office:value="2.8339">
                <text:p>2.8339</text:p>
              </table:table-cell>
            </table:table-row>
            <table:table-row>
              <table:table-cell office:value-type="string">
                <text:p>17:29:57</text:p>
              </table:table-cell>
              <table:table-cell office:value-type="float" office:value="2.8278">
                <text:p>2.8278</text:p>
              </table:table-cell>
              <table:table-cell office:value-type="float" office:value="2.9695">
                <text:p>2.9695</text:p>
              </table:table-cell>
              <table:table-cell office:value-type="float" office:value="2.8462">
                <text:p>2.8462</text:p>
              </table:table-cell>
            </table:table-row>
            <table:table-row>
              <table:table-cell office:value-type="string">
                <text:p>17:31:39</text:p>
              </table:table-cell>
              <table:table-cell office:value-type="float" office:value="2.8449">
                <text:p>2.8449</text:p>
              </table:table-cell>
              <table:table-cell office:value-type="float" office:value="2.9695">
                <text:p>2.9695</text:p>
              </table:table-cell>
              <table:table-cell office:value-type="float" office:value="2.8547">
                <text:p>2.8547</text:p>
              </table:table-cell>
            </table:table-row>
            <table:table-row>
              <table:table-cell office:value-type="string">
                <text:p>17:33:20</text:p>
              </table:table-cell>
              <table:table-cell office:value-type="float" office:value="2.8181">
                <text:p>2.8181</text:p>
              </table:table-cell>
              <table:table-cell office:value-type="float" office:value="2.9512">
                <text:p>2.9512</text:p>
              </table:table-cell>
              <table:table-cell office:value-type="float" office:value="2.7863">
                <text:p>2.7863</text:p>
              </table:table-cell>
            </table:table-row>
            <table:table-row>
              <table:table-cell office:value-type="string">
                <text:p>17:35:02</text:p>
              </table:table-cell>
              <table:table-cell office:value-type="float" office:value="2.8425">
                <text:p>2.8425</text:p>
              </table:table-cell>
              <table:table-cell office:value-type="float" office:value="2.9621">
                <text:p>2.9621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17:36:43</text:p>
              </table:table-cell>
              <table:table-cell office:value-type="float" office:value="2.7985">
                <text:p>2.7985</text:p>
              </table:table-cell>
              <table:table-cell office:value-type="float" office:value="2.9426">
                <text:p>2.9426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17:38:25</text:p>
              </table:table-cell>
              <table:table-cell office:value-type="float" office:value="2.8046">
                <text:p>2.8046</text:p>
              </table:table-cell>
              <table:table-cell office:value-type="float" office:value="2.9426">
                <text:p>2.9426</text:p>
              </table:table-cell>
              <table:table-cell office:value-type="float" office:value="2.7924">
                <text:p>2.7924</text:p>
              </table:table-cell>
            </table:table-row>
            <table:table-row>
              <table:table-cell office:value-type="string">
                <text:p>17:40:07</text:p>
              </table:table-cell>
              <table:table-cell office:value-type="float" office:value="2.8156">
                <text:p>2.8156</text:p>
              </table:table-cell>
              <table:table-cell office:value-type="float" office:value="2.9438">
                <text:p>2.9438</text:p>
              </table:table-cell>
              <table:table-cell office:value-type="float" office:value="2.8266">
                <text:p>2.8266</text:p>
              </table:table-cell>
            </table:table-row>
            <table:table-row>
              <table:table-cell office:value-type="string">
                <text:p>17:41:48</text:p>
              </table:table-cell>
              <table:table-cell office:value-type="float" office:value="2.8632">
                <text:p>2.8632</text:p>
              </table:table-cell>
              <table:table-cell office:value-type="float" office:value="2.9805">
                <text:p>2.9805</text:p>
              </table:table-cell>
              <table:table-cell office:value-type="float" office:value="2.9109">
                <text:p>2.9109</text:p>
              </table:table-cell>
            </table:table-row>
            <table:table-row>
              <table:table-cell office:value-type="string">
                <text:p>17:43:30</text:p>
              </table:table-cell>
              <table:table-cell office:value-type="float" office:value="2.9158">
                <text:p>2.9158</text:p>
              </table:table-cell>
              <table:table-cell office:value-type="float" office:value="3.0464">
                <text:p>3.04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:45:11</text:p>
              </table:table-cell>
              <table:table-cell office:value-type="float" office:value="2.9707">
                <text:p>2.9707</text:p>
              </table:table-cell>
              <table:table-cell office:value-type="float" office:value="3.083">
                <text:p>3.083</text:p>
              </table:table-cell>
              <table:table-cell office:value-type="float" office:value="3.0464">
                <text:p>3.0464</text:p>
              </table:table-cell>
            </table:table-row>
            <table:table-row>
              <table:table-cell office:value-type="string">
                <text:p>17:46:53</text:p>
              </table:table-cell>
              <table:table-cell office:value-type="float" office:value="2.989">
                <text:p>2.989</text:p>
              </table:table-cell>
              <table:table-cell office:value-type="float" office:value="3.1026">
                <text:p>3.1026</text:p>
              </table:table-cell>
              <table:table-cell office:value-type="float" office:value="3.0745">
                <text:p>3.0745</text:p>
              </table:table-cell>
            </table:table-row>
            <table:table-row>
              <table:table-cell office:value-type="string">
                <text:p>17:48:35</text:p>
              </table:table-cell>
              <table:table-cell office:value-type="float" office:value="3.0134">
                <text:p>3.0134</text:p>
              </table:table-cell>
              <table:table-cell office:value-type="float" office:value="3.1087">
                <text:p>3.1087</text:p>
              </table:table-cell>
              <table:table-cell office:value-type="float" office:value="3.0891">
                <text:p>3.0891</text:p>
              </table:table-cell>
            </table:table-row>
            <table:table-row>
              <table:table-cell office:value-type="string">
                <text:p>17:50:16</text:p>
              </table:table-cell>
              <table:table-cell office:value-type="float" office:value="3.0281">
                <text:p>3.0281</text:p>
              </table:table-cell>
              <table:table-cell office:value-type="float" office:value="3.1209">
                <text:p>3.1209</text:p>
              </table:table-cell>
              <table:table-cell office:value-type="float" office:value="3.0965">
                <text:p>3.0965</text:p>
              </table:table-cell>
            </table:table-row>
            <table:table-row>
              <table:table-cell office:value-type="string">
                <text:p>17:51:58</text:p>
              </table:table-cell>
              <table:table-cell office:value-type="float" office:value="3.0427">
                <text:p>3.0427</text:p>
              </table:table-cell>
              <table:table-cell office:value-type="float" office:value="3.1258">
                <text:p>3.1258</text:p>
              </table:table-cell>
              <table:table-cell office:value-type="float" office:value="3.1111">
                <text:p>3.1111</text:p>
              </table:table-cell>
            </table:table-row>
            <table:table-row>
              <table:table-cell office:value-type="string">
                <text:p>17:54:08</text:p>
              </table:table-cell>
              <table:table-cell office:value-type="float" office:value="3.0269">
                <text:p>3.0269</text:p>
              </table:table-cell>
              <table:table-cell office:value-type="float" office:value="3.1148">
                <text:p>3.1148</text:p>
              </table:table-cell>
              <table:table-cell office:value-type="float" office:value="3.0806">
                <text:p>3.0806</text:p>
              </table:table-cell>
            </table:table-row>
            <table:table-row>
              <table:table-cell office:value-type="string">
                <text:p>17:56:03</text:p>
              </table:table-cell>
              <table:table-cell office:value-type="float" office:value="3.0085">
                <text:p>3.0085</text:p>
              </table:table-cell>
              <table:table-cell office:value-type="float" office:value="3.0965">
                <text:p>3.0965</text:p>
              </table:table-cell>
              <table:table-cell office:value-type="float" office:value="3.0391">
                <text:p>3.0391</text:p>
              </table:table-cell>
            </table:table-row>
            <table:table-row>
              <table:table-cell office:value-type="string">
                <text:p>17:57:45</text:p>
              </table:table-cell>
              <table:table-cell office:value-type="float" office:value="2.9915">
                <text:p>2.9915</text:p>
              </table:table-cell>
              <table:table-cell office:value-type="float" office:value="3.0659">
                <text:p>3.0659</text:p>
              </table:table-cell>
              <table:table-cell office:value-type="float" office:value="3.0073">
                <text:p>3.0073</text:p>
              </table:table-cell>
            </table:table-row>
            <table:table-row>
              <table:table-cell office:value-type="string">
                <text:p>17:59:26</text:p>
              </table:table-cell>
              <table:table-cell office:value-type="float" office:value="2.978">
                <text:p>2.978</text:p>
              </table:table-cell>
              <table:table-cell office:value-type="float" office:value="3.0525">
                <text:p>3.0525</text:p>
              </table:table-cell>
              <table:table-cell office:value-type="float" office:value="2.9792">
                <text:p>2.9792</text:p>
              </table:table-cell>
            </table:table-row>
            <table:table-row>
              <table:table-cell office:value-type="string">
                <text:p>18:01:08</text:p>
              </table:table-cell>
              <table:table-cell office:value-type="float" office:value="2.956">
                <text:p>2.956</text:p>
              </table:table-cell>
              <table:table-cell office:value-type="float" office:value="3.0354">
                <text:p>3.0354</text:p>
              </table:table-cell>
              <table:table-cell office:value-type="float" office:value="2.9744">
                <text:p>2.9744</text:p>
              </table:table-cell>
            </table:table-row>
            <table:table-row>
              <table:table-cell office:value-type="string">
                <text:p>18:02:49</text:p>
              </table:table-cell>
              <table:table-cell office:value-type="float" office:value="2.9194">
                <text:p>2.9194</text:p>
              </table:table-cell>
              <table:table-cell office:value-type="float" office:value="3.0061">
                <text:p>3.0061</text:p>
              </table:table-cell>
              <table:table-cell office:value-type="float" office:value="2.9341">
                <text:p>2.9341</text:p>
              </table:table-cell>
            </table:table-row>
            <table:table-row>
              <table:table-cell office:value-type="string">
                <text:p>18:06:13</text:p>
              </table:table-cell>
              <table:table-cell office:value-type="float" office:value="2.8547">
                <text:p>2.8547</text:p>
              </table:table-cell>
              <table:table-cell office:value-type="float" office:value="3.0134">
                <text:p>3.0134</text:p>
              </table:table-cell>
              <table:table-cell office:value-type="float" office:value="2.873">
                <text:p>2.873</text:p>
              </table:table-cell>
            </table:table-row>
            <table:table-row>
              <table:table-cell office:value-type="string">
                <text:p>18:07:54</text:p>
              </table:table-cell>
              <table:table-cell office:value-type="float" office:value="2.823">
                <text:p>2.823</text:p>
              </table:table-cell>
              <table:table-cell office:value-type="float" office:value="2.9841">
                <text:p>2.9841</text:p>
              </table:table-cell>
              <table:table-cell office:value-type="float" office:value="2.8498">
                <text:p>2.8498</text:p>
              </table:table-cell>
            </table:table-row>
            <table:table-row>
              <table:table-cell office:value-type="string">
                <text:p>18:09:36</text:p>
              </table:table-cell>
              <table:table-cell office:value-type="float" office:value="2.8217">
                <text:p>2.8217</text:p>
              </table:table-cell>
              <table:table-cell office:value-type="float" office:value="2.9609">
                <text:p>2.9609</text:p>
              </table:table-cell>
              <table:table-cell office:value-type="float" office:value="2.8425">
                <text:p>2.8425</text:p>
              </table:table-cell>
            </table:table-row>
            <table:table-row>
              <table:table-cell office:value-type="string">
                <text:p>18:11:18</text:p>
              </table:table-cell>
              <table:table-cell office:value-type="float" office:value="2.8046">
                <text:p>2.8046</text:p>
              </table:table-cell>
              <table:table-cell office:value-type="float" office:value="2.9402">
                <text:p>2.9402</text:p>
              </table:table-cell>
              <table:table-cell office:value-type="float" office:value="2.8083">
                <text:p>2.8083</text:p>
              </table:table-cell>
            </table:table-row>
            <table:table-row>
              <table:table-cell office:value-type="string">
                <text:p>18:12:59</text:p>
              </table:table-cell>
              <table:table-cell office:value-type="float" office:value="2.8083">
                <text:p>2.8083</text:p>
              </table:table-cell>
              <table:table-cell office:value-type="float" office:value="2.9158">
                <text:p>2.9158</text:p>
              </table:table-cell>
              <table:table-cell office:value-type="float" office:value="2.7912">
                <text:p>2.7912</text:p>
              </table:table-cell>
            </table:table-row>
            <table:table-row>
              <table:table-cell office:value-type="string">
                <text:p>18:14:41</text:p>
              </table:table-cell>
              <table:table-cell office:value-type="float" office:value="2.8315">
                <text:p>2.8315</text:p>
              </table:table-cell>
              <table:table-cell office:value-type="float" office:value="2.9365">
                <text:p>2.9365</text:p>
              </table:table-cell>
              <table:table-cell office:value-type="float" office:value="2.8083">
                <text:p>2.8083</text:p>
              </table:table-cell>
            </table:table-row>
            <table:table-row>
              <table:table-cell office:value-type="string">
                <text:p>18:16:22</text:p>
              </table:table-cell>
              <table:table-cell office:value-type="float" office:value="2.8132">
                <text:p>2.8132</text:p>
              </table:table-cell>
              <table:table-cell office:value-type="float" office:value="2.9438">
                <text:p>2.9438</text:p>
              </table:table-cell>
              <table:table-cell office:value-type="float" office:value="2.7839">
                <text:p>2.7839</text:p>
              </table:table-cell>
            </table:table-row>
            <table:table-row>
              <table:table-cell office:value-type="string">
                <text:p>18:18:04</text:p>
              </table:table-cell>
              <table:table-cell office:value-type="float" office:value="2.8132">
                <text:p>2.8132</text:p>
              </table:table-cell>
              <table:table-cell office:value-type="float" office:value="2.9292">
                <text:p>2.9292</text:p>
              </table:table-cell>
              <table:table-cell office:value-type="float" office:value="2.7802">
                <text:p>2.7802</text:p>
              </table:table-cell>
            </table:table-row>
            <table:table-row>
              <table:table-cell office:value-type="string">
                <text:p>18:19:46</text:p>
              </table:table-cell>
              <table:table-cell office:value-type="float" office:value="2.8034">
                <text:p>2.8034</text:p>
              </table:table-cell>
              <table:table-cell office:value-type="float" office:value="2.9182">
                <text:p>2.9182</text:p>
              </table:table-cell>
              <table:table-cell office:value-type="float" office:value="2.7778">
                <text:p>2.7778</text:p>
              </table:table-cell>
            </table:table-row>
            <table:table-row>
              <table:table-cell office:value-type="string">
                <text:p>18:21:27</text:p>
              </table:table-cell>
              <table:table-cell office:value-type="float" office:value="2.7924">
                <text:p>2.7924</text:p>
              </table:table-cell>
              <table:table-cell office:value-type="float" office:value="2.8425">
                <text:p>2.8425</text:p>
              </table:table-cell>
              <table:table-cell office:value-type="float" office:value="2.7729">
                <text:p>2.7729</text:p>
              </table:table-cell>
            </table:table-row>
            <table:table-row>
              <table:table-cell office:value-type="string">
                <text:p>18:23:09</text:p>
              </table:table-cell>
              <table:table-cell office:value-type="float" office:value="2.7827">
                <text:p>2.7827</text:p>
              </table:table-cell>
              <table:table-cell office:value-type="float" office:value="2.8462">
                <text:p>2.8462</text:p>
              </table:table-cell>
              <table:table-cell office:value-type="float" office:value="2.7705">
                <text:p>2.7705</text:p>
              </table:table-cell>
            </table:table-row>
            <table:table-row>
              <table:table-cell office:value-type="string">
                <text:p>18:24:50</text:p>
              </table:table-cell>
              <table:table-cell office:value-type="float" office:value="2.7692">
                <text:p>2.7692</text:p>
              </table:table-cell>
              <table:table-cell office:value-type="float" office:value="2.8291">
                <text:p>2.8291</text:p>
              </table:table-cell>
              <table:table-cell office:value-type="float" office:value="2.7509">
                <text:p>2.7509</text:p>
              </table:table-cell>
            </table:table-row>
            <table:table-row>
              <table:table-cell office:value-type="string">
                <text:p>18:26:32</text:p>
              </table:table-cell>
              <table:table-cell office:value-type="float" office:value="2.7656">
                <text:p>2.7656</text:p>
              </table:table-cell>
              <table:table-cell office:value-type="float" office:value="2.8291">
                <text:p>2.8291</text:p>
              </table:table-cell>
              <table:table-cell office:value-type="float" office:value="2.7424">
                <text:p>2.7424</text:p>
              </table:table-cell>
            </table:table-row>
            <table:table-row>
              <table:table-cell office:value-type="string">
                <text:p>18:28:14</text:p>
              </table:table-cell>
              <table:table-cell office:value-type="float" office:value="2.7448">
                <text:p>2.7448</text:p>
              </table:table-cell>
              <table:table-cell office:value-type="float" office:value="2.8034">
                <text:p>2.8034</text:p>
              </table:table-cell>
              <table:table-cell office:value-type="float" office:value="2.7033">
                <text:p>2.7033</text:p>
              </table:table-cell>
            </table:table-row>
            <table:table-row>
              <table:table-cell office:value-type="string">
                <text:p>18:29:55</text:p>
              </table:table-cell>
              <table:table-cell office:value-type="float" office:value="2.7155">
                <text:p>2.7155</text:p>
              </table:table-cell>
              <table:table-cell office:value-type="float" office:value="2.7814">
                <text:p>2.7814</text:p>
              </table:table-cell>
              <table:table-cell office:value-type="float" office:value="2.6935">
                <text:p>2.6935</text:p>
              </table:table-cell>
            </table:table-row>
            <table:table-row>
              <table:table-cell office:value-type="string">
                <text:p>18:31:37</text:p>
              </table:table-cell>
              <table:table-cell office:value-type="float" office:value="2.7143">
                <text:p>2.7143</text:p>
              </table:table-cell>
              <table:table-cell office:value-type="float" office:value="2.7778">
                <text:p>2.7778</text:p>
              </table:table-cell>
              <table:table-cell office:value-type="float" office:value="2.7155">
                <text:p>2.7155</text:p>
              </table:table-cell>
            </table:table-row>
            <table:table-row>
              <table:table-cell office:value-type="string">
                <text:p>18:33:19</text:p>
              </table:table-cell>
              <table:table-cell office:value-type="float" office:value="2.7387">
                <text:p>2.7387</text:p>
              </table:table-cell>
              <table:table-cell office:value-type="float" office:value="2.801">
                <text:p>2.801</text:p>
              </table:table-cell>
              <table:table-cell office:value-type="float" office:value="2.7521">
                <text:p>2.7521</text:p>
              </table:table-cell>
            </table:table-row>
            <table:table-row>
              <table:table-cell office:value-type="string">
                <text:p>18:35:00</text:p>
              </table:table-cell>
              <table:table-cell office:value-type="float" office:value="2.7924">
                <text:p>2.7924</text:p>
              </table:table-cell>
              <table:table-cell office:value-type="float" office:value="2.8535">
                <text:p>2.8535</text:p>
              </table:table-cell>
              <table:table-cell office:value-type="float" office:value="2.8046">
                <text:p>2.8046</text:p>
              </table:table-cell>
            </table:table-row>
            <table:table-row>
              <table:table-cell office:value-type="string">
                <text:p>18:36:42</text:p>
              </table:table-cell>
              <table:table-cell office:value-type="float" office:value="2.8034">
                <text:p>2.8034</text:p>
              </table:table-cell>
              <table:table-cell office:value-type="float" office:value="2.8657">
                <text:p>2.8657</text:p>
              </table:table-cell>
              <table:table-cell office:value-type="float" office:value="2.8059">
                <text:p>2.8059</text:p>
              </table:table-cell>
            </table:table-row>
            <table:table-row>
              <table:table-cell office:value-type="string">
                <text:p>18:38:24</text:p>
              </table:table-cell>
              <table:table-cell office:value-type="float" office:value="2.3614">
                <text:p>2.3614</text:p>
              </table:table-cell>
              <table:table-cell office:value-type="float" office:value="2.6813">
                <text:p>2.6813</text:p>
              </table:table-cell>
              <table:table-cell office:value-type="float" office:value="2.7851">
                <text:p>2.7851</text:p>
              </table:table-cell>
            </table:table-row>
            <table:table-row>
              <table:table-cell office:value-type="string">
                <text:p>18:40:05</text:p>
              </table:table-cell>
              <table:table-cell office:value-type="float" office:value="2.7448">
                <text:p>2.7448</text:p>
              </table:table-cell>
              <table:table-cell office:value-type="float" office:value="2.8938">
                <text:p>2.8938</text:p>
              </table:table-cell>
              <table:table-cell office:value-type="float" office:value="2.7363">
                <text:p>2.7363</text:p>
              </table:table-cell>
            </table:table-row>
            <table:table-row>
              <table:table-cell office:value-type="string">
                <text:p>18:41:47</text:p>
              </table:table-cell>
              <table:table-cell office:value-type="float" office:value="2.7363">
                <text:p>2.7363</text:p>
              </table:table-cell>
              <table:table-cell office:value-type="float" office:value="2.8803">
                <text:p>2.8803</text:p>
              </table:table-cell>
              <table:table-cell office:value-type="float" office:value="2.7363">
                <text:p>2.7363</text:p>
              </table:table-cell>
            </table:table-row>
            <table:table-row>
              <table:table-cell office:value-type="string">
                <text:p>18:43:28</text:p>
              </table:table-cell>
              <table:table-cell office:value-type="float" office:value="2.735">
                <text:p>2.735</text:p>
              </table:table-cell>
              <table:table-cell office:value-type="float" office:value="2.8828">
                <text:p>2.8828</text:p>
              </table:table-cell>
              <table:table-cell office:value-type="float" office:value="2.735">
                <text:p>2.735</text:p>
              </table:table-cell>
            </table:table-row>
            <table:table-row>
              <table:table-cell office:value-type="string">
                <text:p>18:45:10</text:p>
              </table:table-cell>
              <table:table-cell office:value-type="float" office:value="2.7411">
                <text:p>2.7411</text:p>
              </table:table-cell>
              <table:table-cell office:value-type="float" office:value="2.8816">
                <text:p>2.8816</text:p>
              </table:table-cell>
              <table:table-cell office:value-type="float" office:value="2.7424">
                <text:p>2.7424</text:p>
              </table:table-cell>
            </table:table-row>
            <table:table-row>
              <table:table-cell office:value-type="string">
                <text:p>18:46:52</text:p>
              </table:table-cell>
              <table:table-cell office:value-type="float" office:value="2.757">
                <text:p>2.757</text:p>
              </table:table-cell>
              <table:table-cell office:value-type="float" office:value="2.8987">
                <text:p>2.8987</text:p>
              </table:table-cell>
              <table:table-cell office:value-type="float" office:value="2.7497">
                <text:p>2.7497</text:p>
              </table:table-cell>
            </table:table-row>
            <table:table-row>
              <table:table-cell office:value-type="string">
                <text:p>18:48:33</text:p>
              </table:table-cell>
              <table:table-cell office:value-type="float" office:value="2.7729">
                <text:p>2.7729</text:p>
              </table:table-cell>
              <table:table-cell office:value-type="float" office:value="2.9109">
                <text:p>2.9109</text:p>
              </table:table-cell>
              <table:table-cell office:value-type="float" office:value="2.7497">
                <text:p>2.7497</text:p>
              </table:table-cell>
            </table:table-row>
            <table:table-row>
              <table:table-cell office:value-type="string">
                <text:p>18:50:15</text:p>
              </table:table-cell>
              <table:table-cell office:value-type="float" office:value="2.7595">
                <text:p>2.7595</text:p>
              </table:table-cell>
              <table:table-cell office:value-type="float" office:value="2.9109">
                <text:p>2.9109</text:p>
              </table:table-cell>
              <table:table-cell office:value-type="float" office:value="2.7558">
                <text:p>2.7558</text:p>
              </table:table-cell>
            </table:table-row>
            <table:table-row>
              <table:table-cell office:value-type="string">
                <text:p>18:51:56</text:p>
              </table:table-cell>
              <table:table-cell office:value-type="float" office:value="2.7167">
                <text:p>2.7167</text:p>
              </table:table-cell>
              <table:table-cell office:value-type="float" office:value="2.873">
                <text:p>2.873</text:p>
              </table:table-cell>
              <table:table-cell office:value-type="float" office:value="2.7228">
                <text:p>2.7228</text:p>
              </table:table-cell>
            </table:table-row>
            <table:table-row>
              <table:table-cell office:value-type="string">
                <text:p>18:53:38</text:p>
              </table:table-cell>
              <table:table-cell office:value-type="float" office:value="2.6862">
                <text:p>2.6862</text:p>
              </table:table-cell>
              <table:table-cell office:value-type="float" office:value="2.4164">
                <text:p>2.4164</text:p>
              </table:table-cell>
              <table:table-cell office:value-type="float" office:value="2.7009">
                <text:p>2.7009</text:p>
              </table:table-cell>
            </table:table-row>
            <table:table-row>
              <table:table-cell office:value-type="string">
                <text:p>18:55:20</text:p>
              </table:table-cell>
              <table:table-cell office:value-type="float" office:value="2.7009">
                <text:p>2.7009</text:p>
              </table:table-cell>
              <table:table-cell office:value-type="float" office:value="2.8547">
                <text:p>2.8547</text:p>
              </table:table-cell>
              <table:table-cell office:value-type="float" office:value="2.7192">
                <text:p>2.7192</text:p>
              </table:table-cell>
            </table:table-row>
            <table:table-row>
              <table:table-cell office:value-type="string">
                <text:p>18:57:01</text:p>
              </table:table-cell>
              <table:table-cell office:value-type="float" office:value="2.6752">
                <text:p>2.6752</text:p>
              </table:table-cell>
              <table:table-cell office:value-type="float" office:value="2.8278">
                <text:p>2.8278</text:p>
              </table:table-cell>
              <table:table-cell office:value-type="float" office:value="2.6813">
                <text:p>2.6813</text:p>
              </table:table-cell>
            </table:table-row>
            <table:table-row>
              <table:table-cell office:value-type="string">
                <text:p>18:58:43</text:p>
              </table:table-cell>
              <table:table-cell office:value-type="float" office:value="2.6667">
                <text:p>2.6667</text:p>
              </table:table-cell>
              <table:table-cell office:value-type="float" office:value="2.8156">
                <text:p>2.8156</text:p>
              </table:table-cell>
              <table:table-cell office:value-type="float" office:value="2.6947">
                <text:p>2.6947</text:p>
              </table:table-cell>
            </table:table-row>
            <table:table-row>
              <table:table-cell office:value-type="string">
                <text:p>19:00:25</text:p>
              </table:table-cell>
              <table:table-cell office:value-type="float" office:value="2.6996">
                <text:p>2.6996</text:p>
              </table:table-cell>
              <table:table-cell office:value-type="float" office:value="2.8437">
                <text:p>2.8437</text:p>
              </table:table-cell>
              <table:table-cell office:value-type="float" office:value="2.7289">
                <text:p>2.7289</text:p>
              </table:table-cell>
            </table:table-row>
            <table:table-row>
              <table:table-cell office:value-type="string">
                <text:p>19:02:06</text:p>
              </table:table-cell>
              <table:table-cell office:value-type="float" office:value="2.7228">
                <text:p>2.7228</text:p>
              </table:table-cell>
              <table:table-cell office:value-type="float" office:value="2.8523">
                <text:p>2.8523</text:p>
              </table:table-cell>
              <table:table-cell office:value-type="float" office:value="2.7631">
                <text:p>2.7631</text:p>
              </table:table-cell>
            </table:table-row>
            <table:table-row>
              <table:table-cell office:value-type="string">
                <text:p>19:03:48</text:p>
              </table:table-cell>
              <table:table-cell office:value-type="float" office:value="2.7253">
                <text:p>2.7253</text:p>
              </table:table-cell>
              <table:table-cell office:value-type="float" office:value="2.8632">
                <text:p>2.8632</text:p>
              </table:table-cell>
              <table:table-cell office:value-type="float" office:value="2.8034">
                <text:p>2.8034</text:p>
              </table:table-cell>
            </table:table-row>
            <table:table-row>
              <table:table-cell office:value-type="string">
                <text:p>19:05:29</text:p>
              </table:table-cell>
              <table:table-cell office:value-type="float" office:value="2.7253">
                <text:p>2.7253</text:p>
              </table:table-cell>
              <table:table-cell office:value-type="float" office:value="2.8803">
                <text:p>2.8803</text:p>
              </table:table-cell>
              <table:table-cell office:value-type="float" office:value="2.8523">
                <text:p>2.8523</text:p>
              </table:table-cell>
            </table:table-row>
            <table:table-row>
              <table:table-cell office:value-type="string">
                <text:p>19:07:11</text:p>
              </table:table-cell>
              <table:table-cell office:value-type="float" office:value="2.6972">
                <text:p>2.6972</text:p>
              </table:table-cell>
              <table:table-cell office:value-type="float" office:value="2.8706">
                <text:p>2.8706</text:p>
              </table:table-cell>
              <table:table-cell office:value-type="float" office:value="2.8266">
                <text:p>2.8266</text:p>
              </table:table-cell>
            </table:table-row>
            <table:table-row>
              <table:table-cell office:value-type="string">
                <text:p>19:08:53</text:p>
              </table:table-cell>
              <table:table-cell office:value-type="float" office:value="2.6777">
                <text:p>2.6777</text:p>
              </table:table-cell>
              <table:table-cell office:value-type="float" office:value="2.8657">
                <text:p>2.8657</text:p>
              </table:table-cell>
              <table:table-cell office:value-type="float" office:value="2.8181">
                <text:p>2.8181</text:p>
              </table:table-cell>
            </table:table-row>
            <table:table-row>
              <table:table-cell office:value-type="string">
                <text:p>19:10:34</text:p>
              </table:table-cell>
              <table:table-cell office:value-type="float" office:value="2.6642">
                <text:p>2.6642</text:p>
              </table:table-cell>
              <table:table-cell office:value-type="float" office:value="2.5971">
                <text:p>2.5971</text:p>
              </table:table-cell>
              <table:table-cell office:value-type="float" office:value="2.7875">
                <text:p>2.7875</text:p>
              </table:table-cell>
            </table:table-row>
            <table:table-row>
              <table:table-cell office:value-type="string">
                <text:p>19:12:16</text:p>
              </table:table-cell>
              <table:table-cell office:value-type="float" office:value="2.6288">
                <text:p>2.6288</text:p>
              </table:table-cell>
              <table:table-cell office:value-type="float" office:value="2.768">
                <text:p>2.768</text:p>
              </table:table-cell>
              <table:table-cell office:value-type="float" office:value="2.735">
                <text:p>2.735</text:p>
              </table:table-cell>
            </table:table-row>
            <table:table-row>
              <table:table-cell office:value-type="string">
                <text:p>19:13:57</text:p>
              </table:table-cell>
              <table:table-cell office:value-type="float" office:value="2.5543">
                <text:p>2.5543</text:p>
              </table:table-cell>
              <table:table-cell office:value-type="float" office:value="2.7094">
                <text:p>2.7094</text:p>
              </table:table-cell>
              <table:table-cell office:value-type="float" office:value="2.6313">
                <text:p>2.6313</text:p>
              </table:table-cell>
            </table:table-row>
            <table:table-row>
              <table:table-cell office:value-type="string">
                <text:p>19:15:39</text:p>
              </table:table-cell>
              <table:table-cell office:value-type="float" office:value="2.4164">
                <text:p>2.4164</text:p>
              </table:table-cell>
              <table:table-cell office:value-type="float" office:value="2.5751">
                <text:p>2.5751</text:p>
              </table:table-cell>
              <table:table-cell office:value-type="float" office:value="2.4615">
                <text:p>2.4615</text:p>
              </table:table-cell>
            </table:table-row>
            <table:table-row>
              <table:table-cell office:value-type="string">
                <text:p>19:17:21</text:p>
              </table:table-cell>
              <table:table-cell office:value-type="float" office:value="2.2674">
                <text:p>2.2674</text:p>
              </table:table-cell>
              <table:table-cell office:value-type="float" office:value="2.4628">
                <text:p>2.4628</text:p>
              </table:table-cell>
              <table:table-cell office:value-type="float" office:value="2.3394">
                <text:p>2.3394</text:p>
              </table:table-cell>
            </table:table-row>
            <table:table-row>
              <table:table-cell office:value-type="string">
                <text:p>19:19:02</text:p>
              </table:table-cell>
              <table:table-cell office:value-type="float" office:value="2.1819">
                <text:p>2.1819</text:p>
              </table:table-cell>
              <table:table-cell office:value-type="float" office:value="2.4176">
                <text:p>2.4176</text:p>
              </table:table-cell>
              <table:table-cell office:value-type="float" office:value="2.2833">
                <text:p>2.2833</text:p>
              </table:table-cell>
            </table:table-row>
            <table:table-row>
              <table:table-cell office:value-type="string">
                <text:p>19:20:44</text:p>
              </table:table-cell>
              <table:table-cell office:value-type="float" office:value="2.1746">
                <text:p>2.1746</text:p>
              </table:table-cell>
              <table:table-cell office:value-type="float" office:value="2.4261">
                <text:p>2.4261</text:p>
              </table:table-cell>
              <table:table-cell office:value-type="float" office:value="2.304">
                <text:p>2.304</text:p>
              </table:table-cell>
            </table:table-row>
            <table:table-row>
              <table:table-cell office:value-type="string">
                <text:p>19:22:26</text:p>
              </table:table-cell>
              <table:table-cell office:value-type="float" office:value="2.149">
                <text:p>2.149</text:p>
              </table:table-cell>
              <table:table-cell office:value-type="float" office:value="2.4103">
                <text:p>2.4103</text:p>
              </table:table-cell>
              <table:table-cell office:value-type="float" office:value="2.2796">
                <text:p>2.2796</text:p>
              </table:table-cell>
            </table:table-row>
            <table:table-row>
              <table:table-cell office:value-type="string">
                <text:p>19:24:08</text:p>
              </table:table-cell>
              <table:table-cell office:value-type="float" office:value="2.0806">
                <text:p>2.0806</text:p>
              </table:table-cell>
              <table:table-cell office:value-type="float" office:value="2.3333">
                <text:p>2.3333</text:p>
              </table:table-cell>
              <table:table-cell office:value-type="float" office:value="2.1868">
                <text:p>2.1868</text:p>
              </table:table-cell>
            </table:table-row>
            <table:table-row>
              <table:table-cell office:value-type="string">
                <text:p>19:25:50</text:p>
              </table:table-cell>
              <table:table-cell office:value-type="float" office:value="2.0415">
                <text:p>2.0415</text:p>
              </table:table-cell>
              <table:table-cell office:value-type="float" office:value="2.3175">
                <text:p>2.3175</text:p>
              </table:table-cell>
              <table:table-cell office:value-type="float" office:value="2.1575">
                <text:p>2.1575</text:p>
              </table:table-cell>
            </table:table-row>
            <table:table-row>
              <table:table-cell office:value-type="string">
                <text:p>19:27:31</text:p>
              </table:table-cell>
              <table:table-cell office:value-type="float" office:value="2.0586">
                <text:p>2.0586</text:p>
              </table:table-cell>
              <table:table-cell office:value-type="float" office:value="2.2002">
                <text:p>2.2002</text:p>
              </table:table-cell>
              <table:table-cell office:value-type="float" office:value="2.1978">
                <text:p>2.1978</text:p>
              </table:table-cell>
            </table:table-row>
            <table:table-row>
              <table:table-cell office:value-type="string">
                <text:p>19:29:13</text:p>
              </table:table-cell>
              <table:table-cell office:value-type="float" office:value="2.0427">
                <text:p>2.0427</text:p>
              </table:table-cell>
              <table:table-cell office:value-type="float" office:value="2.3419">
                <text:p>2.3419</text:p>
              </table:table-cell>
              <table:table-cell office:value-type="float" office:value="2.1673">
                <text:p>2.1673</text:p>
              </table:table-cell>
            </table:table-row>
            <table:table-row>
              <table:table-cell office:value-type="string">
                <text:p>19:30:55</text:p>
              </table:table-cell>
              <table:table-cell office:value-type="float" office:value="1.9805">
                <text:p>1.9805</text:p>
              </table:table-cell>
              <table:table-cell office:value-type="float" office:value="2.2906">
                <text:p>2.2906</text:p>
              </table:table-cell>
              <table:table-cell office:value-type="float" office:value="2.0977">
                <text:p>2.0977</text:p>
              </table:table-cell>
            </table:table-row>
            <table:table-row>
              <table:table-cell office:value-type="string">
                <text:p>19:32:36</text:p>
              </table:table-cell>
              <table:table-cell office:value-type="float" office:value="1.9475">
                <text:p>1.9475</text:p>
              </table:table-cell>
              <table:table-cell office:value-type="float" office:value="2.2747">
                <text:p>2.2747</text:p>
              </table:table-cell>
              <table:table-cell office:value-type="float" office:value="2.0904">
                <text:p>2.0904</text:p>
              </table:table-cell>
            </table:table-row>
            <table:table-row>
              <table:table-cell office:value-type="string">
                <text:p>19:34:18</text:p>
              </table:table-cell>
              <table:table-cell office:value-type="float" office:value="1.9316">
                <text:p>1.9316</text:p>
              </table:table-cell>
              <table:table-cell office:value-type="float" office:value="2.2589">
                <text:p>2.2589</text:p>
              </table:table-cell>
              <table:table-cell office:value-type="float" office:value="2.0757">
                <text:p>2.0757</text:p>
              </table:table-cell>
            </table:table-row>
            <table:table-row>
              <table:table-cell office:value-type="string">
                <text:p>19:36:00</text:p>
              </table:table-cell>
              <table:table-cell office:value-type="float" office:value="1.8889">
                <text:p>1.8889</text:p>
              </table:table-cell>
              <table:table-cell office:value-type="float" office:value="2.2173">
                <text:p>2.2173</text:p>
              </table:table-cell>
              <table:table-cell office:value-type="float" office:value="2.044">
                <text:p>2.044</text:p>
              </table:table-cell>
            </table:table-row>
            <table:table-row>
              <table:table-cell office:value-type="string">
                <text:p>19:37:41</text:p>
              </table:table-cell>
              <table:table-cell office:value-type="float" office:value="1.8425">
                <text:p>1.8425</text:p>
              </table:table-cell>
              <table:table-cell office:value-type="float" office:value="2.188">
                <text:p>2.188</text:p>
              </table:table-cell>
              <table:table-cell office:value-type="float" office:value="2.0244">
                <text:p>2.0244</text:p>
              </table:table-cell>
            </table:table-row>
            <table:table-row>
              <table:table-cell office:value-type="string">
                <text:p>19:39:23</text:p>
              </table:table-cell>
              <table:table-cell office:value-type="float" office:value="1.8022">
                <text:p>1.8022</text:p>
              </table:table-cell>
              <table:table-cell office:value-type="float" office:value="2.1709">
                <text:p>2.1709</text:p>
              </table:table-cell>
              <table:table-cell office:value-type="float" office:value="2.0049">
                <text:p>2.0049</text:p>
              </table:table-cell>
            </table:table-row>
            <table:table-row>
              <table:table-cell office:value-type="string">
                <text:p>19:41:05</text:p>
              </table:table-cell>
              <table:table-cell office:value-type="float" office:value="1.7766">
                <text:p>1.7766</text:p>
              </table:table-cell>
              <table:table-cell office:value-type="float" office:value="2.1587">
                <text:p>2.1587</text:p>
              </table:table-cell>
              <table:table-cell office:value-type="float" office:value="1.9976">
                <text:p>1.9976</text:p>
              </table:table-cell>
            </table:table-row>
            <table:table-row>
              <table:table-cell office:value-type="string">
                <text:p>19:42:46</text:p>
              </table:table-cell>
              <table:table-cell office:value-type="float" office:value="1.7497">
                <text:p>1.7497</text:p>
              </table:table-cell>
              <table:table-cell office:value-type="float" office:value="2.1648">
                <text:p>2.1648</text:p>
              </table:table-cell>
              <table:table-cell office:value-type="float" office:value="2.011">
                <text:p>2.011</text:p>
              </table:table-cell>
            </table:table-row>
            <table:table-row>
              <table:table-cell office:value-type="string">
                <text:p>19:44:28</text:p>
              </table:table-cell>
              <table:table-cell office:value-type="float" office:value="1.7827">
                <text:p>1.7827</text:p>
              </table:table-cell>
              <table:table-cell office:value-type="float" office:value="1.5665">
                <text:p>1.5665</text:p>
              </table:table-cell>
              <table:table-cell office:value-type="float" office:value="2.0342">
                <text:p>2.0342</text:p>
              </table:table-cell>
            </table:table-row>
            <table:table-row>
              <table:table-cell office:value-type="string">
                <text:p>19:46:10</text:p>
              </table:table-cell>
              <table:table-cell office:value-type="float" office:value="1.6752">
                <text:p>1.6752</text:p>
              </table:table-cell>
              <table:table-cell office:value-type="float" office:value="2.1807">
                <text:p>2.1807</text:p>
              </table:table-cell>
              <table:table-cell office:value-type="float" office:value="2.0159">
                <text:p>2.0159</text:p>
              </table:table-cell>
            </table:table-row>
            <table:table-row>
              <table:table-cell office:value-type="string">
                <text:p>19:47:51</text:p>
              </table:table-cell>
              <table:table-cell office:value-type="float" office:value="1.5238">
                <text:p>1.5238</text:p>
              </table:table-cell>
              <table:table-cell office:value-type="float" office:value="2.0916">
                <text:p>2.0916</text:p>
              </table:table-cell>
              <table:table-cell office:value-type="float" office:value="1.9158">
                <text:p>1.9158</text:p>
              </table:table-cell>
            </table:table-row>
            <table:table-row>
              <table:table-cell office:value-type="string">
                <text:p>19:49:33</text:p>
              </table:table-cell>
              <table:table-cell office:value-type="float" office:value="1.3431">
                <text:p>1.3431</text:p>
              </table:table-cell>
              <table:table-cell office:value-type="float" office:value="1.9719">
                <text:p>1.9719</text:p>
              </table:table-cell>
              <table:table-cell office:value-type="float" office:value="1.7888">
                <text:p>1.7888</text:p>
              </table:table-cell>
            </table:table-row>
            <table:table-row>
              <table:table-cell office:value-type="string">
                <text:p>19:51:15</text:p>
              </table:table-cell>
              <table:table-cell office:value-type="float" office:value="1.1954">
                <text:p>1.1954</text:p>
              </table:table-cell>
              <table:table-cell office:value-type="float" office:value="1.8608">
                <text:p>1.8608</text:p>
              </table:table-cell>
              <table:table-cell office:value-type="float" office:value="1.6667">
                <text:p>1.6667</text:p>
              </table:table-cell>
            </table:table-row>
            <table:table-row>
              <table:table-cell office:value-type="string">
                <text:p>19:52:56</text:p>
              </table:table-cell>
              <table:table-cell office:value-type="float" office:value="1.0733">
                <text:p>1.0733</text:p>
              </table:table-cell>
              <table:table-cell office:value-type="float" office:value="1.7729">
                <text:p>1.7729</text:p>
              </table:table-cell>
              <table:table-cell office:value-type="float" office:value="1.5751">
                <text:p>1.5751</text:p>
              </table:table-cell>
            </table:table-row>
            <table:table-row>
              <table:table-cell office:value-type="string">
                <text:p>19:54:38</text:p>
              </table:table-cell>
              <table:table-cell office:value-type="float" office:value="0.9621">
                <text:p>0.9621</text:p>
              </table:table-cell>
              <table:table-cell office:value-type="float" office:value="1.6886">
                <text:p>1.6886</text:p>
              </table:table-cell>
              <table:table-cell office:value-type="float" office:value="1.4945">
                <text:p>1.4945</text:p>
              </table:table-cell>
            </table:table-row>
            <table:table-row>
              <table:table-cell office:value-type="string">
                <text:p>19:56:20</text:p>
              </table:table-cell>
              <table:table-cell office:value-type="float" office:value="0.8132">
                <text:p>0.8132</text:p>
              </table:table-cell>
              <table:table-cell office:value-type="float" office:value="1.5324">
                <text:p>1.5324</text:p>
              </table:table-cell>
              <table:table-cell office:value-type="float" office:value="1.337">
                <text:p>1.337</text:p>
              </table:table-cell>
            </table:table-row>
            <table:table-row>
              <table:table-cell office:value-type="string">
                <text:p>19:58:01</text:p>
              </table:table-cell>
              <table:table-cell office:value-type="float" office:value="0.6459">
                <text:p>0.6459</text:p>
              </table:table-cell>
              <table:table-cell office:value-type="float" office:value="1.3053">
                <text:p>1.3053</text:p>
              </table:table-cell>
              <table:table-cell office:value-type="float" office:value="1.1111">
                <text:p>1.1111</text:p>
              </table:table-cell>
            </table:table-row>
            <table:table-row>
              <table:table-cell office:value-type="string">
                <text:p>19:59:43</text:p>
              </table:table-cell>
              <table:table-cell office:value-type="float" office:value="0.525">
                <text:p>0.525</text:p>
              </table:table-cell>
              <table:table-cell office:value-type="float" office:value="1.2405">
                <text:p>1.2405</text:p>
              </table:table-cell>
              <table:table-cell office:value-type="float" office:value="1.0342">
                <text:p>1.0342</text:p>
              </table:table-cell>
            </table:table-row>
            <table:table-row>
              <table:table-cell office:value-type="string">
                <text:p>20:01:24</text:p>
              </table:table-cell>
              <table:table-cell office:value-type="float" office:value="0.4383">
                <text:p>0.4383</text:p>
              </table:table-cell>
              <table:table-cell office:value-type="float" office:value="0.7985">
                <text:p>0.7985</text:p>
              </table:table-cell>
              <table:table-cell office:value-type="float" office:value="0.9304">
                <text:p>0.9304</text:p>
              </table:table-cell>
            </table:table-row>
            <table:table-row>
              <table:table-cell office:value-type="string">
                <text:p>20:03:06</text:p>
              </table:table-cell>
              <table:table-cell office:value-type="float" office:value="0.359">
                <text:p>0.359</text:p>
              </table:table-cell>
              <table:table-cell office:value-type="float" office:value="0.7924">
                <text:p>0.7924</text:p>
              </table:table-cell>
              <table:table-cell office:value-type="float" office:value="0.6801">
                <text:p>0.6801</text:p>
              </table:table-cell>
            </table:table-row>
            <table:table-row>
              <table:table-cell office:value-type="string">
                <text:p>20:04:48</text:p>
              </table:table-cell>
              <table:table-cell office:value-type="float" office:value="0.2833">
                <text:p>0.2833</text:p>
              </table:table-cell>
              <table:table-cell office:value-type="float" office:value="0.6606">
                <text:p>0.6606</text:p>
              </table:table-cell>
              <table:table-cell office:value-type="float" office:value="0.5556">
                <text:p>0.5556</text:p>
              </table:table-cell>
            </table:table-row>
            <table:table-row>
              <table:table-cell office:value-type="string">
                <text:p>20:06:29</text:p>
              </table:table-cell>
              <table:table-cell office:value-type="float" office:value="0.2137">
                <text:p>0.2137</text:p>
              </table:table-cell>
              <table:table-cell office:value-type="float" office:value="0.525">
                <text:p>0.525</text:p>
              </table:table-cell>
              <table:table-cell office:value-type="float" office:value="0.431">
                <text:p>0.431</text:p>
              </table:table-cell>
            </table:table-row>
            <table:table-row>
              <table:table-cell office:value-type="string">
                <text:p>20:08:11</text:p>
              </table:table-cell>
              <table:table-cell office:value-type="float" office:value="0.1575">
                <text:p>0.1575</text:p>
              </table:table-cell>
              <table:table-cell office:value-type="float" office:value="0.409">
                <text:p>0.409</text:p>
              </table:table-cell>
              <table:table-cell office:value-type="float" office:value="0.3321">
                <text:p>0.3321</text:p>
              </table:table-cell>
            </table:table-row>
            <table:table-row>
              <table:table-cell office:value-type="string">
                <text:p>20:09:53</text:p>
              </table:table-cell>
              <table:table-cell office:value-type="float" office:value="0.1172">
                <text:p>0.1172</text:p>
              </table:table-cell>
              <table:table-cell office:value-type="float" office:value="0.3223">
                <text:p>0.3223</text:p>
              </table:table-cell>
              <table:table-cell office:value-type="float" office:value="0.2613">
                <text:p>0.2613</text:p>
              </table:table-cell>
            </table:table-row>
            <table:table-row>
              <table:table-cell office:value-type="string">
                <text:p>20:11:34</text:p>
              </table:table-cell>
              <table:table-cell office:value-type="float" office:value="0.0867">
                <text:p>0.0867</text:p>
              </table:table-cell>
              <table:table-cell office:value-type="float" office:value="0.2613">
                <text:p>0.261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20:13:16</text:p>
              </table:table-cell>
              <table:table-cell office:value-type="float" office:value="0.0647">
                <text:p>0.0647</text:p>
              </table:table-cell>
              <table:table-cell office:value-type="float" office:value="0.2137">
                <text:p>0.2137</text:p>
              </table:table-cell>
              <table:table-cell office:value-type="float" office:value="0.1709">
                <text:p>0.1709</text:p>
              </table:table-cell>
            </table:table-row>
            <table:table-row>
              <table:table-cell office:value-type="string">
                <text:p>20:14:58</text:p>
              </table:table-cell>
              <table:table-cell office:value-type="float" office:value="0.0464">
                <text:p>0.0464</text:p>
              </table:table-cell>
              <table:table-cell office:value-type="float" office:value="0.1734">
                <text:p>0.1734</text:p>
              </table:table-cell>
              <table:table-cell office:value-type="float" office:value="0.1392">
                <text:p>0.1392</text:p>
              </table:table-cell>
            </table:table-row>
            <table:table-row>
              <table:table-cell office:value-type="string">
                <text:p>20:16:39</text:p>
              </table:table-cell>
              <table:table-cell office:value-type="float" office:value="0.033">
                <text:p>0.033</text:p>
              </table:table-cell>
              <table:table-cell office:value-type="float" office:value="0.1429">
                <text:p>0.1429</text:p>
              </table:table-cell>
              <table:table-cell office:value-type="float" office:value="0.1148">
                <text:p>0.1148</text:p>
              </table:table-cell>
            </table:table-row>
            <table:table-row>
              <table:table-cell office:value-type="string">
                <text:p>20:18:21</text:p>
              </table:table-cell>
              <table:table-cell office:value-type="float" office:value="0.0208">
                <text:p>0.0208</text:p>
              </table:table-cell>
              <table:table-cell office:value-type="float" office:value="0">
                <text:p>0</text:p>
              </table:table-cell>
              <table:table-cell office:value-type="float" office:value="0.0928">
                <text:p>0.0928</text:p>
              </table:table-cell>
            </table:table-row>
            <table:table-row>
              <table:table-cell office:value-type="string">
                <text:p>20:20:03</text:p>
              </table:table-cell>
              <table:table-cell office:value-type="float" office:value="0.0134">
                <text:p>0.0134</text:p>
              </table:table-cell>
              <table:table-cell office:value-type="float" office:value="0.0965">
                <text:p>0.0965</text:p>
              </table:table-cell>
              <table:table-cell office:value-type="float" office:value="0.0757">
                <text:p>0.0757</text:p>
              </table:table-cell>
            </table:table-row>
            <table:table-row>
              <table:table-cell office:value-type="string">
                <text:p>20:21:44</text:p>
              </table:table-cell>
              <table:table-cell office:value-type="float" office:value="0.0073">
                <text:p>0.0073</text:p>
              </table:table-cell>
              <table:table-cell office:value-type="float" office:value="0.0769">
                <text:p>0.0769</text:p>
              </table:table-cell>
              <table:table-cell office:value-type="float" office:value="0.0623">
                <text:p>0.0623</text:p>
              </table:table-cell>
            </table:table-row>
            <table:table-row>
              <table:table-cell office:value-type="string">
                <text:p>20:23:26</text:p>
              </table:table-cell>
              <table:table-cell office:value-type="float" office:value="0.0024">
                <text:p>0.0024</text:p>
              </table:table-cell>
              <table:table-cell office:value-type="float" office:value="0.0598">
                <text:p>0.0598</text:p>
              </table:table-cell>
              <table:table-cell office:value-type="float" office:value="0.0501">
                <text:p>0.05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</office:styles>
</office:document-styles>
</file>